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45.67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15.52mm"/>
    </style:style>
    <style:style style:name="co15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9.17mm"/>
    </style:style>
    <style:style style:name="co8" style:family="table-column">
      <style:table-column-properties fo:break-before="auto" style:column-width="10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18.57mm"/>
    </style:style>
    <style:style style:name="co11" style:family="table-column">
      <style:table-column-properties fo:break-before="auto" style:column-width="10.28mm"/>
    </style:style>
    <style:style style:name="co13" style:family="table-column">
      <style:table-column-properties fo:break-before="auto" style:column-width="19.69mm"/>
    </style:style>
    <style:style style:name="co17" style:family="table-column">
      <style:table-column-properties fo:break-before="auto" style:column-width="45.01mm"/>
    </style:style>
    <style:style style:name="co18" style:family="table-column">
      <style:table-column-properties fo:break-before="auto" style:column-width="14.52mm"/>
    </style:style>
    <style:style style:name="co19" style:family="table-column">
      <style:table-column-properties fo:break-before="auto" style:column-width="20.5mm"/>
    </style:style>
    <style:style style:name="co20" style:family="table-column">
      <style:table-column-properties fo:break-before="auto" style:column-width="55.63mm"/>
    </style:style>
    <style:style style:name="co21" style:family="table-column">
      <style:table-column-properties fo:break-before="auto" style:column-width="17.52mm"/>
    </style:style>
    <style:style style:name="co22" style:family="table-column">
      <style:table-column-properties fo:break-before="auto" style:column-width="9.07mm"/>
    </style:style>
    <style:style style:name="co23" style:family="table-column">
      <style:table-column-properties fo:break-before="auto" style:column-width="9.88mm"/>
    </style:style>
    <style:style style:name="co24" style:family="table-column">
      <style:table-column-properties fo:break-before="auto" style:column-width="10.71mm"/>
    </style:style>
    <style:style style:name="co25" style:family="table-column">
      <style:table-column-properties fo:break-before="auto" style:column-width="46.6mm"/>
    </style:style>
    <style:style style:name="co26" style:family="table-column">
      <style:table-column-properties fo:break-before="auto" style:column-width="14.66mm"/>
    </style:style>
    <style:style style:name="co27" style:family="table-column">
      <style:table-column-properties fo:break-before="auto" style:column-width="21.27mm"/>
    </style:style>
    <style:style style:name="co28" style:family="table-column">
      <style:table-column-properties fo:break-before="auto" style:column-width="58.4mm"/>
    </style:style>
    <style:style style:name="co29" style:family="table-column">
      <style:table-column-properties fo:break-before="auto" style:column-width="22.14mm"/>
    </style:style>
    <style:style style:name="co30" style:family="table-column">
      <style:table-column-properties fo:break-before="auto" style:column-width="9.19mm"/>
    </style:style>
    <style:style style:name="co31" style:family="table-column">
      <style:table-column-properties fo:break-before="auto" style:column-width="18.1mm"/>
    </style:style>
    <style:style style:name="co32" style:family="table-column">
      <style:table-column-properties fo:break-before="auto" style:column-width="12.35mm"/>
    </style:style>
    <style:style style:name="co33" style:family="table-column">
      <style:table-column-properties fo:break-before="auto" style:column-width="18.4mm"/>
    </style:style>
    <style:style style:name="co34" style:family="table-column">
      <style:table-column-properties fo:break-before="auto" style:column-width="10.9mm"/>
    </style:style>
    <style:style style:name="co12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44.59mm"/>
    </style:style>
    <style:style style:name="co37" style:family="table-column">
      <style:table-column-properties fo:break-before="auto" style:column-width="27.89mm"/>
    </style:style>
    <style:style style:name="co38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style:font-name="Arial" style:font-name-asian="Andale Sans UI" style:font-name-complex="Tahoma"/>
    </style:style>
    <style:style style:name="ce3" style:family="table-cell" style:parent-style-name="Default">
      <style:table-cell-properties fo:background-color="transparent"/>
      <style:text-properties style:font-name="Arial" style:font-name-asian="Andale Sans UI" style:font-name-complex="Tahoma"/>
    </style:style>
    <style:style style:name="ce4" style:family="table-cell" style:parent-style-name="Default" style:data-style-name="N99"/>
    <style:style style:name="ce5" style:family="table-cell" style:parent-style-name="Default" style:data-style-name="N99">
      <style:table-cell-properties fo:background-color="transparent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 style:data-style-name="N113"/>
    <style:style style:name="ce9" style:family="table-cell" style:parent-style-name="Default" style:data-style-name="N11">
      <style:table-cell-properties fo:background-color="#ffff00"/>
    </style:style>
    <style:style style:name="ce10" style:family="table-cell" style:parent-style-name="Default" style:data-style-name="N11"/>
    <style:style style:name="ce11" style:family="table-cell" style:parent-style-name="Default" style:data-style-name="N113">
      <style:table-cell-properties fo:background-color="transparent"/>
    </style:style>
    <style:style style:name="ce12" style:family="table-cell" style:parent-style-name="Default" style:data-style-name="N115">
      <style:table-cell-properties fo:background-color="#ffff00"/>
    </style:style>
    <style:style style:name="ce13" style:family="table-cell" style:parent-style-name="Default" style:data-style-name="N115"/>
  </office:automatic-styles>
  <office:body>
    <office:spreadsheet>
      <table:table table:name="Global" table:style-name="ta1" table:print="false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raiz VNS</text:p>
          </table:table-cell>
          <table:table-cell office:value-type="string" calcext:value-type="string">
            <text:p>se dif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100-100-10-1.dssp</text:p>
          </table:table-cell>
          <table:table-cell office:value-type="float" office:value="1011834" calcext:value-type="float">
            <text:p>10118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984723" calcext:value-type="float">
            <text:p>-4,98</text:p>
          </table:table-cell>
          <table:table-cell office:value-type="float" office:value="1802.377847" calcext:value-type="float">
            <text:p>1802,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2]" office:value-type="string" office:string-value="-4.984723" calcext:value-type="string">
            <text:p>-4.984723</text:p>
          </table:table-cell>
          <table:table-cell table:formula="of:=IF([.L2]&lt;&gt;[.G2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00-100-10-2.dssp</text:p>
          </table:table-cell>
          <table:table-cell office:value-type="float" office:value="889944" calcext:value-type="float">
            <text:p>8899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129588" calcext:value-type="float">
            <text:p>-5,13</text:p>
          </table:table-cell>
          <table:table-cell office:value-type="float" office:value="1801.54185" calcext:value-type="float">
            <text:p>1801,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3]" office:value-type="string" office:string-value="-5.129588" calcext:value-type="string">
            <text:p>-5.129588</text:p>
          </table:table-cell>
          <table:table-cell table:formula="of:=IF([.L3]&lt;&gt;[.G3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100-100-15-1.dssp</text:p>
          </table:table-cell>
          <table:table-cell office:value-type="float" office:value="708120" calcext:value-type="float">
            <text:p>70812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8.826144" calcext:value-type="float">
            <text:p>-8,83</text:p>
          </table:table-cell>
          <table:table-cell office:value-type="float" office:value="1801.531022" calcext:value-type="float">
            <text:p>1801,5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4]" office:value-type="string" office:string-value="-8.826144" calcext:value-type="string">
            <text:p>-8.826144</text:p>
          </table:table-cell>
          <table:table-cell table:formula="of:=IF([.L4]&lt;&gt;[.G4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100-100-15-2.dssp</text:p>
          </table:table-cell>
          <table:table-cell office:value-type="float" office:value="749983" calcext:value-type="float">
            <text:p>749983</text:p>
          </table:table-cell>
          <table:table-cell office:value-type="float" office:value="-1.040661" calcext:value-type="float">
            <text:p>-1,04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801.589461" calcext:value-type="float">
            <text:p>1801,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5]" office:value-type="string" office:string-value="-9.000000" calcext:value-type="string">
            <text:p>-9.000000</text:p>
          </table:table-cell>
          <table:table-cell table:formula="of:=IF([.L5]&lt;&gt;[.G5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100-100-20-1.dssp</text:p>
          </table:table-cell>
          <table:table-cell office:value-type="float" office:value="336693" calcext:value-type="float">
            <text:p>336693</text:p>
          </table:table-cell>
          <table:table-cell office:value-type="float" office:value="-2.593519" calcext:value-type="float">
            <text:p>-2,5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8" calcext:value-type="float">
            <text:p>-12,8</text:p>
          </table:table-cell>
          <table:table-cell office:value-type="float" office:value="1800.766072" calcext:value-type="float">
            <text:p>1800,7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6]" office:value-type="string" office:string-value="-12.800000" calcext:value-type="string">
            <text:p>-12.800000</text:p>
          </table:table-cell>
          <table:table-cell table:formula="of:=IF([.L6]&lt;&gt;[.G6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nd-20-100-100-20-2.dssp</text:p>
          </table:table-cell>
          <table:table-cell office:value-type="float" office:value="485390" calcext:value-type="float">
            <text:p>485390</text:p>
          </table:table-cell>
          <table:table-cell office:value-type="float" office:value="-2.232429" calcext:value-type="float">
            <text:p>-2,23</text:p>
          </table:table-cell>
          <table:table-cell office:value-type="float" office:value="1" calcext:value-type="float">
            <text:p>1</text:p>
          </table:table-cell>
          <table:table-cell office:value-type="float" office:value="-12.803089" calcext:value-type="float">
            <text:p>-12,8</text:p>
          </table:table-cell>
          <table:table-cell office:value-type="float" office:value="1801.109409" calcext:value-type="float">
            <text:p>1801,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7]" office:value-type="string" office:string-value="-12.803089" calcext:value-type="string">
            <text:p>-12.803089</text:p>
          </table:table-cell>
          <table:table-cell table:formula="of:=IF([.L7]&lt;&gt;[.G7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20-100-100-25-1.dssp</text:p>
          </table:table-cell>
          <table:table-cell office:value-type="float" office:value="306213" calcext:value-type="float">
            <text:p>306213</text:p>
          </table:table-cell>
          <table:table-cell office:value-type="float" office:value="-6.847059" calcext:value-type="float">
            <text:p>-6,8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.667" calcext:value-type="float">
            <text:p>-16,67</text:p>
          </table:table-cell>
          <table:table-cell office:value-type="float" office:value="1800.621452" calcext:value-type="float">
            <text:p>1800,6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8]" office:value-type="string" office:string-value="-16.667000" calcext:value-type="string">
            <text:p>-16.667000</text:p>
          </table:table-cell>
          <table:table-cell table:formula="of:=IF([.L8]&lt;&gt;[.G8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00-100-25-2.dssp</text:p>
          </table:table-cell>
          <table:table-cell office:value-type="float" office:value="245463" calcext:value-type="float">
            <text:p>245463</text:p>
          </table:table-cell>
          <table:table-cell office:value-type="float" office:value="-6.5625" calcext:value-type="float">
            <text:p>-6,5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.666667" calcext:value-type="float">
            <text:p>-16,67</text:p>
          </table:table-cell>
          <table:table-cell office:value-type="float" office:value="1800.593601" calcext:value-type="float">
            <text:p>1800,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9]" office:value-type="string" office:string-value="-16.666667" calcext:value-type="string">
            <text:p>-16.666667</text:p>
          </table:table-cell>
          <table:table-cell table:formula="of:=IF([.L9]&lt;&gt;[.G9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100-100-5-1.dssp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.42225" calcext:value-type="float">
            <text:p>1,4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10]" office:value-type="string" office:string-value="-2.000000" calcext:value-type="string">
            <text:p>-2.000000</text:p>
          </table:table-cell>
          <table:table-cell table:formula="of:=IF([.L10]&lt;&gt;[.G10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nd-20-100-100-5-2.dssp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644749" calcext:value-type="float">
            <text:p>0,6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11]" office:value-type="string" office:string-value="-2.000000" calcext:value-type="string">
            <text:p>-2.000000</text:p>
          </table:table-cell>
          <table:table-cell table:formula="of:=IF([.L11]&lt;&gt;[.G11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150-150-10-1.dssp</text:p>
          </table:table-cell>
          <table:table-cell office:value-type="float" office:value="571423" calcext:value-type="float">
            <text:p>5714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95696" calcext:value-type="float">
            <text:p>-4,96</text:p>
          </table:table-cell>
          <table:table-cell office:value-type="float" office:value="1801.502933" calcext:value-type="float">
            <text:p>1801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12]" office:value-type="string" office:string-value="-4.956960" calcext:value-type="string">
            <text:p>-4.956960</text:p>
          </table:table-cell>
          <table:table-cell table:formula="of:=IF([.L12]&lt;&gt;[.G12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150-150-10-2.dssp</text:p>
          </table:table-cell>
          <table:table-cell office:value-type="float" office:value="431469" calcext:value-type="float">
            <text:p>4314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084327" calcext:value-type="float">
            <text:p>-5,08</text:p>
          </table:table-cell>
          <table:table-cell office:value-type="float" office:value="1800.87873" calcext:value-type="float">
            <text:p>1800,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13]" office:value-type="string" office:string-value="-5.084327" calcext:value-type="string">
            <text:p>-5.084327</text:p>
          </table:table-cell>
          <table:table-cell table:formula="of:=IF([.L13]&lt;&gt;[.G13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150-150-15-1.dssp</text:p>
          </table:table-cell>
          <table:table-cell office:value-type="float" office:value="340897" calcext:value-type="float">
            <text:p>340897</text:p>
          </table:table-cell>
          <table:table-cell office:value-type="float" office:value="-1.406993" calcext:value-type="float">
            <text:p>-1,41</text:p>
          </table:table-cell>
          <table:table-cell office:value-type="float" office:value="2" calcext:value-type="float">
            <text:p>2</text:p>
          </table:table-cell>
          <table:table-cell office:value-type="float" office:value="-8.791712" calcext:value-type="float">
            <text:p>-8,79</text:p>
          </table:table-cell>
          <table:table-cell office:value-type="float" office:value="1800.684146" calcext:value-type="float">
            <text:p>1800,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14]" office:value-type="string" office:string-value="-8.791712" calcext:value-type="string">
            <text:p>-8.791712</text:p>
          </table:table-cell>
          <table:table-cell table:formula="of:=IF([.L14]&lt;&gt;[.G14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150-150-15-2.dssp</text:p>
          </table:table-cell>
          <table:table-cell office:value-type="float" office:value="365843" calcext:value-type="float">
            <text:p>365843</text:p>
          </table:table-cell>
          <table:table-cell office:value-type="float" office:value="-1.326376" calcext:value-type="float">
            <text:p>-1,33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800.679912" calcext:value-type="float">
            <text:p>1800,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15]" office:value-type="string" office:string-value="-9.000000" calcext:value-type="string">
            <text:p>-9.000000</text:p>
          </table:table-cell>
          <table:table-cell table:formula="of:=IF([.L15]&lt;&gt;[.G15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150-150-20-1.dssp</text:p>
          </table:table-cell>
          <table:table-cell office:value-type="float" office:value="411741" calcext:value-type="float">
            <text:p>411741</text:p>
          </table:table-cell>
          <table:table-cell office:value-type="float" office:value="-2.471436" calcext:value-type="float">
            <text:p>-2,47</text:p>
          </table:table-cell>
          <table:table-cell office:value-type="float" office:value="2" calcext:value-type="float">
            <text:p>2</text:p>
          </table:table-cell>
          <table:table-cell office:value-type="float" office:value="-12.8" calcext:value-type="float">
            <text:p>-12,8</text:p>
          </table:table-cell>
          <table:table-cell office:value-type="float" office:value="1800.893081" calcext:value-type="float">
            <text:p>1800,8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16]" office:value-type="string" office:string-value="-12.800000" calcext:value-type="string">
            <text:p>-12.800000</text:p>
          </table:table-cell>
          <table:table-cell table:formula="of:=IF([.L16]&lt;&gt;[.G16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150-150-20-2.dssp</text:p>
          </table:table-cell>
          <table:table-cell office:value-type="float" office:value="331109" calcext:value-type="float">
            <text:p>331109</text:p>
          </table:table-cell>
          <table:table-cell office:value-type="float" office:value="-2.077469" calcext:value-type="float">
            <text:p>-2,08</text:p>
          </table:table-cell>
          <table:table-cell office:value-type="float" office:value="3" calcext:value-type="float">
            <text:p>3</text:p>
          </table:table-cell>
          <table:table-cell office:value-type="float" office:value="-12.8" calcext:value-type="float">
            <text:p>-12,8</text:p>
          </table:table-cell>
          <table:table-cell office:value-type="float" office:value="1800.727104" calcext:value-type="float">
            <text:p>1800,7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17]" office:value-type="string" office:string-value="-12.800000" calcext:value-type="string">
            <text:p>-12.800000</text:p>
          </table:table-cell>
          <table:table-cell table:formula="of:=IF([.L17]&lt;&gt;[.G17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50-150-25-1.dssp</text:p>
          </table:table-cell>
          <table:table-cell office:value-type="float" office:value="145275" calcext:value-type="float">
            <text:p>145275</text:p>
          </table:table-cell>
          <table:table-cell office:value-type="float" office:value="-6.810534" calcext:value-type="float">
            <text:p>-6,8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.666667" calcext:value-type="float">
            <text:p>-16,67</text:p>
          </table:table-cell>
          <table:table-cell office:value-type="float" office:value="1800.477537" calcext:value-type="float">
            <text:p>1800,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18]" office:value-type="string" office:string-value="-16.666667" calcext:value-type="string">
            <text:p>-16.666667</text:p>
          </table:table-cell>
          <table:table-cell table:formula="of:=IF([.L18]&lt;&gt;[.G18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50-150-25-2.dssp</text:p>
          </table:table-cell>
          <table:table-cell office:value-type="float" office:value="258631" calcext:value-type="float">
            <text:p>258631</text:p>
          </table:table-cell>
          <table:table-cell office:value-type="float" office:value="-5.337662" calcext:value-type="float">
            <text:p>-5,3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.666667" calcext:value-type="float">
            <text:p>-16,67</text:p>
          </table:table-cell>
          <table:table-cell office:value-type="float" office:value="1800.619126" calcext:value-type="float">
            <text:p>1800,6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19]" office:value-type="string" office:string-value="-16.666667" calcext:value-type="string">
            <text:p>-16.666667</text:p>
          </table:table-cell>
          <table:table-cell table:formula="of:=IF([.L19]&lt;&gt;[.G19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150-150-5-1.dssp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.46307" calcext:value-type="float">
            <text:p>1,4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20]" office:value-type="string" office:string-value="-2.000000" calcext:value-type="string">
            <text:p>-2.000000</text:p>
          </table:table-cell>
          <table:table-cell table:formula="of:=IF([.L20]&lt;&gt;[.G20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150-150-5-2.dssp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833815" calcext:value-type="float">
            <text:p>0,8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21]" office:value-type="string" office:string-value="-2.000000" calcext:value-type="string">
            <text:p>-2.000000</text:p>
          </table:table-cell>
          <table:table-cell table:formula="of:=IF([.L21]&lt;&gt;[.G21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200-200-10-1.dssp</text:p>
          </table:table-cell>
          <table:table-cell office:value-type="float" office:value="356944" calcext:value-type="float">
            <text:p>3569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894817" calcext:value-type="float">
            <text:p>-4,89</text:p>
          </table:table-cell>
          <table:table-cell office:value-type="float" office:value="1800.837823" calcext:value-type="float">
            <text:p>1800,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22]" office:value-type="string" office:string-value="-4.894817" calcext:value-type="string">
            <text:p>-4.894817</text:p>
          </table:table-cell>
          <table:table-cell table:formula="of:=IF([.L22]&lt;&gt;[.G22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200-200-10-2.dssp</text:p>
          </table:table-cell>
          <table:table-cell office:value-type="float" office:value="181590" calcext:value-type="float">
            <text:p>1815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080351" calcext:value-type="float">
            <text:p>-5,08</text:p>
          </table:table-cell>
          <table:table-cell office:value-type="float" office:value="753.807657" calcext:value-type="float">
            <text:p>753,8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23]" office:value-type="string" office:string-value="-5.080351" calcext:value-type="string">
            <text:p>-5.080351</text:p>
          </table:table-cell>
          <table:table-cell table:formula="of:=IF([.L23]&lt;&gt;[.G23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200-200-15-1.dssp</text:p>
          </table:table-cell>
          <table:table-cell office:value-type="float" office:value="551570" calcext:value-type="float">
            <text:p>55157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1801.218384" calcext:value-type="float">
            <text:p>1801,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24]" office:value-type="string" office:string-value="-9.000000" calcext:value-type="string">
            <text:p>-9.000000</text:p>
          </table:table-cell>
          <table:table-cell table:formula="of:=IF([.L24]&lt;&gt;[.G24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200-200-15-2.dssp</text:p>
          </table:table-cell>
          <table:table-cell office:value-type="float" office:value="415692" calcext:value-type="float">
            <text:p>415692</text:p>
          </table:table-cell>
          <table:table-cell office:value-type="float" office:value="-1.478777" calcext:value-type="float">
            <text:p>-1,48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800.890755" calcext:value-type="float">
            <text:p>1800,8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25]" office:value-type="string" office:string-value="-9.000000" calcext:value-type="string">
            <text:p>-9.000000</text:p>
          </table:table-cell>
          <table:table-cell table:formula="of:=IF([.L25]&lt;&gt;[.G25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200-200-20-1.dssp</text:p>
          </table:table-cell>
          <table:table-cell office:value-type="float" office:value="134759" calcext:value-type="float">
            <text:p>134759</text:p>
          </table:table-cell>
          <table:table-cell office:value-type="float" office:value="-3.766636" calcext:value-type="float">
            <text:p>-3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8" calcext:value-type="float">
            <text:p>-12,8</text:p>
          </table:table-cell>
          <table:table-cell office:value-type="float" office:value="1800.390374" calcext:value-type="float">
            <text:p>1800,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26]" office:value-type="string" office:string-value="-12.800000" calcext:value-type="string">
            <text:p>-12.800000</text:p>
          </table:table-cell>
          <table:table-cell table:formula="of:=IF([.L26]&lt;&gt;[.G26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200-200-20-2.dssp</text:p>
          </table:table-cell>
          <table:table-cell office:value-type="float" office:value="293225" calcext:value-type="float">
            <text:p>293225</text:p>
          </table:table-cell>
          <table:table-cell office:value-type="float" office:value="-2.648571" calcext:value-type="float">
            <text:p>-2,6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8" calcext:value-type="float">
            <text:p>-12,8</text:p>
          </table:table-cell>
          <table:table-cell office:value-type="float" office:value="1800.757748" calcext:value-type="float">
            <text:p>1800,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27]" office:value-type="string" office:string-value="-12.800000" calcext:value-type="string">
            <text:p>-12.800000</text:p>
          </table:table-cell>
          <table:table-cell table:formula="of:=IF([.L27]&lt;&gt;[.G27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00-200-25-1.dssp</text:p>
          </table:table-cell>
          <table:table-cell office:value-type="float" office:value="89982" calcext:value-type="float">
            <text:p>89982</text:p>
          </table:table-cell>
          <table:table-cell office:value-type="float" office:value="-6.731527" calcext:value-type="float">
            <text:p>-6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.666667" calcext:value-type="float">
            <text:p>-16,67</text:p>
          </table:table-cell>
          <table:table-cell office:value-type="float" office:value="1800.352424" calcext:value-type="float">
            <text:p>1800,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28]" office:value-type="string" office:string-value="-16.666667" calcext:value-type="string">
            <text:p>-16.666667</text:p>
          </table:table-cell>
          <table:table-cell table:formula="of:=IF([.L28]&lt;&gt;[.G28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00-200-25-2.dssp</text:p>
          </table:table-cell>
          <table:table-cell office:value-type="float" office:value="110882" calcext:value-type="float">
            <text:p>110882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-16.666667" calcext:value-type="float">
            <text:p>-16,67</text:p>
          </table:table-cell>
          <table:table-cell office:value-type="float" office:value="1800.349011" calcext:value-type="float">
            <text:p>1800,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29]" office:value-type="string" office:string-value="-16.666667" calcext:value-type="string">
            <text:p>-16.666667</text:p>
          </table:table-cell>
          <table:table-cell table:formula="of:=IF([.L29]&lt;&gt;[.G29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200-200-5-1.dssp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.744525" calcext:value-type="float">
            <text:p>1,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30]" office:value-type="string" office:string-value="-2.000000" calcext:value-type="string">
            <text:p>-2.000000</text:p>
          </table:table-cell>
          <table:table-cell table:formula="of:=IF([.L30]&lt;&gt;[.G30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200-200-5-2.dssp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.362629" calcext:value-type="float">
            <text:p>1,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31]" office:value-type="string" office:string-value="-2.000000" calcext:value-type="string">
            <text:p>-2.000000</text:p>
          </table:table-cell>
          <table:table-cell table:formula="of:=IF([.L31]&lt;&gt;[.G31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250-250-10-1.dssp</text:p>
          </table:table-cell>
          <table:table-cell office:value-type="float" office:value="212374" calcext:value-type="float">
            <text:p>212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885415" calcext:value-type="float">
            <text:p>-4,89</text:p>
          </table:table-cell>
          <table:table-cell office:value-type="float" office:value="1800.469449" calcext:value-type="float">
            <text:p>1800,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32]" office:value-type="string" office:string-value="-4.885415" calcext:value-type="string">
            <text:p>-4.885415</text:p>
          </table:table-cell>
          <table:table-cell table:formula="of:=IF([.L32]&lt;&gt;[.G32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250-250-10-2.dssp</text:p>
          </table:table-cell>
          <table:table-cell office:value-type="float" office:value="160400" calcext:value-type="float">
            <text:p>160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075954" calcext:value-type="float">
            <text:p>-5,08</text:p>
          </table:table-cell>
          <table:table-cell office:value-type="float" office:value="1800.365303" calcext:value-type="float">
            <text:p>1800,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33]" office:value-type="string" office:string-value="-5.075954" calcext:value-type="string">
            <text:p>-5.075954</text:p>
          </table:table-cell>
          <table:table-cell table:formula="of:=IF([.L33]&lt;&gt;[.G33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250-250-15-1.dssp</text:p>
          </table:table-cell>
          <table:table-cell office:value-type="float" office:value="354845" calcext:value-type="float">
            <text:p>354845</text:p>
          </table:table-cell>
          <table:table-cell office:value-type="float" office:value="-1.152854" calcext:value-type="float">
            <text:p>-1,15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1800.819827" calcext:value-type="float">
            <text:p>1800,8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34]" office:value-type="string" office:string-value="-9.000000" calcext:value-type="string">
            <text:p>-9.000000</text:p>
          </table:table-cell>
          <table:table-cell table:formula="of:=IF([.L34]&lt;&gt;[.G34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250-250-15-2.dssp</text:p>
          </table:table-cell>
          <table:table-cell office:value-type="float" office:value="305999" calcext:value-type="float">
            <text:p>30599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1800.647329" calcext:value-type="float">
            <text:p>1800,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35]" office:value-type="string" office:string-value="-9.000000" calcext:value-type="string">
            <text:p>-9.000000</text:p>
          </table:table-cell>
          <table:table-cell table:formula="of:=IF([.L35]&lt;&gt;[.G35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250-250-20-1.dssp</text:p>
          </table:table-cell>
          <table:table-cell office:value-type="float" office:value="150446" calcext:value-type="float">
            <text:p>150446</text:p>
          </table:table-cell>
          <table:table-cell office:value-type="float" office:value="-3.333333" calcext:value-type="float">
            <text:p>-3,33</text:p>
          </table:table-cell>
          <table:table-cell office:value-type="float" office:value="3" calcext:value-type="float">
            <text:p>3</text:p>
          </table:table-cell>
          <table:table-cell office:value-type="float" office:value="-12.8" calcext:value-type="float">
            <text:p>-12,8</text:p>
          </table:table-cell>
          <table:table-cell office:value-type="float" office:value="1800.477393" calcext:value-type="float">
            <text:p>1800,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36]" office:value-type="string" office:string-value="-12.800000" calcext:value-type="string">
            <text:p>-12.800000</text:p>
          </table:table-cell>
          <table:table-cell table:formula="of:=IF([.L36]&lt;&gt;[.G36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250-250-20-2.dssp</text:p>
          </table:table-cell>
          <table:table-cell office:value-type="float" office:value="180878" calcext:value-type="float">
            <text:p>18087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-12.8" calcext:value-type="float">
            <text:p>-12,8</text:p>
          </table:table-cell>
          <table:table-cell office:value-type="float" office:value="1800.508608" calcext:value-type="float">
            <text:p>1800,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37]" office:value-type="string" office:string-value="-12.800000" calcext:value-type="string">
            <text:p>-12.800000</text:p>
          </table:table-cell>
          <table:table-cell table:formula="of:=IF([.L37]&lt;&gt;[.G37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50-250-25-1.dssp</text:p>
          </table:table-cell>
          <table:table-cell office:value-type="float" office:value="78138" calcext:value-type="float">
            <text:p>78138</text:p>
          </table:table-cell>
          <table:table-cell office:value-type="float" office:value="-7.414894" calcext:value-type="float">
            <text:p>-7,4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.666667" calcext:value-type="float">
            <text:p>-16,67</text:p>
          </table:table-cell>
          <table:table-cell office:value-type="float" office:value="1800.303734" calcext:value-type="float">
            <text:p>1800,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38]" office:value-type="string" office:string-value="-16.666667" calcext:value-type="string">
            <text:p>-16.666667</text:p>
          </table:table-cell>
          <table:table-cell table:formula="of:=IF([.L38]&lt;&gt;[.G38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50-250-25-2.dssp</text:p>
          </table:table-cell>
          <table:table-cell office:value-type="float" office:value="91672" calcext:value-type="float">
            <text:p>91672</text:p>
          </table:table-cell>
          <table:table-cell office:value-type="float" office:value="-5.833333" calcext:value-type="float">
            <text:p>-5,8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.666667" calcext:value-type="float">
            <text:p>-16,67</text:p>
          </table:table-cell>
          <table:table-cell office:value-type="float" office:value="1800.263261" calcext:value-type="float">
            <text:p>1800,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39]" office:value-type="string" office:string-value="-16.666667" calcext:value-type="string">
            <text:p>-16.666667</text:p>
          </table:table-cell>
          <table:table-cell table:formula="of:=IF([.L39]&lt;&gt;[.G39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250-250-5-1.dssp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3.24945" calcext:value-type="float">
            <text:p>3,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40]" office:value-type="string" office:string-value="-2.000000" calcext:value-type="string">
            <text:p>-2.000000</text:p>
          </table:table-cell>
          <table:table-cell table:formula="of:=IF([.L40]&lt;&gt;[.G40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250-2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.289514" calcext:value-type="float">
            <text:p>2,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41]" office:value-type="string" office:string-value="-2.000000" calcext:value-type="string">
            <text:p>-2.000000</text:p>
          </table:table-cell>
          <table:table-cell table:formula="of:=IF([.L41]&lt;&gt;[.G41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and-20-50-50-10-1.dssp</text:p>
          </table:table-cell>
          <table:table-cell office:value-type="float" office:value="1603608" calcext:value-type="float">
            <text:p>16036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043097" calcext:value-type="float">
            <text:p>-5,04</text:p>
          </table:table-cell>
          <table:table-cell office:value-type="float" office:value="1802.825137" calcext:value-type="float">
            <text:p>1802,8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42]" office:value-type="string" office:string-value="-5.043097" calcext:value-type="string">
            <text:p>-5.043097</text:p>
          </table:table-cell>
          <table:table-cell table:formula="of:=IF([.L42]&lt;&gt;[.G42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and-20-50-50-10-2.dssp</text:p>
          </table:table-cell>
          <table:table-cell office:value-type="float" office:value="4129" calcext:value-type="float">
            <text:p>4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178234" calcext:value-type="float">
            <text:p>-5,18</text:p>
          </table:table-cell>
          <table:table-cell office:value-type="float" office:value="2.513573" calcext:value-type="float">
            <text:p>2,5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43]" office:value-type="string" office:string-value="-5.178234" calcext:value-type="string">
            <text:p>-5.178234</text:p>
          </table:table-cell>
          <table:table-cell table:formula="of:=IF([.L43]&lt;&gt;[.G43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and-20-50-50-15-1.dssp</text:p>
          </table:table-cell>
          <table:table-cell office:value-type="float" office:value="1584650" calcext:value-type="float">
            <text:p>15846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8.914128" calcext:value-type="float">
            <text:p>-8,91</text:p>
          </table:table-cell>
          <table:table-cell office:value-type="float" office:value="1803.196812" calcext:value-type="float">
            <text:p>1803,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44]" office:value-type="string" office:string-value="-8.914128" calcext:value-type="string">
            <text:p>-8.914128</text:p>
          </table:table-cell>
          <table:table-cell table:formula="of:=IF([.L44]&lt;&gt;[.G44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and-20-50-50-15-2.dssp</text:p>
          </table:table-cell>
          <table:table-cell office:value-type="float" office:value="2148723" calcext:value-type="float">
            <text:p>21487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8.973255" calcext:value-type="float">
            <text:p>-8,97</text:p>
          </table:table-cell>
          <table:table-cell office:value-type="float" office:value="1803.966969" calcext:value-type="float">
            <text:p>1803,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45]" office:value-type="string" office:string-value="-8.973255" calcext:value-type="string">
            <text:p>-8.973255</text:p>
          </table:table-cell>
          <table:table-cell table:formula="of:=IF([.L45]&lt;&gt;[.G45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and-20-50-50-20-1.dssp</text:p>
          </table:table-cell>
          <table:table-cell office:value-type="float" office:value="1257363" calcext:value-type="float">
            <text:p>125736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2.826577" calcext:value-type="float">
            <text:p>-12,83</text:p>
          </table:table-cell>
          <table:table-cell office:value-type="float" office:value="1802.451143" calcext:value-type="float">
            <text:p>1802,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46]" office:value-type="string" office:string-value="-12.826577" calcext:value-type="string">
            <text:p>-12.826577</text:p>
          </table:table-cell>
          <table:table-cell table:formula="of:=IF([.L46]&lt;&gt;[.G46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and-20-50-50-20-2.dssp</text:p>
          </table:table-cell>
          <table:table-cell office:value-type="float" office:value="1385630" calcext:value-type="float">
            <text:p>1385630</text:p>
          </table:table-cell>
          <table:table-cell office:value-type="float" office:value="-1.666667" calcext:value-type="float">
            <text:p>-1,67</text:p>
          </table:table-cell>
          <table:table-cell office:value-type="float" office:value="1" calcext:value-type="float">
            <text:p>1</text:p>
          </table:table-cell>
          <table:table-cell office:value-type="float" office:value="-12.885819" calcext:value-type="float">
            <text:p>-12,89</text:p>
          </table:table-cell>
          <table:table-cell office:value-type="float" office:value="1802.478" calcext:value-type="float">
            <text:p>1802,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47]" office:value-type="string" office:string-value="-12.885819" calcext:value-type="string">
            <text:p>-12.885819</text:p>
          </table:table-cell>
          <table:table-cell table:formula="of:=IF([.L47]&lt;&gt;[.G47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and-20-50-50-25-1.dssp</text:p>
          </table:table-cell>
          <table:table-cell office:value-type="float" office:value="409180" calcext:value-type="float">
            <text:p>409180</text:p>
          </table:table-cell>
          <table:table-cell office:value-type="float" office:value="-5.70144" calcext:value-type="float">
            <text:p>-5,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.771803" calcext:value-type="float">
            <text:p>-16,77</text:p>
          </table:table-cell>
          <table:table-cell office:value-type="float" office:value="1800.848564" calcext:value-type="float">
            <text:p>1800,8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48]" office:value-type="string" office:string-value="-16.771803" calcext:value-type="string">
            <text:p>-16.771803</text:p>
          </table:table-cell>
          <table:table-cell table:formula="of:=IF([.L48]&lt;&gt;[.G48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rand-20-50-50-25-2.dssp</text:p>
          </table:table-cell>
          <table:table-cell office:value-type="float" office:value="652922" calcext:value-type="float">
            <text:p>652922</text:p>
          </table:table-cell>
          <table:table-cell office:value-type="float" office:value="-3.811245" calcext:value-type="float">
            <text:p>-3,8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.7574" calcext:value-type="float">
            <text:p>-16,76</text:p>
          </table:table-cell>
          <table:table-cell office:value-type="float" office:value="1801.487981" calcext:value-type="float">
            <text:p>1801,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49]" office:value-type="string" office:string-value="-16.757400" calcext:value-type="string">
            <text:p>-16.757400</text:p>
          </table:table-cell>
          <table:table-cell table:formula="of:=IF([.L49]&lt;&gt;[.G49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50-50-5-1.dssp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404682" calcext:value-type="float">
            <text:p>0,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50]" office:value-type="string" office:string-value="-2.000000" calcext:value-type="string">
            <text:p>-2.000000</text:p>
          </table:table-cell>
          <table:table-cell table:formula="of:=IF([.L50]&lt;&gt;[.G50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and-20-50-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076763" calcext:value-type="float">
            <text:p>0,0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51]" office:value-type="string" office:string-value="-2.000000" calcext:value-type="string">
            <text:p>-2.000000</text:p>
          </table:table-cell>
          <table:table-cell table:formula="of:=IF([.L51]&lt;&gt;[.G51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4-100-100-10-1.dssp</text:p>
          </table:table-cell>
          <table:table-cell office:value-type="float" office:value="1807047" calcext:value-type="float">
            <text:p>18070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1802.936764" calcext:value-type="float">
            <text:p>1802,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52]" office:value-type="string" office:string-value="-5.000000" calcext:value-type="string">
            <text:p>-5.000000</text:p>
          </table:table-cell>
          <table:table-cell table:formula="of:=IF([.L52]&lt;&gt;[.G52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4-100-100-10-2.dssp</text:p>
          </table:table-cell>
          <table:table-cell office:value-type="float" office:value="70547" calcext:value-type="float">
            <text:p>705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5.029083" calcext:value-type="float">
            <text:p>-5,03</text:p>
          </table:table-cell>
          <table:table-cell office:value-type="float" office:value="67.125097" calcext:value-type="float">
            <text:p>67,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53]" office:value-type="string" office:string-value="-5.029083" calcext:value-type="string">
            <text:p>-5.029083</text:p>
          </table:table-cell>
          <table:table-cell table:formula="of:=IF([.L53]&lt;&gt;[.G53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100-100-15-1.dssp</text:p>
          </table:table-cell>
          <table:table-cell office:value-type="float" office:value="1972804" calcext:value-type="float">
            <text:p>1972804</text:p>
          </table:table-cell>
          <table:table-cell office:value-type="float" office:value="-0.016207" calcext:value-type="float">
            <text:p>-0,02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1803.297306" calcext:value-type="float">
            <text:p>1803,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54]" office:value-type="string" office:string-value="-9.000000" calcext:value-type="string">
            <text:p>-9.000000</text:p>
          </table:table-cell>
          <table:table-cell table:formula="of:=IF([.L54]&lt;&gt;[.G54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100-100-15-2.dssp</text:p>
          </table:table-cell>
          <table:table-cell office:value-type="float" office:value="1181799" calcext:value-type="float">
            <text:p>1181799</text:p>
          </table:table-cell>
          <table:table-cell office:value-type="float" office:value="0.362448" calcext:value-type="float">
            <text:p>0,36</text:p>
          </table:table-cell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float" office:value="1802.264306" calcext:value-type="float">
            <text:p>1802,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55]" office:value-type="string" office:string-value="-9.000000" calcext:value-type="string">
            <text:p>-9.000000</text:p>
          </table:table-cell>
          <table:table-cell table:formula="of:=IF([.L55]&lt;&gt;[.G55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and-4-100-100-20-1.dssp</text:p>
          </table:table-cell>
          <table:table-cell office:value-type="float" office:value="1043628" calcext:value-type="float">
            <text:p>1043628</text:p>
          </table:table-cell>
          <table:table-cell office:value-type="float" office:value="-1.42132" calcext:value-type="float">
            <text:p>-1,42</text:p>
          </table:table-cell>
          <table:table-cell office:value-type="float" office:value="7" calcext:value-type="float">
            <text:p>7</text:p>
          </table:table-cell>
          <table:table-cell office:value-type="float" office:value="-12" calcext:value-type="float">
            <text:p>-12</text:p>
          </table:table-cell>
          <table:table-cell office:value-type="float" office:value="1802.227434" calcext:value-type="float">
            <text:p>1802,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56]" office:value-type="string" office:string-value="-12.000000" calcext:value-type="string">
            <text:p>-12.000000</text:p>
          </table:table-cell>
          <table:table-cell table:formula="of:=IF([.L56]&lt;&gt;[.G56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100-100-20-2.dssp</text:p>
          </table:table-cell>
          <table:table-cell office:value-type="float" office:value="776921" calcext:value-type="float">
            <text:p>776921</text:p>
          </table:table-cell>
          <table:table-cell office:value-type="float" office:value="-1" calcext:value-type="float">
            <text:p>-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056589" calcext:value-type="float">
            <text:p>-12,06</text:p>
          </table:table-cell>
          <table:table-cell office:value-type="float" office:value="1801.666162" calcext:value-type="float">
            <text:p>1801,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57]" office:value-type="string" office:string-value="-12.056589" calcext:value-type="string">
            <text:p>-12.056589</text:p>
          </table:table-cell>
          <table:table-cell table:formula="of:=IF([.L57]&lt;&gt;[.G57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and-4-100-100-25-1.dssp</text:p>
          </table:table-cell>
          <table:table-cell office:value-type="float" office:value="625640" calcext:value-type="float">
            <text:p>625640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  <table:table-cell office:value-type="float" office:value="1801.246341" calcext:value-type="float">
            <text:p>1801,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58]" office:value-type="string" office:string-value="-15.000000" calcext:value-type="string">
            <text:p>-15.000000</text:p>
          </table:table-cell>
          <table:table-cell table:formula="of:=IF([.L58]&lt;&gt;[.G58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and-4-100-100-25-2.dssp</text:p>
          </table:table-cell>
          <table:table-cell office:value-type="float" office:value="523228" calcext:value-type="float">
            <text:p>523228</text:p>
          </table:table-cell>
          <table:table-cell office:value-type="float" office:value="-3.5" calcext:value-type="float">
            <text:p>-3,5</text:p>
          </table:table-cell>
          <table:table-cell office:value-type="float" office:value="8" calcext:value-type="float">
            <text:p>8</text:p>
          </table:table-cell>
          <table:table-cell office:value-type="float" office:value="-15.179782" calcext:value-type="float">
            <text:p>-15,18</text:p>
          </table:table-cell>
          <table:table-cell office:value-type="float" office:value="1801.115168" calcext:value-type="float">
            <text:p>1801,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59]" office:value-type="string" office:string-value="-15.179782" calcext:value-type="string">
            <text:p>-15.179782</text:p>
          </table:table-cell>
          <table:table-cell table:formula="of:=IF([.L59]&lt;&gt;[.G59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100-100-5-1.dssp</text:p>
          </table:table-cell>
          <table:table-cell office:value-type="float" office:value="2937" calcext:value-type="float">
            <text:p>29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.883882" calcext:value-type="float">
            <text:p>1,8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60]" office:value-type="string" office:string-value="-2.000000" calcext:value-type="string">
            <text:p>-2.000000</text:p>
          </table:table-cell>
          <table:table-cell table:formula="of:=IF([.L60]&lt;&gt;[.G60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100-100-5-2.dssp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754341" calcext:value-type="float">
            <text:p>0,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61]" office:value-type="string" office:string-value="-2.000000" calcext:value-type="string">
            <text:p>-2.000000</text:p>
          </table:table-cell>
          <table:table-cell table:formula="of:=IF([.L61]&lt;&gt;[.G61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4-150-150-10-1.dssp</text:p>
          </table:table-cell>
          <table:table-cell office:value-type="float" office:value="888840" calcext:value-type="float">
            <text:p>8888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805.412894" calcext:value-type="float">
            <text:p>805,4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62]" office:value-type="string" office:string-value="-5.333333" calcext:value-type="string">
            <text:p>-5.333333</text:p>
          </table:table-cell>
          <table:table-cell table:formula="of:=IF([.L62]&lt;&gt;[.G62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4-150-150-10-2.dssp</text:p>
          </table:table-cell>
          <table:table-cell office:value-type="float" office:value="476018" calcext:value-type="float">
            <text:p>4760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452.865531" calcext:value-type="float">
            <text:p>452,8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63]" office:value-type="string" office:string-value="-5.333333" calcext:value-type="string">
            <text:p>-5.333333</text:p>
          </table:table-cell>
          <table:table-cell table:formula="of:=IF([.L63]&lt;&gt;[.G63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150-150-15-1.dssp</text:p>
          </table:table-cell>
          <table:table-cell office:value-type="float" office:value="776856" calcext:value-type="float">
            <text:p>7768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1801.649772" calcext:value-type="float">
            <text:p>1801,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64]" office:value-type="string" office:string-value="-9.000000" calcext:value-type="string">
            <text:p>-9.000000</text:p>
          </table:table-cell>
          <table:table-cell table:formula="of:=IF([.L64]&lt;&gt;[.G64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150-150-15-2.dssp</text:p>
          </table:table-cell>
          <table:table-cell office:value-type="float" office:value="550724" calcext:value-type="float">
            <text:p>5507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1801.203882" calcext:value-type="float">
            <text:p>1801,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65]" office:value-type="string" office:string-value="-9.000000" calcext:value-type="string">
            <text:p>-9.000000</text:p>
          </table:table-cell>
          <table:table-cell table:formula="of:=IF([.L65]&lt;&gt;[.G65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nd-4-150-150-20-1.dssp</text:p>
          </table:table-cell>
          <table:table-cell office:value-type="float" office:value="474463" calcext:value-type="float">
            <text:p>474463</text:p>
          </table:table-cell>
          <table:table-cell office:value-type="float" office:value="-1.441929" calcext:value-type="float">
            <text:p>-1,4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" calcext:value-type="float">
            <text:p>-12</text:p>
          </table:table-cell>
          <table:table-cell office:value-type="float" office:value="1800.968806" calcext:value-type="float">
            <text:p>1800,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66]" office:value-type="string" office:string-value="-12.000000" calcext:value-type="string">
            <text:p>-12.000000</text:p>
          </table:table-cell>
          <table:table-cell table:formula="of:=IF([.L66]&lt;&gt;[.G66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nd-4-150-150-20-2.dssp</text:p>
          </table:table-cell>
          <table:table-cell office:value-type="float" office:value="758065" calcext:value-type="float">
            <text:p>758065</text:p>
          </table:table-cell>
          <table:table-cell office:value-type="float" office:value="-1.134688" calcext:value-type="float">
            <text:p>-1,13</text:p>
          </table:table-cell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  <table:table-cell office:value-type="float" office:value="1801.626522" calcext:value-type="float">
            <text:p>1801,6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67]" office:value-type="string" office:string-value="-12.000000" calcext:value-type="string">
            <text:p>-12.000000</text:p>
          </table:table-cell>
          <table:table-cell table:formula="of:=IF([.L67]&lt;&gt;[.G67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and-4-150-150-25-1.dssp</text:p>
          </table:table-cell>
          <table:table-cell office:value-type="float" office:value="371767" calcext:value-type="float">
            <text:p>371767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office:value-type="float" office:value="1800.878645" calcext:value-type="float">
            <text:p>1800,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68]" office:value-type="string" office:string-value="-15.000000" calcext:value-type="string">
            <text:p>-15.000000</text:p>
          </table:table-cell>
          <table:table-cell table:formula="of:=IF([.L68]&lt;&gt;[.G68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and-4-150-150-25-2.dssp</text:p>
          </table:table-cell>
          <table:table-cell office:value-type="float" office:value="505200" calcext:value-type="float">
            <text:p>505200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-15" calcext:value-type="float">
            <text:p>-15</text:p>
          </table:table-cell>
          <table:table-cell office:value-type="float" office:value="1801.114808" calcext:value-type="float">
            <text:p>1801,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69]" office:value-type="string" office:string-value="-15.000000" calcext:value-type="string">
            <text:p>-15.000000</text:p>
          </table:table-cell>
          <table:table-cell table:formula="of:=IF([.L69]&lt;&gt;[.G69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150-150-5-1.dssp</text:p>
          </table:table-cell>
          <table:table-cell office:value-type="float" office:value="121717" calcext:value-type="float">
            <text:p>1217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6.757117" calcext:value-type="float">
            <text:p>56,7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70]" office:value-type="string" office:string-value="-2.000000" calcext:value-type="string">
            <text:p>-2.000000</text:p>
          </table:table-cell>
          <table:table-cell table:formula="of:=IF([.L70]&lt;&gt;[.G70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150-150-5-2.dssp</text:p>
          </table:table-cell>
          <table:table-cell office:value-type="float" office:value="1389" calcext:value-type="float">
            <text:p>138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.179872" calcext:value-type="float">
            <text:p>2,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71]" office:value-type="string" office:string-value="-2.000000" calcext:value-type="string">
            <text:p>-2.000000</text:p>
          </table:table-cell>
          <table:table-cell table:formula="of:=IF([.L71]&lt;&gt;[.G71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4-200-200-10-1.dssp</text:p>
          </table:table-cell>
          <table:table-cell office:value-type="float" office:value="217915" calcext:value-type="float">
            <text:p>2179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342.785666" calcext:value-type="float">
            <text:p>342,7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72]" office:value-type="string" office:string-value="-5.333333" calcext:value-type="string">
            <text:p>-5.333333</text:p>
          </table:table-cell>
          <table:table-cell table:formula="of:=IF([.L72]&lt;&gt;[.G72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4-200-200-10-2.dssp</text:p>
          </table:table-cell>
          <table:table-cell office:value-type="float" office:value="337253" calcext:value-type="float">
            <text:p>33725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458.132547" calcext:value-type="float">
            <text:p>458,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73]" office:value-type="string" office:string-value="-5.333333" calcext:value-type="string">
            <text:p>-5.333333</text:p>
          </table:table-cell>
          <table:table-cell table:formula="of:=IF([.L73]&lt;&gt;[.G73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200-200-15-1.dssp</text:p>
          </table:table-cell>
          <table:table-cell office:value-type="float" office:value="332762" calcext:value-type="float">
            <text:p>332762</text:p>
          </table:table-cell>
          <table:table-cell office:value-type="float" office:value="-0.296132" calcext:value-type="float">
            <text:p>-0,3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1800.806624" calcext:value-type="float">
            <text:p>1800,8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74]" office:value-type="string" office:string-value="-9.000000" calcext:value-type="string">
            <text:p>-9.000000</text:p>
          </table:table-cell>
          <table:table-cell table:formula="of:=IF([.L74]&lt;&gt;[.G74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200-200-15-2.dssp</text:p>
          </table:table-cell>
          <table:table-cell office:value-type="float" office:value="401734" calcext:value-type="float">
            <text:p>401734</text:p>
          </table:table-cell>
          <table:table-cell office:value-type="float" office:value="-0.135568" calcext:value-type="float">
            <text:p>-0,14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1800.882009" calcext:value-type="float">
            <text:p>1800,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75]" office:value-type="string" office:string-value="-9.000000" calcext:value-type="string">
            <text:p>-9.000000</text:p>
          </table:table-cell>
          <table:table-cell table:formula="of:=IF([.L75]&lt;&gt;[.G75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and-4-200-200-20-1.dssp</text:p>
          </table:table-cell>
          <table:table-cell office:value-type="float" office:value="493475" calcext:value-type="float">
            <text:p>493475</text:p>
          </table:table-cell>
          <table:table-cell office:value-type="float" office:value="-1.853372" calcext:value-type="float">
            <text:p>-1,85</text:p>
          </table:table-cell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  <table:table-cell office:value-type="float" office:value="1801.137123" calcext:value-type="float">
            <text:p>1801,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76]" office:value-type="string" office:string-value="-12.000000" calcext:value-type="string">
            <text:p>-12.000000</text:p>
          </table:table-cell>
          <table:table-cell table:formula="of:=IF([.L76]&lt;&gt;[.G76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and-4-200-200-20-2.dssp</text:p>
          </table:table-cell>
          <table:table-cell office:value-type="float" office:value="317836" calcext:value-type="float">
            <text:p>317836</text:p>
          </table:table-cell>
          <table:table-cell office:value-type="float" office:value="-1.485294" calcext:value-type="float">
            <text:p>-1,49</text:p>
          </table:table-cell>
          <table:table-cell office:value-type="float" office:value="7" calcext:value-type="float">
            <text:p>7</text:p>
          </table:table-cell>
          <table:table-cell office:value-type="float" office:value="-12" calcext:value-type="float">
            <text:p>-12</text:p>
          </table:table-cell>
          <table:table-cell office:value-type="float" office:value="1800.751519" calcext:value-type="float">
            <text:p>1800,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77]" office:value-type="string" office:string-value="-12.000000" calcext:value-type="string">
            <text:p>-12.000000</text:p>
          </table:table-cell>
          <table:table-cell table:formula="of:=IF([.L77]&lt;&gt;[.G77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and-4-200-200-25-1.dssp</text:p>
          </table:table-cell>
          <table:table-cell office:value-type="float" office:value="294916" calcext:value-type="float">
            <text:p>294916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office:value-type="float" office:value="1800.704992" calcext:value-type="float">
            <text:p>1800,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78]" office:value-type="string" office:string-value="-15.000000" calcext:value-type="string">
            <text:p>-15.000000</text:p>
          </table:table-cell>
          <table:table-cell table:formula="of:=IF([.L78]&lt;&gt;[.G78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and-4-200-200-25-2.dssp</text:p>
          </table:table-cell>
          <table:table-cell office:value-type="float" office:value="302681" calcext:value-type="float">
            <text:p>302681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-15" calcext:value-type="float">
            <text:p>-15</text:p>
          </table:table-cell>
          <table:table-cell office:value-type="float" office:value="1800.668719" calcext:value-type="float">
            <text:p>1800,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79]" office:value-type="string" office:string-value="-15.000000" calcext:value-type="string">
            <text:p>-15.000000</text:p>
          </table:table-cell>
          <table:table-cell table:formula="of:=IF([.L79]&lt;&gt;[.G79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200-200-5-1.dssp</text:p>
          </table:table-cell>
          <table:table-cell office:value-type="float" office:value="40529" calcext:value-type="float">
            <text:p>405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30.838529" calcext:value-type="float">
            <text:p>30,8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80]" office:value-type="string" office:string-value="-2.000000" calcext:value-type="string">
            <text:p>-2.000000</text:p>
          </table:table-cell>
          <table:table-cell table:formula="of:=IF([.L80]&lt;&gt;[.G80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200-200-5-2.dssp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.318982" calcext:value-type="float">
            <text:p>2,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81]" office:value-type="string" office:string-value="-2.000000" calcext:value-type="string">
            <text:p>-2.000000</text:p>
          </table:table-cell>
          <table:table-cell table:formula="of:=IF([.L81]&lt;&gt;[.G81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4-250-250-10-1.dssp</text:p>
          </table:table-cell>
          <table:table-cell office:value-type="float" office:value="189637" calcext:value-type="float">
            <text:p>1896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400.141442" calcext:value-type="float">
            <text:p>400,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82]" office:value-type="string" office:string-value="-5.333333" calcext:value-type="string">
            <text:p>-5.333333</text:p>
          </table:table-cell>
          <table:table-cell table:formula="of:=IF([.L82]&lt;&gt;[.G82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4-250-250-10-2.dssp</text:p>
          </table:table-cell>
          <table:table-cell office:value-type="float" office:value="416301" calcext:value-type="float">
            <text:p>4163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718.588146" calcext:value-type="float">
            <text:p>718,5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83]" office:value-type="string" office:string-value="-5.333333" calcext:value-type="string">
            <text:p>-5.333333</text:p>
          </table:table-cell>
          <table:table-cell table:formula="of:=IF([.L83]&lt;&gt;[.G83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250-250-15-1.dssp</text:p>
          </table:table-cell>
          <table:table-cell office:value-type="float" office:value="788631" calcext:value-type="float">
            <text:p>788631</text:p>
          </table:table-cell>
          <table:table-cell office:value-type="float" office:value="-0.532381" calcext:value-type="float">
            <text:p>-0,53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1801.462014" calcext:value-type="float">
            <text:p>1801,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84]" office:value-type="string" office:string-value="-9.000000" calcext:value-type="string">
            <text:p>-9.000000</text:p>
          </table:table-cell>
          <table:table-cell table:formula="of:=IF([.L84]&lt;&gt;[.G84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250-250-15-2.dssp</text:p>
          </table:table-cell>
          <table:table-cell office:value-type="float" office:value="376058" calcext:value-type="float">
            <text:p>376058</text:p>
          </table:table-cell>
          <table:table-cell office:value-type="float" office:value="-0.141618" calcext:value-type="float">
            <text:p>-0,14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1800.929837" calcext:value-type="float">
            <text:p>1800,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85]" office:value-type="string" office:string-value="-9.000000" calcext:value-type="string">
            <text:p>-9.000000</text:p>
          </table:table-cell>
          <table:table-cell table:formula="of:=IF([.L85]&lt;&gt;[.G85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rand-4-250-250-20-1.dssp</text:p>
          </table:table-cell>
          <table:table-cell office:value-type="float" office:value="293999" calcext:value-type="float">
            <text:p>293999</text:p>
          </table:table-cell>
          <table:table-cell office:value-type="float" office:value="-1.51222" calcext:value-type="float">
            <text:p>-1,51</text:p>
          </table:table-cell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  <table:table-cell office:value-type="float" office:value="1800.753506" calcext:value-type="float">
            <text:p>1800,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86]" office:value-type="string" office:string-value="-12.000000" calcext:value-type="string">
            <text:p>-12.000000</text:p>
          </table:table-cell>
          <table:table-cell table:formula="of:=IF([.L86]&lt;&gt;[.G86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rand-4-250-250-20-2.dssp</text:p>
          </table:table-cell>
          <table:table-cell office:value-type="float" office:value="378181" calcext:value-type="float">
            <text:p>378181</text:p>
          </table:table-cell>
          <table:table-cell office:value-type="float" office:value="-1.468382" calcext:value-type="float">
            <text:p>-1,47</text:p>
          </table:table-cell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  <table:table-cell office:value-type="float" office:value="1800.968625" calcext:value-type="float">
            <text:p>1800,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87]" office:value-type="string" office:string-value="-12.000000" calcext:value-type="string">
            <text:p>-12.000000</text:p>
          </table:table-cell>
          <table:table-cell table:formula="of:=IF([.L87]&lt;&gt;[.G87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rand-4-250-250-25-1.dssp</text:p>
          </table:table-cell>
          <table:table-cell office:value-type="float" office:value="278915" calcext:value-type="float">
            <text:p>278915</text:p>
          </table:table-cell>
          <table:table-cell office:value-type="float" office:value="-5.892966" calcext:value-type="float">
            <text:p>-5,8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office:value-type="float" office:value="1800.827732" calcext:value-type="float">
            <text:p>1800,8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88]" office:value-type="string" office:string-value="-15.000000" calcext:value-type="string">
            <text:p>-15.000000</text:p>
          </table:table-cell>
          <table:table-cell table:formula="of:=IF([.L88]&lt;&gt;[.G88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rand-4-250-250-25-2.dssp</text:p>
          </table:table-cell>
          <table:table-cell office:value-type="float" office:value="212757" calcext:value-type="float">
            <text:p>212757</text:p>
          </table:table-cell>
          <table:table-cell office:value-type="float" office:value="-10.867763" calcext:value-type="float">
            <text:p>-10,87</text:p>
          </table:table-cell>
          <table:table-cell office:value-type="float" office:value="7" calcext:value-type="float">
            <text:p>7</text:p>
          </table:table-cell>
          <table:table-cell office:value-type="float" office:value="-15.236227" calcext:value-type="float">
            <text:p>-15,24</text:p>
          </table:table-cell>
          <table:table-cell office:value-type="float" office:value="1800.613009" calcext:value-type="float">
            <text:p>1800,6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89]" office:value-type="string" office:string-value="-15.236227" calcext:value-type="string">
            <text:p>-15.236227</text:p>
          </table:table-cell>
          <table:table-cell table:formula="of:=IF([.L89]&lt;&gt;[.G89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250-250-5-1.dssp</text:p>
          </table:table-cell>
          <table:table-cell office:value-type="float" office:value="3475" calcext:value-type="float">
            <text:p>34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.673893" calcext:value-type="float">
            <text:p>5,6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90]" office:value-type="string" office:string-value="-2.000000" calcext:value-type="string">
            <text:p>-2.000000</text:p>
          </table:table-cell>
          <table:table-cell table:formula="of:=IF([.L90]&lt;&gt;[.G90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250-250-5-2.dssp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.612046" calcext:value-type="float">
            <text:p>2,6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91]" office:value-type="string" office:string-value="-2.000000" calcext:value-type="string">
            <text:p>-2.000000</text:p>
          </table:table-cell>
          <table:table-cell table:formula="of:=IF([.L91]&lt;&gt;[.G91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4-50-50-10-1.dssp</text:p>
          </table:table-cell>
          <table:table-cell office:value-type="float" office:value="100341" calcext:value-type="float">
            <text:p>1003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53.537676" calcext:value-type="float">
            <text:p>53,5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92]" office:value-type="string" office:string-value="-5.333333" calcext:value-type="string">
            <text:p>-5.333333</text:p>
          </table:table-cell>
          <table:table-cell table:formula="of:=IF([.L92]&lt;&gt;[.G92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4-50-50-10-2.dssp</text:p>
          </table:table-cell>
          <table:table-cell office:value-type="float" office:value="4141" calcext:value-type="float">
            <text:p>41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2.557502" calcext:value-type="float">
            <text:p>2,5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93]" office:value-type="string" office:string-value="-5.333333" calcext:value-type="string">
            <text:p>-5.333333</text:p>
          </table:table-cell>
          <table:table-cell table:formula="of:=IF([.L93]&lt;&gt;[.G93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50-50-15-1.dssp</text:p>
          </table:table-cell>
          <table:table-cell office:value-type="float" office:value="2551790" calcext:value-type="float">
            <text:p>25517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1804.705816" calcext:value-type="float">
            <text:p>1804,7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94]" office:value-type="string" office:string-value="-9.000000" calcext:value-type="string">
            <text:p>-9.000000</text:p>
          </table:table-cell>
          <table:table-cell table:formula="of:=IF([.L94]&lt;&gt;[.G94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50-50-15-2.dssp</text:p>
          </table:table-cell>
          <table:table-cell office:value-type="float" office:value="3816375" calcext:value-type="float">
            <text:p>3816375</text:p>
          </table:table-cell>
          <table:table-cell office:value-type="float" office:value="0.088248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1806.148187" calcext:value-type="float">
            <text:p>1806,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95]" office:value-type="string" office:string-value="-9.000000" calcext:value-type="string">
            <text:p>-9.000000</text:p>
          </table:table-cell>
          <table:table-cell table:formula="of:=IF([.L95]&lt;&gt;[.G95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and-4-50-50-20-1.dssp</text:p>
          </table:table-cell>
          <table:table-cell office:value-type="float" office:value="2306618" calcext:value-type="float">
            <text:p>2306618</text:p>
          </table:table-cell>
          <table:table-cell office:value-type="float" office:value="-0.703818" calcext:value-type="float">
            <text:p>-0,7</text:p>
          </table:table-cell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  <table:table-cell office:value-type="float" office:value="1804.294081" calcext:value-type="float">
            <text:p>1804,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96]" office:value-type="string" office:string-value="-12.000000" calcext:value-type="string">
            <text:p>-12.000000</text:p>
          </table:table-cell>
          <table:table-cell table:formula="of:=IF([.L96]&lt;&gt;[.G96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and-4-50-50-20-2.dssp</text:p>
          </table:table-cell>
          <table:table-cell office:value-type="float" office:value="1891152" calcext:value-type="float">
            <text:p>189115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  <table:table-cell office:value-type="float" office:value="1803.872266" calcext:value-type="float">
            <text:p>1803,8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97]" office:value-type="string" office:string-value="-12.000000" calcext:value-type="string">
            <text:p>-12.000000</text:p>
          </table:table-cell>
          <table:table-cell table:formula="of:=IF([.L97]&lt;&gt;[.G97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50-50-25-1.dssp</text:p>
          </table:table-cell>
          <table:table-cell office:value-type="float" office:value="1297313" calcext:value-type="float">
            <text:p>1297313</text:p>
          </table:table-cell>
          <table:table-cell office:value-type="float" office:value="-2.368785" calcext:value-type="float">
            <text:p>-2,37</text:p>
          </table:table-cell>
          <table:table-cell office:value-type="float" office:value="7" calcext:value-type="float">
            <text:p>7</text:p>
          </table:table-cell>
          <table:table-cell office:value-type="float" office:value="-15" calcext:value-type="float">
            <text:p>-15</text:p>
          </table:table-cell>
          <table:table-cell office:value-type="float" office:value="1802.638707" calcext:value-type="float">
            <text:p>1802,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98]" office:value-type="string" office:string-value="-15.000000" calcext:value-type="string">
            <text:p>-15.000000</text:p>
          </table:table-cell>
          <table:table-cell table:formula="of:=IF([.L98]&lt;&gt;[.G98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25-2.dssp</text:p>
          </table:table-cell>
          <table:table-cell office:value-type="float" office:value="2357668" calcext:value-type="float">
            <text:p>2357668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15.267602" calcext:value-type="float">
            <text:p>-15,27</text:p>
          </table:table-cell>
          <table:table-cell office:value-type="float" office:value="1804.589006" calcext:value-type="float">
            <text:p>1804,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formula="of:=[VNS.E99]" office:value-type="string" office:string-value="-15.267602" calcext:value-type="string">
            <text:p>-15.267602</text:p>
          </table:table-cell>
          <table:table-cell table:formula="of:=IF([.L99]&lt;&gt;[.G99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50-50-5-1.dssp</text:p>
          </table:table-cell>
          <table:table-cell office:value-type="float" office:value="2411" calcext:value-type="float">
            <text:p>24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676136" calcext:value-type="float">
            <text:p>0,6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100]" office:value-type="string" office:string-value="-2.000000" calcext:value-type="string">
            <text:p>-2.000000</text:p>
          </table:table-cell>
          <table:table-cell table:formula="of:=IF([.L100]&lt;&gt;[.G100]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50-50-5-2.dssp</text:p>
          </table:table-cell>
          <table:table-cell office:value-type="float" office:value="1845" calcext:value-type="float">
            <text:p>18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495743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formula="of:=[VNS.E101]" office:value-type="string" office:string-value="-2.000000" calcext:value-type="string">
            <text:p>-2.000000</text:p>
          </table:table-cell>
          <table:table-cell table:formula="of:=IF([.L101]&lt;&gt;[.G101];&quot;*&quot;;&quot;&quot;)" office:value-type="string" office:string-value="*" calcext:value-type="string">
            <text:p>*</text:p>
          </table:table-cell>
        </table:table-row>
      </table:table>
      <table:table table:name="Root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rand-20-100-100-10-1.dssp</text:p>
          </table:table-cell>
          <table:table-cell office:value-type="float" office:value="1" calcext:value-type="float">
            <text:p>1</text:p>
          </table:table-cell>
          <table:table-cell office:value-type="float" office:value="-4.984723" calcext:value-type="float">
            <text:p>-4,9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984723" calcext:value-type="float">
            <text:p>-4,98</text:p>
          </table:table-cell>
          <table:table-cell office:value-type="float" office:value="1.515955" calcext:value-type="float">
            <text:p>1,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5.129588" calcext:value-type="float">
            <text:p>-5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129588" calcext:value-type="float">
            <text:p>-5,13</text:p>
          </table:table-cell>
          <table:table-cell office:value-type="float" office:value="1.184389" calcext:value-type="float">
            <text:p>1,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8.826144" calcext:value-type="float">
            <text:p>-8,8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.826144" calcext:value-type="float">
            <text:p>-8,83</text:p>
          </table:table-cell>
          <table:table-cell office:value-type="float" office:value="4.21474" calcext:value-type="float">
            <text:p>4,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" calcext:value-type="float">
            <text:p>-9</text:p>
          </table:table-cell>
          <table:table-cell office:value-type="float" office:value="3.863992" calcext:value-type="float">
            <text:p>3,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12.8" calcext:value-type="float">
            <text:p>-12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8" calcext:value-type="float">
            <text:p>-12,8</text:p>
          </table:table-cell>
          <table:table-cell office:value-type="float" office:value="4.965577" calcext:value-type="float">
            <text:p>4,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12.803089" calcext:value-type="float">
            <text:p>-12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803089" calcext:value-type="float">
            <text:p>-12,8</text:p>
          </table:table-cell>
          <table:table-cell office:value-type="float" office:value="3.27405" calcext:value-type="float">
            <text:p>3,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16.667" calcext:value-type="float">
            <text:p>-16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.667" calcext:value-type="float">
            <text:p>-16,67</text:p>
          </table:table-cell>
          <table:table-cell office:value-type="float" office:value="11.08682" calcext:value-type="float">
            <text:p>11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16.666667" calcext:value-type="float">
            <text:p>-16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.666667" calcext:value-type="float">
            <text:p>-16,67</text:p>
          </table:table-cell>
          <table:table-cell office:value-type="float" office:value="8.967093" calcext:value-type="float">
            <text:p>8,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5-1.dssp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" calcext:value-type="float">
            <text:p>-2</text:p>
          </table:table-cell>
          <table:table-cell office:value-type="float" office:value="0.464947" calcext:value-type="float">
            <text:p>0,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5-2.dssp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" calcext:value-type="float">
            <text:p>-2</text:p>
          </table:table-cell>
          <table:table-cell office:value-type="float" office:value="0.103573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10-1.dssp</text:p>
          </table:table-cell>
          <table:table-cell office:value-type="float" office:value="1" calcext:value-type="float">
            <text:p>1</text:p>
          </table:table-cell>
          <table:table-cell office:value-type="float" office:value="-4.95696" calcext:value-type="float">
            <text:p>-4,9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95696" calcext:value-type="float">
            <text:p>-4,96</text:p>
          </table:table-cell>
          <table:table-cell office:value-type="float" office:value="3.665397" calcext:value-type="float">
            <text:p>3,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5.084327" calcext:value-type="float">
            <text:p>-5,0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084327" calcext:value-type="float">
            <text:p>-5,08</text:p>
          </table:table-cell>
          <table:table-cell office:value-type="float" office:value="2.055812" calcext:value-type="float">
            <text:p>2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8.791712" calcext:value-type="float">
            <text:p>-8,7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.791712" calcext:value-type="float">
            <text:p>-8,79</text:p>
          </table:table-cell>
          <table:table-cell office:value-type="float" office:value="6.794125" calcext:value-type="float">
            <text:p>6,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" calcext:value-type="float">
            <text:p>-9</text:p>
          </table:table-cell>
          <table:table-cell office:value-type="float" office:value="5.331628" calcext:value-type="float">
            <text:p>5,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12.8" calcext:value-type="float">
            <text:p>-12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8" calcext:value-type="float">
            <text:p>-12,8</text:p>
          </table:table-cell>
          <table:table-cell office:value-type="float" office:value="5.950334" calcext:value-type="float">
            <text:p>5,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12.8" calcext:value-type="float">
            <text:p>-12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8" calcext:value-type="float">
            <text:p>-12,8</text:p>
          </table:table-cell>
          <table:table-cell office:value-type="float" office:value="3.923365" calcext:value-type="float">
            <text:p>3,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16.666667" calcext:value-type="float">
            <text:p>-16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.666667" calcext:value-type="float">
            <text:p>-16,67</text:p>
          </table:table-cell>
          <table:table-cell office:value-type="float" office:value="8.874927" calcext:value-type="float">
            <text:p>8,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16.666667" calcext:value-type="float">
            <text:p>-16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.666667" calcext:value-type="float">
            <text:p>-16,67</text:p>
          </table:table-cell>
          <table:table-cell office:value-type="float" office:value="7.081051" calcext:value-type="float">
            <text:p>7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5-1.dssp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" calcext:value-type="float">
            <text:p>-2</text:p>
          </table:table-cell>
          <table:table-cell office:value-type="float" office:value="0.271941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5-2.dssp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" calcext:value-type="float">
            <text:p>-2</text:p>
          </table:table-cell>
          <table:table-cell office:value-type="float" office:value="0.14521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10-1.dssp</text:p>
          </table:table-cell>
          <table:table-cell office:value-type="float" office:value="1" calcext:value-type="float">
            <text:p>1</text:p>
          </table:table-cell>
          <table:table-cell office:value-type="float" office:value="-4.894817" calcext:value-type="float">
            <text:p>-4,8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894817" calcext:value-type="float">
            <text:p>-4,89</text:p>
          </table:table-cell>
          <table:table-cell office:value-type="float" office:value="2.940918" calcext:value-type="float">
            <text:p>2,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5.080351" calcext:value-type="float">
            <text:p>-5,0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080351" calcext:value-type="float">
            <text:p>-5,08</text:p>
          </table:table-cell>
          <table:table-cell office:value-type="float" office:value="3.117446" calcext:value-type="float">
            <text:p>3,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" calcext:value-type="float">
            <text:p>-9</text:p>
          </table:table-cell>
          <table:table-cell office:value-type="float" office:value="3.217149" calcext:value-type="float">
            <text:p>3,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" calcext:value-type="float">
            <text:p>-9</text:p>
          </table:table-cell>
          <table:table-cell office:value-type="float" office:value="3.114183" calcext:value-type="float">
            <text:p>3,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12.8" calcext:value-type="float">
            <text:p>-12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8" calcext:value-type="float">
            <text:p>-12,8</text:p>
          </table:table-cell>
          <table:table-cell office:value-type="float" office:value="10.22134" calcext:value-type="float">
            <text:p>10,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12.8" calcext:value-type="float">
            <text:p>-12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8" calcext:value-type="float">
            <text:p>-12,8</text:p>
          </table:table-cell>
          <table:table-cell office:value-type="float" office:value="5.982155" calcext:value-type="float">
            <text:p>5,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16.666667" calcext:value-type="float">
            <text:p>-16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.666667" calcext:value-type="float">
            <text:p>-16,67</text:p>
          </table:table-cell>
          <table:table-cell office:value-type="float" office:value="14.745342" calcext:value-type="float">
            <text:p>14,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16.666667" calcext:value-type="float">
            <text:p>-16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.666667" calcext:value-type="float">
            <text:p>-16,67</text:p>
          </table:table-cell>
          <table:table-cell office:value-type="float" office:value="8.12205" calcext:value-type="float">
            <text:p>8,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5-1.dssp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" calcext:value-type="float">
            <text:p>-2</text:p>
          </table:table-cell>
          <table:table-cell office:value-type="float" office:value="0.433978" calcext:value-type="float">
            <text:p>0,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5-2.dssp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" calcext:value-type="float">
            <text:p>-2</text:p>
          </table:table-cell>
          <table:table-cell office:value-type="float" office:value="0.267646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10-1.dssp</text:p>
          </table:table-cell>
          <table:table-cell office:value-type="float" office:value="1" calcext:value-type="float">
            <text:p>1</text:p>
          </table:table-cell>
          <table:table-cell office:value-type="float" office:value="-4.885415" calcext:value-type="float">
            <text:p>-4,8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885415" calcext:value-type="float">
            <text:p>-4,89</text:p>
          </table:table-cell>
          <table:table-cell office:value-type="float" office:value="8.091338" calcext:value-type="float">
            <text:p>8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5.075954" calcext:value-type="float">
            <text:p>-5,0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075954" calcext:value-type="float">
            <text:p>-5,08</text:p>
          </table:table-cell>
          <table:table-cell office:value-type="float" office:value="6.053571" calcext:value-type="float">
            <text:p>6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" calcext:value-type="float">
            <text:p>-9</text:p>
          </table:table-cell>
          <table:table-cell office:value-type="float" office:value="5.194251" calcext:value-type="float">
            <text:p>5,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" calcext:value-type="float">
            <text:p>-9</text:p>
          </table:table-cell>
          <table:table-cell office:value-type="float" office:value="8.635178" calcext:value-type="float">
            <text:p>8,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12.8" calcext:value-type="float">
            <text:p>-12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8" calcext:value-type="float">
            <text:p>-12,8</text:p>
          </table:table-cell>
          <table:table-cell office:value-type="float" office:value="13.094731" calcext:value-type="float">
            <text:p>13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12.8" calcext:value-type="float">
            <text:p>-12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8" calcext:value-type="float">
            <text:p>-12,8</text:p>
          </table:table-cell>
          <table:table-cell office:value-type="float" office:value="6.67992" calcext:value-type="float">
            <text:p>6,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16.666667" calcext:value-type="float">
            <text:p>-16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.666667" calcext:value-type="float">
            <text:p>-16,67</text:p>
          </table:table-cell>
          <table:table-cell office:value-type="float" office:value="13.331638" calcext:value-type="float">
            <text:p>13,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16.666667" calcext:value-type="float">
            <text:p>-16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.666667" calcext:value-type="float">
            <text:p>-16,67</text:p>
          </table:table-cell>
          <table:table-cell office:value-type="float" office:value="14.145092" calcext:value-type="float">
            <text:p>14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5-1.dssp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" calcext:value-type="float">
            <text:p>-2</text:p>
          </table:table-cell>
          <table:table-cell office:value-type="float" office:value="0.560733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5-2.dssp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" calcext:value-type="float">
            <text:p>-2</text:p>
          </table:table-cell>
          <table:table-cell office:value-type="float" office:value="0.229727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10-1.dssp</text:p>
          </table:table-cell>
          <table:table-cell office:value-type="float" office:value="1" calcext:value-type="float">
            <text:p>1</text:p>
          </table:table-cell>
          <table:table-cell office:value-type="float" office:value="-5.043097" calcext:value-type="float">
            <text:p>-5,0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043097" calcext:value-type="float">
            <text:p>-5,04</text:p>
          </table:table-cell>
          <table:table-cell office:value-type="float" office:value="0.773406" calcext:value-type="float">
            <text:p>0,7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5.178234" calcext:value-type="float">
            <text:p>-5,1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178234" calcext:value-type="float">
            <text:p>-5,18</text:p>
          </table:table-cell>
          <table:table-cell office:value-type="float" office:value="0.703013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8.914128" calcext:value-type="float">
            <text:p>-8,9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.914128" calcext:value-type="float">
            <text:p>-8,91</text:p>
          </table:table-cell>
          <table:table-cell office:value-type="float" office:value="2.636448" calcext:value-type="float">
            <text:p>2,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8.973255" calcext:value-type="float">
            <text:p>-8,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.973255" calcext:value-type="float">
            <text:p>-8,97</text:p>
          </table:table-cell>
          <table:table-cell office:value-type="float" office:value="2.093771" calcext:value-type="float">
            <text:p>2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12.826577" calcext:value-type="float">
            <text:p>-12,8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826577" calcext:value-type="float">
            <text:p>-12,83</text:p>
          </table:table-cell>
          <table:table-cell office:value-type="float" office:value="3.895277" calcext:value-type="float">
            <text:p>3,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12.885819" calcext:value-type="float">
            <text:p>-12,8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885819" calcext:value-type="float">
            <text:p>-12,89</text:p>
          </table:table-cell>
          <table:table-cell office:value-type="float" office:value="2.033317" calcext:value-type="float">
            <text:p>2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16.771803" calcext:value-type="float">
            <text:p>-16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.771803" calcext:value-type="float">
            <text:p>-16,77</text:p>
          </table:table-cell>
          <table:table-cell office:value-type="float" office:value="3.690933" calcext:value-type="float">
            <text:p>3,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16.7574" calcext:value-type="float">
            <text:p>-16,7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.7574" calcext:value-type="float">
            <text:p>-16,76</text:p>
          </table:table-cell>
          <table:table-cell office:value-type="float" office:value="1.164666" calcext:value-type="float">
            <text:p>1,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5-1.dssp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" calcext:value-type="float">
            <text:p>-2</text:p>
          </table:table-cell>
          <table:table-cell office:value-type="float" office:value="0.17042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5-2.dssp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" calcext:value-type="float">
            <text:p>-2</text:p>
          </table:table-cell>
          <table:table-cell office:value-type="float" office:value="0.056335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10-1.dssp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" calcext:value-type="float">
            <text:p>-5</text:p>
          </table:table-cell>
          <table:table-cell office:value-type="float" office:value="0.328917" calcext:value-type="float">
            <text:p>0,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5.029083" calcext:value-type="float">
            <text:p>-5,0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029083" calcext:value-type="float">
            <text:p>-5,03</text:p>
          </table:table-cell>
          <table:table-cell office:value-type="float" office:value="0.290115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" calcext:value-type="float">
            <text:p>-9</text:p>
          </table:table-cell>
          <table:table-cell office:value-type="float" office:value="0.379526" calcext:value-type="float">
            <text:p>0,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" calcext:value-type="float">
            <text:p>-9</text:p>
          </table:table-cell>
          <table:table-cell office:value-type="float" office:value="0.414299" calcext:value-type="float">
            <text:p>0,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" calcext:value-type="float">
            <text:p>-12</text:p>
          </table:table-cell>
          <table:table-cell office:value-type="float" office:value="0.315916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12.056589" calcext:value-type="float">
            <text:p>-12,0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056589" calcext:value-type="float">
            <text:p>-12,06</text:p>
          </table:table-cell>
          <table:table-cell office:value-type="float" office:value="0.342291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" calcext:value-type="float">
            <text:p>-15</text:p>
          </table:table-cell>
          <table:table-cell office:value-type="float" office:value="0.551587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15.179782" calcext:value-type="float">
            <text:p>-15,1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.179782" calcext:value-type="float">
            <text:p>-15,18</text:p>
          </table:table-cell>
          <table:table-cell office:value-type="float" office:value="0.54039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5-1.dssp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" calcext:value-type="float">
            <text:p>-2</text:p>
          </table:table-cell>
          <table:table-cell office:value-type="float" office:value="0.02735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5-2.dssp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" calcext:value-type="float">
            <text:p>-2</text:p>
          </table:table-cell>
          <table:table-cell office:value-type="float" office:value="0.021409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10-1.dssp</text:p>
          </table:table-cell>
          <table:table-cell office:value-type="float" office:value="1" calcext:value-type="float">
            <text:p>1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0.237657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0.184293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" calcext:value-type="float">
            <text:p>-9</text:p>
          </table:table-cell>
          <table:table-cell office:value-type="float" office:value="0.486999" calcext:value-type="float">
            <text:p>0,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" calcext:value-type="float">
            <text:p>-9</text:p>
          </table:table-cell>
          <table:table-cell office:value-type="float" office:value="1.236305" calcext:value-type="float">
            <text:p>1,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" calcext:value-type="float">
            <text:p>-12</text:p>
          </table:table-cell>
          <table:table-cell office:value-type="float" office:value="0.588049" calcext:value-type="float">
            <text:p>0,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" calcext:value-type="float">
            <text:p>-12</text:p>
          </table:table-cell>
          <table:table-cell office:value-type="float" office:value="0.661556" calcext:value-type="float">
            <text:p>0,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" calcext:value-type="float">
            <text:p>-15</text:p>
          </table:table-cell>
          <table:table-cell office:value-type="float" office:value="0.949043" calcext:value-type="float">
            <text:p>0,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" calcext:value-type="float">
            <text:p>-15</text:p>
          </table:table-cell>
          <table:table-cell office:value-type="float" office:value="1.534685" calcext:value-type="float">
            <text:p>1,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5-1.dssp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" calcext:value-type="float">
            <text:p>-2</text:p>
          </table:table-cell>
          <table:table-cell office:value-type="float" office:value="0.03613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5-2.dssp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" calcext:value-type="float">
            <text:p>-2</text:p>
          </table:table-cell>
          <table:table-cell office:value-type="float" office:value="0.032464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10-1.dssp</text:p>
          </table:table-cell>
          <table:table-cell office:value-type="float" office:value="1" calcext:value-type="float">
            <text:p>1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0.2943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0.303825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" calcext:value-type="float">
            <text:p>-9</text:p>
          </table:table-cell>
          <table:table-cell office:value-type="float" office:value="1.319854" calcext:value-type="float">
            <text:p>1,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" calcext:value-type="float">
            <text:p>-9</text:p>
          </table:table-cell>
          <table:table-cell office:value-type="float" office:value="0.989872" calcext:value-type="float">
            <text:p>0,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" calcext:value-type="float">
            <text:p>-12</text:p>
          </table:table-cell>
          <table:table-cell office:value-type="float" office:value="0.860457" calcext:value-type="float">
            <text:p>0,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" calcext:value-type="float">
            <text:p>-12</text:p>
          </table:table-cell>
          <table:table-cell office:value-type="float" office:value="0.839794" calcext:value-type="float">
            <text:p>0,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" calcext:value-type="float">
            <text:p>-15</text:p>
          </table:table-cell>
          <table:table-cell office:value-type="float" office:value="1.370611" calcext:value-type="float">
            <text:p>1,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" calcext:value-type="float">
            <text:p>-15</text:p>
          </table:table-cell>
          <table:table-cell office:value-type="float" office:value="1.879072" calcext:value-type="float">
            <text:p>1,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5-1.dssp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" calcext:value-type="float">
            <text:p>-2</text:p>
          </table:table-cell>
          <table:table-cell office:value-type="float" office:value="0.047629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5-2.dssp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" calcext:value-type="float">
            <text:p>-2</text:p>
          </table:table-cell>
          <table:table-cell office:value-type="float" office:value="0.043305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10-1.dssp</text:p>
          </table:table-cell>
          <table:table-cell office:value-type="float" office:value="1" calcext:value-type="float">
            <text:p>1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0.524598" calcext:value-type="float">
            <text:p>0,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0.341661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" calcext:value-type="float">
            <text:p>-9</text:p>
          </table:table-cell>
          <table:table-cell office:value-type="float" office:value="2.090629" calcext:value-type="float">
            <text:p>2,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" calcext:value-type="float">
            <text:p>-9</text:p>
          </table:table-cell>
          <table:table-cell office:value-type="float" office:value="1.571427" calcext:value-type="float">
            <text:p>1,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" calcext:value-type="float">
            <text:p>-12</text:p>
          </table:table-cell>
          <table:table-cell office:value-type="float" office:value="1.09967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" calcext:value-type="float">
            <text:p>-12</text:p>
          </table:table-cell>
          <table:table-cell office:value-type="float" office:value="1.728299" calcext:value-type="float">
            <text:p>1,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" calcext:value-type="float">
            <text:p>-15</text:p>
          </table:table-cell>
          <table:table-cell office:value-type="float" office:value="1.712803" calcext:value-type="float">
            <text:p>1,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15.236227" calcext:value-type="float">
            <text:p>-15,2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.236227" calcext:value-type="float">
            <text:p>-15,24</text:p>
          </table:table-cell>
          <table:table-cell office:value-type="float" office:value="2.600603" calcext:value-type="float">
            <text:p>2,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5-1.dssp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" calcext:value-type="float">
            <text:p>-2</text:p>
          </table:table-cell>
          <table:table-cell office:value-type="float" office:value="0.05529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5-2.dssp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" calcext:value-type="float">
            <text:p>-2</text:p>
          </table:table-cell>
          <table:table-cell office:value-type="float" office:value="0.053019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10-1.dssp</text:p>
          </table:table-cell>
          <table:table-cell office:value-type="float" office:value="1" calcext:value-type="float">
            <text:p>1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0.048574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0.06256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" calcext:value-type="float">
            <text:p>-9</text:p>
          </table:table-cell>
          <table:table-cell office:value-type="float" office:value="0.200554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" calcext:value-type="float">
            <text:p>-9</text:p>
          </table:table-cell>
          <table:table-cell office:value-type="float" office:value="0.281952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" calcext:value-type="float">
            <text:p>-12</text:p>
          </table:table-cell>
          <table:table-cell office:value-type="float" office:value="0.134058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" calcext:value-type="float">
            <text:p>-12</text:p>
          </table:table-cell>
          <table:table-cell office:value-type="float" office:value="0.294642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" calcext:value-type="float">
            <text:p>-15</text:p>
          </table:table-cell>
          <table:table-cell office:value-type="float" office:value="0.309118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15.267602" calcext:value-type="float">
            <text:p>-15,2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5.267602" calcext:value-type="float">
            <text:p>-15,27</text:p>
          </table:table-cell>
          <table:table-cell office:value-type="float" office:value="0.144659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5-1.dssp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" calcext:value-type="float">
            <text:p>-2</text:p>
          </table:table-cell>
          <table:table-cell office:value-type="float" office:value="0.015225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5-2.dssp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" calcext:value-type="float">
            <text:p>-2</text:p>
          </table:table-cell>
          <table:table-cell office:value-type="float" office:value="0.016796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</table:table>
      <table:table table:name="RA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0-100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98472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.984723</text:p>
          </table:table-cell>
          <table:table-cell office:value-type="string" calcext:value-type="string">
            <text:p>0.0000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0-100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12958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129588</text:p>
          </table:table-cell>
          <table:table-cell office:value-type="string" calcext:value-type="string">
            <text:p>0.0000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0-100-1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82614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.826144</text:p>
          </table:table-cell>
          <table:table-cell office:value-type="string" calcext:value-type="string">
            <text:p>0.0000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0-100-1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0.000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0-10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0.000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0-10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80308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803089</text:p>
          </table:table-cell>
          <table:table-cell office:value-type="string" calcext:value-type="string">
            <text:p>0.000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0-100-2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667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667000</text:p>
          </table:table-cell>
          <table:table-cell office:value-type="string" calcext:value-type="string">
            <text:p>0.000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0-100-2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0.000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0-100-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0.0000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0-100-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0.0000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50-150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95696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.956960</text:p>
          </table:table-cell>
          <table:table-cell office:value-type="string" calcext:value-type="string">
            <text:p>0.000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50-150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08432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084327</text:p>
          </table:table-cell>
          <table:table-cell office:value-type="string" calcext:value-type="string">
            <text:p>0.000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50-150-1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79171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.791712</text:p>
          </table:table-cell>
          <table:table-cell office:value-type="string" calcext:value-type="string">
            <text:p>0.000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50-150-1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0.000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50-15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0.000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50-15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0.000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50-150-2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0.000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50-150-2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0.000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50-150-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0.0000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50-150-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0.0000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200-200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89481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.894817</text:p>
          </table:table-cell>
          <table:table-cell office:value-type="string" calcext:value-type="string">
            <text:p>0.000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200-200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08035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080351</text:p>
          </table:table-cell>
          <table:table-cell office:value-type="string" calcext:value-type="string">
            <text:p>0.000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200-200-1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0.000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200-200-1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0.000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200-20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0.000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200-20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0.000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200-200-2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0.000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200-200-2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0.000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200-200-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0.0000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200-200-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0.000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250-250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88541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.885415</text:p>
          </table:table-cell>
          <table:table-cell office:value-type="string" calcext:value-type="string">
            <text:p>0.000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250-250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07595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075954</text:p>
          </table:table-cell>
          <table:table-cell office:value-type="string" calcext:value-type="string">
            <text:p>0.000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250-250-1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0.000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250-250-1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0.000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250-25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0.000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250-25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0.000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250-250-2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0.000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250-250-2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0.0002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250-250-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0.000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250-250-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0.000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50-50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04309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043097</text:p>
          </table:table-cell>
          <table:table-cell office:value-type="string" calcext:value-type="string">
            <text:p>0.000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50-50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17823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178234</text:p>
          </table:table-cell>
          <table:table-cell office:value-type="string" calcext:value-type="string">
            <text:p>0.000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50-50-1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91412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.914128</text:p>
          </table:table-cell>
          <table:table-cell office:value-type="string" calcext:value-type="string">
            <text:p>0.0000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50-50-1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97325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.973255</text:p>
          </table:table-cell>
          <table:table-cell office:value-type="string" calcext:value-type="string">
            <text:p>0.000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50-5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82657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826577</text:p>
          </table:table-cell>
          <table:table-cell office:value-type="string" calcext:value-type="string">
            <text:p>0.000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50-5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88581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885819</text:p>
          </table:table-cell>
          <table:table-cell office:value-type="string" calcext:value-type="string">
            <text:p>0.000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50-50-2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77180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771803</text:p>
          </table:table-cell>
          <table:table-cell office:value-type="string" calcext:value-type="string">
            <text:p>0.000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50-50-2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7574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757400</text:p>
          </table:table-cell>
          <table:table-cell office:value-type="string" calcext:value-type="string">
            <text:p>0.000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50-50-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0.000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50-50-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0.000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100-100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000000</text:p>
          </table:table-cell>
          <table:table-cell office:value-type="string" calcext:value-type="string">
            <text:p>0.000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100-100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02908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029083</text:p>
          </table:table-cell>
          <table:table-cell office:value-type="string" calcext:value-type="string">
            <text:p>0.000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100-100-1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0.000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100-100-1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0.000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100-10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0.000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100-10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5658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56589</text:p>
          </table:table-cell>
          <table:table-cell office:value-type="string" calcext:value-type="string">
            <text:p>0.000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100-100-2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0.000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100-100-2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.17978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.179782</text:p>
          </table:table-cell>
          <table:table-cell office:value-type="string" calcext:value-type="string">
            <text:p>0.000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100-100-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0.0000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100-100-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0.0000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150-150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0.000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150-150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0.000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150-150-1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0.000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150-150-1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0.000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150-15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0.000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150-15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0.000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150-150-2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0.000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150-150-2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0.000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150-150-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0.0000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150-150-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0.0000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200-200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0.000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200-200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0.000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200-200-1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0.000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200-200-1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0.000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200-20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0.000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200-20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0.000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200-200-2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0.000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200-200-2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0.000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200-200-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0.0000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200-200-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0.000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250-250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0.000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250-250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0.000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250-250-1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0.000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250-250-1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0.000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250-25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0.000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250-25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0.000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250-250-2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0.0002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250-250-2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.23622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.236227</text:p>
          </table:table-cell>
          <table:table-cell office:value-type="string" calcext:value-type="string">
            <text:p>0.000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250-250-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0.0000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250-250-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0.0000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50-50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0.000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50-50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0.0000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50-50-1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0.000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50-50-1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0.0000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50-5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0.0000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50-5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0.000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50-50-2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0.0000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50-50-2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.26760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.267602</text:p>
          </table:table-cell>
          <table:table-cell office:value-type="string" calcext:value-type="string">
            <text:p>0.0000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50-50-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0.000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4-50-50-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0.0000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table table:name="VNS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heuristic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00-100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98472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.984723</text:p>
          </table:table-cell>
          <table:table-cell office:value-type="string" calcext:value-type="string">
            <text:p>300.000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00-100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12958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129588</text:p>
          </table:table-cell>
          <table:table-cell office:value-type="string" calcext:value-type="string">
            <text:p>300.0002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00-100-1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82614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.826144</text:p>
          </table:table-cell>
          <table:table-cell office:value-type="string" calcext:value-type="string">
            <text:p>300.0003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00-100-1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300.0001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00-10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300.00017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00-10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80308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803089</text:p>
          </table:table-cell>
          <table:table-cell office:value-type="string" calcext:value-type="string">
            <text:p>300.0001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00-100-2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667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667000</text:p>
          </table:table-cell>
          <table:table-cell office:value-type="string" calcext:value-type="string">
            <text:p>300.0002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00-100-2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300.0003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00-100-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300.0001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00-100-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300.0001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50-150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95696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.956960</text:p>
          </table:table-cell>
          <table:table-cell office:value-type="string" calcext:value-type="string">
            <text:p>300.0001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50-150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08432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084327</text:p>
          </table:table-cell>
          <table:table-cell office:value-type="string" calcext:value-type="string">
            <text:p>300.0002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50-150-1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79171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.791712</text:p>
          </table:table-cell>
          <table:table-cell office:value-type="string" calcext:value-type="string">
            <text:p>300.0003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50-150-1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300.0003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50-15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300.0001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50-15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300.0005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50-150-2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300.0002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50-150-2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300.0004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50-150-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300.0001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150-150-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300.0001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00-200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89481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.894817</text:p>
          </table:table-cell>
          <table:table-cell office:value-type="string" calcext:value-type="string">
            <text:p>300.0002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00-200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08035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080351</text:p>
          </table:table-cell>
          <table:table-cell office:value-type="string" calcext:value-type="string">
            <text:p>300.000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00-200-1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300.0002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00-200-1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300.0003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00-20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300.0006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00-20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300.0001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00-200-2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300.0007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00-200-2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300.0010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00-200-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300.0001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00-200-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300.0001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50-250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88541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.885415</text:p>
          </table:table-cell>
          <table:table-cell office:value-type="string" calcext:value-type="string">
            <text:p>300.0002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50-250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07595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075954</text:p>
          </table:table-cell>
          <table:table-cell office:value-type="string" calcext:value-type="string">
            <text:p>300.0002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50-250-1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300.00059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50-250-1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300.0004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50-25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300.0001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50-25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800000</text:p>
          </table:table-cell>
          <table:table-cell office:value-type="string" calcext:value-type="string">
            <text:p>300.0002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50-250-2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300.0013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50-250-2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666667</text:p>
          </table:table-cell>
          <table:table-cell office:value-type="string" calcext:value-type="string">
            <text:p>300.0009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50-250-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300.0001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250-250-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300.0001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50-50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04309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043097</text:p>
          </table:table-cell>
          <table:table-cell office:value-type="string" calcext:value-type="string">
            <text:p>300.0001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50-50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17823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178234</text:p>
          </table:table-cell>
          <table:table-cell office:value-type="string" calcext:value-type="string">
            <text:p>300.0001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50-50-1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91412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.914128</text:p>
          </table:table-cell>
          <table:table-cell office:value-type="string" calcext:value-type="string">
            <text:p>300.0002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50-50-1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97325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.973255</text:p>
          </table:table-cell>
          <table:table-cell office:value-type="string" calcext:value-type="string">
            <text:p>300.0001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50-5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82657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826577</text:p>
          </table:table-cell>
          <table:table-cell office:value-type="string" calcext:value-type="string">
            <text:p>300.0002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50-5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88581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885819</text:p>
          </table:table-cell>
          <table:table-cell office:value-type="string" calcext:value-type="string">
            <text:p>300.0001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50-50-2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77180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771803</text:p>
          </table:table-cell>
          <table:table-cell office:value-type="string" calcext:value-type="string">
            <text:p>300.0003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50-50-2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7574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757400</text:p>
          </table:table-cell>
          <table:table-cell office:value-type="string" calcext:value-type="string">
            <text:p>300.0002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50-50-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300.0001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20-50-50-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300.0001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00-100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000000</text:p>
          </table:table-cell>
          <table:table-cell office:value-type="string" calcext:value-type="string">
            <text:p>300.0001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00-100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02908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029083</text:p>
          </table:table-cell>
          <table:table-cell office:value-type="string" calcext:value-type="string">
            <text:p>300.0001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00-100-1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300.0003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00-100-1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300.0003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00-10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300.0004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00-10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5658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56589</text:p>
          </table:table-cell>
          <table:table-cell office:value-type="string" calcext:value-type="string">
            <text:p>300.00039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00-100-2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300.0004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00-100-2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.17978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.179782</text:p>
          </table:table-cell>
          <table:table-cell office:value-type="string" calcext:value-type="string">
            <text:p>300.0002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00-100-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300.0001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00-100-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300.0001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50-150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300.0002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50-150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300.0001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50-150-1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300.0002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50-150-1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300.0002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50-15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300.0006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50-15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300.0003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50-150-2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300.0008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50-150-2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300.0001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50-150-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300.0001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150-150-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300.0001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00-200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300.0002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00-200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300.0001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00-200-1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300.0004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00-200-1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300.0005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00-20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300.0005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00-20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300.0007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00-200-2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300.0020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00-200-2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300.0005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00-200-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300.0002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00-200-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300.0001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50-250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300.0001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50-250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300.0001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50-250-1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300.0005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50-250-1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300.0006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50-25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300.0016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50-25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300.0003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50-250-2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300.0007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50-250-2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.23622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.236227</text:p>
          </table:table-cell>
          <table:table-cell office:value-type="string" calcext:value-type="string">
            <text:p>300.0003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50-250-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300.0001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250-250-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300.0002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50-50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300.0001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50-50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300.0001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50-50-1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300.0001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50-50-1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300.0002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50-5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300.0002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50-5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300.0002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50-50-2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.000000</text:p>
          </table:table-cell>
          <table:table-cell office:value-type="string" calcext:value-type="string">
            <text:p>300.0001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50-50-2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.26760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.267602</text:p>
          </table:table-cell>
          <table:table-cell office:value-type="string" calcext:value-type="string">
            <text:p>300.0004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50-50-5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300.0001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d-4-50-50-5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.000000</text:p>
          </table:table-cell>
          <table:table-cell office:value-type="string" calcext:value-type="string">
            <text:p>300.0001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</table:table>
      <table:table table:name="BCPA" table:style-name="ta1">
        <table:table-column table:style-name="co12" table:default-cell-style-name="Default"/>
        <table:table-row table:style-name="ro1">
          <table:table-cell/>
        </table:table-row>
      </table:table>
      <table:table table:name="Resumo" table:style-name="ta1">
        <table:table-column table:style-name="co36" table:default-cell-style-name="Default"/>
        <table:table-column table:style-name="co12" table:number-columns-repeated="6" table:default-cell-style-name="Default"/>
        <table:table-column table:style-name="co12" table:default-cell-style-name="ce2"/>
        <table:table-column table:style-name="co12" table:default-cell-style-name="Default"/>
        <table:table-column table:style-name="co12" table:default-cell-style-name="ce2"/>
        <table:table-column table:style-name="co12" table:default-cell-style-name="Default"/>
        <table:table-column table:style-name="co12" table:default-cell-style-name="ce4"/>
        <table:table-column table:style-name="co12" table:number-columns-repeated="2" table:default-cell-style-name="Default"/>
        <table:table-column table:style-name="co37" table:default-cell-style-name="Default"/>
        <table:table-column table:style-name="co12" table:number-columns-repeated="2" table:default-cell-style-name="Default"/>
        <table:table-column table:style-name="co12" table:default-cell-style-name="ce8"/>
        <table:table-column table:style-name="co12" table:default-cell-style-name="Default"/>
        <table:table-column table:style-name="co12" table:default-cell-style-name="ce8"/>
        <table:table-column table:style-name="co12" table:default-cell-style-name="Default"/>
        <table:table-column table:style-name="co38" table:default-cell-style-name="Default"/>
        <table:table-column table:style-name="co12" table:number-columns-repeated="1002" table:default-cell-style-name="Default"/>
        <table:table-row table:style-name="ro1">
          <table:table-cell table:formula="of:=[Global.C1]" office:value-type="string" office:string-value="filename" calcext:value-type="string">
            <text:p>filename</text:p>
          </table:table-cell>
          <table:table-cell table:formula="of:=[Global.D1]" office:value-type="string" office:string-value="nodes" calcext:value-type="string">
            <text:p>nodes</text:p>
          </table:table-cell>
          <table:table-cell table:formula="of:=[Global.E1]" office:value-type="string" office:string-value="lb" calcext:value-type="string">
            <text:p>lb</text:p>
          </table:table-cell>
          <table:table-cell table:formula="of:=[Global.F1]" office:value-type="string" office:string-value="ub" calcext:value-type="string">
            <text:p>ub</text:p>
          </table:table-cell>
          <table:table-cell table:formula="of:=[Global.G1]" office:value-type="string" office:string-value="root" calcext:value-type="string">
            <text:p>roo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VNS</text:p>
          </table:table-cell>
          <table:table-cell table:style-name="Default" office:value-type="string" calcext:value-type="string">
            <text:p>DIST Root</text:p>
          </table:table-cell>
          <table:table-cell office:value-type="string" calcext:value-type="string">
            <text:p>DIST RA</text:p>
          </table:table-cell>
          <table:table-cell table:style-name="Default" office:value-type="string" calcext:value-type="string">
            <text:p>DIST VNS</text:p>
          </table:table-cell>
          <table:table-cell/>
          <table:table-cell table:style-name="Default" office:value-type="string" calcext:value-type="string">
            <text:p>Melhor</text:p>
          </table:table-cell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Venceu # veze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  <table:table-cell table:formula="of:=[Global.A1]" office:value-type="string" office:string-value="frac" calcext:value-type="string">
            <text:p>frac</text:p>
          </table:table-cell>
          <table:table-cell table:formula="of:=[Global.B1]" office:value-type="string" office:string-value="inteiras" calcext:value-type="string">
            <text:p>inteiras</text:p>
          </table:table-cell>
          <table:table-cell table:number-columns-repeated="997"/>
        </table:table-row>
        <table:table-row table:style-name="ro1">
          <table:table-cell table:formula="of:=[Global.C2]" office:value-type="string" office:string-value="rand-20-100-100-10-1.dssp" calcext:value-type="string">
            <text:p>rand-20-100-100-10-1.dssp</text:p>
          </table:table-cell>
          <table:table-cell table:formula="of:=[Global.D2]" office:value-type="float" office:value="1011834" calcext:value-type="float">
            <text:p>1011834</text:p>
          </table:table-cell>
          <table:table-cell table:formula="of:=[Global.E2]" office:value-type="float" office:value="0" calcext:value-type="float">
            <text:p>0</text:p>
          </table:table-cell>
          <table:table-cell table:formula="of:=[Global.F2]" office:value-type="float" office:value="1" calcext:value-type="float">
            <text:p>1</text:p>
          </table:table-cell>
          <table:table-cell table:formula="of:=[Global.G2]" office:value-type="float" office:value="-4.984723" calcext:value-type="float">
            <text:p>-4,98</text:p>
          </table:table-cell>
          <table:table-cell table:formula="of:=[RA.I2]" office:value-type="float" office:value="3" calcext:value-type="float">
            <text:p>3</text:p>
          </table:table-cell>
          <table:table-cell table:formula="of:=[VNS.H2]" office:value-type="float" office:value="2" calcext:value-type="float">
            <text:p>2</text:p>
          </table:table-cell>
          <table:table-cell table:formula="of:=IF([.C2]&lt;0; IF([.C2]&lt;0; [.F2]-[.C2]; [.F2]+[.C2]); IF([.C2]&lt;0; [.F2]-[.C2]; [.F2]+[.C2]))" office:value-type="float" office:value="3" calcext:value-type="float">
            <text:p>3</text:p>
          </table:table-cell>
          <table:table-cell table:formula="of:=[.F2]-[.C2]" office:value-type="float" office:value="3" calcext:value-type="float">
            <text:p>3</text:p>
          </table:table-cell>
          <table:table-cell table:formula="of:=[.G2]-[.C2]" office:value-type="float" office:value="2" calcext:value-type="float">
            <text:p>2</text:p>
          </table:table-cell>
          <table:table-cell table:formula="of:=IF([.G2]&lt;[.C2];&quot;*&quot;;&quot;&quot;)">
            <text:p/>
          </table:table-cell>
          <table:table-cell table:formula="of:=IF([.I2]=[.J2]; &quot;IGUAL&quot;; IF([.I2]&lt;[.J2]; &quot;RA&quot;; &quot;VNS&quot;))" office:value-type="string" office:string-value="VNS" calcext:value-type="string">
            <text:p>V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ual</text:p>
          </table:table-cell>
          <table:table-cell table:formula="of:=COUNTIFS([.L2:.L101];&quot;=IGUAL&quot;)" office:value-type="float" office:value="31" calcext:value-type="float">
            <text:p>31</text:p>
          </table:table-cell>
          <table:table-cell table:style-name="ce9" table:formula="of:=[.O2]/100" office:value-type="percentage" office:value="0.31" calcext:value-type="percentage">
            <text:p>31,00%</text:p>
          </table:table-cell>
          <table:table-cell table:formula="of:=SUM([.I2:.I101])/100" office:value-type="float" office:value="5.03567662" calcext:value-type="float">
            <text:p>5,04</text:p>
          </table:table-cell>
          <table:table-cell table:formula="of:=([.I2]-[.Q2])*([.I2]-[.Q2])" office:value-type="float" office:value="4.14397930121463" calcext:value-type="float">
            <text:p>4,144</text:p>
          </table:table-cell>
          <table:table-cell table:formula="of:=SUM([.J2:.J101])/100" office:value-type="float" office:value="3.77567662" calcext:value-type="float">
            <text:p>3,78</text:p>
          </table:table-cell>
          <table:table-cell table:formula="of:=([.J2]-[.S2])*([.J2]-[.S2])" office:value-type="float" office:value="3.15302745881462" calcext:value-type="float">
            <text:p>3,153</text:p>
          </table:table-cell>
          <table:table-cell table:number-columns-repeated="5"/>
          <table:table-cell table:formula="of:=[Global.A2]" office:value-type="float" office:value="462" calcext:value-type="float">
            <text:p>462</text:p>
          </table:table-cell>
          <table:table-cell table:formula="of:=[Global.B2]" office:value-type="float" office:value="0" calcext:value-type="float">
            <text:p>0</text:p>
          </table:table-cell>
          <table:table-cell table:formula="of:=[.Z2]+[.AA2]" office:value-type="float" office:value="462" calcext:value-type="float">
            <text:p>462</text:p>
          </table:table-cell>
          <table:table-cell table:formula="of:=[.Z2]*100/[.AB2]" office:value-type="float" office:value="100" calcext:value-type="float">
            <text:p>100</text:p>
          </table:table-cell>
          <table:table-cell table:formula="of:=AVERAGE([.AC2:.AC101])" office:value-type="float" office:value="93.9728530351028" calcext:value-type="float">
            <text:p>93,97</text:p>
          </table:table-cell>
          <table:table-cell table:number-columns-repeated="994"/>
        </table:table-row>
        <table:table-row table:style-name="ro1">
          <table:table-cell table:formula="of:=[Global.C3]" office:value-type="string" office:string-value="rand-20-100-100-10-2.dssp" calcext:value-type="string">
            <text:p>rand-20-100-100-10-2.dssp</text:p>
          </table:table-cell>
          <table:table-cell table:formula="of:=[Global.D3]" office:value-type="float" office:value="889944" calcext:value-type="float">
            <text:p>889944</text:p>
          </table:table-cell>
          <table:table-cell table:formula="of:=[Global.E3]" office:value-type="float" office:value="0" calcext:value-type="float">
            <text:p>0</text:p>
          </table:table-cell>
          <table:table-cell table:formula="of:=[Global.F3]" office:value-type="float" office:value="1" calcext:value-type="float">
            <text:p>1</text:p>
          </table:table-cell>
          <table:table-cell table:formula="of:=[Global.G3]" office:value-type="float" office:value="-5.129588" calcext:value-type="float">
            <text:p>-5,13</text:p>
          </table:table-cell>
          <table:table-cell table:formula="of:=[RA.I3]" office:value-type="float" office:value="3" calcext:value-type="float">
            <text:p>3</text:p>
          </table:table-cell>
          <table:table-cell table:formula="of:=[VNS.H3]" office:value-type="float" office:value="2" calcext:value-type="float">
            <text:p>2</text:p>
          </table:table-cell>
          <table:table-cell table:formula="of:=IF([.C3]&lt;0; IF([.C3]&lt;0; [.F3]-[.C3]; [.F3]+[.C3]); IF([.C3]&lt;0; [.F3]-[.C3]; [.F3]+[.C3]))" office:value-type="float" office:value="3" calcext:value-type="float">
            <text:p>3</text:p>
          </table:table-cell>
          <table:table-cell table:formula="of:=[.F3]-[.C3]" office:value-type="float" office:value="3" calcext:value-type="float">
            <text:p>3</text:p>
          </table:table-cell>
          <table:table-cell table:formula="of:=[.G3]-[.C3]" office:value-type="float" office:value="2" calcext:value-type="float">
            <text:p>2</text:p>
          </table:table-cell>
          <table:table-cell table:formula="of:=IF([.G3]&lt;[.C3];&quot;*&quot;;&quot;&quot;)">
            <text:p/>
          </table:table-cell>
          <table:table-cell table:formula="of:=IF([.I3]=[.J3]; &quot;IGUAL&quot;; IF([.I3]&lt;[.J3]; &quot;RA&quot;; &quot;VNS&quot;))" office:value-type="string" office:string-value="VNS" calcext:value-type="string">
            <text:p>V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formula="of:=COUNTIFS([.L2:.L101];&quot;=VNS&quot;)" office:value-type="float" office:value="69" calcext:value-type="float">
            <text:p>69</text:p>
          </table:table-cell>
          <table:table-cell table:style-name="ce9" table:formula="of:=[.O3]/100" office:value-type="percentage" office:value="0.69" calcext:value-type="percentage">
            <text:p>69,00%</text:p>
          </table:table-cell>
          <table:table-cell table:formula="of:=[.Q2]" office:value-type="float" office:value="5.03567662" calcext:value-type="float">
            <text:p>5,04</text:p>
          </table:table-cell>
          <table:table-cell table:formula="of:=([.I3]-[.Q3])*([.I3]-[.Q3])" office:value-type="float" office:value="4.14397930121463" calcext:value-type="float">
            <text:p>4,144</text:p>
          </table:table-cell>
          <table:table-cell table:formula="of:=[.S2]" office:value-type="float" office:value="3.77567662" calcext:value-type="float">
            <text:p>3,78</text:p>
          </table:table-cell>
          <table:table-cell table:formula="of:=([.J3]-[.S3])*([.J3]-[.S3])" office:value-type="float" office:value="3.15302745881462" calcext:value-type="float">
            <text:p>3,153</text:p>
          </table:table-cell>
          <table:table-cell table:number-columns-repeated="5"/>
          <table:table-cell table:formula="of:=[Global.A3]" office:value-type="float" office:value="461" calcext:value-type="float">
            <text:p>461</text:p>
          </table:table-cell>
          <table:table-cell table:formula="of:=[Global.B3]" office:value-type="float" office:value="1" calcext:value-type="float">
            <text:p>1</text:p>
          </table:table-cell>
          <table:table-cell table:formula="of:=[.Z3]+[.AA3]" office:value-type="float" office:value="462" calcext:value-type="float">
            <text:p>462</text:p>
          </table:table-cell>
          <table:table-cell table:formula="of:=[.Z3]*100/[.AB3]" office:value-type="float" office:value="99.7835497835498" calcext:value-type="float">
            <text:p>99,78</text:p>
          </table:table-cell>
          <table:table-cell table:number-columns-repeated="995"/>
        </table:table-row>
        <table:table-row table:style-name="ro1">
          <table:table-cell table:formula="of:=[Global.C4]" office:value-type="string" office:string-value="rand-20-100-100-15-1.dssp" calcext:value-type="string">
            <text:p>rand-20-100-100-15-1.dssp</text:p>
          </table:table-cell>
          <table:table-cell table:formula="of:=[Global.D4]" office:value-type="float" office:value="708120" calcext:value-type="float">
            <text:p>708120</text:p>
          </table:table-cell>
          <table:table-cell table:formula="of:=[Global.E4]" office:value-type="float" office:value="-1" calcext:value-type="float">
            <text:p>-1</text:p>
          </table:table-cell>
          <table:table-cell table:formula="of:=[Global.F4]" office:value-type="float" office:value="1" calcext:value-type="float">
            <text:p>1</text:p>
          </table:table-cell>
          <table:table-cell table:formula="of:=[Global.G4]" office:value-type="float" office:value="-8.826144" calcext:value-type="float">
            <text:p>-8,83</text:p>
          </table:table-cell>
          <table:table-cell table:formula="of:=[RA.I4]" office:value-type="float" office:value="4" calcext:value-type="float">
            <text:p>4</text:p>
          </table:table-cell>
          <table:table-cell table:formula="of:=[VNS.H4]" office:value-type="float" office:value="2" calcext:value-type="float">
            <text:p>2</text:p>
          </table:table-cell>
          <table:table-cell table:formula="of:=IF([.C4]&lt;0; IF([.C4]&lt;0; [.F4]-[.C4]; [.F4]+[.C4]); IF([.C4]&lt;0; [.F4]-[.C4]; [.F4]+[.C4]))" office:value-type="float" office:value="5" calcext:value-type="float">
            <text:p>5</text:p>
          </table:table-cell>
          <table:table-cell table:formula="of:=[.F4]-[.C4]" office:value-type="float" office:value="5" calcext:value-type="float">
            <text:p>5</text:p>
          </table:table-cell>
          <table:table-cell table:formula="of:=[.G4]-[.C4]" office:value-type="float" office:value="3" calcext:value-type="float">
            <text:p>3</text:p>
          </table:table-cell>
          <table:table-cell table:formula="of:=IF([.G4]&lt;[.C4];&quot;*&quot;;&quot;&quot;)">
            <text:p/>
          </table:table-cell>
          <table:table-cell table:formula="of:=IF([.I4]=[.J4]; &quot;IGUAL&quot;; IF([.I4]&lt;[.J4]; &quot;RA&quot;; &quot;VNS&quot;))" office:value-type="string" office:string-value="VNS" calcext:value-type="string">
            <text:p>V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</text:p>
          </table:table-cell>
          <table:table-cell table:formula="of:=COUNTIFS([.L2:.L101];&quot;=RA&quot;)" office:value-type="float" office:value="0" calcext:value-type="float">
            <text:p>0</text:p>
          </table:table-cell>
          <table:table-cell table:style-name="ce10" table:formula="of:=[.O4]/100" office:value-type="percentage" office:value="0" calcext:value-type="percentage">
            <text:p>0,00%</text:p>
          </table:table-cell>
          <table:table-cell table:formula="of:=[.Q3]" office:value-type="float" office:value="5.03567662" calcext:value-type="float">
            <text:p>5,04</text:p>
          </table:table-cell>
          <table:table-cell table:formula="of:=([.I4]-[.Q4])*([.I4]-[.Q4])" office:value-type="float" office:value="0.00127282121462442" calcext:value-type="float">
            <text:p>0,001</text:p>
          </table:table-cell>
          <table:table-cell table:formula="of:=[.S3]" office:value-type="float" office:value="3.77567662" calcext:value-type="float">
            <text:p>3,78</text:p>
          </table:table-cell>
          <table:table-cell table:formula="of:=([.J4]-[.S4])*([.J4]-[.S4])" office:value-type="float" office:value="0.601674218814624" calcext:value-type="float">
            <text:p>0,602</text:p>
          </table:table-cell>
          <table:table-cell table:number-columns-repeated="5"/>
          <table:table-cell table:formula="of:=[Global.A4]" office:value-type="float" office:value="642" calcext:value-type="float">
            <text:p>642</text:p>
          </table:table-cell>
          <table:table-cell table:formula="of:=[Global.B4]" office:value-type="float" office:value="0" calcext:value-type="float">
            <text:p>0</text:p>
          </table:table-cell>
          <table:table-cell table:formula="of:=[.Z4]+[.AA4]" office:value-type="float" office:value="642" calcext:value-type="float">
            <text:p>642</text:p>
          </table:table-cell>
          <table:table-cell table:formula="of:=[.Z4]*100/[.AB4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5]" office:value-type="string" office:string-value="rand-20-100-100-15-2.dssp" calcext:value-type="string">
            <text:p>rand-20-100-100-15-2.dssp</text:p>
          </table:table-cell>
          <table:table-cell table:formula="of:=[Global.D5]" office:value-type="float" office:value="749983" calcext:value-type="float">
            <text:p>749983</text:p>
          </table:table-cell>
          <table:table-cell table:formula="of:=[Global.E5]" office:value-type="float" office:value="-1.040661" calcext:value-type="float">
            <text:p>-1,04</text:p>
          </table:table-cell>
          <table:table-cell table:formula="of:=[Global.F5]" office:value-type="float" office:value="1" calcext:value-type="float">
            <text:p>1</text:p>
          </table:table-cell>
          <table:table-cell table:formula="of:=[Global.G5]" office:value-type="float" office:value="-9" calcext:value-type="float">
            <text:p>-9</text:p>
          </table:table-cell>
          <table:table-cell table:formula="of:=[RA.I5]" office:value-type="float" office:value="2" calcext:value-type="float">
            <text:p>2</text:p>
          </table:table-cell>
          <table:table-cell table:formula="of:=[VNS.H5]" office:value-type="float" office:value="2" calcext:value-type="float">
            <text:p>2</text:p>
          </table:table-cell>
          <table:table-cell table:formula="of:=IF([.C5]&lt;0; IF([.C5]&lt;0; [.F5]-[.C5]; [.F5]+[.C5]); IF([.C5]&lt;0; [.F5]-[.C5]; [.F5]+[.C5]))" office:value-type="float" office:value="3.040661" calcext:value-type="float">
            <text:p>3,04</text:p>
          </table:table-cell>
          <table:table-cell table:formula="of:=[.F5]-[.C5]" office:value-type="float" office:value="3.040661" calcext:value-type="float">
            <text:p>3,04</text:p>
          </table:table-cell>
          <table:table-cell table:formula="of:=[.G5]-[.C5]" office:value-type="float" office:value="3.040661" calcext:value-type="float">
            <text:p>3,04</text:p>
          </table:table-cell>
          <table:table-cell table:formula="of:=IF([.G5]&lt;[.C5];&quot;*&quot;;&quot;&quot;)">
            <text:p/>
          </table:table-cell>
          <table:table-cell table:formula="of:=IF([.I5]=[.J5]; &quot;IGUAL&quot;; IF([.I5]&lt;[.J5]; &quot;RA&quot;; &quot;VNS&quot;))" office:value-type="string" office:string-value="IGUAL" calcext:value-type="string">
            <text:p>IGUA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Q4]" office:value-type="float" office:value="5.03567662" calcext:value-type="float">
            <text:p>5,04</text:p>
          </table:table-cell>
          <table:table-cell table:formula="of:=([.I5]-[.Q5])*([.I5]-[.Q5])" office:value-type="float" office:value="3.98008732404399" calcext:value-type="float">
            <text:p>3,980</text:p>
          </table:table-cell>
          <table:table-cell table:formula="of:=[.S4]" office:value-type="float" office:value="3.77567662" calcext:value-type="float">
            <text:p>3,78</text:p>
          </table:table-cell>
          <table:table-cell table:formula="of:=([.J5]-[.S5])*([.J5]-[.S5])" office:value-type="float" office:value="0.540247961643984" calcext:value-type="float">
            <text:p>0,540</text:p>
          </table:table-cell>
          <table:table-cell table:number-columns-repeated="5"/>
          <table:table-cell table:formula="of:=[Global.A5]" office:value-type="float" office:value="642" calcext:value-type="float">
            <text:p>642</text:p>
          </table:table-cell>
          <table:table-cell table:formula="of:=[Global.B5]" office:value-type="float" office:value="0" calcext:value-type="float">
            <text:p>0</text:p>
          </table:table-cell>
          <table:table-cell table:formula="of:=[.Z5]+[.AA5]" office:value-type="float" office:value="642" calcext:value-type="float">
            <text:p>642</text:p>
          </table:table-cell>
          <table:table-cell table:formula="of:=[.Z5]*100/[.AB5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6]" office:value-type="string" office:string-value="rand-20-100-100-20-1.dssp" calcext:value-type="string">
            <text:p>rand-20-100-100-20-1.dssp</text:p>
          </table:table-cell>
          <table:table-cell table:formula="of:=[Global.D6]" office:value-type="float" office:value="336693" calcext:value-type="float">
            <text:p>336693</text:p>
          </table:table-cell>
          <table:table-cell table:formula="of:=[Global.E6]" office:value-type="float" office:value="-2.593519" calcext:value-type="float">
            <text:p>-2,59</text:p>
          </table:table-cell>
          <table:table-cell table:formula="of:=[Global.F6]" office:value-type="float" office:value="1E+020" calcext:value-type="float">
            <text:p>1,00E+20</text:p>
          </table:table-cell>
          <table:table-cell table:formula="of:=[Global.G6]" office:value-type="float" office:value="-12.8" calcext:value-type="float">
            <text:p>-12,8</text:p>
          </table:table-cell>
          <table:table-cell table:formula="of:=[RA.I6]" office:value-type="float" office:value="3" calcext:value-type="float">
            <text:p>3</text:p>
          </table:table-cell>
          <table:table-cell table:formula="of:=[VNS.H6]" office:value-type="float" office:value="3" calcext:value-type="float">
            <text:p>3</text:p>
          </table:table-cell>
          <table:table-cell table:formula="of:=IF([.C6]&lt;0; IF([.C6]&lt;0; [.F6]-[.C6]; [.F6]+[.C6]); IF([.C6]&lt;0; [.F6]-[.C6]; [.F6]+[.C6]))" office:value-type="float" office:value="5.593519" calcext:value-type="float">
            <text:p>5,59</text:p>
          </table:table-cell>
          <table:table-cell table:formula="of:=[.F6]-[.C6]" office:value-type="float" office:value="5.593519" calcext:value-type="float">
            <text:p>5,59</text:p>
          </table:table-cell>
          <table:table-cell table:formula="of:=[.G6]-[.C6]" office:value-type="float" office:value="5.593519" calcext:value-type="float">
            <text:p>5,59</text:p>
          </table:table-cell>
          <table:table-cell table:formula="of:=IF([.G6]&lt;[.C6];&quot;*&quot;;&quot;&quot;)">
            <text:p/>
          </table:table-cell>
          <table:table-cell table:formula="of:=IF([.I6]=[.J6]; &quot;IGUAL&quot;; IF([.I6]&lt;[.J6]; &quot;RA&quot;; &quot;VNS&quot;))" office:value-type="string" office:string-value="IGUAL" calcext:value-type="string">
            <text:p>IGUAL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Q5]" office:value-type="float" office:value="5.03567662" calcext:value-type="float">
            <text:p>5,04</text:p>
          </table:table-cell>
          <table:table-cell table:formula="of:=([.I6]-[.Q6])*([.I6]-[.Q6])" office:value-type="float" office:value="0.311188120924065" calcext:value-type="float">
            <text:p>0,311</text:p>
          </table:table-cell>
          <table:table-cell table:formula="of:=[.S5]" office:value-type="float" office:value="3.77567662" calcext:value-type="float">
            <text:p>3,78</text:p>
          </table:table-cell>
          <table:table-cell table:formula="of:=([.J6]-[.S6])*([.J6]-[.S6])" office:value-type="float" office:value="3.30455091852407" calcext:value-type="float">
            <text:p>3,305</text:p>
          </table:table-cell>
          <table:table-cell table:number-columns-repeated="5"/>
          <table:table-cell table:formula="of:=[Global.A6]" office:value-type="float" office:value="822" calcext:value-type="float">
            <text:p>822</text:p>
          </table:table-cell>
          <table:table-cell table:formula="of:=[Global.B6]" office:value-type="float" office:value="0" calcext:value-type="float">
            <text:p>0</text:p>
          </table:table-cell>
          <table:table-cell table:formula="of:=[.Z6]+[.AA6]" office:value-type="float" office:value="822" calcext:value-type="float">
            <text:p>822</text:p>
          </table:table-cell>
          <table:table-cell table:formula="of:=[.Z6]*100/[.AB6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7]" office:value-type="string" office:string-value="rand-20-100-100-20-2.dssp" calcext:value-type="string">
            <text:p>rand-20-100-100-20-2.dssp</text:p>
          </table:table-cell>
          <table:table-cell table:formula="of:=[Global.D7]" office:value-type="float" office:value="485390" calcext:value-type="float">
            <text:p>485390</text:p>
          </table:table-cell>
          <table:table-cell table:formula="of:=[Global.E7]" office:value-type="float" office:value="-2.232429" calcext:value-type="float">
            <text:p>-2,23</text:p>
          </table:table-cell>
          <table:table-cell table:formula="of:=[Global.F7]" office:value-type="float" office:value="1" calcext:value-type="float">
            <text:p>1</text:p>
          </table:table-cell>
          <table:table-cell table:formula="of:=[Global.G7]" office:value-type="float" office:value="-12.803089" calcext:value-type="float">
            <text:p>-12,8</text:p>
          </table:table-cell>
          <table:table-cell table:formula="of:=[RA.I7]" office:value-type="float" office:value="2" calcext:value-type="float">
            <text:p>2</text:p>
          </table:table-cell>
          <table:table-cell table:formula="of:=[VNS.H7]" office:value-type="float" office:value="2" calcext:value-type="float">
            <text:p>2</text:p>
          </table:table-cell>
          <table:table-cell table:formula="of:=IF([.C7]&lt;0; IF([.C7]&lt;0; [.F7]-[.C7]; [.F7]+[.C7]); IF([.C7]&lt;0; [.F7]-[.C7]; [.F7]+[.C7]))" office:value-type="float" office:value="4.232429" calcext:value-type="float">
            <text:p>4,23</text:p>
          </table:table-cell>
          <table:table-cell table:formula="of:=[.F7]-[.C7]" office:value-type="float" office:value="4.232429" calcext:value-type="float">
            <text:p>4,23</text:p>
          </table:table-cell>
          <table:table-cell table:formula="of:=[.G7]-[.C7]" office:value-type="float" office:value="4.232429" calcext:value-type="float">
            <text:p>4,23</text:p>
          </table:table-cell>
          <table:table-cell table:formula="of:=IF([.G7]&lt;[.C7];&quot;*&quot;;&quot;&quot;)">
            <text:p/>
          </table:table-cell>
          <table:table-cell table:formula="of:=IF([.I7]=[.J7]; &quot;IGUAL&quot;; IF([.I7]&lt;[.J7]; &quot;RA&quot;; &quot;VNS&quot;))" office:value-type="string" office:string-value="IGUAL" calcext:value-type="string">
            <text:p>IGU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_BARRA</text:p>
          </table:table-cell>
          <table:table-cell table:formula="of:=AVERAGE([.H2:.H76])" office:value-type="float" office:value="5.79210105333333" calcext:value-type="float">
            <text:p>5,79</text:p>
          </table:table-cell>
          <table:table-cell/>
          <table:table-cell table:formula="of:=[.Q6]" office:value-type="float" office:value="5.03567662" calcext:value-type="float">
            <text:p>5,04</text:p>
          </table:table-cell>
          <table:table-cell table:formula="of:=([.I7]-[.Q7])*([.I7]-[.Q7])" office:value-type="float" office:value="0.645206739035665" calcext:value-type="float">
            <text:p>0,645</text:p>
          </table:table-cell>
          <table:table-cell table:formula="of:=[.S6]" office:value-type="float" office:value="3.77567662" calcext:value-type="float">
            <text:p>3,78</text:p>
          </table:table-cell>
          <table:table-cell table:formula="of:=([.J7]-[.S7])*([.J7]-[.S7])" office:value-type="float" office:value="0.208622736635664" calcext:value-type="float">
            <text:p>0,209</text:p>
          </table:table-cell>
          <table:table-cell/>
          <table:table-cell office:value-type="string" calcext:value-type="string">
            <text:p>desvpad RA</text:p>
          </table:table-cell>
          <table:table-cell table:formula="of:=STDEV([.I1:.I75])" office:value-type="float" office:value="3.42816889147377" calcext:value-type="float">
            <text:p>3,43</text:p>
          </table:table-cell>
          <table:table-cell table:style-name="ce12" table:formula="of:=SQRT(DEVSQ([.I1:.I101])/100)" office:value-type="float" office:value="3.64967309895675" calcext:value-type="float">
            <text:p>3,6</text:p>
          </table:table-cell>
          <table:table-cell/>
          <table:table-cell table:formula="of:=[Global.A7]" office:value-type="float" office:value="812" calcext:value-type="float">
            <text:p>812</text:p>
          </table:table-cell>
          <table:table-cell table:formula="of:=[Global.B7]" office:value-type="float" office:value="10" calcext:value-type="float">
            <text:p>10</text:p>
          </table:table-cell>
          <table:table-cell table:formula="of:=[.Z7]+[.AA7]" office:value-type="float" office:value="822" calcext:value-type="float">
            <text:p>822</text:p>
          </table:table-cell>
          <table:table-cell table:formula="of:=[.Z7]*100/[.AB7]" office:value-type="float" office:value="98.7834549878346" calcext:value-type="float">
            <text:p>98,78</text:p>
          </table:table-cell>
          <table:table-cell table:number-columns-repeated="995"/>
        </table:table-row>
        <table:table-row table:style-name="ro1">
          <table:table-cell table:formula="of:=[Global.C8]" office:value-type="string" office:string-value="rand-20-100-100-25-1.dssp" calcext:value-type="string">
            <text:p>rand-20-100-100-25-1.dssp</text:p>
          </table:table-cell>
          <table:table-cell table:formula="of:=[Global.D8]" office:value-type="float" office:value="306213" calcext:value-type="float">
            <text:p>306213</text:p>
          </table:table-cell>
          <table:table-cell table:formula="of:=[Global.E8]" office:value-type="float" office:value="-6.847059" calcext:value-type="float">
            <text:p>-6,85</text:p>
          </table:table-cell>
          <table:table-cell table:formula="of:=[Global.F8]" office:value-type="float" office:value="1E+020" calcext:value-type="float">
            <text:p>1,00E+20</text:p>
          </table:table-cell>
          <table:table-cell table:formula="of:=[Global.G8]" office:value-type="float" office:value="-16.667" calcext:value-type="float">
            <text:p>-16,67</text:p>
          </table:table-cell>
          <table:table-cell table:formula="of:=[RA.I8]" office:value-type="float" office:value="4" calcext:value-type="float">
            <text:p>4</text:p>
          </table:table-cell>
          <table:table-cell table:formula="of:=[VNS.H8]" office:value-type="float" office:value="3" calcext:value-type="float">
            <text:p>3</text:p>
          </table:table-cell>
          <table:table-cell table:formula="of:=IF([.C8]&lt;0; IF([.C8]&lt;0; [.F8]-[.C8]; [.F8]+[.C8]); IF([.C8]&lt;0; [.F8]-[.C8]; [.F8]+[.C8]))" office:value-type="float" office:value="10.847059" calcext:value-type="float">
            <text:p>10,85</text:p>
          </table:table-cell>
          <table:table-cell table:formula="of:=[.F8]-[.C8]" office:value-type="float" office:value="10.847059" calcext:value-type="float">
            <text:p>10,85</text:p>
          </table:table-cell>
          <table:table-cell table:formula="of:=[.G8]-[.C8]" office:value-type="float" office:value="9.847059" calcext:value-type="float">
            <text:p>9,85</text:p>
          </table:table-cell>
          <table:table-cell table:formula="of:=IF([.G8]&lt;[.C8];&quot;*&quot;;&quot;&quot;)">
            <text:p/>
          </table:table-cell>
          <table:table-cell table:formula="of:=IF([.I8]=[.J8]; &quot;IGUAL&quot;; IF([.I8]&lt;[.J8]; &quot;RA&quot;; &quot;VNS&quot;))" office:value-type="string" office:string-value="VNS" calcext:value-type="string">
            <text:p>V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_BARRA</text:p>
          </table:table-cell>
          <table:table-cell table:style-name="ce7" table:formula="of:=AVERAGE([.I2:.I101])" office:value-type="float" office:value="5.03567662" calcext:value-type="float">
            <text:p>5,04</text:p>
          </table:table-cell>
          <table:table-cell/>
          <table:table-cell table:formula="of:=[.Q7]" office:value-type="float" office:value="5.03567662" calcext:value-type="float">
            <text:p>5,04</text:p>
          </table:table-cell>
          <table:table-cell table:formula="of:=([.I8]-[.Q8])*([.I8]-[.Q8])" office:value-type="float" office:value="33.7721651665745" calcext:value-type="float">
            <text:p>33,772</text:p>
          </table:table-cell>
          <table:table-cell table:formula="of:=[.S7]" office:value-type="float" office:value="3.77567662" calcext:value-type="float">
            <text:p>3,78</text:p>
          </table:table-cell>
          <table:table-cell table:formula="of:=([.J8]-[.S8])*([.J8]-[.S8])" office:value-type="float" office:value="36.8616840041745" calcext:value-type="float">
            <text:p>36,862</text:p>
          </table:table-cell>
          <table:table-cell/>
          <table:table-cell office:value-type="string" calcext:value-type="string">
            <text:p>desvpad VNS</text:p>
          </table:table-cell>
          <table:table-cell table:formula="of:=STDEV([.J1:.J75])" office:value-type="float" office:value="3.23311596388338" calcext:value-type="float">
            <text:p>3,23</text:p>
          </table:table-cell>
          <table:table-cell table:style-name="ce12" table:formula="of:=SQRT(DEVSQ([.J1:.J101])/100)" office:value-type="float" office:value="3.42826957978053" calcext:value-type="float">
            <text:p>3,4</text:p>
          </table:table-cell>
          <table:table-cell/>
          <table:table-cell table:formula="of:=[Global.A8]" office:value-type="float" office:value="998" calcext:value-type="float">
            <text:p>998</text:p>
          </table:table-cell>
          <table:table-cell table:formula="of:=[Global.B8]" office:value-type="float" office:value="4" calcext:value-type="float">
            <text:p>4</text:p>
          </table:table-cell>
          <table:table-cell table:formula="of:=[.Z8]+[.AA8]" office:value-type="float" office:value="1002" calcext:value-type="float">
            <text:p>1002</text:p>
          </table:table-cell>
          <table:table-cell table:formula="of:=[.Z8]*100/[.AB8]" office:value-type="float" office:value="99.6007984031936" calcext:value-type="float">
            <text:p>99,6</text:p>
          </table:table-cell>
          <table:table-cell table:number-columns-repeated="995"/>
        </table:table-row>
        <table:table-row table:style-name="ro1">
          <table:table-cell table:formula="of:=[Global.C9]" office:value-type="string" office:string-value="rand-20-100-100-25-2.dssp" calcext:value-type="string">
            <text:p>rand-20-100-100-25-2.dssp</text:p>
          </table:table-cell>
          <table:table-cell table:formula="of:=[Global.D9]" office:value-type="float" office:value="245463" calcext:value-type="float">
            <text:p>245463</text:p>
          </table:table-cell>
          <table:table-cell table:formula="of:=[Global.E9]" office:value-type="float" office:value="-6.5625" calcext:value-type="float">
            <text:p>-6,56</text:p>
          </table:table-cell>
          <table:table-cell table:formula="of:=[Global.F9]" office:value-type="float" office:value="1E+020" calcext:value-type="float">
            <text:p>1,00E+20</text:p>
          </table:table-cell>
          <table:table-cell table:formula="of:=[Global.G9]" office:value-type="float" office:value="-16.666667" calcext:value-type="float">
            <text:p>-16,67</text:p>
          </table:table-cell>
          <table:table-cell table:formula="of:=[RA.I9]" office:value-type="float" office:value="3" calcext:value-type="float">
            <text:p>3</text:p>
          </table:table-cell>
          <table:table-cell table:formula="of:=[VNS.H9]" office:value-type="float" office:value="3" calcext:value-type="float">
            <text:p>3</text:p>
          </table:table-cell>
          <table:table-cell table:formula="of:=IF([.C9]&lt;0; IF([.C9]&lt;0; [.F9]-[.C9]; [.F9]+[.C9]); IF([.C9]&lt;0; [.F9]-[.C9]; [.F9]+[.C9]))" office:value-type="float" office:value="9.5625" calcext:value-type="float">
            <text:p>9,56</text:p>
          </table:table-cell>
          <table:table-cell table:formula="of:=[.F9]-[.C9]" office:value-type="float" office:value="9.5625" calcext:value-type="float">
            <text:p>9,56</text:p>
          </table:table-cell>
          <table:table-cell table:formula="of:=[.G9]-[.C9]" office:value-type="float" office:value="9.5625" calcext:value-type="float">
            <text:p>9,56</text:p>
          </table:table-cell>
          <table:table-cell table:formula="of:=IF([.G9]&lt;[.C9];&quot;*&quot;;&quot;&quot;)">
            <text:p/>
          </table:table-cell>
          <table:table-cell table:formula="of:=IF([.I9]=[.J9]; &quot;IGUAL&quot;; IF([.I9]&lt;[.J9]; &quot;RA&quot;; &quot;VNS&quot;))" office:value-type="string" office:string-value="IGUAL" calcext:value-type="string">
            <text:p>IGU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NS_BARRA</text:p>
          </table:table-cell>
          <table:table-cell table:style-name="ce7" table:formula="of:=AVERAGE([.J2:.J101])" office:value-type="float" office:value="3.77567662" calcext:value-type="float">
            <text:p>3,78</text:p>
          </table:table-cell>
          <table:table-cell table:style-name="ce10" table:formula="of:=([.O8]-[.O9])/[.O8]" office:value-type="percentage" office:value="0.250214637491952" calcext:value-type="percentage">
            <text:p>25,02%</text:p>
          </table:table-cell>
          <table:table-cell table:formula="of:=[.Q8]" office:value-type="float" office:value="5.03567662" calcext:value-type="float">
            <text:p>5,04</text:p>
          </table:table-cell>
          <table:table-cell table:formula="of:=([.I9]-[.Q9])*([.I9]-[.Q9])" office:value-type="float" office:value="20.4921299137146" calcext:value-type="float">
            <text:p>20,492</text:p>
          </table:table-cell>
          <table:table-cell table:formula="of:=[.S8]" office:value-type="float" office:value="3.77567662" calcext:value-type="float">
            <text:p>3,78</text:p>
          </table:table-cell>
          <table:table-cell table:formula="of:=([.J9]-[.S9])*([.J9]-[.S9])" office:value-type="float" office:value="33.4873248313146" calcext:value-type="float">
            <text:p>33,487</text:p>
          </table:table-cell>
          <table:table-cell table:number-columns-repeated="3"/>
          <table:table-cell table:style-name="ce13"/>
          <table:table-cell/>
          <table:table-cell table:formula="of:=[Global.A9]" office:value-type="float" office:value="1001" calcext:value-type="float">
            <text:p>1001</text:p>
          </table:table-cell>
          <table:table-cell table:formula="of:=[Global.B9]" office:value-type="float" office:value="1" calcext:value-type="float">
            <text:p>1</text:p>
          </table:table-cell>
          <table:table-cell table:formula="of:=[.Z9]+[.AA9]" office:value-type="float" office:value="1002" calcext:value-type="float">
            <text:p>1002</text:p>
          </table:table-cell>
          <table:table-cell table:formula="of:=[.Z9]*100/[.AB9]" office:value-type="float" office:value="99.9001996007984" calcext:value-type="float">
            <text:p>99,9</text:p>
          </table:table-cell>
          <table:table-cell table:number-columns-repeated="995"/>
        </table:table-row>
        <table:table-row table:style-name="ro1">
          <table:table-cell table:style-name="ce1" table:formula="of:=[Global.C10]" office:value-type="string" office:string-value="rand-20-100-100-5-1.dssp" calcext:value-type="string">
            <text:p>rand-20-100-100-5-1.dssp</text:p>
          </table:table-cell>
          <table:table-cell table:style-name="ce1" table:formula="of:=[Global.D10]" office:value-type="float" office:value="117" calcext:value-type="float">
            <text:p>117</text:p>
          </table:table-cell>
          <table:table-cell table:style-name="ce1" table:formula="of:=[Global.E10]" office:value-type="float" office:value="1" calcext:value-type="float">
            <text:p>1</text:p>
          </table:table-cell>
          <table:table-cell table:style-name="ce1" table:formula="of:=[Global.F10]" office:value-type="float" office:value="1" calcext:value-type="float">
            <text:p>1</text:p>
          </table:table-cell>
          <table:table-cell table:style-name="ce1" table:formula="of:=[Global.G10]" office:value-type="float" office:value="-2" calcext:value-type="float">
            <text:p>-2</text:p>
          </table:table-cell>
          <table:table-cell table:style-name="ce1" table:formula="of:=[RA.I10]" office:value-type="float" office:value="2" calcext:value-type="float">
            <text:p>2</text:p>
          </table:table-cell>
          <table:table-cell table:style-name="ce1" table:formula="of:=[VNS.H10]" office:value-type="float" office:value="1" calcext:value-type="float">
            <text:p>1</text:p>
          </table:table-cell>
          <table:table-cell table:style-name="ce3" table:formula="of:=IF([.C10]&lt;0; IF([.C10]&lt;0; [.F10]-[.C10]; [.F10]+[.C10]); IF([.C10]&lt;0; [.F10]-[.C10]; [.F10]+[.C10]))" office:value-type="float" office:value="3" calcext:value-type="float">
            <text:p>3</text:p>
          </table:table-cell>
          <table:table-cell table:style-name="ce1" table:formula="of:=[.F10]-[.C10]" office:value-type="float" office:value="1" calcext:value-type="float">
            <text:p>1</text:p>
          </table:table-cell>
          <table:table-cell table:style-name="ce3" table:formula="of:=[.G10]-[.C10]" office:value-type="float" office:value="0" calcext:value-type="float">
            <text:p>0</text:p>
          </table:table-cell>
          <table:table-cell table:formula="of:=IF([.G10]&lt;[.C10];&quot;*&quot;;&quot;&quot;)">
            <text:p/>
          </table:table-cell>
          <table:table-cell table:style-name="ce5" table:formula="of:=IF([.I10]=[.J10]; &quot;IGUAL&quot;; IF([.I10]&lt;[.J10]; &quot;RA&quot;; &quot;VNS&quot;))" office:value-type="string" office:string-value="VNS" calcext:value-type="string">
            <text:p>VNS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3"/>
          <table:table-cell table:style-name="ce1" table:formula="of:=[.Q9]" office:value-type="float" office:value="5.03567662" calcext:value-type="float">
            <text:p>5,04</text:p>
          </table:table-cell>
          <table:table-cell table:style-name="ce11" table:formula="of:=([.I10]-[.Q10])*([.I10]-[.Q10])" office:value-type="float" office:value="16.2866857812146" calcext:value-type="float">
            <text:p>16,287</text:p>
          </table:table-cell>
          <table:table-cell table:style-name="ce1" table:formula="of:=[.S9]" office:value-type="float" office:value="3.77567662" calcext:value-type="float">
            <text:p>3,78</text:p>
          </table:table-cell>
          <table:table-cell table:style-name="ce11" table:formula="of:=([.J10]-[.S10])*([.J10]-[.S10])" office:value-type="float" office:value="14.2557339388146" calcext:value-type="float">
            <text:p>14,256</text:p>
          </table:table-cell>
          <table:table-cell table:style-name="ce1" table:number-columns-repeated="5"/>
          <table:table-cell table:formula="of:=[Global.A10]" office:value-type="float" office:value="282" calcext:value-type="float">
            <text:p>282</text:p>
          </table:table-cell>
          <table:table-cell table:formula="of:=[Global.B10]" office:value-type="float" office:value="0" calcext:value-type="float">
            <text:p>0</text:p>
          </table:table-cell>
          <table:table-cell table:formula="of:=[.Z10]+[.AA10]" office:value-type="float" office:value="282" calcext:value-type="float">
            <text:p>282</text:p>
          </table:table-cell>
          <table:table-cell table:formula="of:=[.Z10]*100/[.AB10]" office:value-type="float" office:value="100" calcext:value-type="float">
            <text:p>100</text:p>
          </table:table-cell>
          <table:table-cell table:style-name="ce1" table:number-columns-repeated="995"/>
        </table:table-row>
        <table:table-row table:style-name="ro1">
          <table:table-cell table:formula="of:=[Global.C11]" office:value-type="string" office:string-value="rand-20-100-100-5-2.dssp" calcext:value-type="string">
            <text:p>rand-20-100-100-5-2.dssp</text:p>
          </table:table-cell>
          <table:table-cell table:formula="of:=[Global.D11]" office:value-type="float" office:value="39" calcext:value-type="float">
            <text:p>39</text:p>
          </table:table-cell>
          <table:table-cell table:formula="of:=[Global.E11]" office:value-type="float" office:value="1" calcext:value-type="float">
            <text:p>1</text:p>
          </table:table-cell>
          <table:table-cell table:formula="of:=[Global.F11]" office:value-type="float" office:value="1" calcext:value-type="float">
            <text:p>1</text:p>
          </table:table-cell>
          <table:table-cell table:formula="of:=[Global.G11]" office:value-type="float" office:value="-2" calcext:value-type="float">
            <text:p>-2</text:p>
          </table:table-cell>
          <table:table-cell table:formula="of:=[RA.I11]" office:value-type="float" office:value="2" calcext:value-type="float">
            <text:p>2</text:p>
          </table:table-cell>
          <table:table-cell table:formula="of:=[VNS.H11]" office:value-type="float" office:value="2" calcext:value-type="float">
            <text:p>2</text:p>
          </table:table-cell>
          <table:table-cell table:formula="of:=IF([.C11]&lt;0; IF([.C11]&lt;0; [.F11]-[.C11]; [.F11]+[.C11]); IF([.C11]&lt;0; [.F11]-[.C11]; [.F11]+[.C11]))" office:value-type="float" office:value="3" calcext:value-type="float">
            <text:p>3</text:p>
          </table:table-cell>
          <table:table-cell table:formula="of:=[.F11]-[.C11]" office:value-type="float" office:value="1" calcext:value-type="float">
            <text:p>1</text:p>
          </table:table-cell>
          <table:table-cell table:formula="of:=[.G11]-[.C11]" office:value-type="float" office:value="1" calcext:value-type="float">
            <text:p>1</text:p>
          </table:table-cell>
          <table:table-cell table:formula="of:=IF([.G11]&lt;[.C11];&quot;*&quot;;&quot;&quot;)">
            <text:p/>
          </table:table-cell>
          <table:table-cell table:formula="of:=IF([.I11]=[.J11]; &quot;IGUAL&quot;; IF([.I11]&lt;[.J11]; &quot;RA&quot;; &quot;VNS&quot;))" office:value-type="string" office:string-value="IGUAL" calcext:value-type="string">
            <text:p>IGUAL</text:p>
          </table:table-cell>
          <table:table-cell office:value-type="float" office:value="10" calcext:value-type="float">
            <text:p>10</text:p>
          </table:table-cell>
          <table:table-cell table:formula="of:=[.O2]+[.O3]" office:value-type="float" office:value="100" calcext:value-type="float">
            <text:p>100</text:p>
          </table:table-cell>
          <table:table-cell table:formula="of:=[.O3]/[.N11]" office:value-type="float" office:value="0.69" calcext:value-type="float">
            <text:p>0,69</text:p>
          </table:table-cell>
          <table:table-cell/>
          <table:table-cell table:formula="of:=[.Q10]" office:value-type="float" office:value="5.03567662" calcext:value-type="float">
            <text:p>5,04</text:p>
          </table:table-cell>
          <table:table-cell table:formula="of:=([.I11]-[.Q11])*([.I11]-[.Q11])" office:value-type="float" office:value="16.2866857812146" calcext:value-type="float">
            <text:p>16,287</text:p>
          </table:table-cell>
          <table:table-cell table:formula="of:=[.S10]" office:value-type="float" office:value="3.77567662" calcext:value-type="float">
            <text:p>3,78</text:p>
          </table:table-cell>
          <table:table-cell table:formula="of:=([.J11]-[.S11])*([.J11]-[.S11])" office:value-type="float" office:value="7.70438069881462" calcext:value-type="float">
            <text:p>7,704</text:p>
          </table:table-cell>
          <table:table-cell table:number-columns-repeated="5"/>
          <table:table-cell table:formula="of:=[Global.A11]" office:value-type="float" office:value="261" calcext:value-type="float">
            <text:p>261</text:p>
          </table:table-cell>
          <table:table-cell table:formula="of:=[Global.B11]" office:value-type="float" office:value="21" calcext:value-type="float">
            <text:p>21</text:p>
          </table:table-cell>
          <table:table-cell table:formula="of:=[.Z11]+[.AA11]" office:value-type="float" office:value="282" calcext:value-type="float">
            <text:p>282</text:p>
          </table:table-cell>
          <table:table-cell table:formula="of:=[.Z11]*100/[.AB11]" office:value-type="float" office:value="92.5531914893617" calcext:value-type="float">
            <text:p>92,55</text:p>
          </table:table-cell>
          <table:table-cell table:number-columns-repeated="995"/>
        </table:table-row>
        <table:table-row table:style-name="ro1">
          <table:table-cell table:formula="of:=[Global.C12]" office:value-type="string" office:string-value="rand-20-150-150-10-1.dssp" calcext:value-type="string">
            <text:p>rand-20-150-150-10-1.dssp</text:p>
          </table:table-cell>
          <table:table-cell table:formula="of:=[Global.D12]" office:value-type="float" office:value="571423" calcext:value-type="float">
            <text:p>571423</text:p>
          </table:table-cell>
          <table:table-cell table:formula="of:=[Global.E12]" office:value-type="float" office:value="0" calcext:value-type="float">
            <text:p>0</text:p>
          </table:table-cell>
          <table:table-cell table:formula="of:=[Global.F12]" office:value-type="float" office:value="1" calcext:value-type="float">
            <text:p>1</text:p>
          </table:table-cell>
          <table:table-cell table:formula="of:=[Global.G12]" office:value-type="float" office:value="-4.95696" calcext:value-type="float">
            <text:p>-4,96</text:p>
          </table:table-cell>
          <table:table-cell table:formula="of:=[RA.I12]" office:value-type="float" office:value="3" calcext:value-type="float">
            <text:p>3</text:p>
          </table:table-cell>
          <table:table-cell table:formula="of:=[VNS.H12]" office:value-type="float" office:value="2" calcext:value-type="float">
            <text:p>2</text:p>
          </table:table-cell>
          <table:table-cell table:formula="of:=IF([.C12]&lt;0; IF([.C12]&lt;0; [.F12]-[.C12]; [.F12]+[.C12]); IF([.C12]&lt;0; [.F12]-[.C12]; [.F12]+[.C12]))" office:value-type="float" office:value="3" calcext:value-type="float">
            <text:p>3</text:p>
          </table:table-cell>
          <table:table-cell table:formula="of:=[.F12]-[.C12]" office:value-type="float" office:value="3" calcext:value-type="float">
            <text:p>3</text:p>
          </table:table-cell>
          <table:table-cell table:formula="of:=[.G12]-[.C12]" office:value-type="float" office:value="2" calcext:value-type="float">
            <text:p>2</text:p>
          </table:table-cell>
          <table:table-cell table:formula="of:=IF([.G12]&lt;[.C12];&quot;*&quot;;&quot;&quot;)">
            <text:p/>
          </table:table-cell>
          <table:table-cell table:formula="of:=IF([.I12]=[.J12]; &quot;IGUAL&quot;; IF([.I12]&lt;[.J12]; &quot;RA&quot;; &quot;VNS&quot;))" office:value-type="string" office:string-value="VNS" calcext:value-type="string">
            <text:p>VNS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O2]/[.N11]" office:value-type="float" office:value="0.31" calcext:value-type="float">
            <text:p>0,31</text:p>
          </table:table-cell>
          <table:table-cell/>
          <table:table-cell table:formula="of:=[.Q11]" office:value-type="float" office:value="5.03567662" calcext:value-type="float">
            <text:p>5,04</text:p>
          </table:table-cell>
          <table:table-cell table:formula="of:=([.I12]-[.Q12])*([.I12]-[.Q12])" office:value-type="float" office:value="4.14397930121463" calcext:value-type="float">
            <text:p>4,144</text:p>
          </table:table-cell>
          <table:table-cell table:formula="of:=[.S11]" office:value-type="float" office:value="3.77567662" calcext:value-type="float">
            <text:p>3,78</text:p>
          </table:table-cell>
          <table:table-cell table:formula="of:=([.J12]-[.S12])*([.J12]-[.S12])" office:value-type="float" office:value="3.15302745881462" calcext:value-type="float">
            <text:p>3,153</text:p>
          </table:table-cell>
          <table:table-cell table:number-columns-repeated="5"/>
          <table:table-cell table:formula="of:=[Global.A12]" office:value-type="float" office:value="612" calcext:value-type="float">
            <text:p>612</text:p>
          </table:table-cell>
          <table:table-cell table:formula="of:=[Global.B12]" office:value-type="float" office:value="0" calcext:value-type="float">
            <text:p>0</text:p>
          </table:table-cell>
          <table:table-cell table:formula="of:=[.Z12]+[.AA12]" office:value-type="float" office:value="612" calcext:value-type="float">
            <text:p>612</text:p>
          </table:table-cell>
          <table:table-cell table:formula="of:=[.Z12]*100/[.AB12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13]" office:value-type="string" office:string-value="rand-20-150-150-10-2.dssp" calcext:value-type="string">
            <text:p>rand-20-150-150-10-2.dssp</text:p>
          </table:table-cell>
          <table:table-cell table:formula="of:=[Global.D13]" office:value-type="float" office:value="431469" calcext:value-type="float">
            <text:p>431469</text:p>
          </table:table-cell>
          <table:table-cell table:formula="of:=[Global.E13]" office:value-type="float" office:value="0" calcext:value-type="float">
            <text:p>0</text:p>
          </table:table-cell>
          <table:table-cell table:formula="of:=[Global.F13]" office:value-type="float" office:value="1" calcext:value-type="float">
            <text:p>1</text:p>
          </table:table-cell>
          <table:table-cell table:formula="of:=[Global.G13]" office:value-type="float" office:value="-5.084327" calcext:value-type="float">
            <text:p>-5,08</text:p>
          </table:table-cell>
          <table:table-cell table:formula="of:=[RA.I13]" office:value-type="float" office:value="2" calcext:value-type="float">
            <text:p>2</text:p>
          </table:table-cell>
          <table:table-cell table:formula="of:=[VNS.H13]" office:value-type="float" office:value="2" calcext:value-type="float">
            <text:p>2</text:p>
          </table:table-cell>
          <table:table-cell table:formula="of:=IF([.C13]&lt;0; IF([.C13]&lt;0; [.F13]-[.C13]; [.F13]+[.C13]); IF([.C13]&lt;0; [.F13]-[.C13]; [.F13]+[.C13]))" office:value-type="float" office:value="2" calcext:value-type="float">
            <text:p>2</text:p>
          </table:table-cell>
          <table:table-cell table:formula="of:=[.F13]-[.C13]" office:value-type="float" office:value="2" calcext:value-type="float">
            <text:p>2</text:p>
          </table:table-cell>
          <table:table-cell table:formula="of:=[.G13]-[.C13]" office:value-type="float" office:value="2" calcext:value-type="float">
            <text:p>2</text:p>
          </table:table-cell>
          <table:table-cell table:formula="of:=IF([.G13]&lt;[.C13];&quot;*&quot;;&quot;&quot;)">
            <text:p/>
          </table:table-cell>
          <table:table-cell table:formula="of:=IF([.I13]=[.J13]; &quot;IGUAL&quot;; IF([.I13]&lt;[.J13]; &quot;RA&quot;; &quot;VNS&quot;))" office:value-type="string" office:string-value="IGUAL" calcext:value-type="string">
            <text:p>IGUAL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Q12]" office:value-type="float" office:value="5.03567662" calcext:value-type="float">
            <text:p>5,04</text:p>
          </table:table-cell>
          <table:table-cell table:formula="of:=([.I13]-[.Q13])*([.I13]-[.Q13])" office:value-type="float" office:value="9.21533254121463" calcext:value-type="float">
            <text:p>9,215</text:p>
          </table:table-cell>
          <table:table-cell table:formula="of:=[.S12]" office:value-type="float" office:value="3.77567662" calcext:value-type="float">
            <text:p>3,78</text:p>
          </table:table-cell>
          <table:table-cell table:formula="of:=([.J13]-[.S13])*([.J13]-[.S13])" office:value-type="float" office:value="3.15302745881462" calcext:value-type="float">
            <text:p>3,153</text:p>
          </table:table-cell>
          <table:table-cell table:number-columns-repeated="5"/>
          <table:table-cell table:formula="of:=[Global.A13]" office:value-type="float" office:value="612" calcext:value-type="float">
            <text:p>612</text:p>
          </table:table-cell>
          <table:table-cell table:formula="of:=[Global.B13]" office:value-type="float" office:value="0" calcext:value-type="float">
            <text:p>0</text:p>
          </table:table-cell>
          <table:table-cell table:formula="of:=[.Z13]+[.AA13]" office:value-type="float" office:value="612" calcext:value-type="float">
            <text:p>612</text:p>
          </table:table-cell>
          <table:table-cell table:formula="of:=[.Z13]*100/[.AB13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14]" office:value-type="string" office:string-value="rand-20-150-150-15-1.dssp" calcext:value-type="string">
            <text:p>rand-20-150-150-15-1.dssp</text:p>
          </table:table-cell>
          <table:table-cell table:formula="of:=[Global.D14]" office:value-type="float" office:value="340897" calcext:value-type="float">
            <text:p>340897</text:p>
          </table:table-cell>
          <table:table-cell table:formula="of:=[Global.E14]" office:value-type="float" office:value="-1.406993" calcext:value-type="float">
            <text:p>-1,41</text:p>
          </table:table-cell>
          <table:table-cell table:formula="of:=[Global.F14]" office:value-type="float" office:value="2" calcext:value-type="float">
            <text:p>2</text:p>
          </table:table-cell>
          <table:table-cell table:formula="of:=[Global.G14]" office:value-type="float" office:value="-8.791712" calcext:value-type="float">
            <text:p>-8,79</text:p>
          </table:table-cell>
          <table:table-cell table:formula="of:=[RA.I14]" office:value-type="float" office:value="3" calcext:value-type="float">
            <text:p>3</text:p>
          </table:table-cell>
          <table:table-cell table:formula="of:=[VNS.H14]" office:value-type="float" office:value="2" calcext:value-type="float">
            <text:p>2</text:p>
          </table:table-cell>
          <table:table-cell table:formula="of:=IF([.C14]&lt;0; IF([.C14]&lt;0; [.F14]-[.C14]; [.F14]+[.C14]); IF([.C14]&lt;0; [.F14]-[.C14]; [.F14]+[.C14]))" office:value-type="float" office:value="4.406993" calcext:value-type="float">
            <text:p>4,41</text:p>
          </table:table-cell>
          <table:table-cell table:formula="of:=[.F14]-[.C14]" office:value-type="float" office:value="4.406993" calcext:value-type="float">
            <text:p>4,41</text:p>
          </table:table-cell>
          <table:table-cell table:formula="of:=[.G14]-[.C14]" office:value-type="float" office:value="3.406993" calcext:value-type="float">
            <text:p>3,41</text:p>
          </table:table-cell>
          <table:table-cell table:formula="of:=IF([.G14]&lt;[.C14];&quot;*&quot;;&quot;&quot;)">
            <text:p/>
          </table:table-cell>
          <table:table-cell table:formula="of:=IF([.I14]=[.J14]; &quot;IGUAL&quot;; IF([.I14]&lt;[.J14]; &quot;RA&quot;; &quot;VNS&quot;))" office:value-type="string" office:string-value="VNS" calcext:value-type="string">
            <text:p>VNS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Q13]" office:value-type="float" office:value="5.03567662" calcext:value-type="float">
            <text:p>5,04</text:p>
          </table:table-cell>
          <table:table-cell table:formula="of:=([.I14]-[.Q14])*([.I14]-[.Q14])" office:value-type="float" office:value="0.395243094056305" calcext:value-type="float">
            <text:p>0,395</text:p>
          </table:table-cell>
          <table:table-cell table:formula="of:=[.S13]" office:value-type="float" office:value="3.77567662" calcext:value-type="float">
            <text:p>3,78</text:p>
          </table:table-cell>
          <table:table-cell table:formula="of:=([.J14]-[.S14])*([.J14]-[.S14])" office:value-type="float" office:value="0.135927611656304" calcext:value-type="float">
            <text:p>0,136</text:p>
          </table:table-cell>
          <table:table-cell table:number-columns-repeated="5"/>
          <table:table-cell table:formula="of:=[Global.A14]" office:value-type="float" office:value="842" calcext:value-type="float">
            <text:p>842</text:p>
          </table:table-cell>
          <table:table-cell table:formula="of:=[Global.B14]" office:value-type="float" office:value="0" calcext:value-type="float">
            <text:p>0</text:p>
          </table:table-cell>
          <table:table-cell table:formula="of:=[.Z14]+[.AA14]" office:value-type="float" office:value="842" calcext:value-type="float">
            <text:p>842</text:p>
          </table:table-cell>
          <table:table-cell table:formula="of:=[.Z14]*100/[.AB14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15]" office:value-type="string" office:string-value="rand-20-150-150-15-2.dssp" calcext:value-type="string">
            <text:p>rand-20-150-150-15-2.dssp</text:p>
          </table:table-cell>
          <table:table-cell table:formula="of:=[Global.D15]" office:value-type="float" office:value="365843" calcext:value-type="float">
            <text:p>365843</text:p>
          </table:table-cell>
          <table:table-cell table:formula="of:=[Global.E15]" office:value-type="float" office:value="-1.326376" calcext:value-type="float">
            <text:p>-1,33</text:p>
          </table:table-cell>
          <table:table-cell table:formula="of:=[Global.F15]" office:value-type="float" office:value="1" calcext:value-type="float">
            <text:p>1</text:p>
          </table:table-cell>
          <table:table-cell table:formula="of:=[Global.G15]" office:value-type="float" office:value="-9" calcext:value-type="float">
            <text:p>-9</text:p>
          </table:table-cell>
          <table:table-cell table:formula="of:=[RA.I15]" office:value-type="float" office:value="2" calcext:value-type="float">
            <text:p>2</text:p>
          </table:table-cell>
          <table:table-cell table:formula="of:=[VNS.H15]" office:value-type="float" office:value="2" calcext:value-type="float">
            <text:p>2</text:p>
          </table:table-cell>
          <table:table-cell table:formula="of:=IF([.C15]&lt;0; IF([.C15]&lt;0; [.F15]-[.C15]; [.F15]+[.C15]); IF([.C15]&lt;0; [.F15]-[.C15]; [.F15]+[.C15]))" office:value-type="float" office:value="3.326376" calcext:value-type="float">
            <text:p>3,33</text:p>
          </table:table-cell>
          <table:table-cell table:formula="of:=[.F15]-[.C15]" office:value-type="float" office:value="3.326376" calcext:value-type="float">
            <text:p>3,33</text:p>
          </table:table-cell>
          <table:table-cell table:formula="of:=[.G15]-[.C15]" office:value-type="float" office:value="3.326376" calcext:value-type="float">
            <text:p>3,33</text:p>
          </table:table-cell>
          <table:table-cell table:formula="of:=IF([.G15]&lt;[.C15];&quot;*&quot;;&quot;&quot;)">
            <text:p/>
          </table:table-cell>
          <table:table-cell table:formula="of:=IF([.I15]=[.J15]; &quot;IGUAL&quot;; IF([.I15]&lt;[.J15]; &quot;RA&quot;; &quot;VNS&quot;))" office:value-type="string" office:string-value="IGUAL" calcext:value-type="string">
            <text:p>IGUAL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Q14]" office:value-type="float" office:value="5.03567662" calcext:value-type="float">
            <text:p>5,04</text:p>
          </table:table-cell>
          <table:table-cell table:formula="of:=([.I15]-[.Q15])*([.I15]-[.Q15])" office:value-type="float" office:value="2.92170860953239" calcext:value-type="float">
            <text:p>2,922</text:p>
          </table:table-cell>
          <table:table-cell table:formula="of:=[.S14]" office:value-type="float" office:value="3.77567662" calcext:value-type="float">
            <text:p>3,78</text:p>
          </table:table-cell>
          <table:table-cell table:formula="of:=([.J15]-[.S15])*([.J15]-[.S15])" office:value-type="float" office:value="0.201871047132385" calcext:value-type="float">
            <text:p>0,202</text:p>
          </table:table-cell>
          <table:table-cell table:number-columns-repeated="5"/>
          <table:table-cell table:formula="of:=[Global.A15]" office:value-type="float" office:value="842" calcext:value-type="float">
            <text:p>842</text:p>
          </table:table-cell>
          <table:table-cell table:formula="of:=[Global.B15]" office:value-type="float" office:value="0" calcext:value-type="float">
            <text:p>0</text:p>
          </table:table-cell>
          <table:table-cell table:formula="of:=[.Z15]+[.AA15]" office:value-type="float" office:value="842" calcext:value-type="float">
            <text:p>842</text:p>
          </table:table-cell>
          <table:table-cell table:formula="of:=[.Z15]*100/[.AB15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16]" office:value-type="string" office:string-value="rand-20-150-150-20-1.dssp" calcext:value-type="string">
            <text:p>rand-20-150-150-20-1.dssp</text:p>
          </table:table-cell>
          <table:table-cell table:formula="of:=[Global.D16]" office:value-type="float" office:value="411741" calcext:value-type="float">
            <text:p>411741</text:p>
          </table:table-cell>
          <table:table-cell table:formula="of:=[Global.E16]" office:value-type="float" office:value="-2.471436" calcext:value-type="float">
            <text:p>-2,47</text:p>
          </table:table-cell>
          <table:table-cell table:formula="of:=[Global.F16]" office:value-type="float" office:value="2" calcext:value-type="float">
            <text:p>2</text:p>
          </table:table-cell>
          <table:table-cell table:formula="of:=[Global.G16]" office:value-type="float" office:value="-12.8" calcext:value-type="float">
            <text:p>-12,8</text:p>
          </table:table-cell>
          <table:table-cell table:formula="of:=[RA.I16]" office:value-type="float" office:value="4" calcext:value-type="float">
            <text:p>4</text:p>
          </table:table-cell>
          <table:table-cell table:formula="of:=[VNS.H16]" office:value-type="float" office:value="4" calcext:value-type="float">
            <text:p>4</text:p>
          </table:table-cell>
          <table:table-cell table:formula="of:=IF([.C16]&lt;0; IF([.C16]&lt;0; [.F16]-[.C16]; [.F16]+[.C16]); IF([.C16]&lt;0; [.F16]-[.C16]; [.F16]+[.C16]))" office:value-type="float" office:value="6.471436" calcext:value-type="float">
            <text:p>6,47</text:p>
          </table:table-cell>
          <table:table-cell table:formula="of:=[.F16]-[.C16]" office:value-type="float" office:value="6.471436" calcext:value-type="float">
            <text:p>6,47</text:p>
          </table:table-cell>
          <table:table-cell table:formula="of:=[.G16]-[.C16]" office:value-type="float" office:value="6.471436" calcext:value-type="float">
            <text:p>6,47</text:p>
          </table:table-cell>
          <table:table-cell table:formula="of:=IF([.G16]&lt;[.C16];&quot;*&quot;;&quot;&quot;)">
            <text:p/>
          </table:table-cell>
          <table:table-cell table:formula="of:=IF([.I16]=[.J16]; &quot;IGUAL&quot;; IF([.I16]&lt;[.J16]; &quot;RA&quot;; &quot;VNS&quot;))" office:value-type="string" office:string-value="IGUAL" calcext:value-type="string">
            <text:p>IGUAL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Q15]" office:value-type="float" office:value="5.03567662" calcext:value-type="float">
            <text:p>5,04</text:p>
          </table:table-cell>
          <table:table-cell table:formula="of:=([.I16]-[.Q16])*([.I16]-[.Q16])" office:value-type="float" office:value="2.06140499725798" calcext:value-type="float">
            <text:p>2,061</text:p>
          </table:table-cell>
          <table:table-cell table:formula="of:=[.S15]" office:value-type="float" office:value="3.77567662" calcext:value-type="float">
            <text:p>3,78</text:p>
          </table:table-cell>
          <table:table-cell table:formula="of:=([.J16]-[.S16])*([.J16]-[.S16])" office:value-type="float" office:value="7.26711863485798" calcext:value-type="float">
            <text:p>7,267</text:p>
          </table:table-cell>
          <table:table-cell table:number-columns-repeated="5"/>
          <table:table-cell table:formula="of:=[Global.A16]" office:value-type="float" office:value="1072" calcext:value-type="float">
            <text:p>1072</text:p>
          </table:table-cell>
          <table:table-cell table:formula="of:=[Global.B16]" office:value-type="float" office:value="0" calcext:value-type="float">
            <text:p>0</text:p>
          </table:table-cell>
          <table:table-cell table:formula="of:=[.Z16]+[.AA16]" office:value-type="float" office:value="1072" calcext:value-type="float">
            <text:p>1072</text:p>
          </table:table-cell>
          <table:table-cell table:formula="of:=[.Z16]*100/[.AB16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17]" office:value-type="string" office:string-value="rand-20-150-150-20-2.dssp" calcext:value-type="string">
            <text:p>rand-20-150-150-20-2.dssp</text:p>
          </table:table-cell>
          <table:table-cell table:formula="of:=[Global.D17]" office:value-type="float" office:value="331109" calcext:value-type="float">
            <text:p>331109</text:p>
          </table:table-cell>
          <table:table-cell table:formula="of:=[Global.E17]" office:value-type="float" office:value="-2.077469" calcext:value-type="float">
            <text:p>-2,08</text:p>
          </table:table-cell>
          <table:table-cell table:formula="of:=[Global.F17]" office:value-type="float" office:value="3" calcext:value-type="float">
            <text:p>3</text:p>
          </table:table-cell>
          <table:table-cell table:formula="of:=[Global.G17]" office:value-type="float" office:value="-12.8" calcext:value-type="float">
            <text:p>-12,8</text:p>
          </table:table-cell>
          <table:table-cell table:formula="of:=[RA.I17]" office:value-type="float" office:value="3" calcext:value-type="float">
            <text:p>3</text:p>
          </table:table-cell>
          <table:table-cell table:formula="of:=[VNS.H17]" office:value-type="float" office:value="2" calcext:value-type="float">
            <text:p>2</text:p>
          </table:table-cell>
          <table:table-cell table:formula="of:=IF([.C17]&lt;0; IF([.C17]&lt;0; [.F17]-[.C17]; [.F17]+[.C17]); IF([.C17]&lt;0; [.F17]-[.C17]; [.F17]+[.C17]))" office:value-type="float" office:value="5.077469" calcext:value-type="float">
            <text:p>5,08</text:p>
          </table:table-cell>
          <table:table-cell table:formula="of:=[.F17]-[.C17]" office:value-type="float" office:value="5.077469" calcext:value-type="float">
            <text:p>5,08</text:p>
          </table:table-cell>
          <table:table-cell table:formula="of:=[.G17]-[.C17]" office:value-type="float" office:value="4.077469" calcext:value-type="float">
            <text:p>4,08</text:p>
          </table:table-cell>
          <table:table-cell table:formula="of:=IF([.G17]&lt;[.C17];&quot;*&quot;;&quot;&quot;)">
            <text:p/>
          </table:table-cell>
          <table:table-cell table:formula="of:=IF([.I17]=[.J17]; &quot;IGUAL&quot;; IF([.I17]&lt;[.J17]; &quot;RA&quot;; &quot;VNS&quot;))" office:value-type="string" office:string-value="VNS" calcext:value-type="string">
            <text:p>VNS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VNS otimo</text:p>
          </table:table-cell>
          <table:table-cell table:style-name="ce7" table:formula="of:=COUNTIFS([.J2:.J101];&quot;=0&quot;)" office:value-type="float" office:value="22" calcext:value-type="float">
            <text:p>22</text:p>
          </table:table-cell>
          <table:table-cell/>
          <table:table-cell table:formula="of:=[.Q16]" office:value-type="float" office:value="5.03567662" calcext:value-type="float">
            <text:p>5,04</text:p>
          </table:table-cell>
          <table:table-cell table:formula="of:=([.I17]-[.Q17])*([.I17]-[.Q17])" office:value-type="float" office:value="0.00174660302606436" calcext:value-type="float">
            <text:p>0,002</text:p>
          </table:table-cell>
          <table:table-cell table:formula="of:=[.S16]" office:value-type="float" office:value="3.77567662" calcext:value-type="float">
            <text:p>3,78</text:p>
          </table:table-cell>
          <table:table-cell table:formula="of:=([.J17]-[.S17])*([.J17]-[.S17])" office:value-type="float" office:value="0.0910786406260642" calcext:value-type="float">
            <text:p>0,091</text:p>
          </table:table-cell>
          <table:table-cell table:number-columns-repeated="5"/>
          <table:table-cell table:formula="of:=[Global.A17]" office:value-type="float" office:value="1072" calcext:value-type="float">
            <text:p>1072</text:p>
          </table:table-cell>
          <table:table-cell table:formula="of:=[Global.B17]" office:value-type="float" office:value="0" calcext:value-type="float">
            <text:p>0</text:p>
          </table:table-cell>
          <table:table-cell table:formula="of:=[.Z17]+[.AA17]" office:value-type="float" office:value="1072" calcext:value-type="float">
            <text:p>1072</text:p>
          </table:table-cell>
          <table:table-cell table:formula="of:=[.Z17]*100/[.AB17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18]" office:value-type="string" office:string-value="rand-20-150-150-25-1.dssp" calcext:value-type="string">
            <text:p>rand-20-150-150-25-1.dssp</text:p>
          </table:table-cell>
          <table:table-cell table:formula="of:=[Global.D18]" office:value-type="float" office:value="145275" calcext:value-type="float">
            <text:p>145275</text:p>
          </table:table-cell>
          <table:table-cell table:formula="of:=[Global.E18]" office:value-type="float" office:value="-6.810534" calcext:value-type="float">
            <text:p>-6,81</text:p>
          </table:table-cell>
          <table:table-cell table:formula="of:=[Global.F18]" office:value-type="float" office:value="1E+020" calcext:value-type="float">
            <text:p>1,00E+20</text:p>
          </table:table-cell>
          <table:table-cell table:formula="of:=[Global.G18]" office:value-type="float" office:value="-16.666667" calcext:value-type="float">
            <text:p>-16,67</text:p>
          </table:table-cell>
          <table:table-cell table:formula="of:=[RA.I18]" office:value-type="float" office:value="5" calcext:value-type="float">
            <text:p>5</text:p>
          </table:table-cell>
          <table:table-cell table:formula="of:=[VNS.H18]" office:value-type="float" office:value="5" calcext:value-type="float">
            <text:p>5</text:p>
          </table:table-cell>
          <table:table-cell table:formula="of:=IF([.C18]&lt;0; IF([.C18]&lt;0; [.F18]-[.C18]; [.F18]+[.C18]); IF([.C18]&lt;0; [.F18]-[.C18]; [.F18]+[.C18]))" office:value-type="float" office:value="11.810534" calcext:value-type="float">
            <text:p>11,81</text:p>
          </table:table-cell>
          <table:table-cell table:formula="of:=[.F18]-[.C18]" office:value-type="float" office:value="11.810534" calcext:value-type="float">
            <text:p>11,81</text:p>
          </table:table-cell>
          <table:table-cell table:formula="of:=[.G18]-[.C18]" office:value-type="float" office:value="11.810534" calcext:value-type="float">
            <text:p>11,81</text:p>
          </table:table-cell>
          <table:table-cell table:formula="of:=IF([.G18]&lt;[.C18];&quot;*&quot;;&quot;&quot;)">
            <text:p/>
          </table:table-cell>
          <table:table-cell table:formula="of:=IF([.I18]=[.J18]; &quot;IGUAL&quot;; IF([.I18]&lt;[.J18]; &quot;RA&quot;; &quot;VNS&quot;))" office:value-type="string" office:string-value="IGUAL" calcext:value-type="string">
            <text:p>IGUAL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RA otimo</text:p>
          </table:table-cell>
          <table:table-cell table:style-name="ce7" table:formula="of:=COUNTIFS([.I2:.I101];&quot;=0&quot;)" office:value-type="float" office:value="5" calcext:value-type="float">
            <text:p>5</text:p>
          </table:table-cell>
          <table:table-cell/>
          <table:table-cell table:formula="of:=[.Q17]" office:value-type="float" office:value="5.03567662" calcext:value-type="float">
            <text:p>5,04</text:p>
          </table:table-cell>
          <table:table-cell table:formula="of:=([.I18]-[.Q18])*([.I18]-[.Q18])" office:value-type="float" office:value="45.8986925193405" calcext:value-type="float">
            <text:p>45,899</text:p>
          </table:table-cell>
          <table:table-cell table:formula="of:=[.S17]" office:value-type="float" office:value="3.77567662" calcext:value-type="float">
            <text:p>3,78</text:p>
          </table:table-cell>
          <table:table-cell table:formula="of:=([.J18]-[.S18])*([.J18]-[.S18])" office:value-type="float" office:value="64.5589331169405" calcext:value-type="float">
            <text:p>64,559</text:p>
          </table:table-cell>
          <table:table-cell table:number-columns-repeated="5"/>
          <table:table-cell table:formula="of:=[Global.A18]" office:value-type="float" office:value="1301" calcext:value-type="float">
            <text:p>1301</text:p>
          </table:table-cell>
          <table:table-cell table:formula="of:=[Global.B18]" office:value-type="float" office:value="1" calcext:value-type="float">
            <text:p>1</text:p>
          </table:table-cell>
          <table:table-cell table:formula="of:=[.Z18]+[.AA18]" office:value-type="float" office:value="1302" calcext:value-type="float">
            <text:p>1302</text:p>
          </table:table-cell>
          <table:table-cell table:formula="of:=[.Z18]*100/[.AB18]" office:value-type="float" office:value="99.9231950844854" calcext:value-type="float">
            <text:p>99,92</text:p>
          </table:table-cell>
          <table:table-cell table:number-columns-repeated="995"/>
        </table:table-row>
        <table:table-row table:style-name="ro1">
          <table:table-cell table:formula="of:=[Global.C19]" office:value-type="string" office:string-value="rand-20-150-150-25-2.dssp" calcext:value-type="string">
            <text:p>rand-20-150-150-25-2.dssp</text:p>
          </table:table-cell>
          <table:table-cell table:formula="of:=[Global.D19]" office:value-type="float" office:value="258631" calcext:value-type="float">
            <text:p>258631</text:p>
          </table:table-cell>
          <table:table-cell table:formula="of:=[Global.E19]" office:value-type="float" office:value="-5.337662" calcext:value-type="float">
            <text:p>-5,34</text:p>
          </table:table-cell>
          <table:table-cell table:formula="of:=[Global.F19]" office:value-type="float" office:value="1E+020" calcext:value-type="float">
            <text:p>1,00E+20</text:p>
          </table:table-cell>
          <table:table-cell table:formula="of:=[Global.G19]" office:value-type="float" office:value="-16.666667" calcext:value-type="float">
            <text:p>-16,67</text:p>
          </table:table-cell>
          <table:table-cell table:formula="of:=[RA.I19]" office:value-type="float" office:value="2" calcext:value-type="float">
            <text:p>2</text:p>
          </table:table-cell>
          <table:table-cell table:formula="of:=[VNS.H19]" office:value-type="float" office:value="2" calcext:value-type="float">
            <text:p>2</text:p>
          </table:table-cell>
          <table:table-cell table:formula="of:=IF([.C19]&lt;0; IF([.C19]&lt;0; [.F19]-[.C19]; [.F19]+[.C19]); IF([.C19]&lt;0; [.F19]-[.C19]; [.F19]+[.C19]))" office:value-type="float" office:value="7.337662" calcext:value-type="float">
            <text:p>7,34</text:p>
          </table:table-cell>
          <table:table-cell table:formula="of:=[.F19]-[.C19]" office:value-type="float" office:value="7.337662" calcext:value-type="float">
            <text:p>7,34</text:p>
          </table:table-cell>
          <table:table-cell table:formula="of:=[.G19]-[.C19]" office:value-type="float" office:value="7.337662" calcext:value-type="float">
            <text:p>7,34</text:p>
          </table:table-cell>
          <table:table-cell table:formula="of:=IF([.G19]&lt;[.C19];&quot;*&quot;;&quot;&quot;)">
            <text:p/>
          </table:table-cell>
          <table:table-cell table:formula="of:=IF([.I19]=[.J19]; &quot;IGUAL&quot;; IF([.I19]&lt;[.J19]; &quot;RA&quot;; &quot;VNS&quot;))" office:value-type="string" office:string-value="IGUAL" calcext:value-type="string">
            <text:p>IGUAL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formula="of:=[.Q18]" office:value-type="float" office:value="5.03567662" calcext:value-type="float">
            <text:p>5,04</text:p>
          </table:table-cell>
          <table:table-cell table:formula="of:=([.I19]-[.Q19])*([.I19]-[.Q19])" office:value-type="float" office:value="5.29913668973374" calcext:value-type="float">
            <text:p>5,299</text:p>
          </table:table-cell>
          <table:table-cell table:formula="of:=[.S18]" office:value-type="float" office:value="3.77567662" calcext:value-type="float">
            <text:p>3,78</text:p>
          </table:table-cell>
          <table:table-cell table:formula="of:=([.J19]-[.S19])*([.J19]-[.S19])" office:value-type="float" office:value="12.6877398473337" calcext:value-type="float">
            <text:p>12,688</text:p>
          </table:table-cell>
          <table:table-cell table:number-columns-repeated="5"/>
          <table:table-cell table:formula="of:=[Global.A19]" office:value-type="float" office:value="1301" calcext:value-type="float">
            <text:p>1301</text:p>
          </table:table-cell>
          <table:table-cell table:formula="of:=[Global.B19]" office:value-type="float" office:value="1" calcext:value-type="float">
            <text:p>1</text:p>
          </table:table-cell>
          <table:table-cell table:formula="of:=[.Z19]+[.AA19]" office:value-type="float" office:value="1302" calcext:value-type="float">
            <text:p>1302</text:p>
          </table:table-cell>
          <table:table-cell table:formula="of:=[.Z19]*100/[.AB19]" office:value-type="float" office:value="99.9231950844854" calcext:value-type="float">
            <text:p>99,92</text:p>
          </table:table-cell>
          <table:table-cell table:number-columns-repeated="995"/>
        </table:table-row>
        <table:table-row table:style-name="ro1">
          <table:table-cell table:formula="of:=[Global.C20]" office:value-type="string" office:string-value="rand-20-150-150-5-1.dssp" calcext:value-type="string">
            <text:p>rand-20-150-150-5-1.dssp</text:p>
          </table:table-cell>
          <table:table-cell table:formula="of:=[Global.D20]" office:value-type="float" office:value="39" calcext:value-type="float">
            <text:p>39</text:p>
          </table:table-cell>
          <table:table-cell table:formula="of:=[Global.E20]" office:value-type="float" office:value="1" calcext:value-type="float">
            <text:p>1</text:p>
          </table:table-cell>
          <table:table-cell table:formula="of:=[Global.F20]" office:value-type="float" office:value="1" calcext:value-type="float">
            <text:p>1</text:p>
          </table:table-cell>
          <table:table-cell table:formula="of:=[Global.G20]" office:value-type="float" office:value="-2" calcext:value-type="float">
            <text:p>-2</text:p>
          </table:table-cell>
          <table:table-cell table:formula="of:=[RA.I20]" office:value-type="float" office:value="2" calcext:value-type="float">
            <text:p>2</text:p>
          </table:table-cell>
          <table:table-cell table:formula="of:=[VNS.H20]" office:value-type="float" office:value="1" calcext:value-type="float">
            <text:p>1</text:p>
          </table:table-cell>
          <table:table-cell table:formula="of:=IF([.C20]&lt;0; IF([.C20]&lt;0; [.F20]-[.C20]; [.F20]+[.C20]); IF([.C20]&lt;0; [.F20]-[.C20]; [.F20]+[.C20]))" office:value-type="float" office:value="3" calcext:value-type="float">
            <text:p>3</text:p>
          </table:table-cell>
          <table:table-cell table:formula="of:=[.F20]-[.C20]" office:value-type="float" office:value="1" calcext:value-type="float">
            <text:p>1</text:p>
          </table:table-cell>
          <table:table-cell table:formula="of:=[.G20]-[.C20]" office:value-type="float" office:value="0" calcext:value-type="float">
            <text:p>0</text:p>
          </table:table-cell>
          <table:table-cell table:formula="of:=IF([.G20]&lt;[.C20];&quot;*&quot;;&quot;&quot;)">
            <text:p/>
          </table:table-cell>
          <table:table-cell table:formula="of:=IF([.I20]=[.J20]; &quot;IGUAL&quot;; IF([.I20]&lt;[.J20]; &quot;RA&quot;; &quot;VNS&quot;))" office:value-type="string" office:string-value="VNS" calcext:value-type="string">
            <text:p>VNS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[.Q19]" office:value-type="float" office:value="5.03567662" calcext:value-type="float">
            <text:p>5,04</text:p>
          </table:table-cell>
          <table:table-cell table:formula="of:=([.I20]-[.Q20])*([.I20]-[.Q20])" office:value-type="float" office:value="16.2866857812146" calcext:value-type="float">
            <text:p>16,287</text:p>
          </table:table-cell>
          <table:table-cell table:formula="of:=[.S19]" office:value-type="float" office:value="3.77567662" calcext:value-type="float">
            <text:p>3,78</text:p>
          </table:table-cell>
          <table:table-cell table:formula="of:=([.J20]-[.S20])*([.J20]-[.S20])" office:value-type="float" office:value="14.2557339388146" calcext:value-type="float">
            <text:p>14,256</text:p>
          </table:table-cell>
          <table:table-cell table:number-columns-repeated="5"/>
          <table:table-cell table:formula="of:=[Global.A20]" office:value-type="float" office:value="382" calcext:value-type="float">
            <text:p>382</text:p>
          </table:table-cell>
          <table:table-cell table:formula="of:=[Global.B20]" office:value-type="float" office:value="0" calcext:value-type="float">
            <text:p>0</text:p>
          </table:table-cell>
          <table:table-cell table:formula="of:=[.Z20]+[.AA20]" office:value-type="float" office:value="382" calcext:value-type="float">
            <text:p>382</text:p>
          </table:table-cell>
          <table:table-cell table:formula="of:=[.Z20]*100/[.AB20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21]" office:value-type="string" office:string-value="rand-20-150-150-5-2.dssp" calcext:value-type="string">
            <text:p>rand-20-150-150-5-2.dssp</text:p>
          </table:table-cell>
          <table:table-cell table:formula="of:=[Global.D21]" office:value-type="float" office:value="15" calcext:value-type="float">
            <text:p>15</text:p>
          </table:table-cell>
          <table:table-cell table:formula="of:=[Global.E21]" office:value-type="float" office:value="1" calcext:value-type="float">
            <text:p>1</text:p>
          </table:table-cell>
          <table:table-cell table:formula="of:=[Global.F21]" office:value-type="float" office:value="1" calcext:value-type="float">
            <text:p>1</text:p>
          </table:table-cell>
          <table:table-cell table:formula="of:=[Global.G21]" office:value-type="float" office:value="-2" calcext:value-type="float">
            <text:p>-2</text:p>
          </table:table-cell>
          <table:table-cell table:formula="of:=[RA.I21]" office:value-type="float" office:value="1" calcext:value-type="float">
            <text:p>1</text:p>
          </table:table-cell>
          <table:table-cell table:formula="of:=[VNS.H21]" office:value-type="float" office:value="1" calcext:value-type="float">
            <text:p>1</text:p>
          </table:table-cell>
          <table:table-cell table:formula="of:=IF([.C21]&lt;0; IF([.C21]&lt;0; [.F21]-[.C21]; [.F21]+[.C21]); IF([.C21]&lt;0; [.F21]-[.C21]; [.F21]+[.C21]))" office:value-type="float" office:value="2" calcext:value-type="float">
            <text:p>2</text:p>
          </table:table-cell>
          <table:table-cell table:formula="of:=[.F21]-[.C21]" office:value-type="float" office:value="0" calcext:value-type="float">
            <text:p>0</text:p>
          </table:table-cell>
          <table:table-cell table:formula="of:=[.G21]-[.C21]" office:value-type="float" office:value="0" calcext:value-type="float">
            <text:p>0</text:p>
          </table:table-cell>
          <table:table-cell table:formula="of:=IF([.G21]&lt;[.C21];&quot;*&quot;;&quot;&quot;)">
            <text:p/>
          </table:table-cell>
          <table:table-cell table:formula="of:=IF([.I21]=[.J21]; &quot;IGUAL&quot;; IF([.I21]&lt;[.J21]; &quot;RA&quot;; &quot;VNS&quot;))" office:value-type="string" office:string-value="IGUAL" calcext:value-type="string">
            <text:p>IGUAL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R2:.R101])" office:value-type="float" office:value="1332.01137292486" calcext:value-type="float">
            <text:p>1332,01</text:p>
          </table:table-cell>
          <table:table-cell table:formula="of:=SUM([.T2:.T101])" office:value-type="float" office:value="1175.30323116486" calcext:value-type="float">
            <text:p>1175,3</text:p>
          </table:table-cell>
          <table:table-cell table:formula="of:=[.Q20]" office:value-type="float" office:value="5.03567662" calcext:value-type="float">
            <text:p>5,04</text:p>
          </table:table-cell>
          <table:table-cell table:formula="of:=([.I21]-[.Q21])*([.I21]-[.Q21])" office:value-type="float" office:value="25.3580390212146" calcext:value-type="float">
            <text:p>25,358</text:p>
          </table:table-cell>
          <table:table-cell table:formula="of:=[.S20]" office:value-type="float" office:value="3.77567662" calcext:value-type="float">
            <text:p>3,78</text:p>
          </table:table-cell>
          <table:table-cell table:formula="of:=([.J21]-[.S21])*([.J21]-[.S21])" office:value-type="float" office:value="14.2557339388146" calcext:value-type="float">
            <text:p>14,256</text:p>
          </table:table-cell>
          <table:table-cell table:number-columns-repeated="5"/>
          <table:table-cell table:formula="of:=[Global.A21]" office:value-type="float" office:value="382" calcext:value-type="float">
            <text:p>382</text:p>
          </table:table-cell>
          <table:table-cell table:formula="of:=[Global.B21]" office:value-type="float" office:value="0" calcext:value-type="float">
            <text:p>0</text:p>
          </table:table-cell>
          <table:table-cell table:formula="of:=[.Z21]+[.AA21]" office:value-type="float" office:value="382" calcext:value-type="float">
            <text:p>382</text:p>
          </table:table-cell>
          <table:table-cell table:formula="of:=[.Z21]*100/[.AB21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22]" office:value-type="string" office:string-value="rand-20-200-200-10-1.dssp" calcext:value-type="string">
            <text:p>rand-20-200-200-10-1.dssp</text:p>
          </table:table-cell>
          <table:table-cell table:formula="of:=[Global.D22]" office:value-type="float" office:value="356944" calcext:value-type="float">
            <text:p>356944</text:p>
          </table:table-cell>
          <table:table-cell table:formula="of:=[Global.E22]" office:value-type="float" office:value="0" calcext:value-type="float">
            <text:p>0</text:p>
          </table:table-cell>
          <table:table-cell table:formula="of:=[Global.F22]" office:value-type="float" office:value="1" calcext:value-type="float">
            <text:p>1</text:p>
          </table:table-cell>
          <table:table-cell table:formula="of:=[Global.G22]" office:value-type="float" office:value="-4.894817" calcext:value-type="float">
            <text:p>-4,89</text:p>
          </table:table-cell>
          <table:table-cell table:formula="of:=[RA.I22]" office:value-type="float" office:value="4" calcext:value-type="float">
            <text:p>4</text:p>
          </table:table-cell>
          <table:table-cell table:formula="of:=[VNS.H22]" office:value-type="float" office:value="2" calcext:value-type="float">
            <text:p>2</text:p>
          </table:table-cell>
          <table:table-cell table:formula="of:=IF([.C22]&lt;0; IF([.C22]&lt;0; [.F22]-[.C22]; [.F22]+[.C22]); IF([.C22]&lt;0; [.F22]-[.C22]; [.F22]+[.C22]))" office:value-type="float" office:value="4" calcext:value-type="float">
            <text:p>4</text:p>
          </table:table-cell>
          <table:table-cell table:formula="of:=[.F22]-[.C22]" office:value-type="float" office:value="4" calcext:value-type="float">
            <text:p>4</text:p>
          </table:table-cell>
          <table:table-cell table:formula="of:=[.G22]-[.C22]" office:value-type="float" office:value="2" calcext:value-type="float">
            <text:p>2</text:p>
          </table:table-cell>
          <table:table-cell table:formula="of:=IF([.G22]&lt;[.C22];&quot;*&quot;;&quot;&quot;)">
            <text:p/>
          </table:table-cell>
          <table:table-cell table:formula="of:=IF([.I22]=[.J22]; &quot;IGUAL&quot;; IF([.I22]&lt;[.J22]; &quot;RA&quot;; &quot;VNS&quot;))" office:value-type="string" office:string-value="VNS" calcext:value-type="string">
            <text:p>VNS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O21]/100" office:value-type="float" office:value="13.3201137292486" calcext:value-type="float">
            <text:p>13,32</text:p>
          </table:table-cell>
          <table:table-cell table:formula="of:=[.P21]/100" office:value-type="float" office:value="11.7530323116486" calcext:value-type="float">
            <text:p>11,75</text:p>
          </table:table-cell>
          <table:table-cell table:formula="of:=[.Q21]" office:value-type="float" office:value="5.03567662" calcext:value-type="float">
            <text:p>5,04</text:p>
          </table:table-cell>
          <table:table-cell table:formula="of:=([.I22]-[.Q22])*([.I22]-[.Q22])" office:value-type="float" office:value="1.07262606121463" calcext:value-type="float">
            <text:p>1,073</text:p>
          </table:table-cell>
          <table:table-cell table:formula="of:=[.S21]" office:value-type="float" office:value="3.77567662" calcext:value-type="float">
            <text:p>3,78</text:p>
          </table:table-cell>
          <table:table-cell table:formula="of:=([.J22]-[.S22])*([.J22]-[.S22])" office:value-type="float" office:value="3.15302745881462" calcext:value-type="float">
            <text:p>3,153</text:p>
          </table:table-cell>
          <table:table-cell table:number-columns-repeated="5"/>
          <table:table-cell table:formula="of:=[Global.A22]" office:value-type="float" office:value="762" calcext:value-type="float">
            <text:p>762</text:p>
          </table:table-cell>
          <table:table-cell table:formula="of:=[Global.B22]" office:value-type="float" office:value="0" calcext:value-type="float">
            <text:p>0</text:p>
          </table:table-cell>
          <table:table-cell table:formula="of:=[.Z22]+[.AA22]" office:value-type="float" office:value="762" calcext:value-type="float">
            <text:p>762</text:p>
          </table:table-cell>
          <table:table-cell table:formula="of:=[.Z22]*100/[.AB22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23]" office:value-type="string" office:string-value="rand-20-200-200-10-2.dssp" calcext:value-type="string">
            <text:p>rand-20-200-200-10-2.dssp</text:p>
          </table:table-cell>
          <table:table-cell table:formula="of:=[Global.D23]" office:value-type="float" office:value="181590" calcext:value-type="float">
            <text:p>181590</text:p>
          </table:table-cell>
          <table:table-cell table:formula="of:=[Global.E23]" office:value-type="float" office:value="1" calcext:value-type="float">
            <text:p>1</text:p>
          </table:table-cell>
          <table:table-cell table:formula="of:=[Global.F23]" office:value-type="float" office:value="1" calcext:value-type="float">
            <text:p>1</text:p>
          </table:table-cell>
          <table:table-cell table:formula="of:=[Global.G23]" office:value-type="float" office:value="-5.080351" calcext:value-type="float">
            <text:p>-5,08</text:p>
          </table:table-cell>
          <table:table-cell table:formula="of:=[RA.I23]" office:value-type="float" office:value="3" calcext:value-type="float">
            <text:p>3</text:p>
          </table:table-cell>
          <table:table-cell table:formula="of:=[VNS.H23]" office:value-type="float" office:value="2" calcext:value-type="float">
            <text:p>2</text:p>
          </table:table-cell>
          <table:table-cell table:formula="of:=IF([.C23]&lt;0; IF([.C23]&lt;0; [.F23]-[.C23]; [.F23]+[.C23]); IF([.C23]&lt;0; [.F23]-[.C23]; [.F23]+[.C23]))" office:value-type="float" office:value="4" calcext:value-type="float">
            <text:p>4</text:p>
          </table:table-cell>
          <table:table-cell table:formula="of:=[.F23]-[.C23]" office:value-type="float" office:value="2" calcext:value-type="float">
            <text:p>2</text:p>
          </table:table-cell>
          <table:table-cell table:formula="of:=[.G23]-[.C23]" office:value-type="float" office:value="1" calcext:value-type="float">
            <text:p>1</text:p>
          </table:table-cell>
          <table:table-cell table:formula="of:=IF([.G23]&lt;[.C23];&quot;*&quot;;&quot;&quot;)">
            <text:p/>
          </table:table-cell>
          <table:table-cell table:formula="of:=IF([.I23]=[.J23]; &quot;IGUAL&quot;; IF([.I23]&lt;[.J23]; &quot;RA&quot;; &quot;VNS&quot;))" office:value-type="string" office:string-value="VNS" calcext:value-type="string">
            <text:p>VNS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8" table:formula="of:=SQRT([.O22])" office:value-type="float" office:value="3.64967309895675" calcext:value-type="float">
            <text:p>3,650</text:p>
          </table:table-cell>
          <table:table-cell table:style-name="ce8" table:formula="of:=SQRT([.P22])" office:value-type="float" office:value="3.42826957978053" calcext:value-type="float">
            <text:p>3,428</text:p>
          </table:table-cell>
          <table:table-cell table:formula="of:=[.Q22]" office:value-type="float" office:value="5.03567662" calcext:value-type="float">
            <text:p>5,04</text:p>
          </table:table-cell>
          <table:table-cell table:formula="of:=([.I23]-[.Q23])*([.I23]-[.Q23])" office:value-type="float" office:value="9.21533254121463" calcext:value-type="float">
            <text:p>9,215</text:p>
          </table:table-cell>
          <table:table-cell table:formula="of:=[.S22]" office:value-type="float" office:value="3.77567662" calcext:value-type="float">
            <text:p>3,78</text:p>
          </table:table-cell>
          <table:table-cell table:formula="of:=([.J23]-[.S23])*([.J23]-[.S23])" office:value-type="float" office:value="7.70438069881462" calcext:value-type="float">
            <text:p>7,704</text:p>
          </table:table-cell>
          <table:table-cell table:number-columns-repeated="5"/>
          <table:table-cell table:formula="of:=[Global.A23]" office:value-type="float" office:value="762" calcext:value-type="float">
            <text:p>762</text:p>
          </table:table-cell>
          <table:table-cell table:formula="of:=[Global.B23]" office:value-type="float" office:value="0" calcext:value-type="float">
            <text:p>0</text:p>
          </table:table-cell>
          <table:table-cell table:formula="of:=[.Z23]+[.AA23]" office:value-type="float" office:value="762" calcext:value-type="float">
            <text:p>762</text:p>
          </table:table-cell>
          <table:table-cell table:formula="of:=[.Z23]*100/[.AB23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24]" office:value-type="string" office:string-value="rand-20-200-200-15-1.dssp" calcext:value-type="string">
            <text:p>rand-20-200-200-15-1.dssp</text:p>
          </table:table-cell>
          <table:table-cell table:formula="of:=[Global.D24]" office:value-type="float" office:value="551570" calcext:value-type="float">
            <text:p>551570</text:p>
          </table:table-cell>
          <table:table-cell table:formula="of:=[Global.E24]" office:value-type="float" office:value="-1" calcext:value-type="float">
            <text:p>-1</text:p>
          </table:table-cell>
          <table:table-cell table:formula="of:=[Global.F24]" office:value-type="float" office:value="2" calcext:value-type="float">
            <text:p>2</text:p>
          </table:table-cell>
          <table:table-cell table:formula="of:=[Global.G24]" office:value-type="float" office:value="-9" calcext:value-type="float">
            <text:p>-9</text:p>
          </table:table-cell>
          <table:table-cell table:formula="of:=[RA.I24]" office:value-type="float" office:value="3" calcext:value-type="float">
            <text:p>3</text:p>
          </table:table-cell>
          <table:table-cell table:formula="of:=[VNS.H24]" office:value-type="float" office:value="3" calcext:value-type="float">
            <text:p>3</text:p>
          </table:table-cell>
          <table:table-cell table:formula="of:=IF([.C24]&lt;0; IF([.C24]&lt;0; [.F24]-[.C24]; [.F24]+[.C24]); IF([.C24]&lt;0; [.F24]-[.C24]; [.F24]+[.C24]))" office:value-type="float" office:value="4" calcext:value-type="float">
            <text:p>4</text:p>
          </table:table-cell>
          <table:table-cell table:formula="of:=[.F24]-[.C24]" office:value-type="float" office:value="4" calcext:value-type="float">
            <text:p>4</text:p>
          </table:table-cell>
          <table:table-cell table:formula="of:=[.G24]-[.C24]" office:value-type="float" office:value="4" calcext:value-type="float">
            <text:p>4</text:p>
          </table:table-cell>
          <table:table-cell table:formula="of:=IF([.G24]&lt;[.C24];&quot;*&quot;;&quot;&quot;)">
            <text:p/>
          </table:table-cell>
          <table:table-cell table:formula="of:=IF([.I24]=[.J24]; &quot;IGUAL&quot;; IF([.I24]&lt;[.J24]; &quot;RA&quot;; &quot;VNS&quot;))" office:value-type="string" office:string-value="IGUAL" calcext:value-type="string">
            <text:p>IGUAL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formula="of:=[.Q23]" office:value-type="float" office:value="5.03567662" calcext:value-type="float">
            <text:p>5,04</text:p>
          </table:table-cell>
          <table:table-cell table:formula="of:=([.I24]-[.Q24])*([.I24]-[.Q24])" office:value-type="float" office:value="1.07262606121463" calcext:value-type="float">
            <text:p>1,073</text:p>
          </table:table-cell>
          <table:table-cell table:formula="of:=[.S23]" office:value-type="float" office:value="3.77567662" calcext:value-type="float">
            <text:p>3,78</text:p>
          </table:table-cell>
          <table:table-cell table:formula="of:=([.J24]-[.S24])*([.J24]-[.S24])" office:value-type="float" office:value="0.0503209788146244" calcext:value-type="float">
            <text:p>0,050</text:p>
          </table:table-cell>
          <table:table-cell table:number-columns-repeated="5"/>
          <table:table-cell table:formula="of:=[Global.A24]" office:value-type="float" office:value="1042" calcext:value-type="float">
            <text:p>1042</text:p>
          </table:table-cell>
          <table:table-cell table:formula="of:=[Global.B24]" office:value-type="float" office:value="0" calcext:value-type="float">
            <text:p>0</text:p>
          </table:table-cell>
          <table:table-cell table:formula="of:=[.Z24]+[.AA24]" office:value-type="float" office:value="1042" calcext:value-type="float">
            <text:p>1042</text:p>
          </table:table-cell>
          <table:table-cell table:formula="of:=[.Z24]*100/[.AB24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25]" office:value-type="string" office:string-value="rand-20-200-200-15-2.dssp" calcext:value-type="string">
            <text:p>rand-20-200-200-15-2.dssp</text:p>
          </table:table-cell>
          <table:table-cell table:formula="of:=[Global.D25]" office:value-type="float" office:value="415692" calcext:value-type="float">
            <text:p>415692</text:p>
          </table:table-cell>
          <table:table-cell table:formula="of:=[Global.E25]" office:value-type="float" office:value="-1.478777" calcext:value-type="float">
            <text:p>-1,48</text:p>
          </table:table-cell>
          <table:table-cell table:formula="of:=[Global.F25]" office:value-type="float" office:value="1" calcext:value-type="float">
            <text:p>1</text:p>
          </table:table-cell>
          <table:table-cell table:formula="of:=[Global.G25]" office:value-type="float" office:value="-9" calcext:value-type="float">
            <text:p>-9</text:p>
          </table:table-cell>
          <table:table-cell table:formula="of:=[RA.I25]" office:value-type="float" office:value="3" calcext:value-type="float">
            <text:p>3</text:p>
          </table:table-cell>
          <table:table-cell table:formula="of:=[VNS.H25]" office:value-type="float" office:value="3" calcext:value-type="float">
            <text:p>3</text:p>
          </table:table-cell>
          <table:table-cell table:formula="of:=IF([.C25]&lt;0; IF([.C25]&lt;0; [.F25]-[.C25]; [.F25]+[.C25]); IF([.C25]&lt;0; [.F25]-[.C25]; [.F25]+[.C25]))" office:value-type="float" office:value="4.478777" calcext:value-type="float">
            <text:p>4,48</text:p>
          </table:table-cell>
          <table:table-cell table:formula="of:=[.F25]-[.C25]" office:value-type="float" office:value="4.478777" calcext:value-type="float">
            <text:p>4,48</text:p>
          </table:table-cell>
          <table:table-cell table:formula="of:=[.G25]-[.C25]" office:value-type="float" office:value="4.478777" calcext:value-type="float">
            <text:p>4,48</text:p>
          </table:table-cell>
          <table:table-cell table:formula="of:=IF([.G25]&lt;[.C25];&quot;*&quot;;&quot;&quot;)">
            <text:p/>
          </table:table-cell>
          <table:table-cell table:formula="of:=IF([.I25]=[.J25]; &quot;IGUAL&quot;; IF([.I25]&lt;[.J25]; &quot;RA&quot;; &quot;VNS&quot;))" office:value-type="string" office:string-value="IGUAL" calcext:value-type="string">
            <text:p>IGUAL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[.Q24]" office:value-type="float" office:value="5.03567662" calcext:value-type="float">
            <text:p>5,04</text:p>
          </table:table-cell>
          <table:table-cell table:formula="of:=([.I25]-[.Q25])*([.I25]-[.Q25])" office:value-type="float" office:value="0.310137186756145" calcext:value-type="float">
            <text:p>0,310</text:p>
          </table:table-cell>
          <table:table-cell table:formula="of:=[.S24]" office:value-type="float" office:value="3.77567662" calcext:value-type="float">
            <text:p>3,78</text:p>
          </table:table-cell>
          <table:table-cell table:formula="of:=([.J25]-[.S25])*([.J25]-[.S25])" office:value-type="float" office:value="0.494350144356144" calcext:value-type="float">
            <text:p>0,494</text:p>
          </table:table-cell>
          <table:table-cell table:number-columns-repeated="5"/>
          <table:table-cell table:formula="of:=[Global.A25]" office:value-type="float" office:value="1042" calcext:value-type="float">
            <text:p>1042</text:p>
          </table:table-cell>
          <table:table-cell table:formula="of:=[Global.B25]" office:value-type="float" office:value="0" calcext:value-type="float">
            <text:p>0</text:p>
          </table:table-cell>
          <table:table-cell table:formula="of:=[.Z25]+[.AA25]" office:value-type="float" office:value="1042" calcext:value-type="float">
            <text:p>1042</text:p>
          </table:table-cell>
          <table:table-cell table:formula="of:=[.Z25]*100/[.AB25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26]" office:value-type="string" office:string-value="rand-20-200-200-20-1.dssp" calcext:value-type="string">
            <text:p>rand-20-200-200-20-1.dssp</text:p>
          </table:table-cell>
          <table:table-cell table:formula="of:=[Global.D26]" office:value-type="float" office:value="134759" calcext:value-type="float">
            <text:p>134759</text:p>
          </table:table-cell>
          <table:table-cell table:formula="of:=[Global.E26]" office:value-type="float" office:value="-3.766636" calcext:value-type="float">
            <text:p>-3,77</text:p>
          </table:table-cell>
          <table:table-cell table:formula="of:=[Global.F26]" office:value-type="float" office:value="1E+020" calcext:value-type="float">
            <text:p>1,00E+20</text:p>
          </table:table-cell>
          <table:table-cell table:formula="of:=[Global.G26]" office:value-type="float" office:value="-12.8" calcext:value-type="float">
            <text:p>-12,8</text:p>
          </table:table-cell>
          <table:table-cell table:formula="of:=[RA.I26]" office:value-type="float" office:value="4" calcext:value-type="float">
            <text:p>4</text:p>
          </table:table-cell>
          <table:table-cell table:formula="of:=[VNS.H26]" office:value-type="float" office:value="3" calcext:value-type="float">
            <text:p>3</text:p>
          </table:table-cell>
          <table:table-cell table:formula="of:=IF([.C26]&lt;0; IF([.C26]&lt;0; [.F26]-[.C26]; [.F26]+[.C26]); IF([.C26]&lt;0; [.F26]-[.C26]; [.F26]+[.C26]))" office:value-type="float" office:value="7.766636" calcext:value-type="float">
            <text:p>7,77</text:p>
          </table:table-cell>
          <table:table-cell table:formula="of:=[.F26]-[.C26]" office:value-type="float" office:value="7.766636" calcext:value-type="float">
            <text:p>7,77</text:p>
          </table:table-cell>
          <table:table-cell table:formula="of:=[.G26]-[.C26]" office:value-type="float" office:value="6.766636" calcext:value-type="float">
            <text:p>6,77</text:p>
          </table:table-cell>
          <table:table-cell table:formula="of:=IF([.G26]&lt;[.C26];&quot;*&quot;;&quot;&quot;)">
            <text:p/>
          </table:table-cell>
          <table:table-cell table:formula="of:=IF([.I26]=[.J26]; &quot;IGUAL&quot;; IF([.I26]&lt;[.J26]; &quot;RA&quot;; &quot;VNS&quot;))" office:value-type="string" office:string-value="VNS" calcext:value-type="string">
            <text:p>VNS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[.Q25]" office:value-type="float" office:value="5.03567662" calcext:value-type="float">
            <text:p>5,04</text:p>
          </table:table-cell>
          <table:table-cell table:formula="of:=([.I26]-[.Q26])*([.I26]-[.Q26])" office:value-type="float" office:value="7.45813913520998" calcext:value-type="float">
            <text:p>7,458</text:p>
          </table:table-cell>
          <table:table-cell table:formula="of:=[.S25]" office:value-type="float" office:value="3.77567662" calcext:value-type="float">
            <text:p>3,78</text:p>
          </table:table-cell>
          <table:table-cell table:formula="of:=([.J26]-[.S26])*([.J26]-[.S26])" office:value-type="float" office:value="8.94583801280998" calcext:value-type="float">
            <text:p>8,946</text:p>
          </table:table-cell>
          <table:table-cell table:number-columns-repeated="5"/>
          <table:table-cell table:formula="of:=[Global.A26]" office:value-type="float" office:value="1322" calcext:value-type="float">
            <text:p>1322</text:p>
          </table:table-cell>
          <table:table-cell table:formula="of:=[Global.B26]" office:value-type="float" office:value="0" calcext:value-type="float">
            <text:p>0</text:p>
          </table:table-cell>
          <table:table-cell table:formula="of:=[.Z26]+[.AA26]" office:value-type="float" office:value="1322" calcext:value-type="float">
            <text:p>1322</text:p>
          </table:table-cell>
          <table:table-cell table:formula="of:=[.Z26]*100/[.AB26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27]" office:value-type="string" office:string-value="rand-20-200-200-20-2.dssp" calcext:value-type="string">
            <text:p>rand-20-200-200-20-2.dssp</text:p>
          </table:table-cell>
          <table:table-cell table:formula="of:=[Global.D27]" office:value-type="float" office:value="293225" calcext:value-type="float">
            <text:p>293225</text:p>
          </table:table-cell>
          <table:table-cell table:formula="of:=[Global.E27]" office:value-type="float" office:value="-2.648571" calcext:value-type="float">
            <text:p>-2,65</text:p>
          </table:table-cell>
          <table:table-cell table:formula="of:=[Global.F27]" office:value-type="float" office:value="1E+020" calcext:value-type="float">
            <text:p>1,00E+20</text:p>
          </table:table-cell>
          <table:table-cell table:formula="of:=[Global.G27]" office:value-type="float" office:value="-12.8" calcext:value-type="float">
            <text:p>-12,8</text:p>
          </table:table-cell>
          <table:table-cell table:formula="of:=[RA.I27]" office:value-type="float" office:value="4" calcext:value-type="float">
            <text:p>4</text:p>
          </table:table-cell>
          <table:table-cell table:formula="of:=[VNS.H27]" office:value-type="float" office:value="2" calcext:value-type="float">
            <text:p>2</text:p>
          </table:table-cell>
          <table:table-cell table:formula="of:=IF([.C27]&lt;0; IF([.C27]&lt;0; [.F27]-[.C27]; [.F27]+[.C27]); IF([.C27]&lt;0; [.F27]-[.C27]; [.F27]+[.C27]))" office:value-type="float" office:value="6.648571" calcext:value-type="float">
            <text:p>6,65</text:p>
          </table:table-cell>
          <table:table-cell table:formula="of:=[.F27]-[.C27]" office:value-type="float" office:value="6.648571" calcext:value-type="float">
            <text:p>6,65</text:p>
          </table:table-cell>
          <table:table-cell table:formula="of:=[.G27]-[.C27]" office:value-type="float" office:value="4.648571" calcext:value-type="float">
            <text:p>4,65</text:p>
          </table:table-cell>
          <table:table-cell table:formula="of:=IF([.G27]&lt;[.C27];&quot;*&quot;;&quot;&quot;)">
            <text:p/>
          </table:table-cell>
          <table:table-cell table:formula="of:=IF([.I27]=[.J27]; &quot;IGUAL&quot;; IF([.I27]&lt;[.J27]; &quot;RA&quot;; &quot;VNS&quot;))" office:value-type="string" office:string-value="VNS" calcext:value-type="string">
            <text:p>VNS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formula="of:=[.Q26]" office:value-type="float" office:value="5.03567662" calcext:value-type="float">
            <text:p>5,04</text:p>
          </table:table-cell>
          <table:table-cell table:formula="of:=([.I27]-[.Q27])*([.I27]-[.Q27])" office:value-type="float" office:value="2.60142828103558" calcext:value-type="float">
            <text:p>2,601</text:p>
          </table:table-cell>
          <table:table-cell table:formula="of:=[.S26]" office:value-type="float" office:value="3.77567662" calcext:value-type="float">
            <text:p>3,78</text:p>
          </table:table-cell>
          <table:table-cell table:formula="of:=([.J27]-[.S27])*([.J27]-[.S27])" office:value-type="float" office:value="0.761944598635585" calcext:value-type="float">
            <text:p>0,762</text:p>
          </table:table-cell>
          <table:table-cell table:number-columns-repeated="5"/>
          <table:table-cell table:formula="of:=[Global.A27]" office:value-type="float" office:value="1322" calcext:value-type="float">
            <text:p>1322</text:p>
          </table:table-cell>
          <table:table-cell table:formula="of:=[Global.B27]" office:value-type="float" office:value="0" calcext:value-type="float">
            <text:p>0</text:p>
          </table:table-cell>
          <table:table-cell table:formula="of:=[.Z27]+[.AA27]" office:value-type="float" office:value="1322" calcext:value-type="float">
            <text:p>1322</text:p>
          </table:table-cell>
          <table:table-cell table:formula="of:=[.Z27]*100/[.AB27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28]" office:value-type="string" office:string-value="rand-20-200-200-25-1.dssp" calcext:value-type="string">
            <text:p>rand-20-200-200-25-1.dssp</text:p>
          </table:table-cell>
          <table:table-cell table:formula="of:=[Global.D28]" office:value-type="float" office:value="89982" calcext:value-type="float">
            <text:p>89982</text:p>
          </table:table-cell>
          <table:table-cell table:formula="of:=[Global.E28]" office:value-type="float" office:value="-6.731527" calcext:value-type="float">
            <text:p>-6,73</text:p>
          </table:table-cell>
          <table:table-cell table:formula="of:=[Global.F28]" office:value-type="float" office:value="1E+020" calcext:value-type="float">
            <text:p>1,00E+20</text:p>
          </table:table-cell>
          <table:table-cell table:formula="of:=[Global.G28]" office:value-type="float" office:value="-16.666667" calcext:value-type="float">
            <text:p>-16,67</text:p>
          </table:table-cell>
          <table:table-cell table:formula="of:=[RA.I28]" office:value-type="float" office:value="4" calcext:value-type="float">
            <text:p>4</text:p>
          </table:table-cell>
          <table:table-cell table:formula="of:=[VNS.H28]" office:value-type="float" office:value="4" calcext:value-type="float">
            <text:p>4</text:p>
          </table:table-cell>
          <table:table-cell table:formula="of:=IF([.C28]&lt;0; IF([.C28]&lt;0; [.F28]-[.C28]; [.F28]+[.C28]); IF([.C28]&lt;0; [.F28]-[.C28]; [.F28]+[.C28]))" office:value-type="float" office:value="10.731527" calcext:value-type="float">
            <text:p>10,73</text:p>
          </table:table-cell>
          <table:table-cell table:formula="of:=[.F28]-[.C28]" office:value-type="float" office:value="10.731527" calcext:value-type="float">
            <text:p>10,73</text:p>
          </table:table-cell>
          <table:table-cell table:formula="of:=[.G28]-[.C28]" office:value-type="float" office:value="10.731527" calcext:value-type="float">
            <text:p>10,73</text:p>
          </table:table-cell>
          <table:table-cell table:formula="of:=IF([.G28]&lt;[.C28];&quot;*&quot;;&quot;&quot;)">
            <text:p/>
          </table:table-cell>
          <table:table-cell table:formula="of:=IF([.I28]=[.J28]; &quot;IGUAL&quot;; IF([.I28]&lt;[.J28]; &quot;RA&quot;; &quot;VNS&quot;))" office:value-type="string" office:string-value="IGUAL" calcext:value-type="string">
            <text:p>IGUAL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Q27]" office:value-type="float" office:value="5.03567662" calcext:value-type="float">
            <text:p>5,04</text:p>
          </table:table-cell>
          <table:table-cell table:formula="of:=([.I28]-[.Q28])*([.I28]-[.Q28])" office:value-type="float" office:value="32.4427115513461" calcext:value-type="float">
            <text:p>32,443</text:p>
          </table:table-cell>
          <table:table-cell table:formula="of:=[.S27]" office:value-type="float" office:value="3.77567662" calcext:value-type="float">
            <text:p>3,78</text:p>
          </table:table-cell>
          <table:table-cell table:formula="of:=([.J28]-[.S28])*([.J28]-[.S28])" office:value-type="float" office:value="48.3838545089461" calcext:value-type="float">
            <text:p>48,384</text:p>
          </table:table-cell>
          <table:table-cell table:number-columns-repeated="5"/>
          <table:table-cell table:formula="of:=[Global.A28]" office:value-type="float" office:value="1601" calcext:value-type="float">
            <text:p>1601</text:p>
          </table:table-cell>
          <table:table-cell table:formula="of:=[Global.B28]" office:value-type="float" office:value="1" calcext:value-type="float">
            <text:p>1</text:p>
          </table:table-cell>
          <table:table-cell table:formula="of:=[.Z28]+[.AA28]" office:value-type="float" office:value="1602" calcext:value-type="float">
            <text:p>1602</text:p>
          </table:table-cell>
          <table:table-cell table:formula="of:=[.Z28]*100/[.AB28]" office:value-type="float" office:value="99.9375780274657" calcext:value-type="float">
            <text:p>99,94</text:p>
          </table:table-cell>
          <table:table-cell table:number-columns-repeated="995"/>
        </table:table-row>
        <table:table-row table:style-name="ro1">
          <table:table-cell table:formula="of:=[Global.C29]" office:value-type="string" office:string-value="rand-20-200-200-25-2.dssp" calcext:value-type="string">
            <text:p>rand-20-200-200-25-2.dssp</text:p>
          </table:table-cell>
          <table:table-cell table:formula="of:=[Global.D29]" office:value-type="float" office:value="110882" calcext:value-type="float">
            <text:p>110882</text:p>
          </table:table-cell>
          <table:table-cell table:formula="of:=[Global.E29]" office:value-type="float" office:value="-6" calcext:value-type="float">
            <text:p>-6</text:p>
          </table:table-cell>
          <table:table-cell table:formula="of:=[Global.F29]" office:value-type="float" office:value="3" calcext:value-type="float">
            <text:p>3</text:p>
          </table:table-cell>
          <table:table-cell table:formula="of:=[Global.G29]" office:value-type="float" office:value="-16.666667" calcext:value-type="float">
            <text:p>-16,67</text:p>
          </table:table-cell>
          <table:table-cell table:formula="of:=[RA.I29]" office:value-type="float" office:value="3" calcext:value-type="float">
            <text:p>3</text:p>
          </table:table-cell>
          <table:table-cell table:formula="of:=[VNS.H29]" office:value-type="float" office:value="3" calcext:value-type="float">
            <text:p>3</text:p>
          </table:table-cell>
          <table:table-cell table:formula="of:=IF([.C29]&lt;0; IF([.C29]&lt;0; [.F29]-[.C29]; [.F29]+[.C29]); IF([.C29]&lt;0; [.F29]-[.C29]; [.F29]+[.C29]))" office:value-type="float" office:value="9" calcext:value-type="float">
            <text:p>9</text:p>
          </table:table-cell>
          <table:table-cell table:formula="of:=[.F29]-[.C29]" office:value-type="float" office:value="9" calcext:value-type="float">
            <text:p>9</text:p>
          </table:table-cell>
          <table:table-cell table:formula="of:=[.G29]-[.C29]" office:value-type="float" office:value="9" calcext:value-type="float">
            <text:p>9</text:p>
          </table:table-cell>
          <table:table-cell table:formula="of:=IF([.G29]&lt;[.C29];&quot;*&quot;;&quot;&quot;)">
            <text:p/>
          </table:table-cell>
          <table:table-cell table:formula="of:=IF([.I29]=[.J29]; &quot;IGUAL&quot;; IF([.I29]&lt;[.J29]; &quot;RA&quot;; &quot;VNS&quot;))" office:value-type="string" office:string-value="IGUAL" calcext:value-type="string">
            <text:p>IGUAL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[.Q28]" office:value-type="float" office:value="5.03567662" calcext:value-type="float">
            <text:p>5,04</text:p>
          </table:table-cell>
          <table:table-cell table:formula="of:=([.I29]-[.Q29])*([.I29]-[.Q29])" office:value-type="float" office:value="15.7158598612146" calcext:value-type="float">
            <text:p>15,716</text:p>
          </table:table-cell>
          <table:table-cell table:formula="of:=[.S28]" office:value-type="float" office:value="3.77567662" calcext:value-type="float">
            <text:p>3,78</text:p>
          </table:table-cell>
          <table:table-cell table:formula="of:=([.J29]-[.S29])*([.J29]-[.S29])" office:value-type="float" office:value="27.2935547788146" calcext:value-type="float">
            <text:p>27,294</text:p>
          </table:table-cell>
          <table:table-cell table:number-columns-repeated="5"/>
          <table:table-cell table:formula="of:=[Global.A29]" office:value-type="float" office:value="1601" calcext:value-type="float">
            <text:p>1601</text:p>
          </table:table-cell>
          <table:table-cell table:formula="of:=[Global.B29]" office:value-type="float" office:value="1" calcext:value-type="float">
            <text:p>1</text:p>
          </table:table-cell>
          <table:table-cell table:formula="of:=[.Z29]+[.AA29]" office:value-type="float" office:value="1602" calcext:value-type="float">
            <text:p>1602</text:p>
          </table:table-cell>
          <table:table-cell table:formula="of:=[.Z29]*100/[.AB29]" office:value-type="float" office:value="99.9375780274657" calcext:value-type="float">
            <text:p>99,94</text:p>
          </table:table-cell>
          <table:table-cell table:number-columns-repeated="995"/>
        </table:table-row>
        <table:table-row table:style-name="ro1">
          <table:table-cell table:formula="of:=[Global.C30]" office:value-type="string" office:string-value="rand-20-200-200-5-1.dssp" calcext:value-type="string">
            <text:p>rand-20-200-200-5-1.dssp</text:p>
          </table:table-cell>
          <table:table-cell table:formula="of:=[Global.D30]" office:value-type="float" office:value="25" calcext:value-type="float">
            <text:p>25</text:p>
          </table:table-cell>
          <table:table-cell table:formula="of:=[Global.E30]" office:value-type="float" office:value="1" calcext:value-type="float">
            <text:p>1</text:p>
          </table:table-cell>
          <table:table-cell table:formula="of:=[Global.F30]" office:value-type="float" office:value="1" calcext:value-type="float">
            <text:p>1</text:p>
          </table:table-cell>
          <table:table-cell table:formula="of:=[Global.G30]" office:value-type="float" office:value="-2" calcext:value-type="float">
            <text:p>-2</text:p>
          </table:table-cell>
          <table:table-cell table:formula="of:=[RA.I30]" office:value-type="float" office:value="2" calcext:value-type="float">
            <text:p>2</text:p>
          </table:table-cell>
          <table:table-cell table:formula="of:=[VNS.H30]" office:value-type="float" office:value="2" calcext:value-type="float">
            <text:p>2</text:p>
          </table:table-cell>
          <table:table-cell table:formula="of:=IF([.C30]&lt;0; IF([.C30]&lt;0; [.F30]-[.C30]; [.F30]+[.C30]); IF([.C30]&lt;0; [.F30]-[.C30]; [.F30]+[.C30]))" office:value-type="float" office:value="3" calcext:value-type="float">
            <text:p>3</text:p>
          </table:table-cell>
          <table:table-cell table:formula="of:=[.F30]-[.C30]" office:value-type="float" office:value="1" calcext:value-type="float">
            <text:p>1</text:p>
          </table:table-cell>
          <table:table-cell table:formula="of:=[.G30]-[.C30]" office:value-type="float" office:value="1" calcext:value-type="float">
            <text:p>1</text:p>
          </table:table-cell>
          <table:table-cell table:formula="of:=IF([.G30]&lt;[.C30];&quot;*&quot;;&quot;&quot;)">
            <text:p/>
          </table:table-cell>
          <table:table-cell table:formula="of:=IF([.I30]=[.J30]; &quot;IGUAL&quot;; IF([.I30]&lt;[.J30]; &quot;RA&quot;; &quot;VNS&quot;))" office:value-type="string" office:string-value="IGUAL" calcext:value-type="string">
            <text:p>IGUAL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formula="of:=[.Q29]" office:value-type="float" office:value="5.03567662" calcext:value-type="float">
            <text:p>5,04</text:p>
          </table:table-cell>
          <table:table-cell table:formula="of:=([.I30]-[.Q30])*([.I30]-[.Q30])" office:value-type="float" office:value="16.2866857812146" calcext:value-type="float">
            <text:p>16,287</text:p>
          </table:table-cell>
          <table:table-cell table:formula="of:=[.S29]" office:value-type="float" office:value="3.77567662" calcext:value-type="float">
            <text:p>3,78</text:p>
          </table:table-cell>
          <table:table-cell table:formula="of:=([.J30]-[.S30])*([.J30]-[.S30])" office:value-type="float" office:value="7.70438069881462" calcext:value-type="float">
            <text:p>7,704</text:p>
          </table:table-cell>
          <table:table-cell table:number-columns-repeated="5"/>
          <table:table-cell table:formula="of:=[Global.A30]" office:value-type="float" office:value="482" calcext:value-type="float">
            <text:p>482</text:p>
          </table:table-cell>
          <table:table-cell table:formula="of:=[Global.B30]" office:value-type="float" office:value="0" calcext:value-type="float">
            <text:p>0</text:p>
          </table:table-cell>
          <table:table-cell table:formula="of:=[.Z30]+[.AA30]" office:value-type="float" office:value="482" calcext:value-type="float">
            <text:p>482</text:p>
          </table:table-cell>
          <table:table-cell table:formula="of:=[.Z30]*100/[.AB30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31]" office:value-type="string" office:string-value="rand-20-200-200-5-2.dssp" calcext:value-type="string">
            <text:p>rand-20-200-200-5-2.dssp</text:p>
          </table:table-cell>
          <table:table-cell table:formula="of:=[Global.D31]" office:value-type="float" office:value="21" calcext:value-type="float">
            <text:p>21</text:p>
          </table:table-cell>
          <table:table-cell table:formula="of:=[Global.E31]" office:value-type="float" office:value="1" calcext:value-type="float">
            <text:p>1</text:p>
          </table:table-cell>
          <table:table-cell table:formula="of:=[Global.F31]" office:value-type="float" office:value="1" calcext:value-type="float">
            <text:p>1</text:p>
          </table:table-cell>
          <table:table-cell table:formula="of:=[Global.G31]" office:value-type="float" office:value="-2" calcext:value-type="float">
            <text:p>-2</text:p>
          </table:table-cell>
          <table:table-cell table:formula="of:=[RA.I31]" office:value-type="float" office:value="1" calcext:value-type="float">
            <text:p>1</text:p>
          </table:table-cell>
          <table:table-cell table:formula="of:=[VNS.H31]" office:value-type="float" office:value="1" calcext:value-type="float">
            <text:p>1</text:p>
          </table:table-cell>
          <table:table-cell table:formula="of:=IF([.C31]&lt;0; IF([.C31]&lt;0; [.F31]-[.C31]; [.F31]+[.C31]); IF([.C31]&lt;0; [.F31]-[.C31]; [.F31]+[.C31]))" office:value-type="float" office:value="2" calcext:value-type="float">
            <text:p>2</text:p>
          </table:table-cell>
          <table:table-cell table:formula="of:=[.F31]-[.C31]" office:value-type="float" office:value="0" calcext:value-type="float">
            <text:p>0</text:p>
          </table:table-cell>
          <table:table-cell table:formula="of:=[.G31]-[.C31]" office:value-type="float" office:value="0" calcext:value-type="float">
            <text:p>0</text:p>
          </table:table-cell>
          <table:table-cell table:formula="of:=IF([.G31]&lt;[.C31];&quot;*&quot;;&quot;&quot;)">
            <text:p/>
          </table:table-cell>
          <table:table-cell table:formula="of:=IF([.I31]=[.J31]; &quot;IGUAL&quot;; IF([.I31]&lt;[.J31]; &quot;RA&quot;; &quot;VNS&quot;))" office:value-type="string" office:string-value="IGUAL" calcext:value-type="string">
            <text:p>IGUAL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[.Q30]" office:value-type="float" office:value="5.03567662" calcext:value-type="float">
            <text:p>5,04</text:p>
          </table:table-cell>
          <table:table-cell table:formula="of:=([.I31]-[.Q31])*([.I31]-[.Q31])" office:value-type="float" office:value="25.3580390212146" calcext:value-type="float">
            <text:p>25,358</text:p>
          </table:table-cell>
          <table:table-cell table:formula="of:=[.S30]" office:value-type="float" office:value="3.77567662" calcext:value-type="float">
            <text:p>3,78</text:p>
          </table:table-cell>
          <table:table-cell table:formula="of:=([.J31]-[.S31])*([.J31]-[.S31])" office:value-type="float" office:value="14.2557339388146" calcext:value-type="float">
            <text:p>14,256</text:p>
          </table:table-cell>
          <table:table-cell table:number-columns-repeated="5"/>
          <table:table-cell table:formula="of:=[Global.A31]" office:value-type="float" office:value="482" calcext:value-type="float">
            <text:p>482</text:p>
          </table:table-cell>
          <table:table-cell table:formula="of:=[Global.B31]" office:value-type="float" office:value="0" calcext:value-type="float">
            <text:p>0</text:p>
          </table:table-cell>
          <table:table-cell table:formula="of:=[.Z31]+[.AA31]" office:value-type="float" office:value="482" calcext:value-type="float">
            <text:p>482</text:p>
          </table:table-cell>
          <table:table-cell table:formula="of:=[.Z31]*100/[.AB31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32]" office:value-type="string" office:string-value="rand-20-250-250-10-1.dssp" calcext:value-type="string">
            <text:p>rand-20-250-250-10-1.dssp</text:p>
          </table:table-cell>
          <table:table-cell table:formula="of:=[Global.D32]" office:value-type="float" office:value="212374" calcext:value-type="float">
            <text:p>212374</text:p>
          </table:table-cell>
          <table:table-cell table:formula="of:=[Global.E32]" office:value-type="float" office:value="0" calcext:value-type="float">
            <text:p>0</text:p>
          </table:table-cell>
          <table:table-cell table:formula="of:=[Global.F32]" office:value-type="float" office:value="1" calcext:value-type="float">
            <text:p>1</text:p>
          </table:table-cell>
          <table:table-cell table:formula="of:=[Global.G32]" office:value-type="float" office:value="-4.885415" calcext:value-type="float">
            <text:p>-4,89</text:p>
          </table:table-cell>
          <table:table-cell table:formula="of:=[RA.I32]" office:value-type="float" office:value="3" calcext:value-type="float">
            <text:p>3</text:p>
          </table:table-cell>
          <table:table-cell table:formula="of:=[VNS.H32]" office:value-type="float" office:value="2" calcext:value-type="float">
            <text:p>2</text:p>
          </table:table-cell>
          <table:table-cell table:formula="of:=IF([.C32]&lt;0; IF([.C32]&lt;0; [.F32]-[.C32]; [.F32]+[.C32]); IF([.C32]&lt;0; [.F32]-[.C32]; [.F32]+[.C32]))" office:value-type="float" office:value="3" calcext:value-type="float">
            <text:p>3</text:p>
          </table:table-cell>
          <table:table-cell table:formula="of:=[.F32]-[.C32]" office:value-type="float" office:value="3" calcext:value-type="float">
            <text:p>3</text:p>
          </table:table-cell>
          <table:table-cell table:formula="of:=[.G32]-[.C32]" office:value-type="float" office:value="2" calcext:value-type="float">
            <text:p>2</text:p>
          </table:table-cell>
          <table:table-cell table:formula="of:=IF([.G32]&lt;[.C32];&quot;*&quot;;&quot;&quot;)">
            <text:p/>
          </table:table-cell>
          <table:table-cell table:formula="of:=IF([.I32]=[.J32]; &quot;IGUAL&quot;; IF([.I32]&lt;[.J32]; &quot;RA&quot;; &quot;VNS&quot;))" office:value-type="string" office:string-value="VNS" calcext:value-type="string">
            <text:p>VNS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[.Q31]" office:value-type="float" office:value="5.03567662" calcext:value-type="float">
            <text:p>5,04</text:p>
          </table:table-cell>
          <table:table-cell table:formula="of:=([.I32]-[.Q32])*([.I32]-[.Q32])" office:value-type="float" office:value="4.14397930121463" calcext:value-type="float">
            <text:p>4,144</text:p>
          </table:table-cell>
          <table:table-cell table:formula="of:=[.S31]" office:value-type="float" office:value="3.77567662" calcext:value-type="float">
            <text:p>3,78</text:p>
          </table:table-cell>
          <table:table-cell table:formula="of:=([.J32]-[.S32])*([.J32]-[.S32])" office:value-type="float" office:value="3.15302745881462" calcext:value-type="float">
            <text:p>3,153</text:p>
          </table:table-cell>
          <table:table-cell table:number-columns-repeated="5"/>
          <table:table-cell table:formula="of:=[Global.A32]" office:value-type="float" office:value="912" calcext:value-type="float">
            <text:p>912</text:p>
          </table:table-cell>
          <table:table-cell table:formula="of:=[Global.B32]" office:value-type="float" office:value="0" calcext:value-type="float">
            <text:p>0</text:p>
          </table:table-cell>
          <table:table-cell table:formula="of:=[.Z32]+[.AA32]" office:value-type="float" office:value="912" calcext:value-type="float">
            <text:p>912</text:p>
          </table:table-cell>
          <table:table-cell table:formula="of:=[.Z32]*100/[.AB32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33]" office:value-type="string" office:string-value="rand-20-250-250-10-2.dssp" calcext:value-type="string">
            <text:p>rand-20-250-250-10-2.dssp</text:p>
          </table:table-cell>
          <table:table-cell table:formula="of:=[Global.D33]" office:value-type="float" office:value="160400" calcext:value-type="float">
            <text:p>160400</text:p>
          </table:table-cell>
          <table:table-cell table:formula="of:=[Global.E33]" office:value-type="float" office:value="0" calcext:value-type="float">
            <text:p>0</text:p>
          </table:table-cell>
          <table:table-cell table:formula="of:=[Global.F33]" office:value-type="float" office:value="1" calcext:value-type="float">
            <text:p>1</text:p>
          </table:table-cell>
          <table:table-cell table:formula="of:=[Global.G33]" office:value-type="float" office:value="-5.075954" calcext:value-type="float">
            <text:p>-5,08</text:p>
          </table:table-cell>
          <table:table-cell table:formula="of:=[RA.I33]" office:value-type="float" office:value="3" calcext:value-type="float">
            <text:p>3</text:p>
          </table:table-cell>
          <table:table-cell table:formula="of:=[VNS.H33]" office:value-type="float" office:value="2" calcext:value-type="float">
            <text:p>2</text:p>
          </table:table-cell>
          <table:table-cell table:formula="of:=IF([.C33]&lt;0; IF([.C33]&lt;0; [.F33]-[.C33]; [.F33]+[.C33]); IF([.C33]&lt;0; [.F33]-[.C33]; [.F33]+[.C33]))" office:value-type="float" office:value="3" calcext:value-type="float">
            <text:p>3</text:p>
          </table:table-cell>
          <table:table-cell table:formula="of:=[.F33]-[.C33]" office:value-type="float" office:value="3" calcext:value-type="float">
            <text:p>3</text:p>
          </table:table-cell>
          <table:table-cell table:formula="of:=[.G33]-[.C33]" office:value-type="float" office:value="2" calcext:value-type="float">
            <text:p>2</text:p>
          </table:table-cell>
          <table:table-cell table:formula="of:=IF([.G33]&lt;[.C33];&quot;*&quot;;&quot;&quot;)">
            <text:p/>
          </table:table-cell>
          <table:table-cell table:formula="of:=IF([.I33]=[.J33]; &quot;IGUAL&quot;; IF([.I33]&lt;[.J33]; &quot;RA&quot;; &quot;VNS&quot;))" office:value-type="string" office:string-value="VNS" calcext:value-type="string">
            <text:p>VNS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formula="of:=[.Q32]" office:value-type="float" office:value="5.03567662" calcext:value-type="float">
            <text:p>5,04</text:p>
          </table:table-cell>
          <table:table-cell table:formula="of:=([.I33]-[.Q33])*([.I33]-[.Q33])" office:value-type="float" office:value="4.14397930121463" calcext:value-type="float">
            <text:p>4,144</text:p>
          </table:table-cell>
          <table:table-cell table:formula="of:=[.S32]" office:value-type="float" office:value="3.77567662" calcext:value-type="float">
            <text:p>3,78</text:p>
          </table:table-cell>
          <table:table-cell table:formula="of:=([.J33]-[.S33])*([.J33]-[.S33])" office:value-type="float" office:value="3.15302745881462" calcext:value-type="float">
            <text:p>3,153</text:p>
          </table:table-cell>
          <table:table-cell table:number-columns-repeated="5"/>
          <table:table-cell table:formula="of:=[Global.A33]" office:value-type="float" office:value="912" calcext:value-type="float">
            <text:p>912</text:p>
          </table:table-cell>
          <table:table-cell table:formula="of:=[Global.B33]" office:value-type="float" office:value="0" calcext:value-type="float">
            <text:p>0</text:p>
          </table:table-cell>
          <table:table-cell table:formula="of:=[.Z33]+[.AA33]" office:value-type="float" office:value="912" calcext:value-type="float">
            <text:p>912</text:p>
          </table:table-cell>
          <table:table-cell table:formula="of:=[.Z33]*100/[.AB33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34]" office:value-type="string" office:string-value="rand-20-250-250-15-1.dssp" calcext:value-type="string">
            <text:p>rand-20-250-250-15-1.dssp</text:p>
          </table:table-cell>
          <table:table-cell table:formula="of:=[Global.D34]" office:value-type="float" office:value="354845" calcext:value-type="float">
            <text:p>354845</text:p>
          </table:table-cell>
          <table:table-cell table:formula="of:=[Global.E34]" office:value-type="float" office:value="-1.152854" calcext:value-type="float">
            <text:p>-1,15</text:p>
          </table:table-cell>
          <table:table-cell table:formula="of:=[Global.F34]" office:value-type="float" office:value="2" calcext:value-type="float">
            <text:p>2</text:p>
          </table:table-cell>
          <table:table-cell table:formula="of:=[Global.G34]" office:value-type="float" office:value="-9" calcext:value-type="float">
            <text:p>-9</text:p>
          </table:table-cell>
          <table:table-cell table:formula="of:=[RA.I34]" office:value-type="float" office:value="3" calcext:value-type="float">
            <text:p>3</text:p>
          </table:table-cell>
          <table:table-cell table:formula="of:=[VNS.H34]" office:value-type="float" office:value="3" calcext:value-type="float">
            <text:p>3</text:p>
          </table:table-cell>
          <table:table-cell table:formula="of:=IF([.C34]&lt;0; IF([.C34]&lt;0; [.F34]-[.C34]; [.F34]+[.C34]); IF([.C34]&lt;0; [.F34]-[.C34]; [.F34]+[.C34]))" office:value-type="float" office:value="4.152854" calcext:value-type="float">
            <text:p>4,15</text:p>
          </table:table-cell>
          <table:table-cell table:formula="of:=[.F34]-[.C34]" office:value-type="float" office:value="4.152854" calcext:value-type="float">
            <text:p>4,15</text:p>
          </table:table-cell>
          <table:table-cell table:formula="of:=[.G34]-[.C34]" office:value-type="float" office:value="4.152854" calcext:value-type="float">
            <text:p>4,15</text:p>
          </table:table-cell>
          <table:table-cell table:formula="of:=IF([.G34]&lt;[.C34];&quot;*&quot;;&quot;&quot;)">
            <text:p/>
          </table:table-cell>
          <table:table-cell table:formula="of:=IF([.I34]=[.J34]; &quot;IGUAL&quot;; IF([.I34]&lt;[.J34]; &quot;RA&quot;; &quot;VNS&quot;))" office:value-type="string" office:string-value="IGUAL" calcext:value-type="string">
            <text:p>IGUAL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formula="of:=[.Q33]" office:value-type="float" office:value="5.03567662" calcext:value-type="float">
            <text:p>5,04</text:p>
          </table:table-cell>
          <table:table-cell table:formula="of:=([.I34]-[.Q34])*([.I34]-[.Q34])" office:value-type="float" office:value="0.779375778383666" calcext:value-type="float">
            <text:p>0,779</text:p>
          </table:table-cell>
          <table:table-cell table:formula="of:=[.S33]" office:value-type="float" office:value="3.77567662" calcext:value-type="float">
            <text:p>3,78</text:p>
          </table:table-cell>
          <table:table-cell table:formula="of:=([.J34]-[.S34])*([.J34]-[.S34])" office:value-type="float" office:value="0.142262775983664" calcext:value-type="float">
            <text:p>0,142</text:p>
          </table:table-cell>
          <table:table-cell table:number-columns-repeated="5"/>
          <table:table-cell table:formula="of:=[Global.A34]" office:value-type="float" office:value="1242" calcext:value-type="float">
            <text:p>1242</text:p>
          </table:table-cell>
          <table:table-cell table:formula="of:=[Global.B34]" office:value-type="float" office:value="0" calcext:value-type="float">
            <text:p>0</text:p>
          </table:table-cell>
          <table:table-cell table:formula="of:=[.Z34]+[.AA34]" office:value-type="float" office:value="1242" calcext:value-type="float">
            <text:p>1242</text:p>
          </table:table-cell>
          <table:table-cell table:formula="of:=[.Z34]*100/[.AB34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35]" office:value-type="string" office:string-value="rand-20-250-250-15-2.dssp" calcext:value-type="string">
            <text:p>rand-20-250-250-15-2.dssp</text:p>
          </table:table-cell>
          <table:table-cell table:formula="of:=[Global.D35]" office:value-type="float" office:value="305999" calcext:value-type="float">
            <text:p>305999</text:p>
          </table:table-cell>
          <table:table-cell table:formula="of:=[Global.E35]" office:value-type="float" office:value="-1" calcext:value-type="float">
            <text:p>-1</text:p>
          </table:table-cell>
          <table:table-cell table:formula="of:=[Global.F35]" office:value-type="float" office:value="2" calcext:value-type="float">
            <text:p>2</text:p>
          </table:table-cell>
          <table:table-cell table:formula="of:=[Global.G35]" office:value-type="float" office:value="-9" calcext:value-type="float">
            <text:p>-9</text:p>
          </table:table-cell>
          <table:table-cell table:formula="of:=[RA.I35]" office:value-type="float" office:value="3" calcext:value-type="float">
            <text:p>3</text:p>
          </table:table-cell>
          <table:table-cell table:formula="of:=[VNS.H35]" office:value-type="float" office:value="3" calcext:value-type="float">
            <text:p>3</text:p>
          </table:table-cell>
          <table:table-cell table:formula="of:=IF([.C35]&lt;0; IF([.C35]&lt;0; [.F35]-[.C35]; [.F35]+[.C35]); IF([.C35]&lt;0; [.F35]-[.C35]; [.F35]+[.C35]))" office:value-type="float" office:value="4" calcext:value-type="float">
            <text:p>4</text:p>
          </table:table-cell>
          <table:table-cell table:formula="of:=[.F35]-[.C35]" office:value-type="float" office:value="4" calcext:value-type="float">
            <text:p>4</text:p>
          </table:table-cell>
          <table:table-cell table:formula="of:=[.G35]-[.C35]" office:value-type="float" office:value="4" calcext:value-type="float">
            <text:p>4</text:p>
          </table:table-cell>
          <table:table-cell table:formula="of:=IF([.G35]&lt;[.C35];&quot;*&quot;;&quot;&quot;)">
            <text:p/>
          </table:table-cell>
          <table:table-cell table:formula="of:=IF([.I35]=[.J35]; &quot;IGUAL&quot;; IF([.I35]&lt;[.J35]; &quot;RA&quot;; &quot;VNS&quot;))" office:value-type="string" office:string-value="IGUAL" calcext:value-type="string">
            <text:p>IGUAL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formula="of:=[.Q34]" office:value-type="float" office:value="5.03567662" calcext:value-type="float">
            <text:p>5,04</text:p>
          </table:table-cell>
          <table:table-cell table:formula="of:=([.I35]-[.Q35])*([.I35]-[.Q35])" office:value-type="float" office:value="1.07262606121463" calcext:value-type="float">
            <text:p>1,073</text:p>
          </table:table-cell>
          <table:table-cell table:formula="of:=[.S34]" office:value-type="float" office:value="3.77567662" calcext:value-type="float">
            <text:p>3,78</text:p>
          </table:table-cell>
          <table:table-cell table:formula="of:=([.J35]-[.S35])*([.J35]-[.S35])" office:value-type="float" office:value="0.0503209788146244" calcext:value-type="float">
            <text:p>0,050</text:p>
          </table:table-cell>
          <table:table-cell table:number-columns-repeated="5"/>
          <table:table-cell table:formula="of:=[Global.A35]" office:value-type="float" office:value="1242" calcext:value-type="float">
            <text:p>1242</text:p>
          </table:table-cell>
          <table:table-cell table:formula="of:=[Global.B35]" office:value-type="float" office:value="0" calcext:value-type="float">
            <text:p>0</text:p>
          </table:table-cell>
          <table:table-cell table:formula="of:=[.Z35]+[.AA35]" office:value-type="float" office:value="1242" calcext:value-type="float">
            <text:p>1242</text:p>
          </table:table-cell>
          <table:table-cell table:formula="of:=[.Z35]*100/[.AB35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36]" office:value-type="string" office:string-value="rand-20-250-250-20-1.dssp" calcext:value-type="string">
            <text:p>rand-20-250-250-20-1.dssp</text:p>
          </table:table-cell>
          <table:table-cell table:formula="of:=[Global.D36]" office:value-type="float" office:value="150446" calcext:value-type="float">
            <text:p>150446</text:p>
          </table:table-cell>
          <table:table-cell table:formula="of:=[Global.E36]" office:value-type="float" office:value="-3.333333" calcext:value-type="float">
            <text:p>-3,33</text:p>
          </table:table-cell>
          <table:table-cell table:formula="of:=[Global.F36]" office:value-type="float" office:value="3" calcext:value-type="float">
            <text:p>3</text:p>
          </table:table-cell>
          <table:table-cell table:formula="of:=[Global.G36]" office:value-type="float" office:value="-12.8" calcext:value-type="float">
            <text:p>-12,8</text:p>
          </table:table-cell>
          <table:table-cell table:formula="of:=[RA.I36]" office:value-type="float" office:value="4" calcext:value-type="float">
            <text:p>4</text:p>
          </table:table-cell>
          <table:table-cell table:formula="of:=[VNS.H36]" office:value-type="float" office:value="4" calcext:value-type="float">
            <text:p>4</text:p>
          </table:table-cell>
          <table:table-cell table:formula="of:=IF([.C36]&lt;0; IF([.C36]&lt;0; [.F36]-[.C36]; [.F36]+[.C36]); IF([.C36]&lt;0; [.F36]-[.C36]; [.F36]+[.C36]))" office:value-type="float" office:value="7.333333" calcext:value-type="float">
            <text:p>7,33</text:p>
          </table:table-cell>
          <table:table-cell table:formula="of:=[.F36]-[.C36]" office:value-type="float" office:value="7.333333" calcext:value-type="float">
            <text:p>7,33</text:p>
          </table:table-cell>
          <table:table-cell table:formula="of:=[.G36]-[.C36]" office:value-type="float" office:value="7.333333" calcext:value-type="float">
            <text:p>7,33</text:p>
          </table:table-cell>
          <table:table-cell table:formula="of:=IF([.G36]&lt;[.C36];&quot;*&quot;;&quot;&quot;)">
            <text:p/>
          </table:table-cell>
          <table:table-cell table:formula="of:=IF([.I36]=[.J36]; &quot;IGUAL&quot;; IF([.I36]&lt;[.J36]; &quot;RA&quot;; &quot;VNS&quot;))" office:value-type="string" office:string-value="IGUAL" calcext:value-type="string">
            <text:p>IGUAL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[.Q35]" office:value-type="float" office:value="5.03567662" calcext:value-type="float">
            <text:p>5,04</text:p>
          </table:table-cell>
          <table:table-cell table:formula="of:=([.I36]-[.Q36])*([.I36]-[.Q36])" office:value-type="float" office:value="5.2792248405547" calcext:value-type="float">
            <text:p>5,279</text:p>
          </table:table-cell>
          <table:table-cell table:formula="of:=[.S35]" office:value-type="float" office:value="3.77567662" calcext:value-type="float">
            <text:p>3,78</text:p>
          </table:table-cell>
          <table:table-cell table:formula="of:=([.J36]-[.S36])*([.J36]-[.S36])" office:value-type="float" office:value="12.6569189181547" calcext:value-type="float">
            <text:p>12,657</text:p>
          </table:table-cell>
          <table:table-cell table:number-columns-repeated="5"/>
          <table:table-cell table:formula="of:=[Global.A36]" office:value-type="float" office:value="1572" calcext:value-type="float">
            <text:p>1572</text:p>
          </table:table-cell>
          <table:table-cell table:formula="of:=[Global.B36]" office:value-type="float" office:value="0" calcext:value-type="float">
            <text:p>0</text:p>
          </table:table-cell>
          <table:table-cell table:formula="of:=[.Z36]+[.AA36]" office:value-type="float" office:value="1572" calcext:value-type="float">
            <text:p>1572</text:p>
          </table:table-cell>
          <table:table-cell table:formula="of:=[.Z36]*100/[.AB36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37]" office:value-type="string" office:string-value="rand-20-250-250-20-2.dssp" calcext:value-type="string">
            <text:p>rand-20-250-250-20-2.dssp</text:p>
          </table:table-cell>
          <table:table-cell table:formula="of:=[Global.D37]" office:value-type="float" office:value="180878" calcext:value-type="float">
            <text:p>180878</text:p>
          </table:table-cell>
          <table:table-cell table:formula="of:=[Global.E37]" office:value-type="float" office:value="-3" calcext:value-type="float">
            <text:p>-3</text:p>
          </table:table-cell>
          <table:table-cell table:formula="of:=[Global.F37]" office:value-type="float" office:value="3" calcext:value-type="float">
            <text:p>3</text:p>
          </table:table-cell>
          <table:table-cell table:formula="of:=[Global.G37]" office:value-type="float" office:value="-12.8" calcext:value-type="float">
            <text:p>-12,8</text:p>
          </table:table-cell>
          <table:table-cell table:formula="of:=[RA.I37]" office:value-type="float" office:value="3" calcext:value-type="float">
            <text:p>3</text:p>
          </table:table-cell>
          <table:table-cell table:formula="of:=[VNS.H37]" office:value-type="float" office:value="3" calcext:value-type="float">
            <text:p>3</text:p>
          </table:table-cell>
          <table:table-cell table:formula="of:=IF([.C37]&lt;0; IF([.C37]&lt;0; [.F37]-[.C37]; [.F37]+[.C37]); IF([.C37]&lt;0; [.F37]-[.C37]; [.F37]+[.C37]))" office:value-type="float" office:value="6" calcext:value-type="float">
            <text:p>6</text:p>
          </table:table-cell>
          <table:table-cell table:formula="of:=[.F37]-[.C37]" office:value-type="float" office:value="6" calcext:value-type="float">
            <text:p>6</text:p>
          </table:table-cell>
          <table:table-cell table:formula="of:=[.G37]-[.C37]" office:value-type="float" office:value="6" calcext:value-type="float">
            <text:p>6</text:p>
          </table:table-cell>
          <table:table-cell table:formula="of:=IF([.G37]&lt;[.C37];&quot;*&quot;;&quot;&quot;)">
            <text:p/>
          </table:table-cell>
          <table:table-cell table:formula="of:=IF([.I37]=[.J37]; &quot;IGUAL&quot;; IF([.I37]&lt;[.J37]; &quot;RA&quot;; &quot;VNS&quot;))" office:value-type="string" office:string-value="IGUAL" calcext:value-type="string">
            <text:p>IGUAL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[.Q36]" office:value-type="float" office:value="5.03567662" calcext:value-type="float">
            <text:p>5,04</text:p>
          </table:table-cell>
          <table:table-cell table:formula="of:=([.I37]-[.Q37])*([.I37]-[.Q37])" office:value-type="float" office:value="0.929919581214624" calcext:value-type="float">
            <text:p>0,930</text:p>
          </table:table-cell>
          <table:table-cell table:formula="of:=[.S36]" office:value-type="float" office:value="3.77567662" calcext:value-type="float">
            <text:p>3,78</text:p>
          </table:table-cell>
          <table:table-cell table:formula="of:=([.J37]-[.S37])*([.J37]-[.S37])" office:value-type="float" office:value="4.94761449881462" calcext:value-type="float">
            <text:p>4,948</text:p>
          </table:table-cell>
          <table:table-cell table:number-columns-repeated="5"/>
          <table:table-cell table:formula="of:=[Global.A37]" office:value-type="float" office:value="1572" calcext:value-type="float">
            <text:p>1572</text:p>
          </table:table-cell>
          <table:table-cell table:formula="of:=[Global.B37]" office:value-type="float" office:value="0" calcext:value-type="float">
            <text:p>0</text:p>
          </table:table-cell>
          <table:table-cell table:formula="of:=[.Z37]+[.AA37]" office:value-type="float" office:value="1572" calcext:value-type="float">
            <text:p>1572</text:p>
          </table:table-cell>
          <table:table-cell table:formula="of:=[.Z37]*100/[.AB37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38]" office:value-type="string" office:string-value="rand-20-250-250-25-1.dssp" calcext:value-type="string">
            <text:p>rand-20-250-250-25-1.dssp</text:p>
          </table:table-cell>
          <table:table-cell table:formula="of:=[Global.D38]" office:value-type="float" office:value="78138" calcext:value-type="float">
            <text:p>78138</text:p>
          </table:table-cell>
          <table:table-cell table:formula="of:=[Global.E38]" office:value-type="float" office:value="-7.414894" calcext:value-type="float">
            <text:p>-7,41</text:p>
          </table:table-cell>
          <table:table-cell table:formula="of:=[Global.F38]" office:value-type="float" office:value="1E+020" calcext:value-type="float">
            <text:p>1,00E+20</text:p>
          </table:table-cell>
          <table:table-cell table:formula="of:=[Global.G38]" office:value-type="float" office:value="-16.666667" calcext:value-type="float">
            <text:p>-16,67</text:p>
          </table:table-cell>
          <table:table-cell table:formula="of:=[RA.I38]" office:value-type="float" office:value="4" calcext:value-type="float">
            <text:p>4</text:p>
          </table:table-cell>
          <table:table-cell table:formula="of:=[VNS.H38]" office:value-type="float" office:value="4" calcext:value-type="float">
            <text:p>4</text:p>
          </table:table-cell>
          <table:table-cell table:formula="of:=IF([.C38]&lt;0; IF([.C38]&lt;0; [.F38]-[.C38]; [.F38]+[.C38]); IF([.C38]&lt;0; [.F38]-[.C38]; [.F38]+[.C38]))" office:value-type="float" office:value="11.414894" calcext:value-type="float">
            <text:p>11,41</text:p>
          </table:table-cell>
          <table:table-cell table:formula="of:=[.F38]-[.C38]" office:value-type="float" office:value="11.414894" calcext:value-type="float">
            <text:p>11,41</text:p>
          </table:table-cell>
          <table:table-cell table:formula="of:=[.G38]-[.C38]" office:value-type="float" office:value="11.414894" calcext:value-type="float">
            <text:p>11,41</text:p>
          </table:table-cell>
          <table:table-cell table:formula="of:=IF([.G38]&lt;[.C38];&quot;*&quot;;&quot;&quot;)">
            <text:p/>
          </table:table-cell>
          <table:table-cell table:formula="of:=IF([.I38]=[.J38]; &quot;IGUAL&quot;; IF([.I38]&lt;[.J38]; &quot;RA&quot;; &quot;VNS&quot;))" office:value-type="string" office:string-value="IGUAL" calcext:value-type="string">
            <text:p>IGUAL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formula="of:=[.Q37]" office:value-type="float" office:value="5.03567662" calcext:value-type="float">
            <text:p>5,04</text:p>
          </table:table-cell>
          <table:table-cell table:formula="of:=([.I38]-[.Q38])*([.I38]-[.Q38])" office:value-type="float" office:value="40.6944143812941" calcext:value-type="float">
            <text:p>40,694</text:p>
          </table:table-cell>
          <table:table-cell table:formula="of:=[.S37]" office:value-type="float" office:value="3.77567662" calcext:value-type="float">
            <text:p>3,78</text:p>
          </table:table-cell>
          <table:table-cell table:formula="of:=([.J38]-[.S38])*([.J38]-[.S38])" office:value-type="float" office:value="58.3576421788941" calcext:value-type="float">
            <text:p>58,358</text:p>
          </table:table-cell>
          <table:table-cell table:number-columns-repeated="5"/>
          <table:table-cell table:formula="of:=[Global.A38]" office:value-type="float" office:value="1901" calcext:value-type="float">
            <text:p>1901</text:p>
          </table:table-cell>
          <table:table-cell table:formula="of:=[Global.B38]" office:value-type="float" office:value="1" calcext:value-type="float">
            <text:p>1</text:p>
          </table:table-cell>
          <table:table-cell table:formula="of:=[.Z38]+[.AA38]" office:value-type="float" office:value="1902" calcext:value-type="float">
            <text:p>1902</text:p>
          </table:table-cell>
          <table:table-cell table:formula="of:=[.Z38]*100/[.AB38]" office:value-type="float" office:value="99.9474237644585" calcext:value-type="float">
            <text:p>99,95</text:p>
          </table:table-cell>
          <table:table-cell table:number-columns-repeated="995"/>
        </table:table-row>
        <table:table-row table:style-name="ro1">
          <table:table-cell table:formula="of:=[Global.C39]" office:value-type="string" office:string-value="rand-20-250-250-25-2.dssp" calcext:value-type="string">
            <text:p>rand-20-250-250-25-2.dssp</text:p>
          </table:table-cell>
          <table:table-cell table:formula="of:=[Global.D39]" office:value-type="float" office:value="91672" calcext:value-type="float">
            <text:p>91672</text:p>
          </table:table-cell>
          <table:table-cell table:formula="of:=[Global.E39]" office:value-type="float" office:value="-5.833333" calcext:value-type="float">
            <text:p>-5,83</text:p>
          </table:table-cell>
          <table:table-cell table:formula="of:=[Global.F39]" office:value-type="float" office:value="1E+020" calcext:value-type="float">
            <text:p>1,00E+20</text:p>
          </table:table-cell>
          <table:table-cell table:formula="of:=[Global.G39]" office:value-type="float" office:value="-16.666667" calcext:value-type="float">
            <text:p>-16,67</text:p>
          </table:table-cell>
          <table:table-cell table:formula="of:=[RA.I39]" office:value-type="float" office:value="3" calcext:value-type="float">
            <text:p>3</text:p>
          </table:table-cell>
          <table:table-cell table:formula="of:=[VNS.H39]" office:value-type="float" office:value="3" calcext:value-type="float">
            <text:p>3</text:p>
          </table:table-cell>
          <table:table-cell table:formula="of:=IF([.C39]&lt;0; IF([.C39]&lt;0; [.F39]-[.C39]; [.F39]+[.C39]); IF([.C39]&lt;0; [.F39]-[.C39]; [.F39]+[.C39]))" office:value-type="float" office:value="8.833333" calcext:value-type="float">
            <text:p>8,83</text:p>
          </table:table-cell>
          <table:table-cell table:formula="of:=[.F39]-[.C39]" office:value-type="float" office:value="8.833333" calcext:value-type="float">
            <text:p>8,83</text:p>
          </table:table-cell>
          <table:table-cell table:formula="of:=[.G39]-[.C39]" office:value-type="float" office:value="8.833333" calcext:value-type="float">
            <text:p>8,83</text:p>
          </table:table-cell>
          <table:table-cell table:formula="of:=IF([.G39]&lt;[.C39];&quot;*&quot;;&quot;&quot;)">
            <text:p/>
          </table:table-cell>
          <table:table-cell table:formula="of:=IF([.I39]=[.J39]; &quot;IGUAL&quot;; IF([.I39]&lt;[.J39]; &quot;RA&quot;; &quot;VNS&quot;))" office:value-type="string" office:string-value="IGUAL" calcext:value-type="string">
            <text:p>IGUAL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formula="of:=[.Q38]" office:value-type="float" office:value="5.03567662" calcext:value-type="float">
            <text:p>5,04</text:p>
          </table:table-cell>
          <table:table-cell table:formula="of:=([.I39]-[.Q39])*([.I39]-[.Q39])" office:value-type="float" office:value="14.4221939805547" calcext:value-type="float">
            <text:p>14,422</text:p>
          </table:table-cell>
          <table:table-cell table:formula="of:=[.S38]" office:value-type="float" office:value="3.77567662" calcext:value-type="float">
            <text:p>3,78</text:p>
          </table:table-cell>
          <table:table-cell table:formula="of:=([.J39]-[.S39])*([.J39]-[.S39])" office:value-type="float" office:value="25.5798880581547" calcext:value-type="float">
            <text:p>25,580</text:p>
          </table:table-cell>
          <table:table-cell table:number-columns-repeated="5"/>
          <table:table-cell table:formula="of:=[Global.A39]" office:value-type="float" office:value="1901" calcext:value-type="float">
            <text:p>1901</text:p>
          </table:table-cell>
          <table:table-cell table:formula="of:=[Global.B39]" office:value-type="float" office:value="1" calcext:value-type="float">
            <text:p>1</text:p>
          </table:table-cell>
          <table:table-cell table:formula="of:=[.Z39]+[.AA39]" office:value-type="float" office:value="1902" calcext:value-type="float">
            <text:p>1902</text:p>
          </table:table-cell>
          <table:table-cell table:formula="of:=[.Z39]*100/[.AB39]" office:value-type="float" office:value="99.9474237644585" calcext:value-type="float">
            <text:p>99,95</text:p>
          </table:table-cell>
          <table:table-cell table:number-columns-repeated="995"/>
        </table:table-row>
        <table:table-row table:style-name="ro1">
          <table:table-cell table:formula="of:=[Global.C40]" office:value-type="string" office:string-value="rand-20-250-250-5-1.dssp" calcext:value-type="string">
            <text:p>rand-20-250-250-5-1.dssp</text:p>
          </table:table-cell>
          <table:table-cell table:formula="of:=[Global.D40]" office:value-type="float" office:value="38" calcext:value-type="float">
            <text:p>38</text:p>
          </table:table-cell>
          <table:table-cell table:formula="of:=[Global.E40]" office:value-type="float" office:value="1" calcext:value-type="float">
            <text:p>1</text:p>
          </table:table-cell>
          <table:table-cell table:formula="of:=[Global.F40]" office:value-type="float" office:value="1" calcext:value-type="float">
            <text:p>1</text:p>
          </table:table-cell>
          <table:table-cell table:formula="of:=[Global.G40]" office:value-type="float" office:value="-2" calcext:value-type="float">
            <text:p>-2</text:p>
          </table:table-cell>
          <table:table-cell table:formula="of:=[RA.I40]" office:value-type="float" office:value="2" calcext:value-type="float">
            <text:p>2</text:p>
          </table:table-cell>
          <table:table-cell table:formula="of:=[VNS.H40]" office:value-type="float" office:value="2" calcext:value-type="float">
            <text:p>2</text:p>
          </table:table-cell>
          <table:table-cell table:formula="of:=IF([.C40]&lt;0; IF([.C40]&lt;0; [.F40]-[.C40]; [.F40]+[.C40]); IF([.C40]&lt;0; [.F40]-[.C40]; [.F40]+[.C40]))" office:value-type="float" office:value="3" calcext:value-type="float">
            <text:p>3</text:p>
          </table:table-cell>
          <table:table-cell table:formula="of:=[.F40]-[.C40]" office:value-type="float" office:value="1" calcext:value-type="float">
            <text:p>1</text:p>
          </table:table-cell>
          <table:table-cell table:formula="of:=[.G40]-[.C40]" office:value-type="float" office:value="1" calcext:value-type="float">
            <text:p>1</text:p>
          </table:table-cell>
          <table:table-cell table:formula="of:=IF([.G40]&lt;[.C40];&quot;*&quot;;&quot;&quot;)">
            <text:p/>
          </table:table-cell>
          <table:table-cell table:formula="of:=IF([.I40]=[.J40]; &quot;IGUAL&quot;; IF([.I40]&lt;[.J40]; &quot;RA&quot;; &quot;VNS&quot;))" office:value-type="string" office:string-value="IGUAL" calcext:value-type="string">
            <text:p>IGUAL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[.Q39]" office:value-type="float" office:value="5.03567662" calcext:value-type="float">
            <text:p>5,04</text:p>
          </table:table-cell>
          <table:table-cell table:formula="of:=([.I40]-[.Q40])*([.I40]-[.Q40])" office:value-type="float" office:value="16.2866857812146" calcext:value-type="float">
            <text:p>16,287</text:p>
          </table:table-cell>
          <table:table-cell table:formula="of:=[.S39]" office:value-type="float" office:value="3.77567662" calcext:value-type="float">
            <text:p>3,78</text:p>
          </table:table-cell>
          <table:table-cell table:formula="of:=([.J40]-[.S40])*([.J40]-[.S40])" office:value-type="float" office:value="7.70438069881462" calcext:value-type="float">
            <text:p>7,704</text:p>
          </table:table-cell>
          <table:table-cell table:number-columns-repeated="5"/>
          <table:table-cell table:formula="of:=[Global.A40]" office:value-type="float" office:value="582" calcext:value-type="float">
            <text:p>582</text:p>
          </table:table-cell>
          <table:table-cell table:formula="of:=[Global.B40]" office:value-type="float" office:value="0" calcext:value-type="float">
            <text:p>0</text:p>
          </table:table-cell>
          <table:table-cell table:formula="of:=[.Z40]+[.AA40]" office:value-type="float" office:value="582" calcext:value-type="float">
            <text:p>582</text:p>
          </table:table-cell>
          <table:table-cell table:formula="of:=[.Z40]*100/[.AB40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41]" office:value-type="string" office:string-value="rand-20-250-250-5-2.dssp" calcext:value-type="string">
            <text:p>rand-20-250-250-5-2.dssp</text:p>
          </table:table-cell>
          <table:table-cell table:formula="of:=[Global.D41]" office:value-type="float" office:value="20" calcext:value-type="float">
            <text:p>20</text:p>
          </table:table-cell>
          <table:table-cell table:formula="of:=[Global.E41]" office:value-type="float" office:value="1" calcext:value-type="float">
            <text:p>1</text:p>
          </table:table-cell>
          <table:table-cell table:formula="of:=[Global.F41]" office:value-type="float" office:value="1" calcext:value-type="float">
            <text:p>1</text:p>
          </table:table-cell>
          <table:table-cell table:formula="of:=[Global.G41]" office:value-type="float" office:value="-2" calcext:value-type="float">
            <text:p>-2</text:p>
          </table:table-cell>
          <table:table-cell table:formula="of:=[RA.I41]" office:value-type="float" office:value="1" calcext:value-type="float">
            <text:p>1</text:p>
          </table:table-cell>
          <table:table-cell table:formula="of:=[VNS.H41]" office:value-type="float" office:value="1" calcext:value-type="float">
            <text:p>1</text:p>
          </table:table-cell>
          <table:table-cell table:formula="of:=IF([.C41]&lt;0; IF([.C41]&lt;0; [.F41]-[.C41]; [.F41]+[.C41]); IF([.C41]&lt;0; [.F41]-[.C41]; [.F41]+[.C41]))" office:value-type="float" office:value="2" calcext:value-type="float">
            <text:p>2</text:p>
          </table:table-cell>
          <table:table-cell table:formula="of:=[.F41]-[.C41]" office:value-type="float" office:value="0" calcext:value-type="float">
            <text:p>0</text:p>
          </table:table-cell>
          <table:table-cell table:formula="of:=[.G41]-[.C41]" office:value-type="float" office:value="0" calcext:value-type="float">
            <text:p>0</text:p>
          </table:table-cell>
          <table:table-cell table:formula="of:=IF([.G41]&lt;[.C41];&quot;*&quot;;&quot;&quot;)">
            <text:p/>
          </table:table-cell>
          <table:table-cell table:formula="of:=IF([.I41]=[.J41]; &quot;IGUAL&quot;; IF([.I41]&lt;[.J41]; &quot;RA&quot;; &quot;VNS&quot;))" office:value-type="string" office:string-value="IGUAL" calcext:value-type="string">
            <text:p>IGUAL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[.Q40]" office:value-type="float" office:value="5.03567662" calcext:value-type="float">
            <text:p>5,04</text:p>
          </table:table-cell>
          <table:table-cell table:formula="of:=([.I41]-[.Q41])*([.I41]-[.Q41])" office:value-type="float" office:value="25.3580390212146" calcext:value-type="float">
            <text:p>25,358</text:p>
          </table:table-cell>
          <table:table-cell table:formula="of:=[.S40]" office:value-type="float" office:value="3.77567662" calcext:value-type="float">
            <text:p>3,78</text:p>
          </table:table-cell>
          <table:table-cell table:formula="of:=([.J41]-[.S41])*([.J41]-[.S41])" office:value-type="float" office:value="14.2557339388146" calcext:value-type="float">
            <text:p>14,256</text:p>
          </table:table-cell>
          <table:table-cell table:number-columns-repeated="5"/>
          <table:table-cell table:formula="of:=[Global.A41]" office:value-type="float" office:value="582" calcext:value-type="float">
            <text:p>582</text:p>
          </table:table-cell>
          <table:table-cell table:formula="of:=[Global.B41]" office:value-type="float" office:value="0" calcext:value-type="float">
            <text:p>0</text:p>
          </table:table-cell>
          <table:table-cell table:formula="of:=[.Z41]+[.AA41]" office:value-type="float" office:value="582" calcext:value-type="float">
            <text:p>582</text:p>
          </table:table-cell>
          <table:table-cell table:formula="of:=[.Z41]*100/[.AB41]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Global.C42]" office:value-type="string" office:string-value="rand-20-50-50-10-1.dssp" calcext:value-type="string">
            <text:p>rand-20-50-50-10-1.dssp</text:p>
          </table:table-cell>
          <table:table-cell table:formula="of:=[Global.D42]" office:value-type="float" office:value="1603608" calcext:value-type="float">
            <text:p>1603608</text:p>
          </table:table-cell>
          <table:table-cell table:formula="of:=[Global.E42]" office:value-type="float" office:value="0" calcext:value-type="float">
            <text:p>0</text:p>
          </table:table-cell>
          <table:table-cell table:formula="of:=[Global.F42]" office:value-type="float" office:value="1" calcext:value-type="float">
            <text:p>1</text:p>
          </table:table-cell>
          <table:table-cell table:formula="of:=[Global.G42]" office:value-type="float" office:value="-5.043097" calcext:value-type="float">
            <text:p>-5,04</text:p>
          </table:table-cell>
          <table:table-cell table:formula="of:=[RA.I42]" office:value-type="float" office:value="1" calcext:value-type="float">
            <text:p>1</text:p>
          </table:table-cell>
          <table:table-cell table:formula="of:=[VNS.H42]" office:value-type="float" office:value="1" calcext:value-type="float">
            <text:p>1</text:p>
          </table:table-cell>
          <table:table-cell table:formula="of:=IF([.C42]&lt;0; IF([.C42]&lt;0; [.F42]-[.C42]; [.F42]+[.C42]); IF([.C42]&lt;0; [.F42]-[.C42]; [.F42]+[.C42]))" office:value-type="float" office:value="1" calcext:value-type="float">
            <text:p>1</text:p>
          </table:table-cell>
          <table:table-cell table:formula="of:=[.F42]-[.C42]" office:value-type="float" office:value="1" calcext:value-type="float">
            <text:p>1</text:p>
          </table:table-cell>
          <table:table-cell table:formula="of:=[.G42]-[.C42]" office:value-type="float" office:value="1" calcext:value-type="float">
            <text:p>1</text:p>
          </table:table-cell>
          <table:table-cell table:formula="of:=IF([.G42]&lt;[.C42];&quot;*&quot;;&quot;&quot;)">
            <text:p/>
          </table:table-cell>
          <table:table-cell table:formula="of:=IF([.I42]=[.J42]; &quot;IGUAL&quot;; IF([.I42]&lt;[.J42]; &quot;RA&quot;; &quot;VNS&quot;))" office:value-type="string" office:string-value="IGUAL" calcext:value-type="string">
            <text:p>IGUAL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[.Q41]" office:value-type="float" office:value="5.03567662" calcext:value-type="float">
            <text:p>5,04</text:p>
          </table:table-cell>
          <table:table-cell table:formula="of:=([.I42]-[.Q42])*([.I42]-[.Q42])" office:value-type="float" office:value="16.2866857812146" calcext:value-type="float">
            <text:p>16,287</text:p>
          </table:table-cell>
          <table:table-cell table:formula="of:=[.S41]" office:value-type="float" office:value="3.77567662" calcext:value-type="float">
            <text:p>3,78</text:p>
          </table:table-cell>
          <table:table-cell table:formula="of:=([.J42]-[.S42])*([.J42]-[.S42])" office:value-type="float" office:value="7.70438069881462" calcext:value-type="float">
            <text:p>7,704</text:p>
          </table:table-cell>
          <table:table-cell table:number-columns-repeated="5"/>
          <table:table-cell table:formula="of:=[Global.A42]" office:value-type="float" office:value="271" calcext:value-type="float">
            <text:p>271</text:p>
          </table:table-cell>
          <table:table-cell table:formula="of:=[Global.B42]" office:value-type="float" office:value="41" calcext:value-type="float">
            <text:p>41</text:p>
          </table:table-cell>
          <table:table-cell table:formula="of:=[.Z42]+[.AA42]" office:value-type="float" office:value="312" calcext:value-type="float">
            <text:p>312</text:p>
          </table:table-cell>
          <table:table-cell table:formula="of:=[.Z42]*100/[.AB42]" office:value-type="float" office:value="86.8589743589744" calcext:value-type="float">
            <text:p>86,86</text:p>
          </table:table-cell>
          <table:table-cell table:number-columns-repeated="995"/>
        </table:table-row>
        <table:table-row table:style-name="ro1">
          <table:table-cell table:formula="of:=[Global.C43]" office:value-type="string" office:string-value="rand-20-50-50-10-2.dssp" calcext:value-type="string">
            <text:p>rand-20-50-50-10-2.dssp</text:p>
          </table:table-cell>
          <table:table-cell table:formula="of:=[Global.D43]" office:value-type="float" office:value="4129" calcext:value-type="float">
            <text:p>4129</text:p>
          </table:table-cell>
          <table:table-cell table:formula="of:=[Global.E43]" office:value-type="float" office:value="0" calcext:value-type="float">
            <text:p>0</text:p>
          </table:table-cell>
          <table:table-cell table:formula="of:=[Global.F43]" office:value-type="float" office:value="0" calcext:value-type="float">
            <text:p>0</text:p>
          </table:table-cell>
          <table:table-cell table:formula="of:=[Global.G43]" office:value-type="float" office:value="-5.178234" calcext:value-type="float">
            <text:p>-5,18</text:p>
          </table:table-cell>
          <table:table-cell table:formula="of:=[RA.I43]" office:value-type="float" office:value="2" calcext:value-type="float">
            <text:p>2</text:p>
          </table:table-cell>
          <table:table-cell table:formula="of:=[VNS.H43]" office:value-type="float" office:value="1" calcext:value-type="float">
            <text:p>1</text:p>
          </table:table-cell>
          <table:table-cell table:formula="of:=IF([.C43]&lt;0; IF([.C43]&lt;0; [.F43]-[.C43]; [.F43]+[.C43]); IF([.C43]&lt;0; [.F43]-[.C43]; [.F43]+[.C43]))" office:value-type="float" office:value="2" calcext:value-type="float">
            <text:p>2</text:p>
          </table:table-cell>
          <table:table-cell table:formula="of:=[.F43]-[.C43]" office:value-type="float" office:value="2" calcext:value-type="float">
            <text:p>2</text:p>
          </table:table-cell>
          <table:table-cell table:formula="of:=[.G43]-[.C43]" office:value-type="float" office:value="1" calcext:value-type="float">
            <text:p>1</text:p>
          </table:table-cell>
          <table:table-cell table:formula="of:=IF([.G43]&lt;[.C43];&quot;*&quot;;&quot;&quot;)">
            <text:p/>
          </table:table-cell>
          <table:table-cell table:formula="of:=IF([.I43]=[.J43]; &quot;IGUAL&quot;; IF([.I43]&lt;[.J43]; &quot;RA&quot;; &quot;VNS&quot;))" office:value-type="string" office:string-value="VNS" calcext:value-type="string">
            <text:p>VNS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formula="of:=[.Q42]" office:value-type="float" office:value="5.03567662" calcext:value-type="float">
            <text:p>5,04</text:p>
          </table:table-cell>
          <table:table-cell table:formula="of:=([.I43]-[.Q43])*([.I43]-[.Q43])" office:value-type="float" office:value="9.21533254121463" calcext:value-type="float">
            <text:p>9,215</text:p>
          </table:table-cell>
          <table:table-cell table:formula="of:=[.S42]" office:value-type="float" office:value="3.77567662" calcext:value-type="float">
            <text:p>3,78</text:p>
          </table:table-cell>
          <table:table-cell table:formula="of:=([.J43]-[.S43])*([.J43]-[.S43])" office:value-type="float" office:value="7.70438069881462" calcext:value-type="float">
            <text:p>7,704</text:p>
          </table:table-cell>
          <table:table-cell table:number-columns-repeated="5"/>
          <table:table-cell table:formula="of:=[Global.A43]" office:value-type="float" office:value="282" calcext:value-type="float">
            <text:p>282</text:p>
          </table:table-cell>
          <table:table-cell table:formula="of:=[Global.B43]" office:value-type="float" office:value="30" calcext:value-type="float">
            <text:p>30</text:p>
          </table:table-cell>
          <table:table-cell table:formula="of:=[.Z43]+[.AA43]" office:value-type="float" office:value="312" calcext:value-type="float">
            <text:p>312</text:p>
          </table:table-cell>
          <table:table-cell table:formula="of:=[.Z43]*100/[.AB43]" office:value-type="float" office:value="90.3846153846154" calcext:value-type="float">
            <text:p>90,38</text:p>
          </table:table-cell>
          <table:table-cell table:number-columns-repeated="995"/>
        </table:table-row>
        <table:table-row table:style-name="ro1">
          <table:table-cell table:formula="of:=[Global.C44]" office:value-type="string" office:string-value="rand-20-50-50-15-1.dssp" calcext:value-type="string">
            <text:p>rand-20-50-50-15-1.dssp</text:p>
          </table:table-cell>
          <table:table-cell table:formula="of:=[Global.D44]" office:value-type="float" office:value="1584650" calcext:value-type="float">
            <text:p>1584650</text:p>
          </table:table-cell>
          <table:table-cell table:formula="of:=[Global.E44]" office:value-type="float" office:value="-1" calcext:value-type="float">
            <text:p>-1</text:p>
          </table:table-cell>
          <table:table-cell table:formula="of:=[Global.F44]" office:value-type="float" office:value="1" calcext:value-type="float">
            <text:p>1</text:p>
          </table:table-cell>
          <table:table-cell table:formula="of:=[Global.G44]" office:value-type="float" office:value="-8.914128" calcext:value-type="float">
            <text:p>-8,91</text:p>
          </table:table-cell>
          <table:table-cell table:formula="of:=[RA.I44]" office:value-type="float" office:value="3" calcext:value-type="float">
            <text:p>3</text:p>
          </table:table-cell>
          <table:table-cell table:formula="of:=[VNS.H44]" office:value-type="float" office:value="1" calcext:value-type="float">
            <text:p>1</text:p>
          </table:table-cell>
          <table:table-cell table:formula="of:=IF([.C44]&lt;0; IF([.C44]&lt;0; [.F44]-[.C44]; [.F44]+[.C44]); IF([.C44]&lt;0; [.F44]-[.C44]; [.F44]+[.C44]))" office:value-type="float" office:value="4" calcext:value-type="float">
            <text:p>4</text:p>
          </table:table-cell>
          <table:table-cell table:formula="of:=[.F44]-[.C44]" office:value-type="float" office:value="4" calcext:value-type="float">
            <text:p>4</text:p>
          </table:table-cell>
          <table:table-cell table:formula="of:=[.G44]-[.C44]" office:value-type="float" office:value="2" calcext:value-type="float">
            <text:p>2</text:p>
          </table:table-cell>
          <table:table-cell table:formula="of:=IF([.G44]&lt;[.C44];&quot;*&quot;;&quot;&quot;)">
            <text:p/>
          </table:table-cell>
          <table:table-cell table:formula="of:=IF([.I44]=[.J44]; &quot;IGUAL&quot;; IF([.I44]&lt;[.J44]; &quot;RA&quot;; &quot;VNS&quot;))" office:value-type="string" office:string-value="VNS" calcext:value-type="string">
            <text:p>VNS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[.Q43]" office:value-type="float" office:value="5.03567662" calcext:value-type="float">
            <text:p>5,04</text:p>
          </table:table-cell>
          <table:table-cell table:formula="of:=([.I44]-[.Q44])*([.I44]-[.Q44])" office:value-type="float" office:value="1.07262606121463" calcext:value-type="float">
            <text:p>1,073</text:p>
          </table:table-cell>
          <table:table-cell table:formula="of:=[.S43]" office:value-type="float" office:value="3.77567662" calcext:value-type="float">
            <text:p>3,78</text:p>
          </table:table-cell>
          <table:table-cell table:formula="of:=([.J44]-[.S44])*([.J44]-[.S44])" office:value-type="float" office:value="3.15302745881462" calcext:value-type="float">
            <text:p>3,153</text:p>
          </table:table-cell>
          <table:table-cell table:number-columns-repeated="5"/>
          <table:table-cell table:formula="of:=[Global.A44]" office:value-type="float" office:value="373" calcext:value-type="float">
            <text:p>373</text:p>
          </table:table-cell>
          <table:table-cell table:formula="of:=[Global.B44]" office:value-type="float" office:value="69" calcext:value-type="float">
            <text:p>69</text:p>
          </table:table-cell>
          <table:table-cell table:formula="of:=[.Z44]+[.AA44]" office:value-type="float" office:value="442" calcext:value-type="float">
            <text:p>442</text:p>
          </table:table-cell>
          <table:table-cell table:formula="of:=[.Z44]*100/[.AB44]" office:value-type="float" office:value="84.3891402714932" calcext:value-type="float">
            <text:p>84,39</text:p>
          </table:table-cell>
          <table:table-cell table:number-columns-repeated="995"/>
        </table:table-row>
        <table:table-row table:style-name="ro1">
          <table:table-cell table:formula="of:=[Global.C45]" office:value-type="string" office:string-value="rand-20-50-50-15-2.dssp" calcext:value-type="string">
            <text:p>rand-20-50-50-15-2.dssp</text:p>
          </table:table-cell>
          <table:table-cell table:formula="of:=[Global.D45]" office:value-type="float" office:value="2148723" calcext:value-type="float">
            <text:p>2148723</text:p>
          </table:table-cell>
          <table:table-cell table:formula="of:=[Global.E45]" office:value-type="float" office:value="-1" calcext:value-type="float">
            <text:p>-1</text:p>
          </table:table-cell>
          <table:table-cell table:formula="of:=[Global.F45]" office:value-type="float" office:value="1" calcext:value-type="float">
            <text:p>1</text:p>
          </table:table-cell>
          <table:table-cell table:formula="of:=[Global.G45]" office:value-type="float" office:value="-8.973255" calcext:value-type="float">
            <text:p>-8,97</text:p>
          </table:table-cell>
          <table:table-cell table:formula="of:=[RA.I45]" office:value-type="float" office:value="2" calcext:value-type="float">
            <text:p>2</text:p>
          </table:table-cell>
          <table:table-cell table:formula="of:=[VNS.H45]" office:value-type="float" office:value="1" calcext:value-type="float">
            <text:p>1</text:p>
          </table:table-cell>
          <table:table-cell table:formula="of:=IF([.C45]&lt;0; IF([.C45]&lt;0; [.F45]-[.C45]; [.F45]+[.C45]); IF([.C45]&lt;0; [.F45]-[.C45]; [.F45]+[.C45]))" office:value-type="float" office:value="3" calcext:value-type="float">
            <text:p>3</text:p>
          </table:table-cell>
          <table:table-cell table:formula="of:=[.F45]-[.C45]" office:value-type="float" office:value="3" calcext:value-type="float">
            <text:p>3</text:p>
          </table:table-cell>
          <table:table-cell table:formula="of:=[.G45]-[.C45]" office:value-type="float" office:value="2" calcext:value-type="float">
            <text:p>2</text:p>
          </table:table-cell>
          <table:table-cell table:formula="of:=IF([.G45]&lt;[.C45];&quot;*&quot;;&quot;&quot;)">
            <text:p/>
          </table:table-cell>
          <table:table-cell table:formula="of:=IF([.I45]=[.J45]; &quot;IGUAL&quot;; IF([.I45]&lt;[.J45]; &quot;RA&quot;; &quot;VNS&quot;))" office:value-type="string" office:string-value="VNS" calcext:value-type="string">
            <text:p>VNS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formula="of:=[.Q44]" office:value-type="float" office:value="5.03567662" calcext:value-type="float">
            <text:p>5,04</text:p>
          </table:table-cell>
          <table:table-cell table:formula="of:=([.I45]-[.Q45])*([.I45]-[.Q45])" office:value-type="float" office:value="4.14397930121463" calcext:value-type="float">
            <text:p>4,144</text:p>
          </table:table-cell>
          <table:table-cell table:formula="of:=[.S44]" office:value-type="float" office:value="3.77567662" calcext:value-type="float">
            <text:p>3,78</text:p>
          </table:table-cell>
          <table:table-cell table:formula="of:=([.J45]-[.S45])*([.J45]-[.S45])" office:value-type="float" office:value="3.15302745881462" calcext:value-type="float">
            <text:p>3,153</text:p>
          </table:table-cell>
          <table:table-cell table:number-columns-repeated="5"/>
          <table:table-cell table:formula="of:=[Global.A45]" office:value-type="float" office:value="371" calcext:value-type="float">
            <text:p>371</text:p>
          </table:table-cell>
          <table:table-cell table:formula="of:=[Global.B45]" office:value-type="float" office:value="71" calcext:value-type="float">
            <text:p>71</text:p>
          </table:table-cell>
          <table:table-cell table:formula="of:=[.Z45]+[.AA45]" office:value-type="float" office:value="442" calcext:value-type="float">
            <text:p>442</text:p>
          </table:table-cell>
          <table:table-cell table:formula="of:=[.Z45]*100/[.AB45]" office:value-type="float" office:value="83.9366515837104" calcext:value-type="float">
            <text:p>83,94</text:p>
          </table:table-cell>
          <table:table-cell table:number-columns-repeated="995"/>
        </table:table-row>
        <table:table-row table:style-name="ro1">
          <table:table-cell table:formula="of:=[Global.C46]" office:value-type="string" office:string-value="rand-20-50-50-20-1.dssp" calcext:value-type="string">
            <text:p>rand-20-50-50-20-1.dssp</text:p>
          </table:table-cell>
          <table:table-cell table:formula="of:=[Global.D46]" office:value-type="float" office:value="1257363" calcext:value-type="float">
            <text:p>1257363</text:p>
          </table:table-cell>
          <table:table-cell table:formula="of:=[Global.E46]" office:value-type="float" office:value="-2" calcext:value-type="float">
            <text:p>-2</text:p>
          </table:table-cell>
          <table:table-cell table:formula="of:=[Global.F46]" office:value-type="float" office:value="1" calcext:value-type="float">
            <text:p>1</text:p>
          </table:table-cell>
          <table:table-cell table:formula="of:=[Global.G46]" office:value-type="float" office:value="-12.826577" calcext:value-type="float">
            <text:p>-12,83</text:p>
          </table:table-cell>
          <table:table-cell table:formula="of:=[RA.I46]" office:value-type="float" office:value="2" calcext:value-type="float">
            <text:p>2</text:p>
          </table:table-cell>
          <table:table-cell table:formula="of:=[VNS.H46]" office:value-type="float" office:value="1" calcext:value-type="float">
            <text:p>1</text:p>
          </table:table-cell>
          <table:table-cell table:formula="of:=IF([.C46]&lt;0; IF([.C46]&lt;0; [.F46]-[.C46]; [.F46]+[.C46]); IF([.C46]&lt;0; [.F46]-[.C46]; [.F46]+[.C46]))" office:value-type="float" office:value="4" calcext:value-type="float">
            <text:p>4</text:p>
          </table:table-cell>
          <table:table-cell table:formula="of:=[.F46]-[.C46]" office:value-type="float" office:value="4" calcext:value-type="float">
            <text:p>4</text:p>
          </table:table-cell>
          <table:table-cell table:formula="of:=[.G46]-[.C46]" office:value-type="float" office:value="3" calcext:value-type="float">
            <text:p>3</text:p>
          </table:table-cell>
          <table:table-cell table:formula="of:=IF([.G46]&lt;[.C46];&quot;*&quot;;&quot;&quot;)">
            <text:p/>
          </table:table-cell>
          <table:table-cell table:formula="of:=IF([.I46]=[.J46]; &quot;IGUAL&quot;; IF([.I46]&lt;[.J46]; &quot;RA&quot;; &quot;VNS&quot;))" office:value-type="string" office:string-value="VNS" calcext:value-type="string">
            <text:p>VNS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[.Q45]" office:value-type="float" office:value="5.03567662" calcext:value-type="float">
            <text:p>5,04</text:p>
          </table:table-cell>
          <table:table-cell table:formula="of:=([.I46]-[.Q46])*([.I46]-[.Q46])" office:value-type="float" office:value="1.07262606121463" calcext:value-type="float">
            <text:p>1,073</text:p>
          </table:table-cell>
          <table:table-cell table:formula="of:=[.S45]" office:value-type="float" office:value="3.77567662" calcext:value-type="float">
            <text:p>3,78</text:p>
          </table:table-cell>
          <table:table-cell table:formula="of:=([.J46]-[.S46])*([.J46]-[.S46])" office:value-type="float" office:value="0.601674218814624" calcext:value-type="float">
            <text:p>0,602</text:p>
          </table:table-cell>
          <table:table-cell table:number-columns-repeated="5"/>
          <table:table-cell table:formula="of:=[Global.A46]" office:value-type="float" office:value="457" calcext:value-type="float">
            <text:p>457</text:p>
          </table:table-cell>
          <table:table-cell table:formula="of:=[Global.B46]" office:value-type="float" office:value="115" calcext:value-type="float">
            <text:p>115</text:p>
          </table:table-cell>
          <table:table-cell table:formula="of:=[.Z46]+[.AA46]" office:value-type="float" office:value="572" calcext:value-type="float">
            <text:p>572</text:p>
          </table:table-cell>
          <table:table-cell table:formula="of:=[.Z46]*100/[.AB46]" office:value-type="float" office:value="79.8951048951049" calcext:value-type="float">
            <text:p>79,9</text:p>
          </table:table-cell>
          <table:table-cell table:number-columns-repeated="995"/>
        </table:table-row>
        <table:table-row table:style-name="ro1">
          <table:table-cell table:formula="of:=[Global.C47]" office:value-type="string" office:string-value="rand-20-50-50-20-2.dssp" calcext:value-type="string">
            <text:p>rand-20-50-50-20-2.dssp</text:p>
          </table:table-cell>
          <table:table-cell table:formula="of:=[Global.D47]" office:value-type="float" office:value="1385630" calcext:value-type="float">
            <text:p>1385630</text:p>
          </table:table-cell>
          <table:table-cell table:formula="of:=[Global.E47]" office:value-type="float" office:value="-1.666667" calcext:value-type="float">
            <text:p>-1,67</text:p>
          </table:table-cell>
          <table:table-cell table:formula="of:=[Global.F47]" office:value-type="float" office:value="1" calcext:value-type="float">
            <text:p>1</text:p>
          </table:table-cell>
          <table:table-cell table:formula="of:=[Global.G47]" office:value-type="float" office:value="-12.885819" calcext:value-type="float">
            <text:p>-12,89</text:p>
          </table:table-cell>
          <table:table-cell table:formula="of:=[RA.I47]" office:value-type="float" office:value="2" calcext:value-type="float">
            <text:p>2</text:p>
          </table:table-cell>
          <table:table-cell table:formula="of:=[VNS.H47]" office:value-type="float" office:value="1" calcext:value-type="float">
            <text:p>1</text:p>
          </table:table-cell>
          <table:table-cell table:formula="of:=IF([.C47]&lt;0; IF([.C47]&lt;0; [.F47]-[.C47]; [.F47]+[.C47]); IF([.C47]&lt;0; [.F47]-[.C47]; [.F47]+[.C47]))" office:value-type="float" office:value="3.666667" calcext:value-type="float">
            <text:p>3,67</text:p>
          </table:table-cell>
          <table:table-cell table:formula="of:=[.F47]-[.C47]" office:value-type="float" office:value="3.666667" calcext:value-type="float">
            <text:p>3,67</text:p>
          </table:table-cell>
          <table:table-cell table:formula="of:=[.G47]-[.C47]" office:value-type="float" office:value="2.666667" calcext:value-type="float">
            <text:p>2,67</text:p>
          </table:table-cell>
          <table:table-cell table:formula="of:=IF([.G47]&lt;[.C47];&quot;*&quot;;&quot;&quot;)">
            <text:p/>
          </table:table-cell>
          <table:table-cell table:formula="of:=IF([.I47]=[.J47]; &quot;IGUAL&quot;; IF([.I47]&lt;[.J47]; &quot;RA&quot;; &quot;VNS&quot;))" office:value-type="string" office:string-value="VNS" calcext:value-type="string">
            <text:p>VNS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formula="of:=[.Q46]" office:value-type="float" office:value="5.03567662" calcext:value-type="float">
            <text:p>5,04</text:p>
          </table:table-cell>
          <table:table-cell table:formula="of:=([.I47]-[.Q47])*([.I47]-[.Q47])" office:value-type="float" office:value="1.87418733965255" calcext:value-type="float">
            <text:p>1,874</text:p>
          </table:table-cell>
          <table:table-cell table:formula="of:=[.S46]" office:value-type="float" office:value="3.77567662" calcext:value-type="float">
            <text:p>3,78</text:p>
          </table:table-cell>
          <table:table-cell table:formula="of:=([.J47]-[.S47])*([.J47]-[.S47])" office:value-type="float" office:value="1.22990233725254" calcext:value-type="float">
            <text:p>1,230</text:p>
          </table:table-cell>
          <table:table-cell table:number-columns-repeated="5"/>
          <table:table-cell table:formula="of:=[Global.A47]" office:value-type="float" office:value="444" calcext:value-type="float">
            <text:p>444</text:p>
          </table:table-cell>
          <table:table-cell table:formula="of:=[Global.B47]" office:value-type="float" office:value="128" calcext:value-type="float">
            <text:p>128</text:p>
          </table:table-cell>
          <table:table-cell table:formula="of:=[.Z47]+[.AA47]" office:value-type="float" office:value="572" calcext:value-type="float">
            <text:p>572</text:p>
          </table:table-cell>
          <table:table-cell table:formula="of:=[.Z47]*100/[.AB47]" office:value-type="float" office:value="77.6223776223776" calcext:value-type="float">
            <text:p>77,62</text:p>
          </table:table-cell>
          <table:table-cell table:number-columns-repeated="995"/>
        </table:table-row>
        <table:table-row table:style-name="ro1">
          <table:table-cell table:formula="of:=[Global.C48]" office:value-type="string" office:string-value="rand-20-50-50-25-1.dssp" calcext:value-type="string">
            <text:p>rand-20-50-50-25-1.dssp</text:p>
          </table:table-cell>
          <table:table-cell table:formula="of:=[Global.D48]" office:value-type="float" office:value="409180" calcext:value-type="float">
            <text:p>409180</text:p>
          </table:table-cell>
          <table:table-cell table:formula="of:=[Global.E48]" office:value-type="float" office:value="-5.70144" calcext:value-type="float">
            <text:p>-5,7</text:p>
          </table:table-cell>
          <table:table-cell table:formula="of:=[Global.F48]" office:value-type="float" office:value="1E+020" calcext:value-type="float">
            <text:p>1,00E+20</text:p>
          </table:table-cell>
          <table:table-cell table:formula="of:=[Global.G48]" office:value-type="float" office:value="-16.771803" calcext:value-type="float">
            <text:p>-16,77</text:p>
          </table:table-cell>
          <table:table-cell table:formula="of:=[RA.I48]" office:value-type="float" office:value="2" calcext:value-type="float">
            <text:p>2</text:p>
          </table:table-cell>
          <table:table-cell table:formula="of:=[VNS.H48]" office:value-type="float" office:value="1" calcext:value-type="float">
            <text:p>1</text:p>
          </table:table-cell>
          <table:table-cell table:formula="of:=IF([.C48]&lt;0; IF([.C48]&lt;0; [.F48]-[.C48]; [.F48]+[.C48]); IF([.C48]&lt;0; [.F48]-[.C48]; [.F48]+[.C48]))" office:value-type="float" office:value="7.70144" calcext:value-type="float">
            <text:p>7,7</text:p>
          </table:table-cell>
          <table:table-cell table:formula="of:=[.F48]-[.C48]" office:value-type="float" office:value="7.70144" calcext:value-type="float">
            <text:p>7,7</text:p>
          </table:table-cell>
          <table:table-cell table:formula="of:=[.G48]-[.C48]" office:value-type="float" office:value="6.70144" calcext:value-type="float">
            <text:p>6,7</text:p>
          </table:table-cell>
          <table:table-cell table:formula="of:=IF([.G48]&lt;[.C48];&quot;*&quot;;&quot;&quot;)">
            <text:p/>
          </table:table-cell>
          <table:table-cell table:formula="of:=IF([.I48]=[.J48]; &quot;IGUAL&quot;; IF([.I48]&lt;[.J48]; &quot;RA&quot;; &quot;VNS&quot;))" office:value-type="string" office:string-value="VNS" calcext:value-type="string">
            <text:p>VNS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[.Q47]" office:value-type="float" office:value="5.03567662" calcext:value-type="float">
            <text:p>5,04</text:p>
          </table:table-cell>
          <table:table-cell table:formula="of:=([.I48]-[.Q48])*([.I48]-[.Q48])" office:value-type="float" office:value="7.10629439814902" calcext:value-type="float">
            <text:p>7,106</text:p>
          </table:table-cell>
          <table:table-cell table:formula="of:=[.S47]" office:value-type="float" office:value="3.77567662" calcext:value-type="float">
            <text:p>3,78</text:p>
          </table:table-cell>
          <table:table-cell table:formula="of:=([.J48]-[.S48])*([.J48]-[.S48])" office:value-type="float" office:value="8.56009135574902" calcext:value-type="float">
            <text:p>8,560</text:p>
          </table:table-cell>
          <table:table-cell table:number-columns-repeated="5"/>
          <table:table-cell table:formula="of:=[Global.A48]" office:value-type="float" office:value="551" calcext:value-type="float">
            <text:p>551</text:p>
          </table:table-cell>
          <table:table-cell table:formula="of:=[Global.B48]" office:value-type="float" office:value="151" calcext:value-type="float">
            <text:p>151</text:p>
          </table:table-cell>
          <table:table-cell table:formula="of:=[.Z48]+[.AA48]" office:value-type="float" office:value="702" calcext:value-type="float">
            <text:p>702</text:p>
          </table:table-cell>
          <table:table-cell table:formula="of:=[.Z48]*100/[.AB48]" office:value-type="float" office:value="78.4900284900285" calcext:value-type="float">
            <text:p>78,49</text:p>
          </table:table-cell>
          <table:table-cell table:number-columns-repeated="995"/>
        </table:table-row>
        <table:table-row table:style-name="ro1">
          <table:table-cell table:formula="of:=[Global.C49]" office:value-type="string" office:string-value="rand-20-50-50-25-2.dssp" calcext:value-type="string">
            <text:p>rand-20-50-50-25-2.dssp</text:p>
          </table:table-cell>
          <table:table-cell table:formula="of:=[Global.D49]" office:value-type="float" office:value="652922" calcext:value-type="float">
            <text:p>652922</text:p>
          </table:table-cell>
          <table:table-cell table:formula="of:=[Global.E49]" office:value-type="float" office:value="-3.811245" calcext:value-type="float">
            <text:p>-3,81</text:p>
          </table:table-cell>
          <table:table-cell table:formula="of:=[Global.F49]" office:value-type="float" office:value="1E+020" calcext:value-type="float">
            <text:p>1,00E+20</text:p>
          </table:table-cell>
          <table:table-cell table:formula="of:=[Global.G49]" office:value-type="float" office:value="-16.7574" calcext:value-type="float">
            <text:p>-16,76</text:p>
          </table:table-cell>
          <table:table-cell table:formula="of:=[RA.I49]" office:value-type="float" office:value="2" calcext:value-type="float">
            <text:p>2</text:p>
          </table:table-cell>
          <table:table-cell table:formula="of:=[VNS.H49]" office:value-type="float" office:value="1" calcext:value-type="float">
            <text:p>1</text:p>
          </table:table-cell>
          <table:table-cell table:formula="of:=IF([.C49]&lt;0; IF([.C49]&lt;0; [.F49]-[.C49]; [.F49]+[.C49]); IF([.C49]&lt;0; [.F49]-[.C49]; [.F49]+[.C49]))" office:value-type="float" office:value="5.811245" calcext:value-type="float">
            <text:p>5,81</text:p>
          </table:table-cell>
          <table:table-cell table:formula="of:=[.F49]-[.C49]" office:value-type="float" office:value="5.811245" calcext:value-type="float">
            <text:p>5,81</text:p>
          </table:table-cell>
          <table:table-cell table:formula="of:=[.G49]-[.C49]" office:value-type="float" office:value="4.811245" calcext:value-type="float">
            <text:p>4,81</text:p>
          </table:table-cell>
          <table:table-cell table:formula="of:=IF([.G49]&lt;[.C49];&quot;*&quot;;&quot;&quot;)">
            <text:p/>
          </table:table-cell>
          <table:table-cell table:formula="of:=IF([.I49]=[.J49]; &quot;IGUAL&quot;; IF([.I49]&lt;[.J49]; &quot;RA&quot;; &quot;VNS&quot;))" office:value-type="string" office:string-value="VNS" calcext:value-type="string">
            <text:p>VNS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formula="of:=[.Q48]" office:value-type="float" office:value="5.03567662" calcext:value-type="float">
            <text:p>5,04</text:p>
          </table:table-cell>
          <table:table-cell table:formula="of:=([.I49]-[.Q49])*([.I49]-[.Q49])" office:value-type="float" office:value="0.601506312055823" calcext:value-type="float">
            <text:p>0,602</text:p>
          </table:table-cell>
          <table:table-cell table:formula="of:=[.S48]" office:value-type="float" office:value="3.77567662" calcext:value-type="float">
            <text:p>3,78</text:p>
          </table:table-cell>
          <table:table-cell table:formula="of:=([.J49]-[.S49])*([.J49]-[.S49])" office:value-type="float" office:value="1.07240186965582" calcext:value-type="float">
            <text:p>1,072</text:p>
          </table:table-cell>
          <table:table-cell table:number-columns-repeated="5"/>
          <table:table-cell table:formula="of:=[Global.A49]" office:value-type="float" office:value="541" calcext:value-type="float">
            <text:p>541</text:p>
          </table:table-cell>
          <table:table-cell table:formula="of:=[Global.B49]" office:value-type="float" office:value="161" calcext:value-type="float">
            <text:p>161</text:p>
          </table:table-cell>
          <table:table-cell table:formula="of:=[.Z49]+[.AA49]" office:value-type="float" office:value="702" calcext:value-type="float">
            <text:p>702</text:p>
          </table:table-cell>
          <table:table-cell table:formula="of:=[.Z49]*100/[.AB49]" office:value-type="float" office:value="77.0655270655271" calcext:value-type="float">
            <text:p>77,07</text:p>
          </table:table-cell>
          <table:table-cell table:number-columns-repeated="995"/>
        </table:table-row>
        <table:table-row table:style-name="ro1">
          <table:table-cell table:formula="of:=[Global.C50]" office:value-type="string" office:string-value="rand-20-50-50-5-1.dssp" calcext:value-type="string">
            <text:p>rand-20-50-50-5-1.dssp</text:p>
          </table:table-cell>
          <table:table-cell table:formula="of:=[Global.D50]" office:value-type="float" office:value="118" calcext:value-type="float">
            <text:p>118</text:p>
          </table:table-cell>
          <table:table-cell table:formula="of:=[Global.E50]" office:value-type="float" office:value="1" calcext:value-type="float">
            <text:p>1</text:p>
          </table:table-cell>
          <table:table-cell table:formula="of:=[Global.F50]" office:value-type="float" office:value="1" calcext:value-type="float">
            <text:p>1</text:p>
          </table:table-cell>
          <table:table-cell table:formula="of:=[Global.G50]" office:value-type="float" office:value="-2" calcext:value-type="float">
            <text:p>-2</text:p>
          </table:table-cell>
          <table:table-cell table:formula="of:=[RA.I50]" office:value-type="float" office:value="1" calcext:value-type="float">
            <text:p>1</text:p>
          </table:table-cell>
          <table:table-cell table:formula="of:=[VNS.H50]" office:value-type="float" office:value="1" calcext:value-type="float">
            <text:p>1</text:p>
          </table:table-cell>
          <table:table-cell table:formula="of:=IF([.C50]&lt;0; IF([.C50]&lt;0; [.F50]-[.C50]; [.F50]+[.C50]); IF([.C50]&lt;0; [.F50]-[.C50]; [.F50]+[.C50]))" office:value-type="float" office:value="2" calcext:value-type="float">
            <text:p>2</text:p>
          </table:table-cell>
          <table:table-cell table:formula="of:=[.F50]-[.C50]" office:value-type="float" office:value="0" calcext:value-type="float">
            <text:p>0</text:p>
          </table:table-cell>
          <table:table-cell table:formula="of:=[.G50]-[.C50]" office:value-type="float" office:value="0" calcext:value-type="float">
            <text:p>0</text:p>
          </table:table-cell>
          <table:table-cell table:formula="of:=IF([.G50]&lt;[.C50];&quot;*&quot;;&quot;&quot;)">
            <text:p/>
          </table:table-cell>
          <table:table-cell table:formula="of:=IF([.I50]=[.J50]; &quot;IGUAL&quot;; IF([.I50]&lt;[.J50]; &quot;RA&quot;; &quot;VNS&quot;))" office:value-type="string" office:string-value="IGUAL" calcext:value-type="string">
            <text:p>IGUAL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formula="of:=[.Q49]" office:value-type="float" office:value="5.03567662" calcext:value-type="float">
            <text:p>5,04</text:p>
          </table:table-cell>
          <table:table-cell table:formula="of:=([.I50]-[.Q50])*([.I50]-[.Q50])" office:value-type="float" office:value="25.3580390212146" calcext:value-type="float">
            <text:p>25,358</text:p>
          </table:table-cell>
          <table:table-cell table:formula="of:=[.S49]" office:value-type="float" office:value="3.77567662" calcext:value-type="float">
            <text:p>3,78</text:p>
          </table:table-cell>
          <table:table-cell table:formula="of:=([.J50]-[.S50])*([.J50]-[.S50])" office:value-type="float" office:value="14.2557339388146" calcext:value-type="float">
            <text:p>14,256</text:p>
          </table:table-cell>
          <table:table-cell table:number-columns-repeated="5"/>
          <table:table-cell table:formula="of:=[Global.A50]" office:value-type="float" office:value="181" calcext:value-type="float">
            <text:p>181</text:p>
          </table:table-cell>
          <table:table-cell table:formula="of:=[Global.B50]" office:value-type="float" office:value="1" calcext:value-type="float">
            <text:p>1</text:p>
          </table:table-cell>
          <table:table-cell table:formula="of:=[.Z50]+[.AA50]" office:value-type="float" office:value="182" calcext:value-type="float">
            <text:p>182</text:p>
          </table:table-cell>
          <table:table-cell table:formula="of:=[.Z50]*100/[.AB50]" office:value-type="float" office:value="99.4505494505495" calcext:value-type="float">
            <text:p>99,45</text:p>
          </table:table-cell>
          <table:table-cell table:number-columns-repeated="995"/>
        </table:table-row>
        <table:table-row table:style-name="ro1">
          <table:table-cell table:formula="of:=[Global.C51]" office:value-type="string" office:string-value="rand-20-50-50-5-2.dssp" calcext:value-type="string">
            <text:p>rand-20-50-50-5-2.dssp</text:p>
          </table:table-cell>
          <table:table-cell table:formula="of:=[Global.D51]" office:value-type="float" office:value="4" calcext:value-type="float">
            <text:p>4</text:p>
          </table:table-cell>
          <table:table-cell table:formula="of:=[Global.E51]" office:value-type="float" office:value="0" calcext:value-type="float">
            <text:p>0</text:p>
          </table:table-cell>
          <table:table-cell table:formula="of:=[Global.F51]" office:value-type="float" office:value="0" calcext:value-type="float">
            <text:p>0</text:p>
          </table:table-cell>
          <table:table-cell table:formula="of:=[Global.G51]" office:value-type="float" office:value="-2" calcext:value-type="float">
            <text:p>-2</text:p>
          </table:table-cell>
          <table:table-cell table:formula="of:=[RA.I51]" office:value-type="float" office:value="1" calcext:value-type="float">
            <text:p>1</text:p>
          </table:table-cell>
          <table:table-cell table:formula="of:=[VNS.H51]" office:value-type="float" office:value="1" calcext:value-type="float">
            <text:p>1</text:p>
          </table:table-cell>
          <table:table-cell table:formula="of:=IF([.C51]&lt;0; IF([.C51]&lt;0; [.F51]-[.C51]; [.F51]+[.C51]); IF([.C51]&lt;0; [.F51]-[.C51]; [.F51]+[.C51]))" office:value-type="float" office:value="1" calcext:value-type="float">
            <text:p>1</text:p>
          </table:table-cell>
          <table:table-cell table:formula="of:=[.F51]-[.C51]" office:value-type="float" office:value="1" calcext:value-type="float">
            <text:p>1</text:p>
          </table:table-cell>
          <table:table-cell table:formula="of:=[.G51]-[.C51]" office:value-type="float" office:value="1" calcext:value-type="float">
            <text:p>1</text:p>
          </table:table-cell>
          <table:table-cell table:formula="of:=IF([.G51]&lt;[.C51];&quot;*&quot;;&quot;&quot;)">
            <text:p/>
          </table:table-cell>
          <table:table-cell table:formula="of:=IF([.I51]=[.J51]; &quot;IGUAL&quot;; IF([.I51]&lt;[.J51]; &quot;RA&quot;; &quot;VNS&quot;))" office:value-type="string" office:string-value="IGUAL" calcext:value-type="string">
            <text:p>IGUAL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[.Q50]" office:value-type="float" office:value="5.03567662" calcext:value-type="float">
            <text:p>5,04</text:p>
          </table:table-cell>
          <table:table-cell table:formula="of:=([.I51]-[.Q51])*([.I51]-[.Q51])" office:value-type="float" office:value="16.2866857812146" calcext:value-type="float">
            <text:p>16,287</text:p>
          </table:table-cell>
          <table:table-cell table:formula="of:=[.S50]" office:value-type="float" office:value="3.77567662" calcext:value-type="float">
            <text:p>3,78</text:p>
          </table:table-cell>
          <table:table-cell table:formula="of:=([.J51]-[.S51])*([.J51]-[.S51])" office:value-type="float" office:value="7.70438069881462" calcext:value-type="float">
            <text:p>7,704</text:p>
          </table:table-cell>
          <table:table-cell table:number-columns-repeated="5"/>
          <table:table-cell table:formula="of:=[Global.A51]" office:value-type="float" office:value="135" calcext:value-type="float">
            <text:p>135</text:p>
          </table:table-cell>
          <table:table-cell table:formula="of:=[Global.B51]" office:value-type="float" office:value="47" calcext:value-type="float">
            <text:p>47</text:p>
          </table:table-cell>
          <table:table-cell table:formula="of:=[.Z51]+[.AA51]" office:value-type="float" office:value="182" calcext:value-type="float">
            <text:p>182</text:p>
          </table:table-cell>
          <table:table-cell table:formula="of:=[.Z51]*100/[.AB51]" office:value-type="float" office:value="74.1758241758242" calcext:value-type="float">
            <text:p>74,18</text:p>
          </table:table-cell>
          <table:table-cell table:number-columns-repeated="995"/>
        </table:table-row>
        <table:table-row table:style-name="ro1">
          <table:table-cell table:formula="of:=[Global.C52]" office:value-type="string" office:string-value="rand-4-100-100-10-1.dssp" calcext:value-type="string">
            <text:p>rand-4-100-100-10-1.dssp</text:p>
          </table:table-cell>
          <table:table-cell table:formula="of:=[Global.D52]" office:value-type="float" office:value="1807047" calcext:value-type="float">
            <text:p>1807047</text:p>
          </table:table-cell>
          <table:table-cell table:formula="of:=[Global.E52]" office:value-type="float" office:value="2" calcext:value-type="float">
            <text:p>2</text:p>
          </table:table-cell>
          <table:table-cell table:formula="of:=[Global.F52]" office:value-type="float" office:value="3" calcext:value-type="float">
            <text:p>3</text:p>
          </table:table-cell>
          <table:table-cell table:formula="of:=[Global.G52]" office:value-type="float" office:value="-5" calcext:value-type="float">
            <text:p>-5</text:p>
          </table:table-cell>
          <table:table-cell table:formula="of:=[RA.I52]" office:value-type="float" office:value="7" calcext:value-type="float">
            <text:p>7</text:p>
          </table:table-cell>
          <table:table-cell table:formula="of:=[VNS.H52]" office:value-type="float" office:value="3" calcext:value-type="float">
            <text:p>3</text:p>
          </table:table-cell>
          <table:table-cell table:formula="of:=IF([.C52]&lt;0; IF([.C52]&lt;0; [.F52]-[.C52]; [.F52]+[.C52]); IF([.C52]&lt;0; [.F52]-[.C52]; [.F52]+[.C52]))" office:value-type="float" office:value="9" calcext:value-type="float">
            <text:p>9</text:p>
          </table:table-cell>
          <table:table-cell table:formula="of:=[.F52]-[.C52]" office:value-type="float" office:value="5" calcext:value-type="float">
            <text:p>5</text:p>
          </table:table-cell>
          <table:table-cell table:formula="of:=[.G52]-[.C52]" office:value-type="float" office:value="1" calcext:value-type="float">
            <text:p>1</text:p>
          </table:table-cell>
          <table:table-cell table:formula="of:=IF([.G52]&lt;[.C52];&quot;*&quot;;&quot;&quot;)">
            <text:p/>
          </table:table-cell>
          <table:table-cell table:formula="of:=IF([.I52]=[.J52]; &quot;IGUAL&quot;; IF([.I52]&lt;[.J52]; &quot;RA&quot;; &quot;VNS&quot;))" office:value-type="string" office:string-value="VNS" calcext:value-type="string">
            <text:p>VNS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[.Q51]" office:value-type="float" office:value="5.03567662" calcext:value-type="float">
            <text:p>5,04</text:p>
          </table:table-cell>
          <table:table-cell table:formula="of:=([.I52]-[.Q52])*([.I52]-[.Q52])" office:value-type="float" office:value="0.00127282121462442" calcext:value-type="float">
            <text:p>0,001</text:p>
          </table:table-cell>
          <table:table-cell table:formula="of:=[.S51]" office:value-type="float" office:value="3.77567662" calcext:value-type="float">
            <text:p>3,78</text:p>
          </table:table-cell>
          <table:table-cell table:formula="of:=([.J52]-[.S52])*([.J52]-[.S52])" office:value-type="float" office:value="7.70438069881462" calcext:value-type="float">
            <text:p>7,704</text:p>
          </table:table-cell>
          <table:table-cell table:number-columns-repeated="5"/>
          <table:table-cell table:formula="of:=[Global.A52]" office:value-type="float" office:value="333" calcext:value-type="float">
            <text:p>333</text:p>
          </table:table-cell>
          <table:table-cell table:formula="of:=[Global.B52]" office:value-type="float" office:value="1" calcext:value-type="float">
            <text:p>1</text:p>
          </table:table-cell>
          <table:table-cell table:formula="of:=[.Z52]+[.AA52]" office:value-type="float" office:value="334" calcext:value-type="float">
            <text:p>334</text:p>
          </table:table-cell>
          <table:table-cell table:formula="of:=[.Z52]*100/[.AB52]" office:value-type="float" office:value="99.7005988023952" calcext:value-type="float">
            <text:p>99,7</text:p>
          </table:table-cell>
          <table:table-cell table:number-columns-repeated="995"/>
        </table:table-row>
        <table:table-row table:style-name="ro1">
          <table:table-cell table:formula="of:=[Global.C53]" office:value-type="string" office:string-value="rand-4-100-100-10-2.dssp" calcext:value-type="string">
            <text:p>rand-4-100-100-10-2.dssp</text:p>
          </table:table-cell>
          <table:table-cell table:formula="of:=[Global.D53]" office:value-type="float" office:value="70547" calcext:value-type="float">
            <text:p>70547</text:p>
          </table:table-cell>
          <table:table-cell table:formula="of:=[Global.E53]" office:value-type="float" office:value="2" calcext:value-type="float">
            <text:p>2</text:p>
          </table:table-cell>
          <table:table-cell table:formula="of:=[Global.F53]" office:value-type="float" office:value="2" calcext:value-type="float">
            <text:p>2</text:p>
          </table:table-cell>
          <table:table-cell table:formula="of:=[Global.G53]" office:value-type="float" office:value="-5.029083" calcext:value-type="float">
            <text:p>-5,03</text:p>
          </table:table-cell>
          <table:table-cell table:formula="of:=[RA.I53]" office:value-type="float" office:value="4" calcext:value-type="float">
            <text:p>4</text:p>
          </table:table-cell>
          <table:table-cell table:formula="of:=[VNS.H53]" office:value-type="float" office:value="3" calcext:value-type="float">
            <text:p>3</text:p>
          </table:table-cell>
          <table:table-cell table:formula="of:=IF([.C53]&lt;0; IF([.C53]&lt;0; [.F53]-[.C53]; [.F53]+[.C53]); IF([.C53]&lt;0; [.F53]-[.C53]; [.F53]+[.C53]))" office:value-type="float" office:value="6" calcext:value-type="float">
            <text:p>6</text:p>
          </table:table-cell>
          <table:table-cell table:formula="of:=[.F53]-[.C53]" office:value-type="float" office:value="2" calcext:value-type="float">
            <text:p>2</text:p>
          </table:table-cell>
          <table:table-cell table:formula="of:=[.G53]-[.C53]" office:value-type="float" office:value="1" calcext:value-type="float">
            <text:p>1</text:p>
          </table:table-cell>
          <table:table-cell table:formula="of:=IF([.G53]&lt;[.C53];&quot;*&quot;;&quot;&quot;)">
            <text:p/>
          </table:table-cell>
          <table:table-cell table:formula="of:=IF([.I53]=[.J53]; &quot;IGUAL&quot;; IF([.I53]&lt;[.J53]; &quot;RA&quot;; &quot;VNS&quot;))" office:value-type="string" office:string-value="VNS" calcext:value-type="string">
            <text:p>VNS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formula="of:=[.Q52]" office:value-type="float" office:value="5.03567662" calcext:value-type="float">
            <text:p>5,04</text:p>
          </table:table-cell>
          <table:table-cell table:formula="of:=([.I53]-[.Q53])*([.I53]-[.Q53])" office:value-type="float" office:value="9.21533254121463" calcext:value-type="float">
            <text:p>9,215</text:p>
          </table:table-cell>
          <table:table-cell table:formula="of:=[.S52]" office:value-type="float" office:value="3.77567662" calcext:value-type="float">
            <text:p>3,78</text:p>
          </table:table-cell>
          <table:table-cell table:formula="of:=([.J53]-[.S53])*([.J53]-[.S53])" office:value-type="float" office:value="7.70438069881462" calcext:value-type="float">
            <text:p>7,704</text:p>
          </table:table-cell>
          <table:table-cell table:number-columns-repeated="5"/>
          <table:table-cell table:formula="of:=[Global.A53]" office:value-type="float" office:value="333" calcext:value-type="float">
            <text:p>333</text:p>
          </table:table-cell>
          <table:table-cell table:formula="of:=[Global.B53]" office:value-type="float" office:value="1" calcext:value-type="float">
            <text:p>1</text:p>
          </table:table-cell>
          <table:table-cell table:formula="of:=[.Z53]+[.AA53]" office:value-type="float" office:value="334" calcext:value-type="float">
            <text:p>334</text:p>
          </table:table-cell>
          <table:table-cell table:formula="of:=[.Z53]*100/[.AB53]" office:value-type="float" office:value="99.7005988023952" calcext:value-type="float">
            <text:p>99,7</text:p>
          </table:table-cell>
          <table:table-cell table:number-columns-repeated="995"/>
        </table:table-row>
        <table:table-row table:style-name="ro1">
          <table:table-cell table:formula="of:=[Global.C54]" office:value-type="string" office:string-value="rand-4-100-100-15-1.dssp" calcext:value-type="string">
            <text:p>rand-4-100-100-15-1.dssp</text:p>
          </table:table-cell>
          <table:table-cell table:formula="of:=[Global.D54]" office:value-type="float" office:value="1972804" calcext:value-type="float">
            <text:p>1972804</text:p>
          </table:table-cell>
          <table:table-cell table:formula="of:=[Global.E54]" office:value-type="float" office:value="-0.016207" calcext:value-type="float">
            <text:p>-0,02</text:p>
          </table:table-cell>
          <table:table-cell table:formula="of:=[Global.F54]" office:value-type="float" office:value="3" calcext:value-type="float">
            <text:p>3</text:p>
          </table:table-cell>
          <table:table-cell table:formula="of:=[Global.G54]" office:value-type="float" office:value="-9" calcext:value-type="float">
            <text:p>-9</text:p>
          </table:table-cell>
          <table:table-cell table:formula="of:=[RA.I54]" office:value-type="float" office:value="5" calcext:value-type="float">
            <text:p>5</text:p>
          </table:table-cell>
          <table:table-cell table:formula="of:=[VNS.H54]" office:value-type="float" office:value="3" calcext:value-type="float">
            <text:p>3</text:p>
          </table:table-cell>
          <table:table-cell table:formula="of:=IF([.C54]&lt;0; IF([.C54]&lt;0; [.F54]-[.C54]; [.F54]+[.C54]); IF([.C54]&lt;0; [.F54]-[.C54]; [.F54]+[.C54]))" office:value-type="float" office:value="5.016207" calcext:value-type="float">
            <text:p>5,02</text:p>
          </table:table-cell>
          <table:table-cell table:formula="of:=[.F54]-[.C54]" office:value-type="float" office:value="5.016207" calcext:value-type="float">
            <text:p>5,02</text:p>
          </table:table-cell>
          <table:table-cell table:formula="of:=[.G54]-[.C54]" office:value-type="float" office:value="3.016207" calcext:value-type="float">
            <text:p>3,02</text:p>
          </table:table-cell>
          <table:table-cell table:formula="of:=IF([.G54]&lt;[.C54];&quot;*&quot;;&quot;&quot;)">
            <text:p/>
          </table:table-cell>
          <table:table-cell table:formula="of:=IF([.I54]=[.J54]; &quot;IGUAL&quot;; IF([.I54]&lt;[.J54]; &quot;RA&quot;; &quot;VNS&quot;))" office:value-type="string" office:string-value="VNS" calcext:value-type="string">
            <text:p>VNS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formula="of:=[.Q53]" office:value-type="float" office:value="5.03567662" calcext:value-type="float">
            <text:p>5,04</text:p>
          </table:table-cell>
          <table:table-cell table:formula="of:=([.I54]-[.Q54])*([.I54]-[.Q54])" office:value-type="float" office:value="0.000379066102944425" calcext:value-type="float">
            <text:p>0,000</text:p>
          </table:table-cell>
          <table:table-cell table:formula="of:=[.S53]" office:value-type="float" office:value="3.77567662" calcext:value-type="float">
            <text:p>3,78</text:p>
          </table:table-cell>
          <table:table-cell table:formula="of:=([.J54]-[.S54])*([.J54]-[.S54])" office:value-type="float" office:value="0.576794103702944" calcext:value-type="float">
            <text:p>0,577</text:p>
          </table:table-cell>
          <table:table-cell table:number-columns-repeated="5"/>
          <table:table-cell table:formula="of:=[Global.A54]" office:value-type="float" office:value="448" calcext:value-type="float">
            <text:p>448</text:p>
          </table:table-cell>
          <table:table-cell table:formula="of:=[Global.B54]" office:value-type="float" office:value="2" calcext:value-type="float">
            <text:p>2</text:p>
          </table:table-cell>
          <table:table-cell table:formula="of:=[.Z54]+[.AA54]" office:value-type="float" office:value="450" calcext:value-type="float">
            <text:p>450</text:p>
          </table:table-cell>
          <table:table-cell table:formula="of:=[.Z54]*100/[.AB54]" office:value-type="float" office:value="99.5555555555556" calcext:value-type="float">
            <text:p>99,56</text:p>
          </table:table-cell>
          <table:table-cell table:number-columns-repeated="995"/>
        </table:table-row>
        <table:table-row table:style-name="ro1">
          <table:table-cell table:formula="of:=[Global.C55]" office:value-type="string" office:string-value="rand-4-100-100-15-2.dssp" calcext:value-type="string">
            <text:p>rand-4-100-100-15-2.dssp</text:p>
          </table:table-cell>
          <table:table-cell table:formula="of:=[Global.D55]" office:value-type="float" office:value="1181799" calcext:value-type="float">
            <text:p>1181799</text:p>
          </table:table-cell>
          <table:table-cell table:formula="of:=[Global.E55]" office:value-type="float" office:value="0.362448" calcext:value-type="float">
            <text:p>0,36</text:p>
          </table:table-cell>
          <table:table-cell table:formula="of:=[Global.F55]" office:value-type="float" office:value="4" calcext:value-type="float">
            <text:p>4</text:p>
          </table:table-cell>
          <table:table-cell table:formula="of:=[Global.G55]" office:value-type="float" office:value="-9" calcext:value-type="float">
            <text:p>-9</text:p>
          </table:table-cell>
          <table:table-cell table:formula="of:=[RA.I55]" office:value-type="float" office:value="6" calcext:value-type="float">
            <text:p>6</text:p>
          </table:table-cell>
          <table:table-cell table:formula="of:=[VNS.H55]" office:value-type="float" office:value="3" calcext:value-type="float">
            <text:p>3</text:p>
          </table:table-cell>
          <table:table-cell table:formula="of:=IF([.C55]&lt;0; IF([.C55]&lt;0; [.F55]-[.C55]; [.F55]+[.C55]); IF([.C55]&lt;0; [.F55]-[.C55]; [.F55]+[.C55]))" office:value-type="float" office:value="6.362448" calcext:value-type="float">
            <text:p>6,36</text:p>
          </table:table-cell>
          <table:table-cell table:formula="of:=[.F55]-[.C55]" office:value-type="float" office:value="5.637552" calcext:value-type="float">
            <text:p>5,64</text:p>
          </table:table-cell>
          <table:table-cell table:formula="of:=[.G55]-[.C55]" office:value-type="float" office:value="2.637552" calcext:value-type="float">
            <text:p>2,64</text:p>
          </table:table-cell>
          <table:table-cell table:formula="of:=IF([.G55]&lt;[.C55];&quot;*&quot;;&quot;&quot;)">
            <text:p/>
          </table:table-cell>
          <table:table-cell table:formula="of:=IF([.I55]=[.J55]; &quot;IGUAL&quot;; IF([.I55]&lt;[.J55]; &quot;RA&quot;; &quot;VNS&quot;))" office:value-type="string" office:string-value="VNS" calcext:value-type="string">
            <text:p>VNS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formula="of:=[.Q54]" office:value-type="float" office:value="5.03567662" calcext:value-type="float">
            <text:p>5,04</text:p>
          </table:table-cell>
          <table:table-cell table:formula="of:=([.I55]-[.Q55])*([.I55]-[.Q55])" office:value-type="float" office:value="0.362253973050144" calcext:value-type="float">
            <text:p>0,362</text:p>
          </table:table-cell>
          <table:table-cell table:formula="of:=[.S54]" office:value-type="float" office:value="3.77567662" calcext:value-type="float">
            <text:p>3,78</text:p>
          </table:table-cell>
          <table:table-cell table:formula="of:=([.J55]-[.S55])*([.J55]-[.S55])" office:value-type="float" office:value="1.29532765065014" calcext:value-type="float">
            <text:p>1,295</text:p>
          </table:table-cell>
          <table:table-cell table:number-columns-repeated="5"/>
          <table:table-cell table:formula="of:=[Global.A55]" office:value-type="float" office:value="448" calcext:value-type="float">
            <text:p>448</text:p>
          </table:table-cell>
          <table:table-cell table:formula="of:=[Global.B55]" office:value-type="float" office:value="2" calcext:value-type="float">
            <text:p>2</text:p>
          </table:table-cell>
          <table:table-cell table:formula="of:=[.Z55]+[.AA55]" office:value-type="float" office:value="450" calcext:value-type="float">
            <text:p>450</text:p>
          </table:table-cell>
          <table:table-cell table:formula="of:=[.Z55]*100/[.AB55]" office:value-type="float" office:value="99.5555555555556" calcext:value-type="float">
            <text:p>99,56</text:p>
          </table:table-cell>
          <table:table-cell table:number-columns-repeated="995"/>
        </table:table-row>
        <table:table-row table:style-name="ro1">
          <table:table-cell table:formula="of:=[Global.C56]" office:value-type="string" office:string-value="rand-4-100-100-20-1.dssp" calcext:value-type="string">
            <text:p>rand-4-100-100-20-1.dssp</text:p>
          </table:table-cell>
          <table:table-cell table:formula="of:=[Global.D56]" office:value-type="float" office:value="1043628" calcext:value-type="float">
            <text:p>1043628</text:p>
          </table:table-cell>
          <table:table-cell table:formula="of:=[Global.E56]" office:value-type="float" office:value="-1.42132" calcext:value-type="float">
            <text:p>-1,42</text:p>
          </table:table-cell>
          <table:table-cell table:formula="of:=[Global.F56]" office:value-type="float" office:value="7" calcext:value-type="float">
            <text:p>7</text:p>
          </table:table-cell>
          <table:table-cell table:formula="of:=[Global.G56]" office:value-type="float" office:value="-12" calcext:value-type="float">
            <text:p>-12</text:p>
          </table:table-cell>
          <table:table-cell table:formula="of:=[RA.I56]" office:value-type="float" office:value="7" calcext:value-type="float">
            <text:p>7</text:p>
          </table:table-cell>
          <table:table-cell table:formula="of:=[VNS.H56]" office:value-type="float" office:value="4" calcext:value-type="float">
            <text:p>4</text:p>
          </table:table-cell>
          <table:table-cell table:formula="of:=IF([.C56]&lt;0; IF([.C56]&lt;0; [.F56]-[.C56]; [.F56]+[.C56]); IF([.C56]&lt;0; [.F56]-[.C56]; [.F56]+[.C56]))" office:value-type="float" office:value="8.42132" calcext:value-type="float">
            <text:p>8,42</text:p>
          </table:table-cell>
          <table:table-cell table:formula="of:=[.F56]-[.C56]" office:value-type="float" office:value="8.42132" calcext:value-type="float">
            <text:p>8,42</text:p>
          </table:table-cell>
          <table:table-cell table:formula="of:=[.G56]-[.C56]" office:value-type="float" office:value="5.42132" calcext:value-type="float">
            <text:p>5,42</text:p>
          </table:table-cell>
          <table:table-cell table:formula="of:=IF([.G56]&lt;[.C56];&quot;*&quot;;&quot;&quot;)">
            <text:p/>
          </table:table-cell>
          <table:table-cell table:formula="of:=IF([.I56]=[.J56]; &quot;IGUAL&quot;; IF([.I56]&lt;[.J56]; &quot;RA&quot;; &quot;VNS&quot;))" office:value-type="string" office:string-value="VNS" calcext:value-type="string">
            <text:p>VNS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[.Q55]" office:value-type="float" office:value="5.03567662" calcext:value-type="float">
            <text:p>5,04</text:p>
          </table:table-cell>
          <table:table-cell table:formula="of:=([.I56]-[.Q56])*([.I56]-[.Q56])" office:value-type="float" office:value="11.4625810965378" calcext:value-type="float">
            <text:p>11,463</text:p>
          </table:table-cell>
          <table:table-cell table:formula="of:=[.S55]" office:value-type="float" office:value="3.77567662" calcext:value-type="float">
            <text:p>3,78</text:p>
          </table:table-cell>
          <table:table-cell table:formula="of:=([.J56]-[.S56])*([.J56]-[.S56])" office:value-type="float" office:value="2.70814213413782" calcext:value-type="float">
            <text:p>2,708</text:p>
          </table:table-cell>
          <table:table-cell table:number-columns-repeated="5"/>
          <table:table-cell table:formula="of:=[Global.A56]" office:value-type="float" office:value="464" calcext:value-type="float">
            <text:p>464</text:p>
          </table:table-cell>
          <table:table-cell table:formula="of:=[Global.B56]" office:value-type="float" office:value="102" calcext:value-type="float">
            <text:p>102</text:p>
          </table:table-cell>
          <table:table-cell table:formula="of:=[.Z56]+[.AA56]" office:value-type="float" office:value="566" calcext:value-type="float">
            <text:p>566</text:p>
          </table:table-cell>
          <table:table-cell table:formula="of:=[.Z56]*100/[.AB56]" office:value-type="float" office:value="81.9787985865724" calcext:value-type="float">
            <text:p>81,98</text:p>
          </table:table-cell>
          <table:table-cell table:number-columns-repeated="995"/>
        </table:table-row>
        <table:table-row table:style-name="ro1">
          <table:table-cell table:formula="of:=[Global.C57]" office:value-type="string" office:string-value="rand-4-100-100-20-2.dssp" calcext:value-type="string">
            <text:p>rand-4-100-100-20-2.dssp</text:p>
          </table:table-cell>
          <table:table-cell table:formula="of:=[Global.D57]" office:value-type="float" office:value="776921" calcext:value-type="float">
            <text:p>776921</text:p>
          </table:table-cell>
          <table:table-cell table:formula="of:=[Global.E57]" office:value-type="float" office:value="-1" calcext:value-type="float">
            <text:p>-1</text:p>
          </table:table-cell>
          <table:table-cell table:formula="of:=[Global.F57]" office:value-type="float" office:value="1E+020" calcext:value-type="float">
            <text:p>1,00E+20</text:p>
          </table:table-cell>
          <table:table-cell table:formula="of:=[Global.G57]" office:value-type="float" office:value="-12.056589" calcext:value-type="float">
            <text:p>-12,06</text:p>
          </table:table-cell>
          <table:table-cell table:formula="of:=[RA.I57]" office:value-type="float" office:value="5" calcext:value-type="float">
            <text:p>5</text:p>
          </table:table-cell>
          <table:table-cell table:formula="of:=[VNS.H57]" office:value-type="float" office:value="4" calcext:value-type="float">
            <text:p>4</text:p>
          </table:table-cell>
          <table:table-cell table:formula="of:=IF([.C57]&lt;0; IF([.C57]&lt;0; [.F57]-[.C57]; [.F57]+[.C57]); IF([.C57]&lt;0; [.F57]-[.C57]; [.F57]+[.C57]))" office:value-type="float" office:value="6" calcext:value-type="float">
            <text:p>6</text:p>
          </table:table-cell>
          <table:table-cell table:formula="of:=[.F57]-[.C57]" office:value-type="float" office:value="6" calcext:value-type="float">
            <text:p>6</text:p>
          </table:table-cell>
          <table:table-cell table:formula="of:=[.G57]-[.C57]" office:value-type="float" office:value="5" calcext:value-type="float">
            <text:p>5</text:p>
          </table:table-cell>
          <table:table-cell table:formula="of:=IF([.G57]&lt;[.C57];&quot;*&quot;;&quot;&quot;)">
            <text:p/>
          </table:table-cell>
          <table:table-cell table:formula="of:=IF([.I57]=[.J57]; &quot;IGUAL&quot;; IF([.I57]&lt;[.J57]; &quot;RA&quot;; &quot;VNS&quot;))" office:value-type="string" office:string-value="VNS" calcext:value-type="string">
            <text:p>VNS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Q56]" office:value-type="float" office:value="5.03567662" calcext:value-type="float">
            <text:p>5,04</text:p>
          </table:table-cell>
          <table:table-cell table:formula="of:=([.I57]-[.Q57])*([.I57]-[.Q57])" office:value-type="float" office:value="0.929919581214624" calcext:value-type="float">
            <text:p>0,930</text:p>
          </table:table-cell>
          <table:table-cell table:formula="of:=[.S56]" office:value-type="float" office:value="3.77567662" calcext:value-type="float">
            <text:p>3,78</text:p>
          </table:table-cell>
          <table:table-cell table:formula="of:=([.J57]-[.S57])*([.J57]-[.S57])" office:value-type="float" office:value="1.49896773881462" calcext:value-type="float">
            <text:p>1,499</text:p>
          </table:table-cell>
          <table:table-cell table:number-columns-repeated="5"/>
          <table:table-cell table:formula="of:=[Global.A57]" office:value-type="float" office:value="564" calcext:value-type="float">
            <text:p>564</text:p>
          </table:table-cell>
          <table:table-cell table:formula="of:=[Global.B57]" office:value-type="float" office:value="2" calcext:value-type="float">
            <text:p>2</text:p>
          </table:table-cell>
          <table:table-cell table:formula="of:=[.Z57]+[.AA57]" office:value-type="float" office:value="566" calcext:value-type="float">
            <text:p>566</text:p>
          </table:table-cell>
          <table:table-cell table:formula="of:=[.Z57]*100/[.AB57]" office:value-type="float" office:value="99.6466431095406" calcext:value-type="float">
            <text:p>99,65</text:p>
          </table:table-cell>
          <table:table-cell table:number-columns-repeated="995"/>
        </table:table-row>
        <table:table-row table:style-name="ro1">
          <table:table-cell table:formula="of:=[Global.C58]" office:value-type="string" office:string-value="rand-4-100-100-25-1.dssp" calcext:value-type="string">
            <text:p>rand-4-100-100-25-1.dssp</text:p>
          </table:table-cell>
          <table:table-cell table:formula="of:=[Global.D58]" office:value-type="float" office:value="625640" calcext:value-type="float">
            <text:p>625640</text:p>
          </table:table-cell>
          <table:table-cell table:formula="of:=[Global.E58]" office:value-type="float" office:value="-5" calcext:value-type="float">
            <text:p>-5</text:p>
          </table:table-cell>
          <table:table-cell table:formula="of:=[Global.F58]" office:value-type="float" office:value="10" calcext:value-type="float">
            <text:p>10</text:p>
          </table:table-cell>
          <table:table-cell table:formula="of:=[Global.G58]" office:value-type="float" office:value="-15" calcext:value-type="float">
            <text:p>-15</text:p>
          </table:table-cell>
          <table:table-cell table:formula="of:=[RA.I58]" office:value-type="float" office:value="6" calcext:value-type="float">
            <text:p>6</text:p>
          </table:table-cell>
          <table:table-cell table:formula="of:=[VNS.H58]" office:value-type="float" office:value="4" calcext:value-type="float">
            <text:p>4</text:p>
          </table:table-cell>
          <table:table-cell table:formula="of:=IF([.C58]&lt;0; IF([.C58]&lt;0; [.F58]-[.C58]; [.F58]+[.C58]); IF([.C58]&lt;0; [.F58]-[.C58]; [.F58]+[.C58]))" office:value-type="float" office:value="11" calcext:value-type="float">
            <text:p>11</text:p>
          </table:table-cell>
          <table:table-cell table:formula="of:=[.F58]-[.C58]" office:value-type="float" office:value="11" calcext:value-type="float">
            <text:p>11</text:p>
          </table:table-cell>
          <table:table-cell table:formula="of:=[.G58]-[.C58]" office:value-type="float" office:value="9" calcext:value-type="float">
            <text:p>9</text:p>
          </table:table-cell>
          <table:table-cell table:formula="of:=IF([.G58]&lt;[.C58];&quot;*&quot;;&quot;&quot;)">
            <text:p/>
          </table:table-cell>
          <table:table-cell table:formula="of:=IF([.I58]=[.J58]; &quot;IGUAL&quot;; IF([.I58]&lt;[.J58]; &quot;RA&quot;; &quot;VNS&quot;))" office:value-type="string" office:string-value="VNS" calcext:value-type="string">
            <text:p>VNS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formula="of:=[.Q57]" office:value-type="float" office:value="5.03567662" calcext:value-type="float">
            <text:p>5,04</text:p>
          </table:table-cell>
          <table:table-cell table:formula="of:=([.I58]-[.Q58])*([.I58]-[.Q58])" office:value-type="float" office:value="35.5731533812146" calcext:value-type="float">
            <text:p>35,573</text:p>
          </table:table-cell>
          <table:table-cell table:formula="of:=[.S57]" office:value-type="float" office:value="3.77567662" calcext:value-type="float">
            <text:p>3,78</text:p>
          </table:table-cell>
          <table:table-cell table:formula="of:=([.J58]-[.S58])*([.J58]-[.S58])" office:value-type="float" office:value="27.2935547788146" calcext:value-type="float">
            <text:p>27,294</text:p>
          </table:table-cell>
          <table:table-cell table:number-columns-repeated="5"/>
          <table:table-cell table:formula="of:=[Global.A58]" office:value-type="float" office:value="480" calcext:value-type="float">
            <text:p>480</text:p>
          </table:table-cell>
          <table:table-cell table:formula="of:=[Global.B58]" office:value-type="float" office:value="202" calcext:value-type="float">
            <text:p>202</text:p>
          </table:table-cell>
          <table:table-cell table:formula="of:=[.Z58]+[.AA58]" office:value-type="float" office:value="682" calcext:value-type="float">
            <text:p>682</text:p>
          </table:table-cell>
          <table:table-cell table:formula="of:=[.Z58]*100/[.AB58]" office:value-type="float" office:value="70.3812316715542" calcext:value-type="float">
            <text:p>70,38</text:p>
          </table:table-cell>
          <table:table-cell table:number-columns-repeated="995"/>
        </table:table-row>
        <table:table-row table:style-name="ro1">
          <table:table-cell table:formula="of:=[Global.C59]" office:value-type="string" office:string-value="rand-4-100-100-25-2.dssp" calcext:value-type="string">
            <text:p>rand-4-100-100-25-2.dssp</text:p>
          </table:table-cell>
          <table:table-cell table:formula="of:=[Global.D59]" office:value-type="float" office:value="523228" calcext:value-type="float">
            <text:p>523228</text:p>
          </table:table-cell>
          <table:table-cell table:formula="of:=[Global.E59]" office:value-type="float" office:value="-3.5" calcext:value-type="float">
            <text:p>-3,5</text:p>
          </table:table-cell>
          <table:table-cell table:formula="of:=[Global.F59]" office:value-type="float" office:value="8" calcext:value-type="float">
            <text:p>8</text:p>
          </table:table-cell>
          <table:table-cell table:formula="of:=[Global.G59]" office:value-type="float" office:value="-15.179782" calcext:value-type="float">
            <text:p>-15,18</text:p>
          </table:table-cell>
          <table:table-cell table:formula="of:=[RA.I59]" office:value-type="float" office:value="6" calcext:value-type="float">
            <text:p>6</text:p>
          </table:table-cell>
          <table:table-cell table:formula="of:=[VNS.H59]" office:value-type="float" office:value="3" calcext:value-type="float">
            <text:p>3</text:p>
          </table:table-cell>
          <table:table-cell table:formula="of:=IF([.C59]&lt;0; IF([.C59]&lt;0; [.F59]-[.C59]; [.F59]+[.C59]); IF([.C59]&lt;0; [.F59]-[.C59]; [.F59]+[.C59]))" office:value-type="float" office:value="9.5" calcext:value-type="float">
            <text:p>9,5</text:p>
          </table:table-cell>
          <table:table-cell table:formula="of:=[.F59]-[.C59]" office:value-type="float" office:value="9.5" calcext:value-type="float">
            <text:p>9,5</text:p>
          </table:table-cell>
          <table:table-cell table:formula="of:=[.G59]-[.C59]" office:value-type="float" office:value="6.5" calcext:value-type="float">
            <text:p>6,5</text:p>
          </table:table-cell>
          <table:table-cell table:formula="of:=IF([.G59]&lt;[.C59];&quot;*&quot;;&quot;&quot;)">
            <text:p/>
          </table:table-cell>
          <table:table-cell table:formula="of:=IF([.I59]=[.J59]; &quot;IGUAL&quot;; IF([.I59]&lt;[.J59]; &quot;RA&quot;; &quot;VNS&quot;))" office:value-type="string" office:string-value="VNS" calcext:value-type="string">
            <text:p>VNS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formula="of:=[.Q58]" office:value-type="float" office:value="5.03567662" calcext:value-type="float">
            <text:p>5,04</text:p>
          </table:table-cell>
          <table:table-cell table:formula="of:=([.I59]-[.Q59])*([.I59]-[.Q59])" office:value-type="float" office:value="19.9301832412146" calcext:value-type="float">
            <text:p>19,930</text:p>
          </table:table-cell>
          <table:table-cell table:formula="of:=[.S58]" office:value-type="float" office:value="3.77567662" calcext:value-type="float">
            <text:p>3,78</text:p>
          </table:table-cell>
          <table:table-cell table:formula="of:=([.J59]-[.S59])*([.J59]-[.S59])" office:value-type="float" office:value="7.42193787881462" calcext:value-type="float">
            <text:p>7,422</text:p>
          </table:table-cell>
          <table:table-cell table:number-columns-repeated="5"/>
          <table:table-cell table:formula="of:=[Global.A59]" office:value-type="float" office:value="597" calcext:value-type="float">
            <text:p>597</text:p>
          </table:table-cell>
          <table:table-cell table:formula="of:=[Global.B59]" office:value-type="float" office:value="85" calcext:value-type="float">
            <text:p>85</text:p>
          </table:table-cell>
          <table:table-cell table:formula="of:=[.Z59]+[.AA59]" office:value-type="float" office:value="682" calcext:value-type="float">
            <text:p>682</text:p>
          </table:table-cell>
          <table:table-cell table:formula="of:=[.Z59]*100/[.AB59]" office:value-type="float" office:value="87.5366568914956" calcext:value-type="float">
            <text:p>87,54</text:p>
          </table:table-cell>
          <table:table-cell table:number-columns-repeated="995"/>
        </table:table-row>
        <table:table-row table:style-name="ro1">
          <table:table-cell table:formula="of:=[Global.C60]" office:value-type="string" office:string-value="rand-4-100-100-5-1.dssp" calcext:value-type="string">
            <text:p>rand-4-100-100-5-1.dssp</text:p>
          </table:table-cell>
          <table:table-cell table:formula="of:=[Global.D60]" office:value-type="float" office:value="2937" calcext:value-type="float">
            <text:p>2937</text:p>
          </table:table-cell>
          <table:table-cell table:formula="of:=[Global.E60]" office:value-type="float" office:value="2" calcext:value-type="float">
            <text:p>2</text:p>
          </table:table-cell>
          <table:table-cell table:formula="of:=[Global.F60]" office:value-type="float" office:value="2" calcext:value-type="float">
            <text:p>2</text:p>
          </table:table-cell>
          <table:table-cell table:formula="of:=[Global.G60]" office:value-type="float" office:value="-2" calcext:value-type="float">
            <text:p>-2</text:p>
          </table:table-cell>
          <table:table-cell table:formula="of:=[RA.I60]" office:value-type="float" office:value="3" calcext:value-type="float">
            <text:p>3</text:p>
          </table:table-cell>
          <table:table-cell table:formula="of:=[VNS.H60]" office:value-type="float" office:value="2" calcext:value-type="float">
            <text:p>2</text:p>
          </table:table-cell>
          <table:table-cell table:formula="of:=IF([.C60]&lt;0; IF([.C60]&lt;0; [.F60]-[.C60]; [.F60]+[.C60]); IF([.C60]&lt;0; [.F60]-[.C60]; [.F60]+[.C60]))" office:value-type="float" office:value="5" calcext:value-type="float">
            <text:p>5</text:p>
          </table:table-cell>
          <table:table-cell table:formula="of:=[.F60]-[.C60]" office:value-type="float" office:value="1" calcext:value-type="float">
            <text:p>1</text:p>
          </table:table-cell>
          <table:table-cell table:formula="of:=[.G60]-[.C60]" office:value-type="float" office:value="0" calcext:value-type="float">
            <text:p>0</text:p>
          </table:table-cell>
          <table:table-cell table:formula="of:=IF([.G60]&lt;[.C60];&quot;*&quot;;&quot;&quot;)">
            <text:p/>
          </table:table-cell>
          <table:table-cell table:formula="of:=IF([.I60]=[.J60]; &quot;IGUAL&quot;; IF([.I60]&lt;[.J60]; &quot;RA&quot;; &quot;VNS&quot;))" office:value-type="string" office:string-value="VNS" calcext:value-type="string">
            <text:p>VNS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[.Q59]" office:value-type="float" office:value="5.03567662" calcext:value-type="float">
            <text:p>5,04</text:p>
          </table:table-cell>
          <table:table-cell table:formula="of:=([.I60]-[.Q60])*([.I60]-[.Q60])" office:value-type="float" office:value="16.2866857812146" calcext:value-type="float">
            <text:p>16,287</text:p>
          </table:table-cell>
          <table:table-cell table:formula="of:=[.S59]" office:value-type="float" office:value="3.77567662" calcext:value-type="float">
            <text:p>3,78</text:p>
          </table:table-cell>
          <table:table-cell table:formula="of:=([.J60]-[.S60])*([.J60]-[.S60])" office:value-type="float" office:value="14.2557339388146" calcext:value-type="float">
            <text:p>14,256</text:p>
          </table:table-cell>
          <table:table-cell table:number-columns-repeated="5"/>
          <table:table-cell table:formula="of:=[Global.A60]" office:value-type="float" office:value="216" calcext:value-type="float">
            <text:p>216</text:p>
          </table:table-cell>
          <table:table-cell table:formula="of:=[Global.B60]" office:value-type="float" office:value="2" calcext:value-type="float">
            <text:p>2</text:p>
          </table:table-cell>
          <table:table-cell table:formula="of:=[.Z60]+[.AA60]" office:value-type="float" office:value="218" calcext:value-type="float">
            <text:p>218</text:p>
          </table:table-cell>
          <table:table-cell table:formula="of:=[.Z60]*100/[.AB60]" office:value-type="float" office:value="99.0825688073395" calcext:value-type="float">
            <text:p>99,08</text:p>
          </table:table-cell>
          <table:table-cell table:number-columns-repeated="995"/>
        </table:table-row>
        <table:table-row table:style-name="ro1">
          <table:table-cell table:formula="of:=[Global.C61]" office:value-type="string" office:string-value="rand-4-100-100-5-2.dssp" calcext:value-type="string">
            <text:p>rand-4-100-100-5-2.dssp</text:p>
          </table:table-cell>
          <table:table-cell table:formula="of:=[Global.D61]" office:value-type="float" office:value="561" calcext:value-type="float">
            <text:p>561</text:p>
          </table:table-cell>
          <table:table-cell table:formula="of:=[Global.E61]" office:value-type="float" office:value="2" calcext:value-type="float">
            <text:p>2</text:p>
          </table:table-cell>
          <table:table-cell table:formula="of:=[Global.F61]" office:value-type="float" office:value="2" calcext:value-type="float">
            <text:p>2</text:p>
          </table:table-cell>
          <table:table-cell table:formula="of:=[Global.G61]" office:value-type="float" office:value="-2" calcext:value-type="float">
            <text:p>-2</text:p>
          </table:table-cell>
          <table:table-cell table:formula="of:=[RA.I61]" office:value-type="float" office:value="3" calcext:value-type="float">
            <text:p>3</text:p>
          </table:table-cell>
          <table:table-cell table:formula="of:=[VNS.H61]" office:value-type="float" office:value="2" calcext:value-type="float">
            <text:p>2</text:p>
          </table:table-cell>
          <table:table-cell table:formula="of:=IF([.C61]&lt;0; IF([.C61]&lt;0; [.F61]-[.C61]; [.F61]+[.C61]); IF([.C61]&lt;0; [.F61]-[.C61]; [.F61]+[.C61]))" office:value-type="float" office:value="5" calcext:value-type="float">
            <text:p>5</text:p>
          </table:table-cell>
          <table:table-cell table:formula="of:=[.F61]-[.C61]" office:value-type="float" office:value="1" calcext:value-type="float">
            <text:p>1</text:p>
          </table:table-cell>
          <table:table-cell table:formula="of:=[.G61]-[.C61]" office:value-type="float" office:value="0" calcext:value-type="float">
            <text:p>0</text:p>
          </table:table-cell>
          <table:table-cell table:formula="of:=IF([.G61]&lt;[.C61];&quot;*&quot;;&quot;&quot;)">
            <text:p/>
          </table:table-cell>
          <table:table-cell table:formula="of:=IF([.I61]=[.J61]; &quot;IGUAL&quot;; IF([.I61]&lt;[.J61]; &quot;RA&quot;; &quot;VNS&quot;))" office:value-type="string" office:string-value="VNS" calcext:value-type="string">
            <text:p>VNS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[.Q60]" office:value-type="float" office:value="5.03567662" calcext:value-type="float">
            <text:p>5,04</text:p>
          </table:table-cell>
          <table:table-cell table:formula="of:=([.I61]-[.Q61])*([.I61]-[.Q61])" office:value-type="float" office:value="16.2866857812146" calcext:value-type="float">
            <text:p>16,287</text:p>
          </table:table-cell>
          <table:table-cell table:formula="of:=[.S60]" office:value-type="float" office:value="3.77567662" calcext:value-type="float">
            <text:p>3,78</text:p>
          </table:table-cell>
          <table:table-cell table:formula="of:=([.J61]-[.S61])*([.J61]-[.S61])" office:value-type="float" office:value="14.2557339388146" calcext:value-type="float">
            <text:p>14,256</text:p>
          </table:table-cell>
          <table:table-cell table:number-columns-repeated="5"/>
          <table:table-cell table:formula="of:=[Global.A61]" office:value-type="float" office:value="216" calcext:value-type="float">
            <text:p>216</text:p>
          </table:table-cell>
          <table:table-cell table:formula="of:=[Global.B61]" office:value-type="float" office:value="2" calcext:value-type="float">
            <text:p>2</text:p>
          </table:table-cell>
          <table:table-cell table:formula="of:=[.Z61]+[.AA61]" office:value-type="float" office:value="218" calcext:value-type="float">
            <text:p>218</text:p>
          </table:table-cell>
          <table:table-cell table:formula="of:=[.Z61]*100/[.AB61]" office:value-type="float" office:value="99.0825688073395" calcext:value-type="float">
            <text:p>99,08</text:p>
          </table:table-cell>
          <table:table-cell table:number-columns-repeated="995"/>
        </table:table-row>
        <table:table-row table:style-name="ro1">
          <table:table-cell table:formula="of:=[Global.C62]" office:value-type="string" office:string-value="rand-4-150-150-10-1.dssp" calcext:value-type="string">
            <text:p>rand-4-150-150-10-1.dssp</text:p>
          </table:table-cell>
          <table:table-cell table:formula="of:=[Global.D62]" office:value-type="float" office:value="888840" calcext:value-type="float">
            <text:p>888840</text:p>
          </table:table-cell>
          <table:table-cell table:formula="of:=[Global.E62]" office:value-type="float" office:value="3" calcext:value-type="float">
            <text:p>3</text:p>
          </table:table-cell>
          <table:table-cell table:formula="of:=[Global.F62]" office:value-type="float" office:value="3" calcext:value-type="float">
            <text:p>3</text:p>
          </table:table-cell>
          <table:table-cell table:formula="of:=[Global.G62]" office:value-type="float" office:value="-5.333333" calcext:value-type="float">
            <text:p>-5,33</text:p>
          </table:table-cell>
          <table:table-cell table:formula="of:=[RA.I62]" office:value-type="float" office:value="5" calcext:value-type="float">
            <text:p>5</text:p>
          </table:table-cell>
          <table:table-cell table:formula="of:=[VNS.H62]" office:value-type="float" office:value="3" calcext:value-type="float">
            <text:p>3</text:p>
          </table:table-cell>
          <table:table-cell table:formula="of:=IF([.C62]&lt;0; IF([.C62]&lt;0; [.F62]-[.C62]; [.F62]+[.C62]); IF([.C62]&lt;0; [.F62]-[.C62]; [.F62]+[.C62]))" office:value-type="float" office:value="8" calcext:value-type="float">
            <text:p>8</text:p>
          </table:table-cell>
          <table:table-cell table:formula="of:=[.F62]-[.C62]" office:value-type="float" office:value="2" calcext:value-type="float">
            <text:p>2</text:p>
          </table:table-cell>
          <table:table-cell table:formula="of:=[.G62]-[.C62]" office:value-type="float" office:value="0" calcext:value-type="float">
            <text:p>0</text:p>
          </table:table-cell>
          <table:table-cell table:formula="of:=IF([.G62]&lt;[.C62];&quot;*&quot;;&quot;&quot;)">
            <text:p/>
          </table:table-cell>
          <table:table-cell table:formula="of:=IF([.I62]=[.J62]; &quot;IGUAL&quot;; IF([.I62]&lt;[.J62]; &quot;RA&quot;; &quot;VNS&quot;))" office:value-type="string" office:string-value="VNS" calcext:value-type="string">
            <text:p>VNS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formula="of:=[.Q61]" office:value-type="float" office:value="5.03567662" calcext:value-type="float">
            <text:p>5,04</text:p>
          </table:table-cell>
          <table:table-cell table:formula="of:=([.I62]-[.Q62])*([.I62]-[.Q62])" office:value-type="float" office:value="9.21533254121463" calcext:value-type="float">
            <text:p>9,215</text:p>
          </table:table-cell>
          <table:table-cell table:formula="of:=[.S61]" office:value-type="float" office:value="3.77567662" calcext:value-type="float">
            <text:p>3,78</text:p>
          </table:table-cell>
          <table:table-cell table:formula="of:=([.J62]-[.S62])*([.J62]-[.S62])" office:value-type="float" office:value="14.2557339388146" calcext:value-type="float">
            <text:p>14,256</text:p>
          </table:table-cell>
          <table:table-cell table:number-columns-repeated="5"/>
          <table:table-cell table:formula="of:=[Global.A62]" office:value-type="float" office:value="483" calcext:value-type="float">
            <text:p>483</text:p>
          </table:table-cell>
          <table:table-cell table:formula="of:=[Global.B62]" office:value-type="float" office:value="1" calcext:value-type="float">
            <text:p>1</text:p>
          </table:table-cell>
          <table:table-cell table:formula="of:=[.Z62]+[.AA62]" office:value-type="float" office:value="484" calcext:value-type="float">
            <text:p>484</text:p>
          </table:table-cell>
          <table:table-cell table:formula="of:=[.Z62]*100/[.AB62]" office:value-type="float" office:value="99.7933884297521" calcext:value-type="float">
            <text:p>99,79</text:p>
          </table:table-cell>
          <table:table-cell table:number-columns-repeated="995"/>
        </table:table-row>
        <table:table-row table:style-name="ro1">
          <table:table-cell table:formula="of:=[Global.C63]" office:value-type="string" office:string-value="rand-4-150-150-10-2.dssp" calcext:value-type="string">
            <text:p>rand-4-150-150-10-2.dssp</text:p>
          </table:table-cell>
          <table:table-cell table:formula="of:=[Global.D63]" office:value-type="float" office:value="476018" calcext:value-type="float">
            <text:p>476018</text:p>
          </table:table-cell>
          <table:table-cell table:formula="of:=[Global.E63]" office:value-type="float" office:value="3" calcext:value-type="float">
            <text:p>3</text:p>
          </table:table-cell>
          <table:table-cell table:formula="of:=[Global.F63]" office:value-type="float" office:value="3" calcext:value-type="float">
            <text:p>3</text:p>
          </table:table-cell>
          <table:table-cell table:formula="of:=[Global.G63]" office:value-type="float" office:value="-5.333333" calcext:value-type="float">
            <text:p>-5,33</text:p>
          </table:table-cell>
          <table:table-cell table:formula="of:=[RA.I63]" office:value-type="float" office:value="4" calcext:value-type="float">
            <text:p>4</text:p>
          </table:table-cell>
          <table:table-cell table:formula="of:=[VNS.H63]" office:value-type="float" office:value="3" calcext:value-type="float">
            <text:p>3</text:p>
          </table:table-cell>
          <table:table-cell table:formula="of:=IF([.C63]&lt;0; IF([.C63]&lt;0; [.F63]-[.C63]; [.F63]+[.C63]); IF([.C63]&lt;0; [.F63]-[.C63]; [.F63]+[.C63]))" office:value-type="float" office:value="7" calcext:value-type="float">
            <text:p>7</text:p>
          </table:table-cell>
          <table:table-cell table:formula="of:=[.F63]-[.C63]" office:value-type="float" office:value="1" calcext:value-type="float">
            <text:p>1</text:p>
          </table:table-cell>
          <table:table-cell table:formula="of:=[.G63]-[.C63]" office:value-type="float" office:value="0" calcext:value-type="float">
            <text:p>0</text:p>
          </table:table-cell>
          <table:table-cell table:formula="of:=IF([.G63]&lt;[.C63];&quot;*&quot;;&quot;&quot;)">
            <text:p/>
          </table:table-cell>
          <table:table-cell table:formula="of:=IF([.I63]=[.J63]; &quot;IGUAL&quot;; IF([.I63]&lt;[.J63]; &quot;RA&quot;; &quot;VNS&quot;))" office:value-type="string" office:string-value="VNS" calcext:value-type="string">
            <text:p>VNS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formula="of:=[.Q62]" office:value-type="float" office:value="5.03567662" calcext:value-type="float">
            <text:p>5,04</text:p>
          </table:table-cell>
          <table:table-cell table:formula="of:=([.I63]-[.Q63])*([.I63]-[.Q63])" office:value-type="float" office:value="16.2866857812146" calcext:value-type="float">
            <text:p>16,287</text:p>
          </table:table-cell>
          <table:table-cell table:formula="of:=[.S62]" office:value-type="float" office:value="3.77567662" calcext:value-type="float">
            <text:p>3,78</text:p>
          </table:table-cell>
          <table:table-cell table:formula="of:=([.J63]-[.S63])*([.J63]-[.S63])" office:value-type="float" office:value="14.2557339388146" calcext:value-type="float">
            <text:p>14,256</text:p>
          </table:table-cell>
          <table:table-cell table:number-columns-repeated="5"/>
          <table:table-cell table:formula="of:=[Global.A63]" office:value-type="float" office:value="483" calcext:value-type="float">
            <text:p>483</text:p>
          </table:table-cell>
          <table:table-cell table:formula="of:=[Global.B63]" office:value-type="float" office:value="1" calcext:value-type="float">
            <text:p>1</text:p>
          </table:table-cell>
          <table:table-cell table:formula="of:=[.Z63]+[.AA63]" office:value-type="float" office:value="484" calcext:value-type="float">
            <text:p>484</text:p>
          </table:table-cell>
          <table:table-cell table:formula="of:=[.Z63]*100/[.AB63]" office:value-type="float" office:value="99.7933884297521" calcext:value-type="float">
            <text:p>99,79</text:p>
          </table:table-cell>
          <table:table-cell table:number-columns-repeated="995"/>
        </table:table-row>
        <table:table-row table:style-name="ro1">
          <table:table-cell table:formula="of:=[Global.C64]" office:value-type="string" office:string-value="rand-4-150-150-15-1.dssp" calcext:value-type="string">
            <text:p>rand-4-150-150-15-1.dssp</text:p>
          </table:table-cell>
          <table:table-cell table:formula="of:=[Global.D64]" office:value-type="float" office:value="776856" calcext:value-type="float">
            <text:p>776856</text:p>
          </table:table-cell>
          <table:table-cell table:formula="of:=[Global.E64]" office:value-type="float" office:value="0" calcext:value-type="float">
            <text:p>0</text:p>
          </table:table-cell>
          <table:table-cell table:formula="of:=[Global.F64]" office:value-type="float" office:value="6" calcext:value-type="float">
            <text:p>6</text:p>
          </table:table-cell>
          <table:table-cell table:formula="of:=[Global.G64]" office:value-type="float" office:value="-9" calcext:value-type="float">
            <text:p>-9</text:p>
          </table:table-cell>
          <table:table-cell table:formula="of:=[RA.I64]" office:value-type="float" office:value="7" calcext:value-type="float">
            <text:p>7</text:p>
          </table:table-cell>
          <table:table-cell table:formula="of:=[VNS.H64]" office:value-type="float" office:value="4" calcext:value-type="float">
            <text:p>4</text:p>
          </table:table-cell>
          <table:table-cell table:formula="of:=IF([.C64]&lt;0; IF([.C64]&lt;0; [.F64]-[.C64]; [.F64]+[.C64]); IF([.C64]&lt;0; [.F64]-[.C64]; [.F64]+[.C64]))" office:value-type="float" office:value="7" calcext:value-type="float">
            <text:p>7</text:p>
          </table:table-cell>
          <table:table-cell table:formula="of:=[.F64]-[.C64]" office:value-type="float" office:value="7" calcext:value-type="float">
            <text:p>7</text:p>
          </table:table-cell>
          <table:table-cell table:formula="of:=[.G64]-[.C64]" office:value-type="float" office:value="4" calcext:value-type="float">
            <text:p>4</text:p>
          </table:table-cell>
          <table:table-cell table:formula="of:=IF([.G64]&lt;[.C64];&quot;*&quot;;&quot;&quot;)">
            <text:p/>
          </table:table-cell>
          <table:table-cell table:formula="of:=IF([.I64]=[.J64]; &quot;IGUAL&quot;; IF([.I64]&lt;[.J64]; &quot;RA&quot;; &quot;VNS&quot;))" office:value-type="string" office:string-value="VNS" calcext:value-type="string">
            <text:p>VNS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formula="of:=[.Q63]" office:value-type="float" office:value="5.03567662" calcext:value-type="float">
            <text:p>5,04</text:p>
          </table:table-cell>
          <table:table-cell table:formula="of:=([.I64]-[.Q64])*([.I64]-[.Q64])" office:value-type="float" office:value="3.85856634121462" calcext:value-type="float">
            <text:p>3,859</text:p>
          </table:table-cell>
          <table:table-cell table:formula="of:=[.S63]" office:value-type="float" office:value="3.77567662" calcext:value-type="float">
            <text:p>3,78</text:p>
          </table:table-cell>
          <table:table-cell table:formula="of:=([.J64]-[.S64])*([.J64]-[.S64])" office:value-type="float" office:value="0.0503209788146244" calcext:value-type="float">
            <text:p>0,050</text:p>
          </table:table-cell>
          <table:table-cell table:number-columns-repeated="5"/>
          <table:table-cell table:formula="of:=[Global.A64]" office:value-type="float" office:value="648" calcext:value-type="float">
            <text:p>648</text:p>
          </table:table-cell>
          <table:table-cell table:formula="of:=[Global.B64]" office:value-type="float" office:value="2" calcext:value-type="float">
            <text:p>2</text:p>
          </table:table-cell>
          <table:table-cell table:formula="of:=[.Z64]+[.AA64]" office:value-type="float" office:value="650" calcext:value-type="float">
            <text:p>650</text:p>
          </table:table-cell>
          <table:table-cell table:formula="of:=[.Z64]*100/[.AB64]" office:value-type="float" office:value="99.6923076923077" calcext:value-type="float">
            <text:p>99,69</text:p>
          </table:table-cell>
          <table:table-cell table:number-columns-repeated="995"/>
        </table:table-row>
        <table:table-row table:style-name="ro1">
          <table:table-cell table:formula="of:=[Global.C65]" office:value-type="string" office:string-value="rand-4-150-150-15-2.dssp" calcext:value-type="string">
            <text:p>rand-4-150-150-15-2.dssp</text:p>
          </table:table-cell>
          <table:table-cell table:formula="of:=[Global.D65]" office:value-type="float" office:value="550724" calcext:value-type="float">
            <text:p>550724</text:p>
          </table:table-cell>
          <table:table-cell table:formula="of:=[Global.E65]" office:value-type="float" office:value="0" calcext:value-type="float">
            <text:p>0</text:p>
          </table:table-cell>
          <table:table-cell table:formula="of:=[Global.F65]" office:value-type="float" office:value="5" calcext:value-type="float">
            <text:p>5</text:p>
          </table:table-cell>
          <table:table-cell table:formula="of:=[Global.G65]" office:value-type="float" office:value="-9" calcext:value-type="float">
            <text:p>-9</text:p>
          </table:table-cell>
          <table:table-cell table:formula="of:=[RA.I65]" office:value-type="float" office:value="6" calcext:value-type="float">
            <text:p>6</text:p>
          </table:table-cell>
          <table:table-cell table:formula="of:=[VNS.H65]" office:value-type="float" office:value="4" calcext:value-type="float">
            <text:p>4</text:p>
          </table:table-cell>
          <table:table-cell table:formula="of:=IF([.C65]&lt;0; IF([.C65]&lt;0; [.F65]-[.C65]; [.F65]+[.C65]); IF([.C65]&lt;0; [.F65]-[.C65]; [.F65]+[.C65]))" office:value-type="float" office:value="6" calcext:value-type="float">
            <text:p>6</text:p>
          </table:table-cell>
          <table:table-cell table:formula="of:=[.F65]-[.C65]" office:value-type="float" office:value="6" calcext:value-type="float">
            <text:p>6</text:p>
          </table:table-cell>
          <table:table-cell table:formula="of:=[.G65]-[.C65]" office:value-type="float" office:value="4" calcext:value-type="float">
            <text:p>4</text:p>
          </table:table-cell>
          <table:table-cell table:formula="of:=IF([.G65]&lt;[.C65];&quot;*&quot;;&quot;&quot;)">
            <text:p/>
          </table:table-cell>
          <table:table-cell table:formula="of:=IF([.I65]=[.J65]; &quot;IGUAL&quot;; IF([.I65]&lt;[.J65]; &quot;RA&quot;; &quot;VNS&quot;))" office:value-type="string" office:string-value="VNS" calcext:value-type="string">
            <text:p>VNS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formula="of:=[.Q64]" office:value-type="float" office:value="5.03567662" calcext:value-type="float">
            <text:p>5,04</text:p>
          </table:table-cell>
          <table:table-cell table:formula="of:=([.I65]-[.Q65])*([.I65]-[.Q65])" office:value-type="float" office:value="0.929919581214624" calcext:value-type="float">
            <text:p>0,930</text:p>
          </table:table-cell>
          <table:table-cell table:formula="of:=[.S64]" office:value-type="float" office:value="3.77567662" calcext:value-type="float">
            <text:p>3,78</text:p>
          </table:table-cell>
          <table:table-cell table:formula="of:=([.J65]-[.S65])*([.J65]-[.S65])" office:value-type="float" office:value="0.0503209788146244" calcext:value-type="float">
            <text:p>0,050</text:p>
          </table:table-cell>
          <table:table-cell table:number-columns-repeated="5"/>
          <table:table-cell table:formula="of:=[Global.A65]" office:value-type="float" office:value="648" calcext:value-type="float">
            <text:p>648</text:p>
          </table:table-cell>
          <table:table-cell table:formula="of:=[Global.B65]" office:value-type="float" office:value="2" calcext:value-type="float">
            <text:p>2</text:p>
          </table:table-cell>
          <table:table-cell table:formula="of:=[.Z65]+[.AA65]" office:value-type="float" office:value="650" calcext:value-type="float">
            <text:p>650</text:p>
          </table:table-cell>
          <table:table-cell table:formula="of:=[.Z65]*100/[.AB65]" office:value-type="float" office:value="99.6923076923077" calcext:value-type="float">
            <text:p>99,69</text:p>
          </table:table-cell>
          <table:table-cell table:number-columns-repeated="995"/>
        </table:table-row>
        <table:table-row table:style-name="ro1">
          <table:table-cell table:formula="of:=[Global.C66]" office:value-type="string" office:string-value="rand-4-150-150-20-1.dssp" calcext:value-type="string">
            <text:p>rand-4-150-150-20-1.dssp</text:p>
          </table:table-cell>
          <table:table-cell table:formula="of:=[Global.D66]" office:value-type="float" office:value="474463" calcext:value-type="float">
            <text:p>474463</text:p>
          </table:table-cell>
          <table:table-cell table:formula="of:=[Global.E66]" office:value-type="float" office:value="-1.441929" calcext:value-type="float">
            <text:p>-1,44</text:p>
          </table:table-cell>
          <table:table-cell table:formula="of:=[Global.F66]" office:value-type="float" office:value="1E+020" calcext:value-type="float">
            <text:p>1,00E+20</text:p>
          </table:table-cell>
          <table:table-cell table:formula="of:=[Global.G66]" office:value-type="float" office:value="-12" calcext:value-type="float">
            <text:p>-12</text:p>
          </table:table-cell>
          <table:table-cell table:formula="of:=[RA.I66]" office:value-type="float" office:value="6" calcext:value-type="float">
            <text:p>6</text:p>
          </table:table-cell>
          <table:table-cell table:formula="of:=[VNS.H66]" office:value-type="float" office:value="5" calcext:value-type="float">
            <text:p>5</text:p>
          </table:table-cell>
          <table:table-cell table:formula="of:=IF([.C66]&lt;0; IF([.C66]&lt;0; [.F66]-[.C66]; [.F66]+[.C66]); IF([.C66]&lt;0; [.F66]-[.C66]; [.F66]+[.C66]))" office:value-type="float" office:value="7.441929" calcext:value-type="float">
            <text:p>7,44</text:p>
          </table:table-cell>
          <table:table-cell table:formula="of:=[.F66]-[.C66]" office:value-type="float" office:value="7.441929" calcext:value-type="float">
            <text:p>7,44</text:p>
          </table:table-cell>
          <table:table-cell table:formula="of:=[.G66]-[.C66]" office:value-type="float" office:value="6.441929" calcext:value-type="float">
            <text:p>6,44</text:p>
          </table:table-cell>
          <table:table-cell table:formula="of:=IF([.G66]&lt;[.C66];&quot;*&quot;;&quot;&quot;)">
            <text:p/>
          </table:table-cell>
          <table:table-cell table:formula="of:=IF([.I66]=[.J66]; &quot;IGUAL&quot;; IF([.I66]&lt;[.J66]; &quot;RA&quot;; &quot;VNS&quot;))" office:value-type="string" office:string-value="VNS" calcext:value-type="string">
            <text:p>VNS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formula="of:=[.Q65]" office:value-type="float" office:value="5.03567662" calcext:value-type="float">
            <text:p>5,04</text:p>
          </table:table-cell>
          <table:table-cell table:formula="of:=([.I66]-[.Q66])*([.I66]-[.Q66])" office:value-type="float" office:value="5.79005051625566" calcext:value-type="float">
            <text:p>5,790</text:p>
          </table:table-cell>
          <table:table-cell table:formula="of:=[.S65]" office:value-type="float" office:value="3.77567662" calcext:value-type="float">
            <text:p>3,78</text:p>
          </table:table-cell>
          <table:table-cell table:formula="of:=([.J66]-[.S66])*([.J66]-[.S66])" office:value-type="float" office:value="7.10890175385566" calcext:value-type="float">
            <text:p>7,109</text:p>
          </table:table-cell>
          <table:table-cell table:number-columns-repeated="5"/>
          <table:table-cell table:formula="of:=[Global.A66]" office:value-type="float" office:value="664" calcext:value-type="float">
            <text:p>664</text:p>
          </table:table-cell>
          <table:table-cell table:formula="of:=[Global.B66]" office:value-type="float" office:value="152" calcext:value-type="float">
            <text:p>152</text:p>
          </table:table-cell>
          <table:table-cell table:formula="of:=[.Z66]+[.AA66]" office:value-type="float" office:value="816" calcext:value-type="float">
            <text:p>816</text:p>
          </table:table-cell>
          <table:table-cell table:formula="of:=[.Z66]*100/[.AB66]" office:value-type="float" office:value="81.3725490196078" calcext:value-type="float">
            <text:p>81,37</text:p>
          </table:table-cell>
          <table:table-cell table:number-columns-repeated="995"/>
        </table:table-row>
        <table:table-row table:style-name="ro1">
          <table:table-cell table:formula="of:=[Global.C67]" office:value-type="string" office:string-value="rand-4-150-150-20-2.dssp" calcext:value-type="string">
            <text:p>rand-4-150-150-20-2.dssp</text:p>
          </table:table-cell>
          <table:table-cell table:formula="of:=[Global.D67]" office:value-type="float" office:value="758065" calcext:value-type="float">
            <text:p>758065</text:p>
          </table:table-cell>
          <table:table-cell table:formula="of:=[Global.E67]" office:value-type="float" office:value="-1.134688" calcext:value-type="float">
            <text:p>-1,13</text:p>
          </table:table-cell>
          <table:table-cell table:formula="of:=[Global.F67]" office:value-type="float" office:value="6" calcext:value-type="float">
            <text:p>6</text:p>
          </table:table-cell>
          <table:table-cell table:formula="of:=[Global.G67]" office:value-type="float" office:value="-12" calcext:value-type="float">
            <text:p>-12</text:p>
          </table:table-cell>
          <table:table-cell table:formula="of:=[RA.I67]" office:value-type="float" office:value="7" calcext:value-type="float">
            <text:p>7</text:p>
          </table:table-cell>
          <table:table-cell table:formula="of:=[VNS.H67]" office:value-type="float" office:value="4" calcext:value-type="float">
            <text:p>4</text:p>
          </table:table-cell>
          <table:table-cell table:formula="of:=IF([.C67]&lt;0; IF([.C67]&lt;0; [.F67]-[.C67]; [.F67]+[.C67]); IF([.C67]&lt;0; [.F67]-[.C67]; [.F67]+[.C67]))" office:value-type="float" office:value="8.134688" calcext:value-type="float">
            <text:p>8,13</text:p>
          </table:table-cell>
          <table:table-cell table:formula="of:=[.F67]-[.C67]" office:value-type="float" office:value="8.134688" calcext:value-type="float">
            <text:p>8,13</text:p>
          </table:table-cell>
          <table:table-cell table:formula="of:=[.G67]-[.C67]" office:value-type="float" office:value="5.134688" calcext:value-type="float">
            <text:p>5,13</text:p>
          </table:table-cell>
          <table:table-cell table:formula="of:=IF([.G67]&lt;[.C67];&quot;*&quot;;&quot;&quot;)">
            <text:p/>
          </table:table-cell>
          <table:table-cell table:formula="of:=IF([.I67]=[.J67]; &quot;IGUAL&quot;; IF([.I67]&lt;[.J67]; &quot;RA&quot;; &quot;VNS&quot;))" office:value-type="string" office:string-value="VNS" calcext:value-type="string">
            <text:p>VNS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formula="of:=[.Q66]" office:value-type="float" office:value="5.03567662" calcext:value-type="float">
            <text:p>5,04</text:p>
          </table:table-cell>
          <table:table-cell table:formula="of:=([.I67]-[.Q67])*([.I67]-[.Q67])" office:value-type="float" office:value="9.60387153336951" calcext:value-type="float">
            <text:p>9,604</text:p>
          </table:table-cell>
          <table:table-cell table:formula="of:=[.S66]" office:value-type="float" office:value="3.77567662" calcext:value-type="float">
            <text:p>3,78</text:p>
          </table:table-cell>
          <table:table-cell table:formula="of:=([.J67]-[.S67])*([.J67]-[.S67])" office:value-type="float" office:value="1.8469119309695" calcext:value-type="float">
            <text:p>1,847</text:p>
          </table:table-cell>
          <table:table-cell table:number-columns-repeated="5"/>
          <table:table-cell table:formula="of:=[Global.A67]" office:value-type="float" office:value="664" calcext:value-type="float">
            <text:p>664</text:p>
          </table:table-cell>
          <table:table-cell table:formula="of:=[Global.B67]" office:value-type="float" office:value="152" calcext:value-type="float">
            <text:p>152</text:p>
          </table:table-cell>
          <table:table-cell table:formula="of:=[.Z67]+[.AA67]" office:value-type="float" office:value="816" calcext:value-type="float">
            <text:p>816</text:p>
          </table:table-cell>
          <table:table-cell table:formula="of:=[.Z67]*100/[.AB67]" office:value-type="float" office:value="81.3725490196078" calcext:value-type="float">
            <text:p>81,37</text:p>
          </table:table-cell>
          <table:table-cell table:number-columns-repeated="995"/>
        </table:table-row>
        <table:table-row table:style-name="ro1">
          <table:table-cell table:formula="of:=[Global.C68]" office:value-type="string" office:string-value="rand-4-150-150-25-1.dssp" calcext:value-type="string">
            <text:p>rand-4-150-150-25-1.dssp</text:p>
          </table:table-cell>
          <table:table-cell table:formula="of:=[Global.D68]" office:value-type="float" office:value="371767" calcext:value-type="float">
            <text:p>371767</text:p>
          </table:table-cell>
          <table:table-cell table:formula="of:=[Global.E68]" office:value-type="float" office:value="-5" calcext:value-type="float">
            <text:p>-5</text:p>
          </table:table-cell>
          <table:table-cell table:formula="of:=[Global.F68]" office:value-type="float" office:value="8" calcext:value-type="float">
            <text:p>8</text:p>
          </table:table-cell>
          <table:table-cell table:formula="of:=[Global.G68]" office:value-type="float" office:value="-15" calcext:value-type="float">
            <text:p>-15</text:p>
          </table:table-cell>
          <table:table-cell table:formula="of:=[RA.I68]" office:value-type="float" office:value="9" calcext:value-type="float">
            <text:p>9</text:p>
          </table:table-cell>
          <table:table-cell table:formula="of:=[VNS.H68]" office:value-type="float" office:value="5" calcext:value-type="float">
            <text:p>5</text:p>
          </table:table-cell>
          <table:table-cell table:formula="of:=IF([.C68]&lt;0; IF([.C68]&lt;0; [.F68]-[.C68]; [.F68]+[.C68]); IF([.C68]&lt;0; [.F68]-[.C68]; [.F68]+[.C68]))" office:value-type="float" office:value="14" calcext:value-type="float">
            <text:p>14</text:p>
          </table:table-cell>
          <table:table-cell table:formula="of:=[.F68]-[.C68]" office:value-type="float" office:value="14" calcext:value-type="float">
            <text:p>14</text:p>
          </table:table-cell>
          <table:table-cell table:formula="of:=[.G68]-[.C68]" office:value-type="float" office:value="10" calcext:value-type="float">
            <text:p>10</text:p>
          </table:table-cell>
          <table:table-cell table:formula="of:=IF([.G68]&lt;[.C68];&quot;*&quot;;&quot;&quot;)">
            <text:p/>
          </table:table-cell>
          <table:table-cell table:formula="of:=IF([.I68]=[.J68]; &quot;IGUAL&quot;; IF([.I68]&lt;[.J68]; &quot;RA&quot;; &quot;VNS&quot;))" office:value-type="string" office:string-value="VNS" calcext:value-type="string">
            <text:p>VNS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formula="of:=[.Q67]" office:value-type="float" office:value="5.03567662" calcext:value-type="float">
            <text:p>5,04</text:p>
          </table:table-cell>
          <table:table-cell table:formula="of:=([.I68]-[.Q68])*([.I68]-[.Q68])" office:value-type="float" office:value="80.3590936612146" calcext:value-type="float">
            <text:p>80,359</text:p>
          </table:table-cell>
          <table:table-cell table:formula="of:=[.S67]" office:value-type="float" office:value="3.77567662" calcext:value-type="float">
            <text:p>3,78</text:p>
          </table:table-cell>
          <table:table-cell table:formula="of:=([.J68]-[.S68])*([.J68]-[.S68])" office:value-type="float" office:value="38.7422015388146" calcext:value-type="float">
            <text:p>38,742</text:p>
          </table:table-cell>
          <table:table-cell table:number-columns-repeated="5"/>
          <table:table-cell table:formula="of:=[Global.A68]" office:value-type="float" office:value="680" calcext:value-type="float">
            <text:p>680</text:p>
          </table:table-cell>
          <table:table-cell table:formula="of:=[Global.B68]" office:value-type="float" office:value="302" calcext:value-type="float">
            <text:p>302</text:p>
          </table:table-cell>
          <table:table-cell table:formula="of:=[.Z68]+[.AA68]" office:value-type="float" office:value="982" calcext:value-type="float">
            <text:p>982</text:p>
          </table:table-cell>
          <table:table-cell table:formula="of:=[.Z68]*100/[.AB68]" office:value-type="float" office:value="69.2464358452139" calcext:value-type="float">
            <text:p>69,25</text:p>
          </table:table-cell>
          <table:table-cell table:number-columns-repeated="995"/>
        </table:table-row>
        <table:table-row table:style-name="ro1">
          <table:table-cell table:formula="of:=[Global.C69]" office:value-type="string" office:string-value="rand-4-150-150-25-2.dssp" calcext:value-type="string">
            <text:p>rand-4-150-150-25-2.dssp</text:p>
          </table:table-cell>
          <table:table-cell table:formula="of:=[Global.D69]" office:value-type="float" office:value="505200" calcext:value-type="float">
            <text:p>505200</text:p>
          </table:table-cell>
          <table:table-cell table:formula="of:=[Global.E69]" office:value-type="float" office:value="-4" calcext:value-type="float">
            <text:p>-4</text:p>
          </table:table-cell>
          <table:table-cell table:formula="of:=[Global.F69]" office:value-type="float" office:value="7" calcext:value-type="float">
            <text:p>7</text:p>
          </table:table-cell>
          <table:table-cell table:formula="of:=[Global.G69]" office:value-type="float" office:value="-15" calcext:value-type="float">
            <text:p>-15</text:p>
          </table:table-cell>
          <table:table-cell table:formula="of:=[RA.I69]" office:value-type="float" office:value="8" calcext:value-type="float">
            <text:p>8</text:p>
          </table:table-cell>
          <table:table-cell table:formula="of:=[VNS.H69]" office:value-type="float" office:value="4" calcext:value-type="float">
            <text:p>4</text:p>
          </table:table-cell>
          <table:table-cell table:formula="of:=IF([.C69]&lt;0; IF([.C69]&lt;0; [.F69]-[.C69]; [.F69]+[.C69]); IF([.C69]&lt;0; [.F69]-[.C69]; [.F69]+[.C69]))" office:value-type="float" office:value="12" calcext:value-type="float">
            <text:p>12</text:p>
          </table:table-cell>
          <table:table-cell table:formula="of:=[.F69]-[.C69]" office:value-type="float" office:value="12" calcext:value-type="float">
            <text:p>12</text:p>
          </table:table-cell>
          <table:table-cell table:formula="of:=[.G69]-[.C69]" office:value-type="float" office:value="8" calcext:value-type="float">
            <text:p>8</text:p>
          </table:table-cell>
          <table:table-cell table:formula="of:=IF([.G69]&lt;[.C69];&quot;*&quot;;&quot;&quot;)">
            <text:p/>
          </table:table-cell>
          <table:table-cell table:formula="of:=IF([.I69]=[.J69]; &quot;IGUAL&quot;; IF([.I69]&lt;[.J69]; &quot;RA&quot;; &quot;VNS&quot;))" office:value-type="string" office:string-value="VNS" calcext:value-type="string">
            <text:p>VNS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[.Q68]" office:value-type="float" office:value="5.03567662" calcext:value-type="float">
            <text:p>5,04</text:p>
          </table:table-cell>
          <table:table-cell table:formula="of:=([.I69]-[.Q69])*([.I69]-[.Q69])" office:value-type="float" office:value="48.5018001412146" calcext:value-type="float">
            <text:p>48,502</text:p>
          </table:table-cell>
          <table:table-cell table:formula="of:=[.S68]" office:value-type="float" office:value="3.77567662" calcext:value-type="float">
            <text:p>3,78</text:p>
          </table:table-cell>
          <table:table-cell table:formula="of:=([.J69]-[.S69])*([.J69]-[.S69])" office:value-type="float" office:value="17.8449080188146" calcext:value-type="float">
            <text:p>17,845</text:p>
          </table:table-cell>
          <table:table-cell table:number-columns-repeated="5"/>
          <table:table-cell table:formula="of:=[Global.A69]" office:value-type="float" office:value="680" calcext:value-type="float">
            <text:p>680</text:p>
          </table:table-cell>
          <table:table-cell table:formula="of:=[Global.B69]" office:value-type="float" office:value="302" calcext:value-type="float">
            <text:p>302</text:p>
          </table:table-cell>
          <table:table-cell table:formula="of:=[.Z69]+[.AA69]" office:value-type="float" office:value="982" calcext:value-type="float">
            <text:p>982</text:p>
          </table:table-cell>
          <table:table-cell table:formula="of:=[.Z69]*100/[.AB69]" office:value-type="float" office:value="69.2464358452139" calcext:value-type="float">
            <text:p>69,25</text:p>
          </table:table-cell>
          <table:table-cell table:number-columns-repeated="995"/>
        </table:table-row>
        <table:table-row table:style-name="ro1">
          <table:table-cell table:formula="of:=[Global.C70]" office:value-type="string" office:string-value="rand-4-150-150-5-1.dssp" calcext:value-type="string">
            <text:p>rand-4-150-150-5-1.dssp</text:p>
          </table:table-cell>
          <table:table-cell table:formula="of:=[Global.D70]" office:value-type="float" office:value="121717" calcext:value-type="float">
            <text:p>121717</text:p>
          </table:table-cell>
          <table:table-cell table:formula="of:=[Global.E70]" office:value-type="float" office:value="3" calcext:value-type="float">
            <text:p>3</text:p>
          </table:table-cell>
          <table:table-cell table:formula="of:=[Global.F70]" office:value-type="float" office:value="3" calcext:value-type="float">
            <text:p>3</text:p>
          </table:table-cell>
          <table:table-cell table:formula="of:=[Global.G70]" office:value-type="float" office:value="-2" calcext:value-type="float">
            <text:p>-2</text:p>
          </table:table-cell>
          <table:table-cell table:formula="of:=[RA.I70]" office:value-type="float" office:value="4" calcext:value-type="float">
            <text:p>4</text:p>
          </table:table-cell>
          <table:table-cell table:formula="of:=[VNS.H70]" office:value-type="float" office:value="3" calcext:value-type="float">
            <text:p>3</text:p>
          </table:table-cell>
          <table:table-cell table:formula="of:=IF([.C70]&lt;0; IF([.C70]&lt;0; [.F70]-[.C70]; [.F70]+[.C70]); IF([.C70]&lt;0; [.F70]-[.C70]; [.F70]+[.C70]))" office:value-type="float" office:value="7" calcext:value-type="float">
            <text:p>7</text:p>
          </table:table-cell>
          <table:table-cell table:formula="of:=[.F70]-[.C70]" office:value-type="float" office:value="1" calcext:value-type="float">
            <text:p>1</text:p>
          </table:table-cell>
          <table:table-cell table:formula="of:=[.G70]-[.C70]" office:value-type="float" office:value="0" calcext:value-type="float">
            <text:p>0</text:p>
          </table:table-cell>
          <table:table-cell table:formula="of:=IF([.G70]&lt;[.C70];&quot;*&quot;;&quot;&quot;)">
            <text:p/>
          </table:table-cell>
          <table:table-cell table:formula="of:=IF([.I70]=[.J70]; &quot;IGUAL&quot;; IF([.I70]&lt;[.J70]; &quot;RA&quot;; &quot;VNS&quot;))" office:value-type="string" office:string-value="VNS" calcext:value-type="string">
            <text:p>VNS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table:formula="of:=[.Q69]" office:value-type="float" office:value="5.03567662" calcext:value-type="float">
            <text:p>5,04</text:p>
          </table:table-cell>
          <table:table-cell table:formula="of:=([.I70]-[.Q70])*([.I70]-[.Q70])" office:value-type="float" office:value="16.2866857812146" calcext:value-type="float">
            <text:p>16,287</text:p>
          </table:table-cell>
          <table:table-cell table:formula="of:=[.S69]" office:value-type="float" office:value="3.77567662" calcext:value-type="float">
            <text:p>3,78</text:p>
          </table:table-cell>
          <table:table-cell table:formula="of:=([.J70]-[.S70])*([.J70]-[.S70])" office:value-type="float" office:value="14.2557339388146" calcext:value-type="float">
            <text:p>14,256</text:p>
          </table:table-cell>
          <table:table-cell table:number-columns-repeated="5"/>
          <table:table-cell table:formula="of:=[Global.A70]" office:value-type="float" office:value="316" calcext:value-type="float">
            <text:p>316</text:p>
          </table:table-cell>
          <table:table-cell table:formula="of:=[Global.B70]" office:value-type="float" office:value="2" calcext:value-type="float">
            <text:p>2</text:p>
          </table:table-cell>
          <table:table-cell table:formula="of:=[.Z70]+[.AA70]" office:value-type="float" office:value="318" calcext:value-type="float">
            <text:p>318</text:p>
          </table:table-cell>
          <table:table-cell table:formula="of:=[.Z70]*100/[.AB70]" office:value-type="float" office:value="99.3710691823899" calcext:value-type="float">
            <text:p>99,37</text:p>
          </table:table-cell>
          <table:table-cell table:number-columns-repeated="995"/>
        </table:table-row>
        <table:table-row table:style-name="ro1">
          <table:table-cell table:formula="of:=[Global.C71]" office:value-type="string" office:string-value="rand-4-150-150-5-2.dssp" calcext:value-type="string">
            <text:p>rand-4-150-150-5-2.dssp</text:p>
          </table:table-cell>
          <table:table-cell table:formula="of:=[Global.D71]" office:value-type="float" office:value="1389" calcext:value-type="float">
            <text:p>1389</text:p>
          </table:table-cell>
          <table:table-cell table:formula="of:=[Global.E71]" office:value-type="float" office:value="2" calcext:value-type="float">
            <text:p>2</text:p>
          </table:table-cell>
          <table:table-cell table:formula="of:=[Global.F71]" office:value-type="float" office:value="2" calcext:value-type="float">
            <text:p>2</text:p>
          </table:table-cell>
          <table:table-cell table:formula="of:=[Global.G71]" office:value-type="float" office:value="-2" calcext:value-type="float">
            <text:p>-2</text:p>
          </table:table-cell>
          <table:table-cell table:formula="of:=[RA.I71]" office:value-type="float" office:value="3" calcext:value-type="float">
            <text:p>3</text:p>
          </table:table-cell>
          <table:table-cell table:formula="of:=[VNS.H71]" office:value-type="float" office:value="2" calcext:value-type="float">
            <text:p>2</text:p>
          </table:table-cell>
          <table:table-cell table:formula="of:=IF([.C71]&lt;0; IF([.C71]&lt;0; [.F71]-[.C71]; [.F71]+[.C71]); IF([.C71]&lt;0; [.F71]-[.C71]; [.F71]+[.C71]))" office:value-type="float" office:value="5" calcext:value-type="float">
            <text:p>5</text:p>
          </table:table-cell>
          <table:table-cell table:formula="of:=[.F71]-[.C71]" office:value-type="float" office:value="1" calcext:value-type="float">
            <text:p>1</text:p>
          </table:table-cell>
          <table:table-cell table:formula="of:=[.G71]-[.C71]" office:value-type="float" office:value="0" calcext:value-type="float">
            <text:p>0</text:p>
          </table:table-cell>
          <table:table-cell table:formula="of:=IF([.G71]&lt;[.C71];&quot;*&quot;;&quot;&quot;)">
            <text:p/>
          </table:table-cell>
          <table:table-cell table:formula="of:=IF([.I71]=[.J71]; &quot;IGUAL&quot;; IF([.I71]&lt;[.J71]; &quot;RA&quot;; &quot;VNS&quot;))" office:value-type="string" office:string-value="VNS" calcext:value-type="string">
            <text:p>VNS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formula="of:=[.Q70]" office:value-type="float" office:value="5.03567662" calcext:value-type="float">
            <text:p>5,04</text:p>
          </table:table-cell>
          <table:table-cell table:formula="of:=([.I71]-[.Q71])*([.I71]-[.Q71])" office:value-type="float" office:value="16.2866857812146" calcext:value-type="float">
            <text:p>16,287</text:p>
          </table:table-cell>
          <table:table-cell table:formula="of:=[.S70]" office:value-type="float" office:value="3.77567662" calcext:value-type="float">
            <text:p>3,78</text:p>
          </table:table-cell>
          <table:table-cell table:formula="of:=([.J71]-[.S71])*([.J71]-[.S71])" office:value-type="float" office:value="14.2557339388146" calcext:value-type="float">
            <text:p>14,256</text:p>
          </table:table-cell>
          <table:table-cell table:number-columns-repeated="5"/>
          <table:table-cell table:formula="of:=[Global.A71]" office:value-type="float" office:value="316" calcext:value-type="float">
            <text:p>316</text:p>
          </table:table-cell>
          <table:table-cell table:formula="of:=[Global.B71]" office:value-type="float" office:value="2" calcext:value-type="float">
            <text:p>2</text:p>
          </table:table-cell>
          <table:table-cell table:formula="of:=[.Z71]+[.AA71]" office:value-type="float" office:value="318" calcext:value-type="float">
            <text:p>318</text:p>
          </table:table-cell>
          <table:table-cell table:formula="of:=[.Z71]*100/[.AB71]" office:value-type="float" office:value="99.3710691823899" calcext:value-type="float">
            <text:p>99,37</text:p>
          </table:table-cell>
          <table:table-cell table:number-columns-repeated="995"/>
        </table:table-row>
        <table:table-row table:style-name="ro1">
          <table:table-cell table:formula="of:=[Global.C72]" office:value-type="string" office:string-value="rand-4-200-200-10-1.dssp" calcext:value-type="string">
            <text:p>rand-4-200-200-10-1.dssp</text:p>
          </table:table-cell>
          <table:table-cell table:formula="of:=[Global.D72]" office:value-type="float" office:value="217915" calcext:value-type="float">
            <text:p>217915</text:p>
          </table:table-cell>
          <table:table-cell table:formula="of:=[Global.E72]" office:value-type="float" office:value="3" calcext:value-type="float">
            <text:p>3</text:p>
          </table:table-cell>
          <table:table-cell table:formula="of:=[Global.F72]" office:value-type="float" office:value="3" calcext:value-type="float">
            <text:p>3</text:p>
          </table:table-cell>
          <table:table-cell table:formula="of:=[Global.G72]" office:value-type="float" office:value="-5.333333" calcext:value-type="float">
            <text:p>-5,33</text:p>
          </table:table-cell>
          <table:table-cell table:formula="of:=[RA.I72]" office:value-type="float" office:value="4" calcext:value-type="float">
            <text:p>4</text:p>
          </table:table-cell>
          <table:table-cell table:formula="of:=[VNS.H72]" office:value-type="float" office:value="3" calcext:value-type="float">
            <text:p>3</text:p>
          </table:table-cell>
          <table:table-cell table:formula="of:=IF([.C72]&lt;0; IF([.C72]&lt;0; [.F72]-[.C72]; [.F72]+[.C72]); IF([.C72]&lt;0; [.F72]-[.C72]; [.F72]+[.C72]))" office:value-type="float" office:value="7" calcext:value-type="float">
            <text:p>7</text:p>
          </table:table-cell>
          <table:table-cell table:formula="of:=[.F72]-[.C72]" office:value-type="float" office:value="1" calcext:value-type="float">
            <text:p>1</text:p>
          </table:table-cell>
          <table:table-cell table:formula="of:=[.G72]-[.C72]" office:value-type="float" office:value="0" calcext:value-type="float">
            <text:p>0</text:p>
          </table:table-cell>
          <table:table-cell table:formula="of:=IF([.G72]&lt;[.C72];&quot;*&quot;;&quot;&quot;)">
            <text:p/>
          </table:table-cell>
          <table:table-cell table:formula="of:=IF([.I72]=[.J72]; &quot;IGUAL&quot;; IF([.I72]&lt;[.J72]; &quot;RA&quot;; &quot;VNS&quot;))" office:value-type="string" office:string-value="VNS" calcext:value-type="string">
            <text:p>VNS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formula="of:=[.Q71]" office:value-type="float" office:value="5.03567662" calcext:value-type="float">
            <text:p>5,04</text:p>
          </table:table-cell>
          <table:table-cell table:formula="of:=([.I72]-[.Q72])*([.I72]-[.Q72])" office:value-type="float" office:value="16.2866857812146" calcext:value-type="float">
            <text:p>16,287</text:p>
          </table:table-cell>
          <table:table-cell table:formula="of:=[.S71]" office:value-type="float" office:value="3.77567662" calcext:value-type="float">
            <text:p>3,78</text:p>
          </table:table-cell>
          <table:table-cell table:formula="of:=([.J72]-[.S72])*([.J72]-[.S72])" office:value-type="float" office:value="14.2557339388146" calcext:value-type="float">
            <text:p>14,256</text:p>
          </table:table-cell>
          <table:table-cell table:number-columns-repeated="5"/>
          <table:table-cell table:formula="of:=[Global.A72]" office:value-type="float" office:value="633" calcext:value-type="float">
            <text:p>633</text:p>
          </table:table-cell>
          <table:table-cell table:formula="of:=[Global.B72]" office:value-type="float" office:value="1" calcext:value-type="float">
            <text:p>1</text:p>
          </table:table-cell>
          <table:table-cell table:formula="of:=[.Z72]+[.AA72]" office:value-type="float" office:value="634" calcext:value-type="float">
            <text:p>634</text:p>
          </table:table-cell>
          <table:table-cell table:formula="of:=[.Z72]*100/[.AB72]" office:value-type="float" office:value="99.8422712933754" calcext:value-type="float">
            <text:p>99,84</text:p>
          </table:table-cell>
          <table:table-cell table:number-columns-repeated="995"/>
        </table:table-row>
        <table:table-row table:style-name="ro1">
          <table:table-cell table:formula="of:=[Global.C73]" office:value-type="string" office:string-value="rand-4-200-200-10-2.dssp" calcext:value-type="string">
            <text:p>rand-4-200-200-10-2.dssp</text:p>
          </table:table-cell>
          <table:table-cell table:formula="of:=[Global.D73]" office:value-type="float" office:value="337253" calcext:value-type="float">
            <text:p>337253</text:p>
          </table:table-cell>
          <table:table-cell table:formula="of:=[Global.E73]" office:value-type="float" office:value="3" calcext:value-type="float">
            <text:p>3</text:p>
          </table:table-cell>
          <table:table-cell table:formula="of:=[Global.F73]" office:value-type="float" office:value="3" calcext:value-type="float">
            <text:p>3</text:p>
          </table:table-cell>
          <table:table-cell table:formula="of:=[Global.G73]" office:value-type="float" office:value="-5.333333" calcext:value-type="float">
            <text:p>-5,33</text:p>
          </table:table-cell>
          <table:table-cell table:formula="of:=[RA.I73]" office:value-type="float" office:value="6" calcext:value-type="float">
            <text:p>6</text:p>
          </table:table-cell>
          <table:table-cell table:formula="of:=[VNS.H73]" office:value-type="float" office:value="3" calcext:value-type="float">
            <text:p>3</text:p>
          </table:table-cell>
          <table:table-cell table:formula="of:=IF([.C73]&lt;0; IF([.C73]&lt;0; [.F73]-[.C73]; [.F73]+[.C73]); IF([.C73]&lt;0; [.F73]-[.C73]; [.F73]+[.C73]))" office:value-type="float" office:value="9" calcext:value-type="float">
            <text:p>9</text:p>
          </table:table-cell>
          <table:table-cell table:formula="of:=[.F73]-[.C73]" office:value-type="float" office:value="3" calcext:value-type="float">
            <text:p>3</text:p>
          </table:table-cell>
          <table:table-cell table:formula="of:=[.G73]-[.C73]" office:value-type="float" office:value="0" calcext:value-type="float">
            <text:p>0</text:p>
          </table:table-cell>
          <table:table-cell table:formula="of:=IF([.G73]&lt;[.C73];&quot;*&quot;;&quot;&quot;)">
            <text:p/>
          </table:table-cell>
          <table:table-cell table:formula="of:=IF([.I73]=[.J73]; &quot;IGUAL&quot;; IF([.I73]&lt;[.J73]; &quot;RA&quot;; &quot;VNS&quot;))" office:value-type="string" office:string-value="VNS" calcext:value-type="string">
            <text:p>VNS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table:formula="of:=[.Q72]" office:value-type="float" office:value="5.03567662" calcext:value-type="float">
            <text:p>5,04</text:p>
          </table:table-cell>
          <table:table-cell table:formula="of:=([.I73]-[.Q73])*([.I73]-[.Q73])" office:value-type="float" office:value="4.14397930121463" calcext:value-type="float">
            <text:p>4,144</text:p>
          </table:table-cell>
          <table:table-cell table:formula="of:=[.S72]" office:value-type="float" office:value="3.77567662" calcext:value-type="float">
            <text:p>3,78</text:p>
          </table:table-cell>
          <table:table-cell table:formula="of:=([.J73]-[.S73])*([.J73]-[.S73])" office:value-type="float" office:value="14.2557339388146" calcext:value-type="float">
            <text:p>14,256</text:p>
          </table:table-cell>
          <table:table-cell table:number-columns-repeated="5"/>
          <table:table-cell table:formula="of:=[Global.A73]" office:value-type="float" office:value="633" calcext:value-type="float">
            <text:p>633</text:p>
          </table:table-cell>
          <table:table-cell table:formula="of:=[Global.B73]" office:value-type="float" office:value="1" calcext:value-type="float">
            <text:p>1</text:p>
          </table:table-cell>
          <table:table-cell table:formula="of:=[.Z73]+[.AA73]" office:value-type="float" office:value="634" calcext:value-type="float">
            <text:p>634</text:p>
          </table:table-cell>
          <table:table-cell table:formula="of:=[.Z73]*100/[.AB73]" office:value-type="float" office:value="99.8422712933754" calcext:value-type="float">
            <text:p>99,84</text:p>
          </table:table-cell>
          <table:table-cell table:number-columns-repeated="995"/>
        </table:table-row>
        <table:table-row table:style-name="ro1">
          <table:table-cell table:formula="of:=[Global.C74]" office:value-type="string" office:string-value="rand-4-200-200-15-1.dssp" calcext:value-type="string">
            <text:p>rand-4-200-200-15-1.dssp</text:p>
          </table:table-cell>
          <table:table-cell table:formula="of:=[Global.D74]" office:value-type="float" office:value="332762" calcext:value-type="float">
            <text:p>332762</text:p>
          </table:table-cell>
          <table:table-cell table:formula="of:=[Global.E74]" office:value-type="float" office:value="-0.296132" calcext:value-type="float">
            <text:p>-0,3</text:p>
          </table:table-cell>
          <table:table-cell table:formula="of:=[Global.F74]" office:value-type="float" office:value="5" calcext:value-type="float">
            <text:p>5</text:p>
          </table:table-cell>
          <table:table-cell table:formula="of:=[Global.G74]" office:value-type="float" office:value="-9" calcext:value-type="float">
            <text:p>-9</text:p>
          </table:table-cell>
          <table:table-cell table:formula="of:=[RA.I74]" office:value-type="float" office:value="7" calcext:value-type="float">
            <text:p>7</text:p>
          </table:table-cell>
          <table:table-cell table:formula="of:=[VNS.H74]" office:value-type="float" office:value="4" calcext:value-type="float">
            <text:p>4</text:p>
          </table:table-cell>
          <table:table-cell table:formula="of:=IF([.C74]&lt;0; IF([.C74]&lt;0; [.F74]-[.C74]; [.F74]+[.C74]); IF([.C74]&lt;0; [.F74]-[.C74]; [.F74]+[.C74]))" office:value-type="float" office:value="7.296132" calcext:value-type="float">
            <text:p>7,3</text:p>
          </table:table-cell>
          <table:table-cell table:formula="of:=[.F74]-[.C74]" office:value-type="float" office:value="7.296132" calcext:value-type="float">
            <text:p>7,3</text:p>
          </table:table-cell>
          <table:table-cell table:formula="of:=[.G74]-[.C74]" office:value-type="float" office:value="4.296132" calcext:value-type="float">
            <text:p>4,3</text:p>
          </table:table-cell>
          <table:table-cell table:formula="of:=IF([.G74]&lt;[.C74];&quot;*&quot;;&quot;&quot;)">
            <text:p/>
          </table:table-cell>
          <table:table-cell table:formula="of:=IF([.I74]=[.J74]; &quot;IGUAL&quot;; IF([.I74]&lt;[.J74]; &quot;RA&quot;; &quot;VNS&quot;))" office:value-type="string" office:string-value="VNS" calcext:value-type="string">
            <text:p>VNS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table:formula="of:=[.Q73]" office:value-type="float" office:value="5.03567662" calcext:value-type="float">
            <text:p>5,04</text:p>
          </table:table-cell>
          <table:table-cell table:formula="of:=([.I74]-[.Q74])*([.I74]-[.Q74])" office:value-type="float" office:value="5.10965852497094" calcext:value-type="float">
            <text:p>5,110</text:p>
          </table:table-cell>
          <table:table-cell table:formula="of:=[.S73]" office:value-type="float" office:value="3.77567662" calcext:value-type="float">
            <text:p>3,78</text:p>
          </table:table-cell>
          <table:table-cell table:formula="of:=([.J74]-[.S74])*([.J74]-[.S74])" office:value-type="float" office:value="0.270873802570944" calcext:value-type="float">
            <text:p>0,271</text:p>
          </table:table-cell>
          <table:table-cell table:number-columns-repeated="5"/>
          <table:table-cell table:formula="of:=[Global.A74]" office:value-type="float" office:value="848" calcext:value-type="float">
            <text:p>848</text:p>
          </table:table-cell>
          <table:table-cell table:formula="of:=[Global.B74]" office:value-type="float" office:value="2" calcext:value-type="float">
            <text:p>2</text:p>
          </table:table-cell>
          <table:table-cell table:formula="of:=[.Z74]+[.AA74]" office:value-type="float" office:value="850" calcext:value-type="float">
            <text:p>850</text:p>
          </table:table-cell>
          <table:table-cell table:formula="of:=[.Z74]*100/[.AB74]" office:value-type="float" office:value="99.7647058823529" calcext:value-type="float">
            <text:p>99,76</text:p>
          </table:table-cell>
          <table:table-cell table:number-columns-repeated="995"/>
        </table:table-row>
        <table:table-row table:style-name="ro1">
          <table:table-cell table:formula="of:=[Global.C75]" office:value-type="string" office:string-value="rand-4-200-200-15-2.dssp" calcext:value-type="string">
            <text:p>rand-4-200-200-15-2.dssp</text:p>
          </table:table-cell>
          <table:table-cell table:formula="of:=[Global.D75]" office:value-type="float" office:value="401734" calcext:value-type="float">
            <text:p>401734</text:p>
          </table:table-cell>
          <table:table-cell table:formula="of:=[Global.E75]" office:value-type="float" office:value="-0.135568" calcext:value-type="float">
            <text:p>-0,14</text:p>
          </table:table-cell>
          <table:table-cell table:formula="of:=[Global.F75]" office:value-type="float" office:value="5" calcext:value-type="float">
            <text:p>5</text:p>
          </table:table-cell>
          <table:table-cell table:formula="of:=[Global.G75]" office:value-type="float" office:value="-9" calcext:value-type="float">
            <text:p>-9</text:p>
          </table:table-cell>
          <table:table-cell table:formula="of:=[RA.I75]" office:value-type="float" office:value="6" calcext:value-type="float">
            <text:p>6</text:p>
          </table:table-cell>
          <table:table-cell table:formula="of:=[VNS.H75]" office:value-type="float" office:value="3" calcext:value-type="float">
            <text:p>3</text:p>
          </table:table-cell>
          <table:table-cell table:formula="of:=IF([.C75]&lt;0; IF([.C75]&lt;0; [.F75]-[.C75]; [.F75]+[.C75]); IF([.C75]&lt;0; [.F75]-[.C75]; [.F75]+[.C75]))" office:value-type="float" office:value="6.135568" calcext:value-type="float">
            <text:p>6,14</text:p>
          </table:table-cell>
          <table:table-cell table:formula="of:=[.F75]-[.C75]" office:value-type="float" office:value="6.135568" calcext:value-type="float">
            <text:p>6,14</text:p>
          </table:table-cell>
          <table:table-cell table:formula="of:=[.G75]-[.C75]" office:value-type="float" office:value="3.135568" calcext:value-type="float">
            <text:p>3,14</text:p>
          </table:table-cell>
          <table:table-cell table:formula="of:=IF([.G75]&lt;[.C75];&quot;*&quot;;&quot;&quot;)">
            <text:p/>
          </table:table-cell>
          <table:table-cell table:formula="of:=IF([.I75]=[.J75]; &quot;IGUAL&quot;; IF([.I75]&lt;[.J75]; &quot;RA&quot;; &quot;VNS&quot;))" office:value-type="string" office:string-value="VNS" calcext:value-type="string">
            <text:p>VNS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formula="of:=[.Q74]" office:value-type="float" office:value="5.03567662" calcext:value-type="float">
            <text:p>5,04</text:p>
          </table:table-cell>
          <table:table-cell table:formula="of:=([.I75]-[.Q75])*([.I75]-[.Q75])" office:value-type="float" office:value="1.2097610477983" calcext:value-type="float">
            <text:p>1,210</text:p>
          </table:table-cell>
          <table:table-cell table:formula="of:=[.S74]" office:value-type="float" office:value="3.77567662" calcext:value-type="float">
            <text:p>3,78</text:p>
          </table:table-cell>
          <table:table-cell table:formula="of:=([.J75]-[.S75])*([.J75]-[.S75])" office:value-type="float" office:value="0.409739045398304" calcext:value-type="float">
            <text:p>0,410</text:p>
          </table:table-cell>
          <table:table-cell table:number-columns-repeated="5"/>
          <table:table-cell table:formula="of:=[Global.A75]" office:value-type="float" office:value="848" calcext:value-type="float">
            <text:p>848</text:p>
          </table:table-cell>
          <table:table-cell table:formula="of:=[Global.B75]" office:value-type="float" office:value="2" calcext:value-type="float">
            <text:p>2</text:p>
          </table:table-cell>
          <table:table-cell table:formula="of:=[.Z75]+[.AA75]" office:value-type="float" office:value="850" calcext:value-type="float">
            <text:p>850</text:p>
          </table:table-cell>
          <table:table-cell table:formula="of:=[.Z75]*100/[.AB75]" office:value-type="float" office:value="99.7647058823529" calcext:value-type="float">
            <text:p>99,76</text:p>
          </table:table-cell>
          <table:table-cell table:number-columns-repeated="995"/>
        </table:table-row>
        <table:table-row table:style-name="ro1">
          <table:table-cell table:formula="of:=[Global.C76]" office:value-type="string" office:string-value="rand-4-200-200-20-1.dssp" calcext:value-type="string">
            <text:p>rand-4-200-200-20-1.dssp</text:p>
          </table:table-cell>
          <table:table-cell table:formula="of:=[Global.D76]" office:value-type="float" office:value="493475" calcext:value-type="float">
            <text:p>493475</text:p>
          </table:table-cell>
          <table:table-cell table:formula="of:=[Global.E76]" office:value-type="float" office:value="-1.853372" calcext:value-type="float">
            <text:p>-1,85</text:p>
          </table:table-cell>
          <table:table-cell table:formula="of:=[Global.F76]" office:value-type="float" office:value="6" calcext:value-type="float">
            <text:p>6</text:p>
          </table:table-cell>
          <table:table-cell table:formula="of:=[Global.G76]" office:value-type="float" office:value="-12" calcext:value-type="float">
            <text:p>-12</text:p>
          </table:table-cell>
          <table:table-cell table:formula="of:=[RA.I76]" office:value-type="float" office:value="9" calcext:value-type="float">
            <text:p>9</text:p>
          </table:table-cell>
          <table:table-cell table:formula="of:=[VNS.H76]" office:value-type="float" office:value="5" calcext:value-type="float">
            <text:p>5</text:p>
          </table:table-cell>
          <table:table-cell table:formula="of:=IF([.C76]&lt;0; IF([.C76]&lt;0; [.F76]-[.C76]; [.F76]+[.C76]); IF([.C76]&lt;0; [.F76]-[.C76]; [.F76]+[.C76]))" office:value-type="float" office:value="10.853372" calcext:value-type="float">
            <text:p>10,85</text:p>
          </table:table-cell>
          <table:table-cell table:formula="of:=[.F76]-[.C76]" office:value-type="float" office:value="10.853372" calcext:value-type="float">
            <text:p>10,85</text:p>
          </table:table-cell>
          <table:table-cell table:formula="of:=[.G76]-[.C76]" office:value-type="float" office:value="6.853372" calcext:value-type="float">
            <text:p>6,85</text:p>
          </table:table-cell>
          <table:table-cell table:formula="of:=IF([.G76]&lt;[.C76];&quot;*&quot;;&quot;&quot;)">
            <text:p/>
          </table:table-cell>
          <table:table-cell table:formula="of:=IF([.I76]=[.J76]; &quot;IGUAL&quot;; IF([.I76]&lt;[.J76]; &quot;RA&quot;; &quot;VNS&quot;))" office:value-type="string" office:string-value="VNS" calcext:value-type="string">
            <text:p>VNS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formula="of:=[.Q75]" office:value-type="float" office:value="5.03567662" calcext:value-type="float">
            <text:p>5,04</text:p>
          </table:table-cell>
          <table:table-cell table:formula="of:=([.I76]-[.Q76])*([.I76]-[.Q76])" office:value-type="float" office:value="33.8455795344733" calcext:value-type="float">
            <text:p>33,846</text:p>
          </table:table-cell>
          <table:table-cell table:formula="of:=[.S75]" office:value-type="float" office:value="3.77567662" calcext:value-type="float">
            <text:p>3,78</text:p>
          </table:table-cell>
          <table:table-cell table:formula="of:=([.J76]-[.S76])*([.J76]-[.S76])" office:value-type="float" office:value="9.47220885207335" calcext:value-type="float">
            <text:p>9,472</text:p>
          </table:table-cell>
          <table:table-cell table:number-columns-repeated="5"/>
          <table:table-cell table:formula="of:=[Global.A76]" office:value-type="float" office:value="864" calcext:value-type="float">
            <text:p>864</text:p>
          </table:table-cell>
          <table:table-cell table:formula="of:=[Global.B76]" office:value-type="float" office:value="202" calcext:value-type="float">
            <text:p>202</text:p>
          </table:table-cell>
          <table:table-cell table:formula="of:=[.Z76]+[.AA76]" office:value-type="float" office:value="1066" calcext:value-type="float">
            <text:p>1066</text:p>
          </table:table-cell>
          <table:table-cell table:formula="of:=[.Z76]*100/[.AB76]" office:value-type="float" office:value="81.0506566604128" calcext:value-type="float">
            <text:p>81,05</text:p>
          </table:table-cell>
          <table:table-cell table:number-columns-repeated="995"/>
        </table:table-row>
        <table:table-row table:style-name="ro1">
          <table:table-cell table:formula="of:=[Global.C77]" office:value-type="string" office:string-value="rand-4-200-200-20-2.dssp" calcext:value-type="string">
            <text:p>rand-4-200-200-20-2.dssp</text:p>
          </table:table-cell>
          <table:table-cell table:formula="of:=[Global.D77]" office:value-type="float" office:value="317836" calcext:value-type="float">
            <text:p>317836</text:p>
          </table:table-cell>
          <table:table-cell table:formula="of:=[Global.E77]" office:value-type="float" office:value="-1.485294" calcext:value-type="float">
            <text:p>-1,49</text:p>
          </table:table-cell>
          <table:table-cell table:formula="of:=[Global.F77]" office:value-type="float" office:value="7" calcext:value-type="float">
            <text:p>7</text:p>
          </table:table-cell>
          <table:table-cell table:formula="of:=[Global.G77]" office:value-type="float" office:value="-12" calcext:value-type="float">
            <text:p>-12</text:p>
          </table:table-cell>
          <table:table-cell table:formula="of:=[RA.I77]" office:value-type="float" office:value="6" calcext:value-type="float">
            <text:p>6</text:p>
          </table:table-cell>
          <table:table-cell table:formula="of:=[VNS.H77]" office:value-type="float" office:value="4" calcext:value-type="float">
            <text:p>4</text:p>
          </table:table-cell>
          <table:table-cell table:formula="of:=IF([.C77]&lt;0; IF([.C77]&lt;0; [.F77]-[.C77]; [.F77]+[.C77]); IF([.C77]&lt;0; [.F77]-[.C77]; [.F77]+[.C77]))" office:value-type="float" office:value="7.485294" calcext:value-type="float">
            <text:p>7,49</text:p>
          </table:table-cell>
          <table:table-cell table:formula="of:=[.F77]-[.C77]" office:value-type="float" office:value="7.485294" calcext:value-type="float">
            <text:p>7,49</text:p>
          </table:table-cell>
          <table:table-cell table:formula="of:=[.G77]-[.C77]" office:value-type="float" office:value="5.485294" calcext:value-type="float">
            <text:p>5,49</text:p>
          </table:table-cell>
          <table:table-cell table:formula="of:=IF([.G77]&lt;[.C77];&quot;*&quot;;&quot;&quot;)">
            <text:p/>
          </table:table-cell>
          <table:table-cell table:formula="of:=IF([.I77]=[.J77]; &quot;IGUAL&quot;; IF([.I77]&lt;[.J77]; &quot;RA&quot;; &quot;VNS&quot;))" office:value-type="string" office:string-value="VNS" calcext:value-type="string">
            <text:p>VNS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table:formula="of:=[.Q76]" office:value-type="float" office:value="5.03567662" calcext:value-type="float">
            <text:p>5,04</text:p>
          </table:table-cell>
          <table:table-cell table:formula="of:=([.I77]-[.Q77])*([.I77]-[.Q77])" office:value-type="float" office:value="6.00062530839806" calcext:value-type="float">
            <text:p>6,001</text:p>
          </table:table-cell>
          <table:table-cell table:formula="of:=[.S76]" office:value-type="float" office:value="3.77567662" calcext:value-type="float">
            <text:p>3,78</text:p>
          </table:table-cell>
          <table:table-cell table:formula="of:=([.J77]-[.S77])*([.J77]-[.S77])" office:value-type="float" office:value="2.92279158599806" calcext:value-type="float">
            <text:p>2,923</text:p>
          </table:table-cell>
          <table:table-cell table:number-columns-repeated="5"/>
          <table:table-cell table:formula="of:=[Global.A77]" office:value-type="float" office:value="864" calcext:value-type="float">
            <text:p>864</text:p>
          </table:table-cell>
          <table:table-cell table:formula="of:=[Global.B77]" office:value-type="float" office:value="202" calcext:value-type="float">
            <text:p>202</text:p>
          </table:table-cell>
          <table:table-cell table:formula="of:=[.Z77]+[.AA77]" office:value-type="float" office:value="1066" calcext:value-type="float">
            <text:p>1066</text:p>
          </table:table-cell>
          <table:table-cell table:formula="of:=[.Z77]*100/[.AB77]" office:value-type="float" office:value="81.0506566604128" calcext:value-type="float">
            <text:p>81,05</text:p>
          </table:table-cell>
          <table:table-cell table:number-columns-repeated="995"/>
        </table:table-row>
        <table:table-row table:style-name="ro1">
          <table:table-cell table:formula="of:=[Global.C78]" office:value-type="string" office:string-value="rand-4-200-200-25-1.dssp" calcext:value-type="string">
            <text:p>rand-4-200-200-25-1.dssp</text:p>
          </table:table-cell>
          <table:table-cell table:formula="of:=[Global.D78]" office:value-type="float" office:value="294916" calcext:value-type="float">
            <text:p>294916</text:p>
          </table:table-cell>
          <table:table-cell table:formula="of:=[Global.E78]" office:value-type="float" office:value="-5" calcext:value-type="float">
            <text:p>-5</text:p>
          </table:table-cell>
          <table:table-cell table:formula="of:=[Global.F78]" office:value-type="float" office:value="8" calcext:value-type="float">
            <text:p>8</text:p>
          </table:table-cell>
          <table:table-cell table:formula="of:=[Global.G78]" office:value-type="float" office:value="-15" calcext:value-type="float">
            <text:p>-15</text:p>
          </table:table-cell>
          <table:table-cell table:formula="of:=[RA.I78]" office:value-type="float" office:value="9" calcext:value-type="float">
            <text:p>9</text:p>
          </table:table-cell>
          <table:table-cell table:formula="of:=[VNS.H78]" office:value-type="float" office:value="5" calcext:value-type="float">
            <text:p>5</text:p>
          </table:table-cell>
          <table:table-cell table:formula="of:=IF([.C78]&lt;0; IF([.C78]&lt;0; [.F78]-[.C78]; [.F78]+[.C78]); IF([.C78]&lt;0; [.F78]-[.C78]; [.F78]+[.C78]))" office:value-type="float" office:value="14" calcext:value-type="float">
            <text:p>14</text:p>
          </table:table-cell>
          <table:table-cell table:formula="of:=[.F78]-[.C78]" office:value-type="float" office:value="14" calcext:value-type="float">
            <text:p>14</text:p>
          </table:table-cell>
          <table:table-cell table:formula="of:=[.G78]-[.C78]" office:value-type="float" office:value="10" calcext:value-type="float">
            <text:p>10</text:p>
          </table:table-cell>
          <table:table-cell table:formula="of:=IF([.G78]&lt;[.C78];&quot;*&quot;;&quot;&quot;)">
            <text:p/>
          </table:table-cell>
          <table:table-cell table:formula="of:=IF([.I78]=[.J78]; &quot;IGUAL&quot;; IF([.I78]&lt;[.J78]; &quot;RA&quot;; &quot;VNS&quot;))" office:value-type="string" office:string-value="VNS" calcext:value-type="string">
            <text:p>VNS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table:formula="of:=[.Q77]" office:value-type="float" office:value="5.03567662" calcext:value-type="float">
            <text:p>5,04</text:p>
          </table:table-cell>
          <table:table-cell table:formula="of:=([.I78]-[.Q78])*([.I78]-[.Q78])" office:value-type="float" office:value="80.3590936612146" calcext:value-type="float">
            <text:p>80,359</text:p>
          </table:table-cell>
          <table:table-cell table:formula="of:=[.S77]" office:value-type="float" office:value="3.77567662" calcext:value-type="float">
            <text:p>3,78</text:p>
          </table:table-cell>
          <table:table-cell table:formula="of:=([.J78]-[.S78])*([.J78]-[.S78])" office:value-type="float" office:value="38.7422015388146" calcext:value-type="float">
            <text:p>38,742</text:p>
          </table:table-cell>
          <table:table-cell table:number-columns-repeated="5"/>
          <table:table-cell table:formula="of:=[Global.A78]" office:value-type="float" office:value="880" calcext:value-type="float">
            <text:p>880</text:p>
          </table:table-cell>
          <table:table-cell table:formula="of:=[Global.B78]" office:value-type="float" office:value="402" calcext:value-type="float">
            <text:p>402</text:p>
          </table:table-cell>
          <table:table-cell table:formula="of:=[.Z78]+[.AA78]" office:value-type="float" office:value="1282" calcext:value-type="float">
            <text:p>1282</text:p>
          </table:table-cell>
          <table:table-cell table:formula="of:=[.Z78]*100/[.AB78]" office:value-type="float" office:value="68.6427457098284" calcext:value-type="float">
            <text:p>68,64</text:p>
          </table:table-cell>
          <table:table-cell table:number-columns-repeated="995"/>
        </table:table-row>
        <table:table-row table:style-name="ro1">
          <table:table-cell table:formula="of:=[Global.C79]" office:value-type="string" office:string-value="rand-4-200-200-25-2.dssp" calcext:value-type="string">
            <text:p>rand-4-200-200-25-2.dssp</text:p>
          </table:table-cell>
          <table:table-cell table:formula="of:=[Global.D79]" office:value-type="float" office:value="302681" calcext:value-type="float">
            <text:p>302681</text:p>
          </table:table-cell>
          <table:table-cell table:formula="of:=[Global.E79]" office:value-type="float" office:value="-4" calcext:value-type="float">
            <text:p>-4</text:p>
          </table:table-cell>
          <table:table-cell table:formula="of:=[Global.F79]" office:value-type="float" office:value="7" calcext:value-type="float">
            <text:p>7</text:p>
          </table:table-cell>
          <table:table-cell table:formula="of:=[Global.G79]" office:value-type="float" office:value="-15" calcext:value-type="float">
            <text:p>-15</text:p>
          </table:table-cell>
          <table:table-cell table:formula="of:=[RA.I79]" office:value-type="float" office:value="7" calcext:value-type="float">
            <text:p>7</text:p>
          </table:table-cell>
          <table:table-cell table:formula="of:=[VNS.H79]" office:value-type="float" office:value="4" calcext:value-type="float">
            <text:p>4</text:p>
          </table:table-cell>
          <table:table-cell table:formula="of:=IF([.C79]&lt;0; IF([.C79]&lt;0; [.F79]-[.C79]; [.F79]+[.C79]); IF([.C79]&lt;0; [.F79]-[.C79]; [.F79]+[.C79]))" office:value-type="float" office:value="11" calcext:value-type="float">
            <text:p>11</text:p>
          </table:table-cell>
          <table:table-cell table:formula="of:=[.F79]-[.C79]" office:value-type="float" office:value="11" calcext:value-type="float">
            <text:p>11</text:p>
          </table:table-cell>
          <table:table-cell table:formula="of:=[.G79]-[.C79]" office:value-type="float" office:value="8" calcext:value-type="float">
            <text:p>8</text:p>
          </table:table-cell>
          <table:table-cell table:formula="of:=IF([.G79]&lt;[.C79];&quot;*&quot;;&quot;&quot;)">
            <text:p/>
          </table:table-cell>
          <table:table-cell table:formula="of:=IF([.I79]=[.J79]; &quot;IGUAL&quot;; IF([.I79]&lt;[.J79]; &quot;RA&quot;; &quot;VNS&quot;))" office:value-type="string" office:string-value="VNS" calcext:value-type="string">
            <text:p>VNS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table:formula="of:=[.Q78]" office:value-type="float" office:value="5.03567662" calcext:value-type="float">
            <text:p>5,04</text:p>
          </table:table-cell>
          <table:table-cell table:formula="of:=([.I79]-[.Q79])*([.I79]-[.Q79])" office:value-type="float" office:value="35.5731533812146" calcext:value-type="float">
            <text:p>35,573</text:p>
          </table:table-cell>
          <table:table-cell table:formula="of:=[.S78]" office:value-type="float" office:value="3.77567662" calcext:value-type="float">
            <text:p>3,78</text:p>
          </table:table-cell>
          <table:table-cell table:formula="of:=([.J79]-[.S79])*([.J79]-[.S79])" office:value-type="float" office:value="17.8449080188146" calcext:value-type="float">
            <text:p>17,845</text:p>
          </table:table-cell>
          <table:table-cell table:number-columns-repeated="5"/>
          <table:table-cell table:formula="of:=[Global.A79]" office:value-type="float" office:value="880" calcext:value-type="float">
            <text:p>880</text:p>
          </table:table-cell>
          <table:table-cell table:formula="of:=[Global.B79]" office:value-type="float" office:value="402" calcext:value-type="float">
            <text:p>402</text:p>
          </table:table-cell>
          <table:table-cell table:formula="of:=[.Z79]+[.AA79]" office:value-type="float" office:value="1282" calcext:value-type="float">
            <text:p>1282</text:p>
          </table:table-cell>
          <table:table-cell table:formula="of:=[.Z79]*100/[.AB79]" office:value-type="float" office:value="68.6427457098284" calcext:value-type="float">
            <text:p>68,64</text:p>
          </table:table-cell>
          <table:table-cell table:number-columns-repeated="995"/>
        </table:table-row>
        <table:table-row table:style-name="ro1">
          <table:table-cell table:formula="of:=[Global.C80]" office:value-type="string" office:string-value="rand-4-200-200-5-1.dssp" calcext:value-type="string">
            <text:p>rand-4-200-200-5-1.dssp</text:p>
          </table:table-cell>
          <table:table-cell table:formula="of:=[Global.D80]" office:value-type="float" office:value="40529" calcext:value-type="float">
            <text:p>40529</text:p>
          </table:table-cell>
          <table:table-cell table:formula="of:=[Global.E80]" office:value-type="float" office:value="3" calcext:value-type="float">
            <text:p>3</text:p>
          </table:table-cell>
          <table:table-cell table:formula="of:=[Global.F80]" office:value-type="float" office:value="3" calcext:value-type="float">
            <text:p>3</text:p>
          </table:table-cell>
          <table:table-cell table:formula="of:=[Global.G80]" office:value-type="float" office:value="-2" calcext:value-type="float">
            <text:p>-2</text:p>
          </table:table-cell>
          <table:table-cell table:formula="of:=[RA.I80]" office:value-type="float" office:value="3" calcext:value-type="float">
            <text:p>3</text:p>
          </table:table-cell>
          <table:table-cell table:formula="of:=[VNS.H80]" office:value-type="float" office:value="3" calcext:value-type="float">
            <text:p>3</text:p>
          </table:table-cell>
          <table:table-cell table:formula="of:=IF([.C80]&lt;0; IF([.C80]&lt;0; [.F80]-[.C80]; [.F80]+[.C80]); IF([.C80]&lt;0; [.F80]-[.C80]; [.F80]+[.C80]))" office:value-type="float" office:value="6" calcext:value-type="float">
            <text:p>6</text:p>
          </table:table-cell>
          <table:table-cell table:formula="of:=[.F80]-[.C80]" office:value-type="float" office:value="0" calcext:value-type="float">
            <text:p>0</text:p>
          </table:table-cell>
          <table:table-cell table:formula="of:=[.G80]-[.C80]" office:value-type="float" office:value="0" calcext:value-type="float">
            <text:p>0</text:p>
          </table:table-cell>
          <table:table-cell table:formula="of:=IF([.G80]&lt;[.C80];&quot;*&quot;;&quot;&quot;)">
            <text:p/>
          </table:table-cell>
          <table:table-cell table:formula="of:=IF([.I80]=[.J80]; &quot;IGUAL&quot;; IF([.I80]&lt;[.J80]; &quot;RA&quot;; &quot;VNS&quot;))" office:value-type="string" office:string-value="IGUAL" calcext:value-type="string">
            <text:p>IGUAL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table:formula="of:=[.Q79]" office:value-type="float" office:value="5.03567662" calcext:value-type="float">
            <text:p>5,04</text:p>
          </table:table-cell>
          <table:table-cell table:formula="of:=([.I80]-[.Q80])*([.I80]-[.Q80])" office:value-type="float" office:value="25.3580390212146" calcext:value-type="float">
            <text:p>25,358</text:p>
          </table:table-cell>
          <table:table-cell table:formula="of:=[.S79]" office:value-type="float" office:value="3.77567662" calcext:value-type="float">
            <text:p>3,78</text:p>
          </table:table-cell>
          <table:table-cell table:formula="of:=([.J80]-[.S80])*([.J80]-[.S80])" office:value-type="float" office:value="14.2557339388146" calcext:value-type="float">
            <text:p>14,256</text:p>
          </table:table-cell>
          <table:table-cell table:number-columns-repeated="5"/>
          <table:table-cell table:formula="of:=[Global.A80]" office:value-type="float" office:value="416" calcext:value-type="float">
            <text:p>416</text:p>
          </table:table-cell>
          <table:table-cell table:formula="of:=[Global.B80]" office:value-type="float" office:value="2" calcext:value-type="float">
            <text:p>2</text:p>
          </table:table-cell>
          <table:table-cell table:formula="of:=[.Z80]+[.AA80]" office:value-type="float" office:value="418" calcext:value-type="float">
            <text:p>418</text:p>
          </table:table-cell>
          <table:table-cell table:formula="of:=[.Z80]*100/[.AB80]" office:value-type="float" office:value="99.5215311004785" calcext:value-type="float">
            <text:p>99,52</text:p>
          </table:table-cell>
          <table:table-cell table:number-columns-repeated="995"/>
        </table:table-row>
        <table:table-row table:style-name="ro1">
          <table:table-cell table:formula="of:=[Global.C81]" office:value-type="string" office:string-value="rand-4-200-200-5-2.dssp" calcext:value-type="string">
            <text:p>rand-4-200-200-5-2.dssp</text:p>
          </table:table-cell>
          <table:table-cell table:formula="of:=[Global.D81]" office:value-type="float" office:value="277" calcext:value-type="float">
            <text:p>277</text:p>
          </table:table-cell>
          <table:table-cell table:formula="of:=[Global.E81]" office:value-type="float" office:value="2" calcext:value-type="float">
            <text:p>2</text:p>
          </table:table-cell>
          <table:table-cell table:formula="of:=[Global.F81]" office:value-type="float" office:value="2" calcext:value-type="float">
            <text:p>2</text:p>
          </table:table-cell>
          <table:table-cell table:formula="of:=[Global.G81]" office:value-type="float" office:value="-2" calcext:value-type="float">
            <text:p>-2</text:p>
          </table:table-cell>
          <table:table-cell table:formula="of:=[RA.I81]" office:value-type="float" office:value="4" calcext:value-type="float">
            <text:p>4</text:p>
          </table:table-cell>
          <table:table-cell table:formula="of:=[VNS.H81]" office:value-type="float" office:value="2" calcext:value-type="float">
            <text:p>2</text:p>
          </table:table-cell>
          <table:table-cell table:formula="of:=IF([.C81]&lt;0; IF([.C81]&lt;0; [.F81]-[.C81]; [.F81]+[.C81]); IF([.C81]&lt;0; [.F81]-[.C81]; [.F81]+[.C81]))" office:value-type="float" office:value="6" calcext:value-type="float">
            <text:p>6</text:p>
          </table:table-cell>
          <table:table-cell table:formula="of:=[.F81]-[.C81]" office:value-type="float" office:value="2" calcext:value-type="float">
            <text:p>2</text:p>
          </table:table-cell>
          <table:table-cell table:formula="of:=[.G81]-[.C81]" office:value-type="float" office:value="0" calcext:value-type="float">
            <text:p>0</text:p>
          </table:table-cell>
          <table:table-cell table:formula="of:=IF([.G81]&lt;[.C81];&quot;*&quot;;&quot;&quot;)">
            <text:p/>
          </table:table-cell>
          <table:table-cell table:formula="of:=IF([.I81]=[.J81]; &quot;IGUAL&quot;; IF([.I81]&lt;[.J81]; &quot;RA&quot;; &quot;VNS&quot;))" office:value-type="string" office:string-value="VNS" calcext:value-type="string">
            <text:p>VNS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[.Q80]" office:value-type="float" office:value="5.03567662" calcext:value-type="float">
            <text:p>5,04</text:p>
          </table:table-cell>
          <table:table-cell table:formula="of:=([.I81]-[.Q81])*([.I81]-[.Q81])" office:value-type="float" office:value="9.21533254121463" calcext:value-type="float">
            <text:p>9,215</text:p>
          </table:table-cell>
          <table:table-cell table:formula="of:=[.S80]" office:value-type="float" office:value="3.77567662" calcext:value-type="float">
            <text:p>3,78</text:p>
          </table:table-cell>
          <table:table-cell table:formula="of:=([.J81]-[.S81])*([.J81]-[.S81])" office:value-type="float" office:value="14.2557339388146" calcext:value-type="float">
            <text:p>14,256</text:p>
          </table:table-cell>
          <table:table-cell table:number-columns-repeated="5"/>
          <table:table-cell table:formula="of:=[Global.A81]" office:value-type="float" office:value="416" calcext:value-type="float">
            <text:p>416</text:p>
          </table:table-cell>
          <table:table-cell table:formula="of:=[Global.B81]" office:value-type="float" office:value="2" calcext:value-type="float">
            <text:p>2</text:p>
          </table:table-cell>
          <table:table-cell table:formula="of:=[.Z81]+[.AA81]" office:value-type="float" office:value="418" calcext:value-type="float">
            <text:p>418</text:p>
          </table:table-cell>
          <table:table-cell table:formula="of:=[.Z81]*100/[.AB81]" office:value-type="float" office:value="99.5215311004785" calcext:value-type="float">
            <text:p>99,52</text:p>
          </table:table-cell>
          <table:table-cell table:number-columns-repeated="995"/>
        </table:table-row>
        <table:table-row table:style-name="ro1">
          <table:table-cell table:formula="of:=[Global.C82]" office:value-type="string" office:string-value="rand-4-250-250-10-1.dssp" calcext:value-type="string">
            <text:p>rand-4-250-250-10-1.dssp</text:p>
          </table:table-cell>
          <table:table-cell table:formula="of:=[Global.D82]" office:value-type="float" office:value="189637" calcext:value-type="float">
            <text:p>189637</text:p>
          </table:table-cell>
          <table:table-cell table:formula="of:=[Global.E82]" office:value-type="float" office:value="3" calcext:value-type="float">
            <text:p>3</text:p>
          </table:table-cell>
          <table:table-cell table:formula="of:=[Global.F82]" office:value-type="float" office:value="3" calcext:value-type="float">
            <text:p>3</text:p>
          </table:table-cell>
          <table:table-cell table:formula="of:=[Global.G82]" office:value-type="float" office:value="-5.333333" calcext:value-type="float">
            <text:p>-5,33</text:p>
          </table:table-cell>
          <table:table-cell table:formula="of:=[RA.I82]" office:value-type="float" office:value="5" calcext:value-type="float">
            <text:p>5</text:p>
          </table:table-cell>
          <table:table-cell table:formula="of:=[VNS.H82]" office:value-type="float" office:value="4" calcext:value-type="float">
            <text:p>4</text:p>
          </table:table-cell>
          <table:table-cell table:formula="of:=IF([.C82]&lt;0; IF([.C82]&lt;0; [.F82]-[.C82]; [.F82]+[.C82]); IF([.C82]&lt;0; [.F82]-[.C82]; [.F82]+[.C82]))" office:value-type="float" office:value="8" calcext:value-type="float">
            <text:p>8</text:p>
          </table:table-cell>
          <table:table-cell table:formula="of:=[.F82]-[.C82]" office:value-type="float" office:value="2" calcext:value-type="float">
            <text:p>2</text:p>
          </table:table-cell>
          <table:table-cell table:formula="of:=[.G82]-[.C82]" office:value-type="float" office:value="1" calcext:value-type="float">
            <text:p>1</text:p>
          </table:table-cell>
          <table:table-cell table:formula="of:=IF([.G82]&lt;[.C82];&quot;*&quot;;&quot;&quot;)">
            <text:p/>
          </table:table-cell>
          <table:table-cell table:formula="of:=IF([.I82]=[.J82]; &quot;IGUAL&quot;; IF([.I82]&lt;[.J82]; &quot;RA&quot;; &quot;VNS&quot;))" office:value-type="string" office:string-value="VNS" calcext:value-type="string">
            <text:p>VNS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formula="of:=[.Q81]" office:value-type="float" office:value="5.03567662" calcext:value-type="float">
            <text:p>5,04</text:p>
          </table:table-cell>
          <table:table-cell table:formula="of:=([.I82]-[.Q82])*([.I82]-[.Q82])" office:value-type="float" office:value="9.21533254121463" calcext:value-type="float">
            <text:p>9,215</text:p>
          </table:table-cell>
          <table:table-cell table:formula="of:=[.S81]" office:value-type="float" office:value="3.77567662" calcext:value-type="float">
            <text:p>3,78</text:p>
          </table:table-cell>
          <table:table-cell table:formula="of:=([.J82]-[.S82])*([.J82]-[.S82])" office:value-type="float" office:value="7.70438069881462" calcext:value-type="float">
            <text:p>7,704</text:p>
          </table:table-cell>
          <table:table-cell table:number-columns-repeated="5"/>
          <table:table-cell table:formula="of:=[Global.A82]" office:value-type="float" office:value="783" calcext:value-type="float">
            <text:p>783</text:p>
          </table:table-cell>
          <table:table-cell table:formula="of:=[Global.B82]" office:value-type="float" office:value="1" calcext:value-type="float">
            <text:p>1</text:p>
          </table:table-cell>
          <table:table-cell table:formula="of:=[.Z82]+[.AA82]" office:value-type="float" office:value="784" calcext:value-type="float">
            <text:p>784</text:p>
          </table:table-cell>
          <table:table-cell table:formula="of:=[.Z82]*100/[.AB82]" office:value-type="float" office:value="99.8724489795918" calcext:value-type="float">
            <text:p>99,87</text:p>
          </table:table-cell>
          <table:table-cell table:number-columns-repeated="995"/>
        </table:table-row>
        <table:table-row table:style-name="ro1">
          <table:table-cell table:formula="of:=[Global.C83]" office:value-type="string" office:string-value="rand-4-250-250-10-2.dssp" calcext:value-type="string">
            <text:p>rand-4-250-250-10-2.dssp</text:p>
          </table:table-cell>
          <table:table-cell table:formula="of:=[Global.D83]" office:value-type="float" office:value="416301" calcext:value-type="float">
            <text:p>416301</text:p>
          </table:table-cell>
          <table:table-cell table:formula="of:=[Global.E83]" office:value-type="float" office:value="3" calcext:value-type="float">
            <text:p>3</text:p>
          </table:table-cell>
          <table:table-cell table:formula="of:=[Global.F83]" office:value-type="float" office:value="3" calcext:value-type="float">
            <text:p>3</text:p>
          </table:table-cell>
          <table:table-cell table:formula="of:=[Global.G83]" office:value-type="float" office:value="-5.333333" calcext:value-type="float">
            <text:p>-5,33</text:p>
          </table:table-cell>
          <table:table-cell table:formula="of:=[RA.I83]" office:value-type="float" office:value="5" calcext:value-type="float">
            <text:p>5</text:p>
          </table:table-cell>
          <table:table-cell table:formula="of:=[VNS.H83]" office:value-type="float" office:value="3" calcext:value-type="float">
            <text:p>3</text:p>
          </table:table-cell>
          <table:table-cell table:formula="of:=IF([.C83]&lt;0; IF([.C83]&lt;0; [.F83]-[.C83]; [.F83]+[.C83]); IF([.C83]&lt;0; [.F83]-[.C83]; [.F83]+[.C83]))" office:value-type="float" office:value="8" calcext:value-type="float">
            <text:p>8</text:p>
          </table:table-cell>
          <table:table-cell table:formula="of:=[.F83]-[.C83]" office:value-type="float" office:value="2" calcext:value-type="float">
            <text:p>2</text:p>
          </table:table-cell>
          <table:table-cell table:formula="of:=[.G83]-[.C83]" office:value-type="float" office:value="0" calcext:value-type="float">
            <text:p>0</text:p>
          </table:table-cell>
          <table:table-cell table:formula="of:=IF([.G83]&lt;[.C83];&quot;*&quot;;&quot;&quot;)">
            <text:p/>
          </table:table-cell>
          <table:table-cell table:formula="of:=IF([.I83]=[.J83]; &quot;IGUAL&quot;; IF([.I83]&lt;[.J83]; &quot;RA&quot;; &quot;VNS&quot;))" office:value-type="string" office:string-value="VNS" calcext:value-type="string">
            <text:p>VNS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formula="of:=[.Q82]" office:value-type="float" office:value="5.03567662" calcext:value-type="float">
            <text:p>5,04</text:p>
          </table:table-cell>
          <table:table-cell table:formula="of:=([.I83]-[.Q83])*([.I83]-[.Q83])" office:value-type="float" office:value="9.21533254121463" calcext:value-type="float">
            <text:p>9,215</text:p>
          </table:table-cell>
          <table:table-cell table:formula="of:=[.S82]" office:value-type="float" office:value="3.77567662" calcext:value-type="float">
            <text:p>3,78</text:p>
          </table:table-cell>
          <table:table-cell table:formula="of:=([.J83]-[.S83])*([.J83]-[.S83])" office:value-type="float" office:value="14.2557339388146" calcext:value-type="float">
            <text:p>14,256</text:p>
          </table:table-cell>
          <table:table-cell table:number-columns-repeated="5"/>
          <table:table-cell table:formula="of:=[Global.A83]" office:value-type="float" office:value="783" calcext:value-type="float">
            <text:p>783</text:p>
          </table:table-cell>
          <table:table-cell table:formula="of:=[Global.B83]" office:value-type="float" office:value="1" calcext:value-type="float">
            <text:p>1</text:p>
          </table:table-cell>
          <table:table-cell table:formula="of:=[.Z83]+[.AA83]" office:value-type="float" office:value="784" calcext:value-type="float">
            <text:p>784</text:p>
          </table:table-cell>
          <table:table-cell table:formula="of:=[.Z83]*100/[.AB83]" office:value-type="float" office:value="99.8724489795918" calcext:value-type="float">
            <text:p>99,87</text:p>
          </table:table-cell>
          <table:table-cell table:number-columns-repeated="995"/>
        </table:table-row>
        <table:table-row table:style-name="ro1">
          <table:table-cell table:formula="of:=[Global.C84]" office:value-type="string" office:string-value="rand-4-250-250-15-1.dssp" calcext:value-type="string">
            <text:p>rand-4-250-250-15-1.dssp</text:p>
          </table:table-cell>
          <table:table-cell table:formula="of:=[Global.D84]" office:value-type="float" office:value="788631" calcext:value-type="float">
            <text:p>788631</text:p>
          </table:table-cell>
          <table:table-cell table:formula="of:=[Global.E84]" office:value-type="float" office:value="-0.532381" calcext:value-type="float">
            <text:p>-0,53</text:p>
          </table:table-cell>
          <table:table-cell table:formula="of:=[Global.F84]" office:value-type="float" office:value="5" calcext:value-type="float">
            <text:p>5</text:p>
          </table:table-cell>
          <table:table-cell table:formula="of:=[Global.G84]" office:value-type="float" office:value="-9" calcext:value-type="float">
            <text:p>-9</text:p>
          </table:table-cell>
          <table:table-cell table:formula="of:=[RA.I84]" office:value-type="float" office:value="6" calcext:value-type="float">
            <text:p>6</text:p>
          </table:table-cell>
          <table:table-cell table:formula="of:=[VNS.H84]" office:value-type="float" office:value="4" calcext:value-type="float">
            <text:p>4</text:p>
          </table:table-cell>
          <table:table-cell table:formula="of:=IF([.C84]&lt;0; IF([.C84]&lt;0; [.F84]-[.C84]; [.F84]+[.C84]); IF([.C84]&lt;0; [.F84]-[.C84]; [.F84]+[.C84]))" office:value-type="float" office:value="6.532381" calcext:value-type="float">
            <text:p>6,53</text:p>
          </table:table-cell>
          <table:table-cell table:formula="of:=[.F84]-[.C84]" office:value-type="float" office:value="6.532381" calcext:value-type="float">
            <text:p>6,53</text:p>
          </table:table-cell>
          <table:table-cell table:formula="of:=[.G84]-[.C84]" office:value-type="float" office:value="4.532381" calcext:value-type="float">
            <text:p>4,53</text:p>
          </table:table-cell>
          <table:table-cell table:formula="of:=IF([.G84]&lt;[.C84];&quot;*&quot;;&quot;&quot;)">
            <text:p/>
          </table:table-cell>
          <table:table-cell table:formula="of:=IF([.I84]=[.J84]; &quot;IGUAL&quot;; IF([.I84]&lt;[.J84]; &quot;RA&quot;; &quot;VNS&quot;))" office:value-type="string" office:string-value="VNS" calcext:value-type="string">
            <text:p>VNS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table:formula="of:=[.Q83]" office:value-type="float" office:value="5.03567662" calcext:value-type="float">
            <text:p>5,04</text:p>
          </table:table-cell>
          <table:table-cell table:formula="of:=([.I84]-[.Q84])*([.I84]-[.Q84])" office:value-type="float" office:value="2.24012400111118" calcext:value-type="float">
            <text:p>2,240</text:p>
          </table:table-cell>
          <table:table-cell table:formula="of:=[.S83]" office:value-type="float" office:value="3.77567662" calcext:value-type="float">
            <text:p>3,78</text:p>
          </table:table-cell>
          <table:table-cell table:formula="of:=([.J84]-[.S84])*([.J84]-[.S84])" office:value-type="float" office:value="0.572601518711184" calcext:value-type="float">
            <text:p>0,573</text:p>
          </table:table-cell>
          <table:table-cell table:number-columns-repeated="5"/>
          <table:table-cell table:formula="of:=[Global.A84]" office:value-type="float" office:value="1048" calcext:value-type="float">
            <text:p>1048</text:p>
          </table:table-cell>
          <table:table-cell table:formula="of:=[Global.B84]" office:value-type="float" office:value="2" calcext:value-type="float">
            <text:p>2</text:p>
          </table:table-cell>
          <table:table-cell table:formula="of:=[.Z84]+[.AA84]" office:value-type="float" office:value="1050" calcext:value-type="float">
            <text:p>1050</text:p>
          </table:table-cell>
          <table:table-cell table:formula="of:=[.Z84]*100/[.AB84]" office:value-type="float" office:value="99.8095238095238" calcext:value-type="float">
            <text:p>99,81</text:p>
          </table:table-cell>
          <table:table-cell table:number-columns-repeated="995"/>
        </table:table-row>
        <table:table-row table:style-name="ro1">
          <table:table-cell table:formula="of:=[Global.C85]" office:value-type="string" office:string-value="rand-4-250-250-15-2.dssp" calcext:value-type="string">
            <text:p>rand-4-250-250-15-2.dssp</text:p>
          </table:table-cell>
          <table:table-cell table:formula="of:=[Global.D85]" office:value-type="float" office:value="376058" calcext:value-type="float">
            <text:p>376058</text:p>
          </table:table-cell>
          <table:table-cell table:formula="of:=[Global.E85]" office:value-type="float" office:value="-0.141618" calcext:value-type="float">
            <text:p>-0,14</text:p>
          </table:table-cell>
          <table:table-cell table:formula="of:=[Global.F85]" office:value-type="float" office:value="5" calcext:value-type="float">
            <text:p>5</text:p>
          </table:table-cell>
          <table:table-cell table:formula="of:=[Global.G85]" office:value-type="float" office:value="-9" calcext:value-type="float">
            <text:p>-9</text:p>
          </table:table-cell>
          <table:table-cell table:formula="of:=[RA.I85]" office:value-type="float" office:value="5" calcext:value-type="float">
            <text:p>5</text:p>
          </table:table-cell>
          <table:table-cell table:formula="of:=[VNS.H85]" office:value-type="float" office:value="4" calcext:value-type="float">
            <text:p>4</text:p>
          </table:table-cell>
          <table:table-cell table:formula="of:=IF([.C85]&lt;0; IF([.C85]&lt;0; [.F85]-[.C85]; [.F85]+[.C85]); IF([.C85]&lt;0; [.F85]-[.C85]; [.F85]+[.C85]))" office:value-type="float" office:value="5.141618" calcext:value-type="float">
            <text:p>5,14</text:p>
          </table:table-cell>
          <table:table-cell table:formula="of:=[.F85]-[.C85]" office:value-type="float" office:value="5.141618" calcext:value-type="float">
            <text:p>5,14</text:p>
          </table:table-cell>
          <table:table-cell table:formula="of:=[.G85]-[.C85]" office:value-type="float" office:value="4.141618" calcext:value-type="float">
            <text:p>4,14</text:p>
          </table:table-cell>
          <table:table-cell table:formula="of:=IF([.G85]&lt;[.C85];&quot;*&quot;;&quot;&quot;)">
            <text:p/>
          </table:table-cell>
          <table:table-cell table:formula="of:=IF([.I85]=[.J85]; &quot;IGUAL&quot;; IF([.I85]&lt;[.J85]; &quot;RA&quot;; &quot;VNS&quot;))" office:value-type="string" office:string-value="VNS" calcext:value-type="string">
            <text:p>VNS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table:formula="of:=[.Q84]" office:value-type="float" office:value="5.03567662" calcext:value-type="float">
            <text:p>5,04</text:p>
          </table:table-cell>
          <table:table-cell table:formula="of:=([.I85]-[.Q85])*([.I85]-[.Q85])" office:value-type="float" office:value="0.0112235759963044" calcext:value-type="float">
            <text:p>0,011</text:p>
          </table:table-cell>
          <table:table-cell table:formula="of:=[.S84]" office:value-type="float" office:value="3.77567662" calcext:value-type="float">
            <text:p>3,78</text:p>
          </table:table-cell>
          <table:table-cell table:formula="of:=([.J85]-[.S85])*([.J85]-[.S85])" office:value-type="float" office:value="0.133913093596305" calcext:value-type="float">
            <text:p>0,134</text:p>
          </table:table-cell>
          <table:table-cell table:number-columns-repeated="5"/>
          <table:table-cell table:formula="of:=[Global.A85]" office:value-type="float" office:value="1048" calcext:value-type="float">
            <text:p>1048</text:p>
          </table:table-cell>
          <table:table-cell table:formula="of:=[Global.B85]" office:value-type="float" office:value="2" calcext:value-type="float">
            <text:p>2</text:p>
          </table:table-cell>
          <table:table-cell table:formula="of:=[.Z85]+[.AA85]" office:value-type="float" office:value="1050" calcext:value-type="float">
            <text:p>1050</text:p>
          </table:table-cell>
          <table:table-cell table:formula="of:=[.Z85]*100/[.AB85]" office:value-type="float" office:value="99.8095238095238" calcext:value-type="float">
            <text:p>99,81</text:p>
          </table:table-cell>
          <table:table-cell table:number-columns-repeated="995"/>
        </table:table-row>
        <table:table-row table:style-name="ro1">
          <table:table-cell table:formula="of:=[Global.C86]" office:value-type="string" office:string-value="rand-4-250-250-20-1.dssp" calcext:value-type="string">
            <text:p>rand-4-250-250-20-1.dssp</text:p>
          </table:table-cell>
          <table:table-cell table:formula="of:=[Global.D86]" office:value-type="float" office:value="293999" calcext:value-type="float">
            <text:p>293999</text:p>
          </table:table-cell>
          <table:table-cell table:formula="of:=[Global.E86]" office:value-type="float" office:value="-1.51222" calcext:value-type="float">
            <text:p>-1,51</text:p>
          </table:table-cell>
          <table:table-cell table:formula="of:=[Global.F86]" office:value-type="float" office:value="6" calcext:value-type="float">
            <text:p>6</text:p>
          </table:table-cell>
          <table:table-cell table:formula="of:=[Global.G86]" office:value-type="float" office:value="-12" calcext:value-type="float">
            <text:p>-12</text:p>
          </table:table-cell>
          <table:table-cell table:formula="of:=[RA.I86]" office:value-type="float" office:value="7" calcext:value-type="float">
            <text:p>7</text:p>
          </table:table-cell>
          <table:table-cell table:formula="of:=[VNS.H86]" office:value-type="float" office:value="5" calcext:value-type="float">
            <text:p>5</text:p>
          </table:table-cell>
          <table:table-cell table:formula="of:=IF([.C86]&lt;0; IF([.C86]&lt;0; [.F86]-[.C86]; [.F86]+[.C86]); IF([.C86]&lt;0; [.F86]-[.C86]; [.F86]+[.C86]))" office:value-type="float" office:value="8.51222" calcext:value-type="float">
            <text:p>8,51</text:p>
          </table:table-cell>
          <table:table-cell table:formula="of:=[.F86]-[.C86]" office:value-type="float" office:value="8.51222" calcext:value-type="float">
            <text:p>8,51</text:p>
          </table:table-cell>
          <table:table-cell table:formula="of:=[.G86]-[.C86]" office:value-type="float" office:value="6.51222" calcext:value-type="float">
            <text:p>6,51</text:p>
          </table:table-cell>
          <table:table-cell table:formula="of:=IF([.G86]&lt;[.C86];&quot;*&quot;;&quot;&quot;)">
            <text:p/>
          </table:table-cell>
          <table:table-cell table:formula="of:=IF([.I86]=[.J86]; &quot;IGUAL&quot;; IF([.I86]&lt;[.J86]; &quot;RA&quot;; &quot;VNS&quot;))" office:value-type="string" office:string-value="VNS" calcext:value-type="string">
            <text:p>VNS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formula="of:=[.Q85]" office:value-type="float" office:value="5.03567662" calcext:value-type="float">
            <text:p>5,04</text:p>
          </table:table-cell>
          <table:table-cell table:formula="of:=([.I86]-[.Q86])*([.I86]-[.Q86])" office:value-type="float" office:value="12.0863538730218" calcext:value-type="float">
            <text:p>12,086</text:p>
          </table:table-cell>
          <table:table-cell table:formula="of:=[.S85]" office:value-type="float" office:value="3.77567662" calcext:value-type="float">
            <text:p>3,78</text:p>
          </table:table-cell>
          <table:table-cell table:formula="of:=([.J86]-[.S86])*([.J86]-[.S86])" office:value-type="float" office:value="7.48866967062182" calcext:value-type="float">
            <text:p>7,489</text:p>
          </table:table-cell>
          <table:table-cell table:number-columns-repeated="5"/>
          <table:table-cell table:formula="of:=[Global.A86]" office:value-type="float" office:value="1064" calcext:value-type="float">
            <text:p>1064</text:p>
          </table:table-cell>
          <table:table-cell table:formula="of:=[Global.B86]" office:value-type="float" office:value="252" calcext:value-type="float">
            <text:p>252</text:p>
          </table:table-cell>
          <table:table-cell table:formula="of:=[.Z86]+[.AA86]" office:value-type="float" office:value="1316" calcext:value-type="float">
            <text:p>1316</text:p>
          </table:table-cell>
          <table:table-cell table:formula="of:=[.Z86]*100/[.AB86]" office:value-type="float" office:value="80.8510638297872" calcext:value-type="float">
            <text:p>80,85</text:p>
          </table:table-cell>
          <table:table-cell table:number-columns-repeated="995"/>
        </table:table-row>
        <table:table-row table:style-name="ro1">
          <table:table-cell table:formula="of:=[Global.C87]" office:value-type="string" office:string-value="rand-4-250-250-20-2.dssp" calcext:value-type="string">
            <text:p>rand-4-250-250-20-2.dssp</text:p>
          </table:table-cell>
          <table:table-cell table:formula="of:=[Global.D87]" office:value-type="float" office:value="378181" calcext:value-type="float">
            <text:p>378181</text:p>
          </table:table-cell>
          <table:table-cell table:formula="of:=[Global.E87]" office:value-type="float" office:value="-1.468382" calcext:value-type="float">
            <text:p>-1,47</text:p>
          </table:table-cell>
          <table:table-cell table:formula="of:=[Global.F87]" office:value-type="float" office:value="6" calcext:value-type="float">
            <text:p>6</text:p>
          </table:table-cell>
          <table:table-cell table:formula="of:=[Global.G87]" office:value-type="float" office:value="-12" calcext:value-type="float">
            <text:p>-12</text:p>
          </table:table-cell>
          <table:table-cell table:formula="of:=[RA.I87]" office:value-type="float" office:value="6" calcext:value-type="float">
            <text:p>6</text:p>
          </table:table-cell>
          <table:table-cell table:formula="of:=[VNS.H87]" office:value-type="float" office:value="4" calcext:value-type="float">
            <text:p>4</text:p>
          </table:table-cell>
          <table:table-cell table:formula="of:=IF([.C87]&lt;0; IF([.C87]&lt;0; [.F87]-[.C87]; [.F87]+[.C87]); IF([.C87]&lt;0; [.F87]-[.C87]; [.F87]+[.C87]))" office:value-type="float" office:value="7.468382" calcext:value-type="float">
            <text:p>7,47</text:p>
          </table:table-cell>
          <table:table-cell table:formula="of:=[.F87]-[.C87]" office:value-type="float" office:value="7.468382" calcext:value-type="float">
            <text:p>7,47</text:p>
          </table:table-cell>
          <table:table-cell table:formula="of:=[.G87]-[.C87]" office:value-type="float" office:value="5.468382" calcext:value-type="float">
            <text:p>5,47</text:p>
          </table:table-cell>
          <table:table-cell table:formula="of:=IF([.G87]&lt;[.C87];&quot;*&quot;;&quot;&quot;)">
            <text:p/>
          </table:table-cell>
          <table:table-cell table:formula="of:=IF([.I87]=[.J87]; &quot;IGUAL&quot;; IF([.I87]&lt;[.J87]; &quot;RA&quot;; &quot;VNS&quot;))" office:value-type="string" office:string-value="VNS" calcext:value-type="string">
            <text:p>VNS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table:formula="of:=[.Q86]" office:value-type="float" office:value="5.03567662" calcext:value-type="float">
            <text:p>5,04</text:p>
          </table:table-cell>
          <table:table-cell table:formula="of:=([.I87]-[.Q87])*([.I87]-[.Q87])" office:value-type="float" office:value="5.91805546588094" calcext:value-type="float">
            <text:p>5,918</text:p>
          </table:table-cell>
          <table:table-cell table:formula="of:=[.S86]" office:value-type="float" office:value="3.77567662" calcext:value-type="float">
            <text:p>3,78</text:p>
          </table:table-cell>
          <table:table-cell table:formula="of:=([.J87]-[.S87])*([.J87]-[.S87])" office:value-type="float" office:value="2.86525150348094" calcext:value-type="float">
            <text:p>2,865</text:p>
          </table:table-cell>
          <table:table-cell table:number-columns-repeated="5"/>
          <table:table-cell table:formula="of:=[Global.A87]" office:value-type="float" office:value="1064" calcext:value-type="float">
            <text:p>1064</text:p>
          </table:table-cell>
          <table:table-cell table:formula="of:=[Global.B87]" office:value-type="float" office:value="252" calcext:value-type="float">
            <text:p>252</text:p>
          </table:table-cell>
          <table:table-cell table:formula="of:=[.Z87]+[.AA87]" office:value-type="float" office:value="1316" calcext:value-type="float">
            <text:p>1316</text:p>
          </table:table-cell>
          <table:table-cell table:formula="of:=[.Z87]*100/[.AB87]" office:value-type="float" office:value="80.8510638297872" calcext:value-type="float">
            <text:p>80,85</text:p>
          </table:table-cell>
          <table:table-cell table:number-columns-repeated="995"/>
        </table:table-row>
        <table:table-row table:style-name="ro1">
          <table:table-cell table:formula="of:=[Global.C88]" office:value-type="string" office:string-value="rand-4-250-250-25-1.dssp" calcext:value-type="string">
            <text:p>rand-4-250-250-25-1.dssp</text:p>
          </table:table-cell>
          <table:table-cell table:formula="of:=[Global.D88]" office:value-type="float" office:value="278915" calcext:value-type="float">
            <text:p>278915</text:p>
          </table:table-cell>
          <table:table-cell table:formula="of:=[Global.E88]" office:value-type="float" office:value="-5.892966" calcext:value-type="float">
            <text:p>-5,89</text:p>
          </table:table-cell>
          <table:table-cell table:formula="of:=[Global.F88]" office:value-type="float" office:value="8" calcext:value-type="float">
            <text:p>8</text:p>
          </table:table-cell>
          <table:table-cell table:formula="of:=[Global.G88]" office:value-type="float" office:value="-15" calcext:value-type="float">
            <text:p>-15</text:p>
          </table:table-cell>
          <table:table-cell table:formula="of:=[RA.I88]" office:value-type="float" office:value="6" calcext:value-type="float">
            <text:p>6</text:p>
          </table:table-cell>
          <table:table-cell table:formula="of:=[VNS.H88]" office:value-type="float" office:value="5" calcext:value-type="float">
            <text:p>5</text:p>
          </table:table-cell>
          <table:table-cell table:formula="of:=IF([.C88]&lt;0; IF([.C88]&lt;0; [.F88]-[.C88]; [.F88]+[.C88]); IF([.C88]&lt;0; [.F88]-[.C88]; [.F88]+[.C88]))" office:value-type="float" office:value="11.892966" calcext:value-type="float">
            <text:p>11,89</text:p>
          </table:table-cell>
          <table:table-cell table:formula="of:=[.F88]-[.C88]" office:value-type="float" office:value="11.892966" calcext:value-type="float">
            <text:p>11,89</text:p>
          </table:table-cell>
          <table:table-cell table:formula="of:=[.G88]-[.C88]" office:value-type="float" office:value="10.892966" calcext:value-type="float">
            <text:p>10,89</text:p>
          </table:table-cell>
          <table:table-cell table:formula="of:=IF([.G88]&lt;[.C88];&quot;*&quot;;&quot;&quot;)">
            <text:p/>
          </table:table-cell>
          <table:table-cell table:formula="of:=IF([.I88]=[.J88]; &quot;IGUAL&quot;; IF([.I88]&lt;[.J88]; &quot;RA&quot;; &quot;VNS&quot;))" office:value-type="string" office:string-value="VNS" calcext:value-type="string">
            <text:p>VNS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formula="of:=[.Q87]" office:value-type="float" office:value="5.03567662" calcext:value-type="float">
            <text:p>5,04</text:p>
          </table:table-cell>
          <table:table-cell table:formula="of:=([.I88]-[.Q88])*([.I88]-[.Q88])" office:value-type="float" office:value="47.0224176410608" calcext:value-type="float">
            <text:p>47,022</text:p>
          </table:table-cell>
          <table:table-cell table:formula="of:=[.S87]" office:value-type="float" office:value="3.77567662" calcext:value-type="float">
            <text:p>3,78</text:p>
          </table:table-cell>
          <table:table-cell table:formula="of:=([.J88]-[.S88])*([.J88]-[.S88])" office:value-type="float" office:value="50.6558081186608" calcext:value-type="float">
            <text:p>50,656</text:p>
          </table:table-cell>
          <table:table-cell table:number-columns-repeated="5"/>
          <table:table-cell table:formula="of:=[Global.A88]" office:value-type="float" office:value="1080" calcext:value-type="float">
            <text:p>1080</text:p>
          </table:table-cell>
          <table:table-cell table:formula="of:=[Global.B88]" office:value-type="float" office:value="502" calcext:value-type="float">
            <text:p>502</text:p>
          </table:table-cell>
          <table:table-cell table:formula="of:=[.Z88]+[.AA88]" office:value-type="float" office:value="1582" calcext:value-type="float">
            <text:p>1582</text:p>
          </table:table-cell>
          <table:table-cell table:formula="of:=[.Z88]*100/[.AB88]" office:value-type="float" office:value="68.26801517067" calcext:value-type="float">
            <text:p>68,27</text:p>
          </table:table-cell>
          <table:table-cell table:number-columns-repeated="995"/>
        </table:table-row>
        <table:table-row table:style-name="ro1">
          <table:table-cell table:formula="of:=[Global.C89]" office:value-type="string" office:string-value="rand-4-250-250-25-2.dssp" calcext:value-type="string">
            <text:p>rand-4-250-250-25-2.dssp</text:p>
          </table:table-cell>
          <table:table-cell table:formula="of:=[Global.D89]" office:value-type="float" office:value="212757" calcext:value-type="float">
            <text:p>212757</text:p>
          </table:table-cell>
          <table:table-cell table:formula="of:=[Global.E89]" office:value-type="float" office:value="-10.867763" calcext:value-type="float">
            <text:p>-10,87</text:p>
          </table:table-cell>
          <table:table-cell table:formula="of:=[Global.F89]" office:value-type="float" office:value="7" calcext:value-type="float">
            <text:p>7</text:p>
          </table:table-cell>
          <table:table-cell table:formula="of:=[Global.G89]" office:value-type="float" office:value="-15.236227" calcext:value-type="float">
            <text:p>-15,24</text:p>
          </table:table-cell>
          <table:table-cell table:formula="of:=[RA.I89]" office:value-type="float" office:value="5" calcext:value-type="float">
            <text:p>5</text:p>
          </table:table-cell>
          <table:table-cell table:formula="of:=[VNS.H89]" office:value-type="float" office:value="5" calcext:value-type="float">
            <text:p>5</text:p>
          </table:table-cell>
          <table:table-cell table:formula="of:=IF([.C89]&lt;0; IF([.C89]&lt;0; [.F89]-[.C89]; [.F89]+[.C89]); IF([.C89]&lt;0; [.F89]-[.C89]; [.F89]+[.C89]))" office:value-type="float" office:value="15.867763" calcext:value-type="float">
            <text:p>15,87</text:p>
          </table:table-cell>
          <table:table-cell table:formula="of:=[.F89]-[.C89]" office:value-type="float" office:value="15.867763" calcext:value-type="float">
            <text:p>15,87</text:p>
          </table:table-cell>
          <table:table-cell table:formula="of:=[.G89]-[.C89]" office:value-type="float" office:value="15.867763" calcext:value-type="float">
            <text:p>15,87</text:p>
          </table:table-cell>
          <table:table-cell table:formula="of:=IF([.G89]&lt;[.C89];&quot;*&quot;;&quot;&quot;)">
            <text:p/>
          </table:table-cell>
          <table:table-cell table:formula="of:=IF([.I89]=[.J89]; &quot;IGUAL&quot;; IF([.I89]&lt;[.J89]; &quot;RA&quot;; &quot;VNS&quot;))" office:value-type="string" office:string-value="IGUAL" calcext:value-type="string">
            <text:p>IGUAL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formula="of:=[.Q88]" office:value-type="float" office:value="5.03567662" calcext:value-type="float">
            <text:p>5,04</text:p>
          </table:table-cell>
          <table:table-cell table:formula="of:=([.I89]-[.Q89])*([.I89]-[.Q89])" office:value-type="float" office:value="117.334095343782" calcext:value-type="float">
            <text:p>117,334</text:p>
          </table:table-cell>
          <table:table-cell table:formula="of:=[.S88]" office:value-type="float" office:value="3.77567662" calcext:value-type="float">
            <text:p>3,78</text:p>
          </table:table-cell>
          <table:table-cell table:formula="of:=([.J89]-[.S89])*([.J89]-[.S89])" office:value-type="float" office:value="146.218553021382" calcext:value-type="float">
            <text:p>146,219</text:p>
          </table:table-cell>
          <table:table-cell table:number-columns-repeated="5"/>
          <table:table-cell table:formula="of:=[Global.A89]" office:value-type="float" office:value="1450" calcext:value-type="float">
            <text:p>1450</text:p>
          </table:table-cell>
          <table:table-cell table:formula="of:=[Global.B89]" office:value-type="float" office:value="132" calcext:value-type="float">
            <text:p>132</text:p>
          </table:table-cell>
          <table:table-cell table:formula="of:=[.Z89]+[.AA89]" office:value-type="float" office:value="1582" calcext:value-type="float">
            <text:p>1582</text:p>
          </table:table-cell>
          <table:table-cell table:formula="of:=[.Z89]*100/[.AB89]" office:value-type="float" office:value="91.6561314791403" calcext:value-type="float">
            <text:p>91,66</text:p>
          </table:table-cell>
          <table:table-cell table:number-columns-repeated="995"/>
        </table:table-row>
        <table:table-row table:style-name="ro1">
          <table:table-cell table:formula="of:=[Global.C90]" office:value-type="string" office:string-value="rand-4-250-250-5-1.dssp" calcext:value-type="string">
            <text:p>rand-4-250-250-5-1.dssp</text:p>
          </table:table-cell>
          <table:table-cell table:formula="of:=[Global.D90]" office:value-type="float" office:value="3475" calcext:value-type="float">
            <text:p>3475</text:p>
          </table:table-cell>
          <table:table-cell table:formula="of:=[Global.E90]" office:value-type="float" office:value="3" calcext:value-type="float">
            <text:p>3</text:p>
          </table:table-cell>
          <table:table-cell table:formula="of:=[Global.F90]" office:value-type="float" office:value="3" calcext:value-type="float">
            <text:p>3</text:p>
          </table:table-cell>
          <table:table-cell table:formula="of:=[Global.G90]" office:value-type="float" office:value="-2" calcext:value-type="float">
            <text:p>-2</text:p>
          </table:table-cell>
          <table:table-cell table:formula="of:=[RA.I90]" office:value-type="float" office:value="4" calcext:value-type="float">
            <text:p>4</text:p>
          </table:table-cell>
          <table:table-cell table:formula="of:=[VNS.H90]" office:value-type="float" office:value="3" calcext:value-type="float">
            <text:p>3</text:p>
          </table:table-cell>
          <table:table-cell table:formula="of:=IF([.C90]&lt;0; IF([.C90]&lt;0; [.F90]-[.C90]; [.F90]+[.C90]); IF([.C90]&lt;0; [.F90]-[.C90]; [.F90]+[.C90]))" office:value-type="float" office:value="7" calcext:value-type="float">
            <text:p>7</text:p>
          </table:table-cell>
          <table:table-cell table:formula="of:=[.F90]-[.C90]" office:value-type="float" office:value="1" calcext:value-type="float">
            <text:p>1</text:p>
          </table:table-cell>
          <table:table-cell table:formula="of:=[.G90]-[.C90]" office:value-type="float" office:value="0" calcext:value-type="float">
            <text:p>0</text:p>
          </table:table-cell>
          <table:table-cell table:formula="of:=IF([.G90]&lt;[.C90];&quot;*&quot;;&quot;&quot;)">
            <text:p/>
          </table:table-cell>
          <table:table-cell table:formula="of:=IF([.I90]=[.J90]; &quot;IGUAL&quot;; IF([.I90]&lt;[.J90]; &quot;RA&quot;; &quot;VNS&quot;))" office:value-type="string" office:string-value="VNS" calcext:value-type="string">
            <text:p>VNS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table:formula="of:=[.Q89]" office:value-type="float" office:value="5.03567662" calcext:value-type="float">
            <text:p>5,04</text:p>
          </table:table-cell>
          <table:table-cell table:formula="of:=([.I90]-[.Q90])*([.I90]-[.Q90])" office:value-type="float" office:value="16.2866857812146" calcext:value-type="float">
            <text:p>16,287</text:p>
          </table:table-cell>
          <table:table-cell table:formula="of:=[.S89]" office:value-type="float" office:value="3.77567662" calcext:value-type="float">
            <text:p>3,78</text:p>
          </table:table-cell>
          <table:table-cell table:formula="of:=([.J90]-[.S90])*([.J90]-[.S90])" office:value-type="float" office:value="14.2557339388146" calcext:value-type="float">
            <text:p>14,256</text:p>
          </table:table-cell>
          <table:table-cell table:number-columns-repeated="5"/>
          <table:table-cell table:formula="of:=[Global.A90]" office:value-type="float" office:value="516" calcext:value-type="float">
            <text:p>516</text:p>
          </table:table-cell>
          <table:table-cell table:formula="of:=[Global.B90]" office:value-type="float" office:value="2" calcext:value-type="float">
            <text:p>2</text:p>
          </table:table-cell>
          <table:table-cell table:formula="of:=[.Z90]+[.AA90]" office:value-type="float" office:value="518" calcext:value-type="float">
            <text:p>518</text:p>
          </table:table-cell>
          <table:table-cell table:formula="of:=[.Z90]*100/[.AB90]" office:value-type="float" office:value="99.6138996138996" calcext:value-type="float">
            <text:p>99,61</text:p>
          </table:table-cell>
          <table:table-cell table:number-columns-repeated="995"/>
        </table:table-row>
        <table:table-row table:style-name="ro1">
          <table:table-cell table:formula="of:=[Global.C91]" office:value-type="string" office:string-value="rand-4-250-250-5-2.dssp" calcext:value-type="string">
            <text:p>rand-4-250-250-5-2.dssp</text:p>
          </table:table-cell>
          <table:table-cell table:formula="of:=[Global.D91]" office:value-type="float" office:value="254" calcext:value-type="float">
            <text:p>254</text:p>
          </table:table-cell>
          <table:table-cell table:formula="of:=[Global.E91]" office:value-type="float" office:value="2" calcext:value-type="float">
            <text:p>2</text:p>
          </table:table-cell>
          <table:table-cell table:formula="of:=[Global.F91]" office:value-type="float" office:value="2" calcext:value-type="float">
            <text:p>2</text:p>
          </table:table-cell>
          <table:table-cell table:formula="of:=[Global.G91]" office:value-type="float" office:value="-2" calcext:value-type="float">
            <text:p>-2</text:p>
          </table:table-cell>
          <table:table-cell table:formula="of:=[RA.I91]" office:value-type="float" office:value="4" calcext:value-type="float">
            <text:p>4</text:p>
          </table:table-cell>
          <table:table-cell table:formula="of:=[VNS.H91]" office:value-type="float" office:value="2" calcext:value-type="float">
            <text:p>2</text:p>
          </table:table-cell>
          <table:table-cell table:formula="of:=IF([.C91]&lt;0; IF([.C91]&lt;0; [.F91]-[.C91]; [.F91]+[.C91]); IF([.C91]&lt;0; [.F91]-[.C91]; [.F91]+[.C91]))" office:value-type="float" office:value="6" calcext:value-type="float">
            <text:p>6</text:p>
          </table:table-cell>
          <table:table-cell table:formula="of:=[.F91]-[.C91]" office:value-type="float" office:value="2" calcext:value-type="float">
            <text:p>2</text:p>
          </table:table-cell>
          <table:table-cell table:formula="of:=[.G91]-[.C91]" office:value-type="float" office:value="0" calcext:value-type="float">
            <text:p>0</text:p>
          </table:table-cell>
          <table:table-cell table:formula="of:=IF([.G91]&lt;[.C91];&quot;*&quot;;&quot;&quot;)">
            <text:p/>
          </table:table-cell>
          <table:table-cell table:formula="of:=IF([.I91]=[.J91]; &quot;IGUAL&quot;; IF([.I91]&lt;[.J91]; &quot;RA&quot;; &quot;VNS&quot;))" office:value-type="string" office:string-value="VNS" calcext:value-type="string">
            <text:p>VNS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formula="of:=[.Q90]" office:value-type="float" office:value="5.03567662" calcext:value-type="float">
            <text:p>5,04</text:p>
          </table:table-cell>
          <table:table-cell table:formula="of:=([.I91]-[.Q91])*([.I91]-[.Q91])" office:value-type="float" office:value="9.21533254121463" calcext:value-type="float">
            <text:p>9,215</text:p>
          </table:table-cell>
          <table:table-cell table:formula="of:=[.S90]" office:value-type="float" office:value="3.77567662" calcext:value-type="float">
            <text:p>3,78</text:p>
          </table:table-cell>
          <table:table-cell table:formula="of:=([.J91]-[.S91])*([.J91]-[.S91])" office:value-type="float" office:value="14.2557339388146" calcext:value-type="float">
            <text:p>14,256</text:p>
          </table:table-cell>
          <table:table-cell table:number-columns-repeated="5"/>
          <table:table-cell table:formula="of:=[Global.A91]" office:value-type="float" office:value="516" calcext:value-type="float">
            <text:p>516</text:p>
          </table:table-cell>
          <table:table-cell table:formula="of:=[Global.B91]" office:value-type="float" office:value="2" calcext:value-type="float">
            <text:p>2</text:p>
          </table:table-cell>
          <table:table-cell table:formula="of:=[.Z91]+[.AA91]" office:value-type="float" office:value="518" calcext:value-type="float">
            <text:p>518</text:p>
          </table:table-cell>
          <table:table-cell table:formula="of:=[.Z91]*100/[.AB91]" office:value-type="float" office:value="99.6138996138996" calcext:value-type="float">
            <text:p>99,61</text:p>
          </table:table-cell>
          <table:table-cell table:number-columns-repeated="995"/>
        </table:table-row>
        <table:table-row table:style-name="ro1">
          <table:table-cell table:formula="of:=[Global.C92]" office:value-type="string" office:string-value="rand-4-50-50-10-1.dssp" calcext:value-type="string">
            <text:p>rand-4-50-50-10-1.dssp</text:p>
          </table:table-cell>
          <table:table-cell table:formula="of:=[Global.D92]" office:value-type="float" office:value="100341" calcext:value-type="float">
            <text:p>100341</text:p>
          </table:table-cell>
          <table:table-cell table:formula="of:=[Global.E92]" office:value-type="float" office:value="2" calcext:value-type="float">
            <text:p>2</text:p>
          </table:table-cell>
          <table:table-cell table:formula="of:=[Global.F92]" office:value-type="float" office:value="2" calcext:value-type="float">
            <text:p>2</text:p>
          </table:table-cell>
          <table:table-cell table:formula="of:=[Global.G92]" office:value-type="float" office:value="-5.333333" calcext:value-type="float">
            <text:p>-5,33</text:p>
          </table:table-cell>
          <table:table-cell table:formula="of:=[RA.I92]" office:value-type="float" office:value="4" calcext:value-type="float">
            <text:p>4</text:p>
          </table:table-cell>
          <table:table-cell table:formula="of:=[VNS.H92]" office:value-type="float" office:value="2" calcext:value-type="float">
            <text:p>2</text:p>
          </table:table-cell>
          <table:table-cell table:formula="of:=IF([.C92]&lt;0; IF([.C92]&lt;0; [.F92]-[.C92]; [.F92]+[.C92]); IF([.C92]&lt;0; [.F92]-[.C92]; [.F92]+[.C92]))" office:value-type="float" office:value="6" calcext:value-type="float">
            <text:p>6</text:p>
          </table:table-cell>
          <table:table-cell table:formula="of:=[.F92]-[.C92]" office:value-type="float" office:value="2" calcext:value-type="float">
            <text:p>2</text:p>
          </table:table-cell>
          <table:table-cell table:formula="of:=[.G92]-[.C92]" office:value-type="float" office:value="0" calcext:value-type="float">
            <text:p>0</text:p>
          </table:table-cell>
          <table:table-cell table:formula="of:=IF([.G92]&lt;[.C92];&quot;*&quot;;&quot;&quot;)">
            <text:p/>
          </table:table-cell>
          <table:table-cell table:formula="of:=IF([.I92]=[.J92]; &quot;IGUAL&quot;; IF([.I92]&lt;[.J92]; &quot;RA&quot;; &quot;VNS&quot;))" office:value-type="string" office:string-value="VNS" calcext:value-type="string">
            <text:p>VNS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formula="of:=[.Q91]" office:value-type="float" office:value="5.03567662" calcext:value-type="float">
            <text:p>5,04</text:p>
          </table:table-cell>
          <table:table-cell table:formula="of:=([.I92]-[.Q92])*([.I92]-[.Q92])" office:value-type="float" office:value="9.21533254121463" calcext:value-type="float">
            <text:p>9,215</text:p>
          </table:table-cell>
          <table:table-cell table:formula="of:=[.S91]" office:value-type="float" office:value="3.77567662" calcext:value-type="float">
            <text:p>3,78</text:p>
          </table:table-cell>
          <table:table-cell table:formula="of:=([.J92]-[.S92])*([.J92]-[.S92])" office:value-type="float" office:value="14.2557339388146" calcext:value-type="float">
            <text:p>14,256</text:p>
          </table:table-cell>
          <table:table-cell table:number-columns-repeated="5"/>
          <table:table-cell table:formula="of:=[Global.A92]" office:value-type="float" office:value="183" calcext:value-type="float">
            <text:p>183</text:p>
          </table:table-cell>
          <table:table-cell table:formula="of:=[Global.B92]" office:value-type="float" office:value="1" calcext:value-type="float">
            <text:p>1</text:p>
          </table:table-cell>
          <table:table-cell table:formula="of:=[.Z92]+[.AA92]" office:value-type="float" office:value="184" calcext:value-type="float">
            <text:p>184</text:p>
          </table:table-cell>
          <table:table-cell table:formula="of:=[.Z92]*100/[.AB92]" office:value-type="float" office:value="99.4565217391304" calcext:value-type="float">
            <text:p>99,46</text:p>
          </table:table-cell>
          <table:table-cell table:number-columns-repeated="995"/>
        </table:table-row>
        <table:table-row table:style-name="ro1">
          <table:table-cell table:formula="of:=[Global.C93]" office:value-type="string" office:string-value="rand-4-50-50-10-2.dssp" calcext:value-type="string">
            <text:p>rand-4-50-50-10-2.dssp</text:p>
          </table:table-cell>
          <table:table-cell table:formula="of:=[Global.D93]" office:value-type="float" office:value="4141" calcext:value-type="float">
            <text:p>4141</text:p>
          </table:table-cell>
          <table:table-cell table:formula="of:=[Global.E93]" office:value-type="float" office:value="1" calcext:value-type="float">
            <text:p>1</text:p>
          </table:table-cell>
          <table:table-cell table:formula="of:=[Global.F93]" office:value-type="float" office:value="1" calcext:value-type="float">
            <text:p>1</text:p>
          </table:table-cell>
          <table:table-cell table:formula="of:=[Global.G93]" office:value-type="float" office:value="-5.333333" calcext:value-type="float">
            <text:p>-5,33</text:p>
          </table:table-cell>
          <table:table-cell table:formula="of:=[RA.I93]" office:value-type="float" office:value="4" calcext:value-type="float">
            <text:p>4</text:p>
          </table:table-cell>
          <table:table-cell table:formula="of:=[VNS.H93]" office:value-type="float" office:value="2" calcext:value-type="float">
            <text:p>2</text:p>
          </table:table-cell>
          <table:table-cell table:formula="of:=IF([.C93]&lt;0; IF([.C93]&lt;0; [.F93]-[.C93]; [.F93]+[.C93]); IF([.C93]&lt;0; [.F93]-[.C93]; [.F93]+[.C93]))" office:value-type="float" office:value="5" calcext:value-type="float">
            <text:p>5</text:p>
          </table:table-cell>
          <table:table-cell table:formula="of:=[.F93]-[.C93]" office:value-type="float" office:value="3" calcext:value-type="float">
            <text:p>3</text:p>
          </table:table-cell>
          <table:table-cell table:formula="of:=[.G93]-[.C93]" office:value-type="float" office:value="1" calcext:value-type="float">
            <text:p>1</text:p>
          </table:table-cell>
          <table:table-cell table:formula="of:=IF([.G93]&lt;[.C93];&quot;*&quot;;&quot;&quot;)">
            <text:p/>
          </table:table-cell>
          <table:table-cell table:formula="of:=IF([.I93]=[.J93]; &quot;IGUAL&quot;; IF([.I93]&lt;[.J93]; &quot;RA&quot;; &quot;VNS&quot;))" office:value-type="string" office:string-value="VNS" calcext:value-type="string">
            <text:p>VNS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table:formula="of:=[.Q92]" office:value-type="float" office:value="5.03567662" calcext:value-type="float">
            <text:p>5,04</text:p>
          </table:table-cell>
          <table:table-cell table:formula="of:=([.I93]-[.Q93])*([.I93]-[.Q93])" office:value-type="float" office:value="4.14397930121463" calcext:value-type="float">
            <text:p>4,144</text:p>
          </table:table-cell>
          <table:table-cell table:formula="of:=[.S92]" office:value-type="float" office:value="3.77567662" calcext:value-type="float">
            <text:p>3,78</text:p>
          </table:table-cell>
          <table:table-cell table:formula="of:=([.J93]-[.S93])*([.J93]-[.S93])" office:value-type="float" office:value="7.70438069881462" calcext:value-type="float">
            <text:p>7,704</text:p>
          </table:table-cell>
          <table:table-cell table:number-columns-repeated="5"/>
          <table:table-cell table:formula="of:=[Global.A93]" office:value-type="float" office:value="183" calcext:value-type="float">
            <text:p>183</text:p>
          </table:table-cell>
          <table:table-cell table:formula="of:=[Global.B93]" office:value-type="float" office:value="1" calcext:value-type="float">
            <text:p>1</text:p>
          </table:table-cell>
          <table:table-cell table:formula="of:=[.Z93]+[.AA93]" office:value-type="float" office:value="184" calcext:value-type="float">
            <text:p>184</text:p>
          </table:table-cell>
          <table:table-cell table:formula="of:=[.Z93]*100/[.AB93]" office:value-type="float" office:value="99.4565217391304" calcext:value-type="float">
            <text:p>99,46</text:p>
          </table:table-cell>
          <table:table-cell table:number-columns-repeated="995"/>
        </table:table-row>
        <table:table-row table:style-name="ro1">
          <table:table-cell table:formula="of:=[Global.C94]" office:value-type="string" office:string-value="rand-4-50-50-15-1.dssp" calcext:value-type="string">
            <text:p>rand-4-50-50-15-1.dssp</text:p>
          </table:table-cell>
          <table:table-cell table:formula="of:=[Global.D94]" office:value-type="float" office:value="2551790" calcext:value-type="float">
            <text:p>2551790</text:p>
          </table:table-cell>
          <table:table-cell table:formula="of:=[Global.E94]" office:value-type="float" office:value="0" calcext:value-type="float">
            <text:p>0</text:p>
          </table:table-cell>
          <table:table-cell table:formula="of:=[Global.F94]" office:value-type="float" office:value="3" calcext:value-type="float">
            <text:p>3</text:p>
          </table:table-cell>
          <table:table-cell table:formula="of:=[Global.G94]" office:value-type="float" office:value="-9" calcext:value-type="float">
            <text:p>-9</text:p>
          </table:table-cell>
          <table:table-cell table:formula="of:=[RA.I94]" office:value-type="float" office:value="5" calcext:value-type="float">
            <text:p>5</text:p>
          </table:table-cell>
          <table:table-cell table:formula="of:=[VNS.H94]" office:value-type="float" office:value="3" calcext:value-type="float">
            <text:p>3</text:p>
          </table:table-cell>
          <table:table-cell table:formula="of:=IF([.C94]&lt;0; IF([.C94]&lt;0; [.F94]-[.C94]; [.F94]+[.C94]); IF([.C94]&lt;0; [.F94]-[.C94]; [.F94]+[.C94]))" office:value-type="float" office:value="5" calcext:value-type="float">
            <text:p>5</text:p>
          </table:table-cell>
          <table:table-cell table:formula="of:=[.F94]-[.C94]" office:value-type="float" office:value="5" calcext:value-type="float">
            <text:p>5</text:p>
          </table:table-cell>
          <table:table-cell table:formula="of:=[.G94]-[.C94]" office:value-type="float" office:value="3" calcext:value-type="float">
            <text:p>3</text:p>
          </table:table-cell>
          <table:table-cell table:formula="of:=IF([.G94]&lt;[.C94];&quot;*&quot;;&quot;&quot;)">
            <text:p/>
          </table:table-cell>
          <table:table-cell table:formula="of:=IF([.I94]=[.J94]; &quot;IGUAL&quot;; IF([.I94]&lt;[.J94]; &quot;RA&quot;; &quot;VNS&quot;))" office:value-type="string" office:string-value="VNS" calcext:value-type="string">
            <text:p>VNS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table:formula="of:=[.Q93]" office:value-type="float" office:value="5.03567662" calcext:value-type="float">
            <text:p>5,04</text:p>
          </table:table-cell>
          <table:table-cell table:formula="of:=([.I94]-[.Q94])*([.I94]-[.Q94])" office:value-type="float" office:value="0.00127282121462442" calcext:value-type="float">
            <text:p>0,001</text:p>
          </table:table-cell>
          <table:table-cell table:formula="of:=[.S93]" office:value-type="float" office:value="3.77567662" calcext:value-type="float">
            <text:p>3,78</text:p>
          </table:table-cell>
          <table:table-cell table:formula="of:=([.J94]-[.S94])*([.J94]-[.S94])" office:value-type="float" office:value="0.601674218814624" calcext:value-type="float">
            <text:p>0,602</text:p>
          </table:table-cell>
          <table:table-cell table:number-columns-repeated="5"/>
          <table:table-cell table:formula="of:=[Global.A94]" office:value-type="float" office:value="248" calcext:value-type="float">
            <text:p>248</text:p>
          </table:table-cell>
          <table:table-cell table:formula="of:=[Global.B94]" office:value-type="float" office:value="2" calcext:value-type="float">
            <text:p>2</text:p>
          </table:table-cell>
          <table:table-cell table:formula="of:=[.Z94]+[.AA94]" office:value-type="float" office:value="250" calcext:value-type="float">
            <text:p>250</text:p>
          </table:table-cell>
          <table:table-cell table:formula="of:=[.Z94]*100/[.AB94]" office:value-type="float" office:value="99.2" calcext:value-type="float">
            <text:p>99,2</text:p>
          </table:table-cell>
          <table:table-cell table:number-columns-repeated="995"/>
        </table:table-row>
        <table:table-row table:style-name="ro1">
          <table:table-cell table:formula="of:=[Global.C95]" office:value-type="string" office:string-value="rand-4-50-50-15-2.dssp" calcext:value-type="string">
            <text:p>rand-4-50-50-15-2.dssp</text:p>
          </table:table-cell>
          <table:table-cell table:formula="of:=[Global.D95]" office:value-type="float" office:value="3816375" calcext:value-type="float">
            <text:p>3816375</text:p>
          </table:table-cell>
          <table:table-cell table:formula="of:=[Global.E95]" office:value-type="float" office:value="0.088248" calcext:value-type="float">
            <text:p>0,09</text:p>
          </table:table-cell>
          <table:table-cell table:formula="of:=[Global.F95]" office:value-type="float" office:value="2" calcext:value-type="float">
            <text:p>2</text:p>
          </table:table-cell>
          <table:table-cell table:formula="of:=[Global.G95]" office:value-type="float" office:value="-9" calcext:value-type="float">
            <text:p>-9</text:p>
          </table:table-cell>
          <table:table-cell table:formula="of:=[RA.I95]" office:value-type="float" office:value="5" calcext:value-type="float">
            <text:p>5</text:p>
          </table:table-cell>
          <table:table-cell table:formula="of:=[VNS.H95]" office:value-type="float" office:value="3" calcext:value-type="float">
            <text:p>3</text:p>
          </table:table-cell>
          <table:table-cell table:formula="of:=IF([.C95]&lt;0; IF([.C95]&lt;0; [.F95]-[.C95]; [.F95]+[.C95]); IF([.C95]&lt;0; [.F95]-[.C95]; [.F95]+[.C95]))" office:value-type="float" office:value="5.088248" calcext:value-type="float">
            <text:p>5,09</text:p>
          </table:table-cell>
          <table:table-cell table:formula="of:=[.F95]-[.C95]" office:value-type="float" office:value="4.911752" calcext:value-type="float">
            <text:p>4,91</text:p>
          </table:table-cell>
          <table:table-cell table:formula="of:=[.G95]-[.C95]" office:value-type="float" office:value="2.911752" calcext:value-type="float">
            <text:p>2,91</text:p>
          </table:table-cell>
          <table:table-cell table:formula="of:=IF([.G95]&lt;[.C95];&quot;*&quot;;&quot;&quot;)">
            <text:p/>
          </table:table-cell>
          <table:table-cell table:formula="of:=IF([.I95]=[.J95]; &quot;IGUAL&quot;; IF([.I95]&lt;[.J95]; &quot;RA&quot;; &quot;VNS&quot;))" office:value-type="string" office:string-value="VNS" calcext:value-type="string">
            <text:p>VNS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table:formula="of:=[.Q94]" office:value-type="float" office:value="5.03567662" calcext:value-type="float">
            <text:p>5,04</text:p>
          </table:table-cell>
          <table:table-cell table:formula="of:=([.I95]-[.Q95])*([.I95]-[.Q95])" office:value-type="float" office:value="0.0153573114421445" calcext:value-type="float">
            <text:p>0,015</text:p>
          </table:table-cell>
          <table:table-cell table:formula="of:=[.S94]" office:value-type="float" office:value="3.77567662" calcext:value-type="float">
            <text:p>3,78</text:p>
          </table:table-cell>
          <table:table-cell table:formula="of:=([.J95]-[.S95])*([.J95]-[.S95])" office:value-type="float" office:value="0.746365749042145" calcext:value-type="float">
            <text:p>0,746</text:p>
          </table:table-cell>
          <table:table-cell table:number-columns-repeated="5"/>
          <table:table-cell table:formula="of:=[Global.A95]" office:value-type="float" office:value="248" calcext:value-type="float">
            <text:p>248</text:p>
          </table:table-cell>
          <table:table-cell table:formula="of:=[Global.B95]" office:value-type="float" office:value="2" calcext:value-type="float">
            <text:p>2</text:p>
          </table:table-cell>
          <table:table-cell table:formula="of:=[.Z95]+[.AA95]" office:value-type="float" office:value="250" calcext:value-type="float">
            <text:p>250</text:p>
          </table:table-cell>
          <table:table-cell table:formula="of:=[.Z95]*100/[.AB95]" office:value-type="float" office:value="99.2" calcext:value-type="float">
            <text:p>99,2</text:p>
          </table:table-cell>
          <table:table-cell table:number-columns-repeated="995"/>
        </table:table-row>
        <table:table-row table:style-name="ro1">
          <table:table-cell table:formula="of:=[Global.C96]" office:value-type="string" office:string-value="rand-4-50-50-20-1.dssp" calcext:value-type="string">
            <text:p>rand-4-50-50-20-1.dssp</text:p>
          </table:table-cell>
          <table:table-cell table:formula="of:=[Global.D96]" office:value-type="float" office:value="2306618" calcext:value-type="float">
            <text:p>2306618</text:p>
          </table:table-cell>
          <table:table-cell table:formula="of:=[Global.E96]" office:value-type="float" office:value="-0.703818" calcext:value-type="float">
            <text:p>-0,7</text:p>
          </table:table-cell>
          <table:table-cell table:formula="of:=[Global.F96]" office:value-type="float" office:value="5" calcext:value-type="float">
            <text:p>5</text:p>
          </table:table-cell>
          <table:table-cell table:formula="of:=[Global.G96]" office:value-type="float" office:value="-12" calcext:value-type="float">
            <text:p>-12</text:p>
          </table:table-cell>
          <table:table-cell table:formula="of:=[RA.I96]" office:value-type="float" office:value="5" calcext:value-type="float">
            <text:p>5</text:p>
          </table:table-cell>
          <table:table-cell table:formula="of:=[VNS.H96]" office:value-type="float" office:value="3" calcext:value-type="float">
            <text:p>3</text:p>
          </table:table-cell>
          <table:table-cell table:formula="of:=IF([.C96]&lt;0; IF([.C96]&lt;0; [.F96]-[.C96]; [.F96]+[.C96]); IF([.C96]&lt;0; [.F96]-[.C96]; [.F96]+[.C96]))" office:value-type="float" office:value="5.703818" calcext:value-type="float">
            <text:p>5,7</text:p>
          </table:table-cell>
          <table:table-cell table:formula="of:=[.F96]-[.C96]" office:value-type="float" office:value="5.703818" calcext:value-type="float">
            <text:p>5,7</text:p>
          </table:table-cell>
          <table:table-cell table:formula="of:=[.G96]-[.C96]" office:value-type="float" office:value="3.703818" calcext:value-type="float">
            <text:p>3,7</text:p>
          </table:table-cell>
          <table:table-cell table:formula="of:=IF([.G96]&lt;[.C96];&quot;*&quot;;&quot;&quot;)">
            <text:p/>
          </table:table-cell>
          <table:table-cell table:formula="of:=IF([.I96]=[.J96]; &quot;IGUAL&quot;; IF([.I96]&lt;[.J96]; &quot;RA&quot;; &quot;VNS&quot;))" office:value-type="string" office:string-value="VNS" calcext:value-type="string">
            <text:p>VNS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formula="of:=[.Q95]" office:value-type="float" office:value="5.03567662" calcext:value-type="float">
            <text:p>5,04</text:p>
          </table:table-cell>
          <table:table-cell table:formula="of:=([.I96]-[.Q96])*([.I96]-[.Q96])" office:value-type="float" office:value="0.446412903668304" calcext:value-type="float">
            <text:p>0,446</text:p>
          </table:table-cell>
          <table:table-cell table:formula="of:=[.S95]" office:value-type="float" office:value="3.77567662" calcext:value-type="float">
            <text:p>3,78</text:p>
          </table:table-cell>
          <table:table-cell table:formula="of:=([.J96]-[.S96])*([.J96]-[.S96])" office:value-type="float" office:value="0.0051636612683044" calcext:value-type="float">
            <text:p>0,005</text:p>
          </table:table-cell>
          <table:table-cell table:number-columns-repeated="5"/>
          <table:table-cell table:formula="of:=[Global.A96]" office:value-type="float" office:value="264" calcext:value-type="float">
            <text:p>264</text:p>
          </table:table-cell>
          <table:table-cell table:formula="of:=[Global.B96]" office:value-type="float" office:value="52" calcext:value-type="float">
            <text:p>52</text:p>
          </table:table-cell>
          <table:table-cell table:formula="of:=[.Z96]+[.AA96]" office:value-type="float" office:value="316" calcext:value-type="float">
            <text:p>316</text:p>
          </table:table-cell>
          <table:table-cell table:formula="of:=[.Z96]*100/[.AB96]" office:value-type="float" office:value="83.5443037974684" calcext:value-type="float">
            <text:p>83,54</text:p>
          </table:table-cell>
          <table:table-cell table:number-columns-repeated="995"/>
        </table:table-row>
        <table:table-row table:style-name="ro1">
          <table:table-cell table:formula="of:=[Global.C97]" office:value-type="string" office:string-value="rand-4-50-50-20-2.dssp" calcext:value-type="string">
            <text:p>rand-4-50-50-20-2.dssp</text:p>
          </table:table-cell>
          <table:table-cell table:formula="of:=[Global.D97]" office:value-type="float" office:value="1891152" calcext:value-type="float">
            <text:p>1891152</text:p>
          </table:table-cell>
          <table:table-cell table:formula="of:=[Global.E97]" office:value-type="float" office:value="-1" calcext:value-type="float">
            <text:p>-1</text:p>
          </table:table-cell>
          <table:table-cell table:formula="of:=[Global.F97]" office:value-type="float" office:value="5" calcext:value-type="float">
            <text:p>5</text:p>
          </table:table-cell>
          <table:table-cell table:formula="of:=[Global.G97]" office:value-type="float" office:value="-12" calcext:value-type="float">
            <text:p>-12</text:p>
          </table:table-cell>
          <table:table-cell table:formula="of:=[RA.I97]" office:value-type="float" office:value="7" calcext:value-type="float">
            <text:p>7</text:p>
          </table:table-cell>
          <table:table-cell table:formula="of:=[VNS.H97]" office:value-type="float" office:value="3" calcext:value-type="float">
            <text:p>3</text:p>
          </table:table-cell>
          <table:table-cell table:formula="of:=IF([.C97]&lt;0; IF([.C97]&lt;0; [.F97]-[.C97]; [.F97]+[.C97]); IF([.C97]&lt;0; [.F97]-[.C97]; [.F97]+[.C97]))" office:value-type="float" office:value="8" calcext:value-type="float">
            <text:p>8</text:p>
          </table:table-cell>
          <table:table-cell table:formula="of:=[.F97]-[.C97]" office:value-type="float" office:value="8" calcext:value-type="float">
            <text:p>8</text:p>
          </table:table-cell>
          <table:table-cell table:formula="of:=[.G97]-[.C97]" office:value-type="float" office:value="4" calcext:value-type="float">
            <text:p>4</text:p>
          </table:table-cell>
          <table:table-cell table:formula="of:=IF([.G97]&lt;[.C97];&quot;*&quot;;&quot;&quot;)">
            <text:p/>
          </table:table-cell>
          <table:table-cell table:formula="of:=IF([.I97]=[.J97]; &quot;IGUAL&quot;; IF([.I97]&lt;[.J97]; &quot;RA&quot;; &quot;VNS&quot;))" office:value-type="string" office:string-value="VNS" calcext:value-type="string">
            <text:p>VNS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formula="of:=[.Q96]" office:value-type="float" office:value="5.03567662" calcext:value-type="float">
            <text:p>5,04</text:p>
          </table:table-cell>
          <table:table-cell table:formula="of:=([.I97]-[.Q97])*([.I97]-[.Q97])" office:value-type="float" office:value="8.78721310121462" calcext:value-type="float">
            <text:p>8,787</text:p>
          </table:table-cell>
          <table:table-cell table:formula="of:=[.S96]" office:value-type="float" office:value="3.77567662" calcext:value-type="float">
            <text:p>3,78</text:p>
          </table:table-cell>
          <table:table-cell table:formula="of:=([.J97]-[.S97])*([.J97]-[.S97])" office:value-type="float" office:value="0.0503209788146244" calcext:value-type="float">
            <text:p>0,050</text:p>
          </table:table-cell>
          <table:table-cell table:number-columns-repeated="5"/>
          <table:table-cell table:formula="of:=[Global.A97]" office:value-type="float" office:value="264" calcext:value-type="float">
            <text:p>264</text:p>
          </table:table-cell>
          <table:table-cell table:formula="of:=[Global.B97]" office:value-type="float" office:value="52" calcext:value-type="float">
            <text:p>52</text:p>
          </table:table-cell>
          <table:table-cell table:formula="of:=[.Z97]+[.AA97]" office:value-type="float" office:value="316" calcext:value-type="float">
            <text:p>316</text:p>
          </table:table-cell>
          <table:table-cell table:formula="of:=[.Z97]*100/[.AB97]" office:value-type="float" office:value="83.5443037974684" calcext:value-type="float">
            <text:p>83,54</text:p>
          </table:table-cell>
          <table:table-cell table:number-columns-repeated="995"/>
        </table:table-row>
        <table:table-row table:style-name="ro1">
          <table:table-cell table:formula="of:=[Global.C98]" office:value-type="string" office:string-value="rand-4-50-50-25-1.dssp" calcext:value-type="string">
            <text:p>rand-4-50-50-25-1.dssp</text:p>
          </table:table-cell>
          <table:table-cell table:formula="of:=[Global.D98]" office:value-type="float" office:value="1297313" calcext:value-type="float">
            <text:p>1297313</text:p>
          </table:table-cell>
          <table:table-cell table:formula="of:=[Global.E98]" office:value-type="float" office:value="-2.368785" calcext:value-type="float">
            <text:p>-2,37</text:p>
          </table:table-cell>
          <table:table-cell table:formula="of:=[Global.F98]" office:value-type="float" office:value="7" calcext:value-type="float">
            <text:p>7</text:p>
          </table:table-cell>
          <table:table-cell table:formula="of:=[Global.G98]" office:value-type="float" office:value="-15" calcext:value-type="float">
            <text:p>-15</text:p>
          </table:table-cell>
          <table:table-cell table:formula="of:=[RA.I98]" office:value-type="float" office:value="4" calcext:value-type="float">
            <text:p>4</text:p>
          </table:table-cell>
          <table:table-cell table:formula="of:=[VNS.H98]" office:value-type="float" office:value="3" calcext:value-type="float">
            <text:p>3</text:p>
          </table:table-cell>
          <table:table-cell table:formula="of:=IF([.C98]&lt;0; IF([.C98]&lt;0; [.F98]-[.C98]; [.F98]+[.C98]); IF([.C98]&lt;0; [.F98]-[.C98]; [.F98]+[.C98]))" office:value-type="float" office:value="6.368785" calcext:value-type="float">
            <text:p>6,37</text:p>
          </table:table-cell>
          <table:table-cell table:formula="of:=[.F98]-[.C98]" office:value-type="float" office:value="6.368785" calcext:value-type="float">
            <text:p>6,37</text:p>
          </table:table-cell>
          <table:table-cell table:formula="of:=[.G98]-[.C98]" office:value-type="float" office:value="5.368785" calcext:value-type="float">
            <text:p>5,37</text:p>
          </table:table-cell>
          <table:table-cell table:formula="of:=IF([.G98]&lt;[.C98];&quot;*&quot;;&quot;&quot;)">
            <text:p/>
          </table:table-cell>
          <table:table-cell table:formula="of:=IF([.I98]=[.J98]; &quot;IGUAL&quot;; IF([.I98]&lt;[.J98]; &quot;RA&quot;; &quot;VNS&quot;))" office:value-type="string" office:string-value="VNS" calcext:value-type="string">
            <text:p>VNS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table:formula="of:=[.Q97]" office:value-type="float" office:value="5.03567662" calcext:value-type="float">
            <text:p>5,04</text:p>
          </table:table-cell>
          <table:table-cell table:formula="of:=([.I98]-[.Q98])*([.I98]-[.Q98])" office:value-type="float" office:value="1.77717795282622" calcext:value-type="float">
            <text:p>1,777</text:p>
          </table:table-cell>
          <table:table-cell table:formula="of:=[.S97]" office:value-type="float" office:value="3.77567662" calcext:value-type="float">
            <text:p>3,78</text:p>
          </table:table-cell>
          <table:table-cell table:formula="of:=([.J98]-[.S98])*([.J98]-[.S98])" office:value-type="float" office:value="2.53799431042622" calcext:value-type="float">
            <text:p>2,538</text:p>
          </table:table-cell>
          <table:table-cell table:number-columns-repeated="5"/>
          <table:table-cell table:formula="of:=[Global.A98]" office:value-type="float" office:value="282" calcext:value-type="float">
            <text:p>282</text:p>
          </table:table-cell>
          <table:table-cell table:formula="of:=[Global.B98]" office:value-type="float" office:value="100" calcext:value-type="float">
            <text:p>100</text:p>
          </table:table-cell>
          <table:table-cell table:formula="of:=[.Z98]+[.AA98]" office:value-type="float" office:value="382" calcext:value-type="float">
            <text:p>382</text:p>
          </table:table-cell>
          <table:table-cell table:formula="of:=[.Z98]*100/[.AB98]" office:value-type="float" office:value="73.8219895287958" calcext:value-type="float">
            <text:p>73,82</text:p>
          </table:table-cell>
          <table:table-cell table:number-columns-repeated="995"/>
        </table:table-row>
        <table:table-row table:style-name="ro1">
          <table:table-cell table:formula="of:=[Global.C99]" office:value-type="string" office:string-value="rand-4-50-50-25-2.dssp" calcext:value-type="string">
            <text:p>rand-4-50-50-25-2.dssp</text:p>
          </table:table-cell>
          <table:table-cell table:formula="of:=[Global.D99]" office:value-type="float" office:value="2357668" calcext:value-type="float">
            <text:p>2357668</text:p>
          </table:table-cell>
          <table:table-cell table:formula="of:=[Global.E99]" office:value-type="float" office:value="-2" calcext:value-type="float">
            <text:p>-2</text:p>
          </table:table-cell>
          <table:table-cell table:formula="of:=[Global.F99]" office:value-type="float" office:value="6" calcext:value-type="float">
            <text:p>6</text:p>
          </table:table-cell>
          <table:table-cell table:formula="of:=[Global.G99]" office:value-type="float" office:value="-15.267602" calcext:value-type="float">
            <text:p>-15,27</text:p>
          </table:table-cell>
          <table:table-cell table:formula="of:=[RA.I99]" office:value-type="float" office:value="3" calcext:value-type="float">
            <text:p>3</text:p>
          </table:table-cell>
          <table:table-cell table:formula="of:=[VNS.H99]" office:value-type="float" office:value="3" calcext:value-type="float">
            <text:p>3</text:p>
          </table:table-cell>
          <table:table-cell table:formula="of:=IF([.C99]&lt;0; IF([.C99]&lt;0; [.F99]-[.C99]; [.F99]+[.C99]); IF([.C99]&lt;0; [.F99]-[.C99]; [.F99]+[.C99]))" office:value-type="float" office:value="5" calcext:value-type="float">
            <text:p>5</text:p>
          </table:table-cell>
          <table:table-cell table:formula="of:=[.F99]-[.C99]" office:value-type="float" office:value="5" calcext:value-type="float">
            <text:p>5</text:p>
          </table:table-cell>
          <table:table-cell table:formula="of:=[.G99]-[.C99]" office:value-type="float" office:value="5" calcext:value-type="float">
            <text:p>5</text:p>
          </table:table-cell>
          <table:table-cell table:formula="of:=IF([.G99]&lt;[.C99];&quot;*&quot;;&quot;&quot;)">
            <text:p/>
          </table:table-cell>
          <table:table-cell table:formula="of:=IF([.I99]=[.J99]; &quot;IGUAL&quot;; IF([.I99]&lt;[.J99]; &quot;RA&quot;; &quot;VNS&quot;))" office:value-type="string" office:string-value="IGUAL" calcext:value-type="string">
            <text:p>IGUAL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formula="of:=[.Q98]" office:value-type="float" office:value="5.03567662" calcext:value-type="float">
            <text:p>5,04</text:p>
          </table:table-cell>
          <table:table-cell table:formula="of:=([.I99]-[.Q99])*([.I99]-[.Q99])" office:value-type="float" office:value="0.00127282121462442" calcext:value-type="float">
            <text:p>0,001</text:p>
          </table:table-cell>
          <table:table-cell table:formula="of:=[.S98]" office:value-type="float" office:value="3.77567662" calcext:value-type="float">
            <text:p>3,78</text:p>
          </table:table-cell>
          <table:table-cell table:formula="of:=([.J99]-[.S99])*([.J99]-[.S99])" office:value-type="float" office:value="1.49896773881462" calcext:value-type="float">
            <text:p>1,499</text:p>
          </table:table-cell>
          <table:table-cell table:number-columns-repeated="5"/>
          <table:table-cell table:formula="of:=[Global.A99]" office:value-type="float" office:value="332" calcext:value-type="float">
            <text:p>332</text:p>
          </table:table-cell>
          <table:table-cell table:formula="of:=[Global.B99]" office:value-type="float" office:value="50" calcext:value-type="float">
            <text:p>50</text:p>
          </table:table-cell>
          <table:table-cell table:formula="of:=[.Z99]+[.AA99]" office:value-type="float" office:value="382" calcext:value-type="float">
            <text:p>382</text:p>
          </table:table-cell>
          <table:table-cell table:formula="of:=[.Z99]*100/[.AB99]" office:value-type="float" office:value="86.9109947643979" calcext:value-type="float">
            <text:p>86,91</text:p>
          </table:table-cell>
          <table:table-cell table:number-columns-repeated="995"/>
        </table:table-row>
        <table:table-row table:style-name="ro1">
          <table:table-cell table:formula="of:=[Global.C100]" office:value-type="string" office:string-value="rand-4-50-50-5-1.dssp" calcext:value-type="string">
            <text:p>rand-4-50-50-5-1.dssp</text:p>
          </table:table-cell>
          <table:table-cell table:formula="of:=[Global.D100]" office:value-type="float" office:value="2411" calcext:value-type="float">
            <text:p>2411</text:p>
          </table:table-cell>
          <table:table-cell table:formula="of:=[Global.E100]" office:value-type="float" office:value="2" calcext:value-type="float">
            <text:p>2</text:p>
          </table:table-cell>
          <table:table-cell table:formula="of:=[Global.F100]" office:value-type="float" office:value="2" calcext:value-type="float">
            <text:p>2</text:p>
          </table:table-cell>
          <table:table-cell table:formula="of:=[Global.G100]" office:value-type="float" office:value="-2" calcext:value-type="float">
            <text:p>-2</text:p>
          </table:table-cell>
          <table:table-cell table:formula="of:=[RA.I100]" office:value-type="float" office:value="4" calcext:value-type="float">
            <text:p>4</text:p>
          </table:table-cell>
          <table:table-cell table:formula="of:=[VNS.H100]" office:value-type="float" office:value="2" calcext:value-type="float">
            <text:p>2</text:p>
          </table:table-cell>
          <table:table-cell table:formula="of:=IF([.C100]&lt;0; IF([.C100]&lt;0; [.F100]-[.C100]; [.F100]+[.C100]); IF([.C100]&lt;0; [.F100]-[.C100]; [.F100]+[.C100]))" office:value-type="float" office:value="6" calcext:value-type="float">
            <text:p>6</text:p>
          </table:table-cell>
          <table:table-cell table:formula="of:=[.F100]-[.C100]" office:value-type="float" office:value="2" calcext:value-type="float">
            <text:p>2</text:p>
          </table:table-cell>
          <table:table-cell table:formula="of:=[.G100]-[.C100]" office:value-type="float" office:value="0" calcext:value-type="float">
            <text:p>0</text:p>
          </table:table-cell>
          <table:table-cell table:formula="of:=IF([.G100]&lt;[.C100];&quot;*&quot;;&quot;&quot;)">
            <text:p/>
          </table:table-cell>
          <table:table-cell table:formula="of:=IF([.I100]=[.J100]; &quot;IGUAL&quot;; IF([.I100]&lt;[.J100]; &quot;RA&quot;; &quot;VNS&quot;))" office:value-type="string" office:string-value="VNS" calcext:value-type="string">
            <text:p>VNS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table:formula="of:=[.Q99]" office:value-type="float" office:value="5.03567662" calcext:value-type="float">
            <text:p>5,04</text:p>
          </table:table-cell>
          <table:table-cell table:formula="of:=([.I100]-[.Q100])*([.I100]-[.Q100])" office:value-type="float" office:value="9.21533254121463" calcext:value-type="float">
            <text:p>9,215</text:p>
          </table:table-cell>
          <table:table-cell table:formula="of:=[.S99]" office:value-type="float" office:value="3.77567662" calcext:value-type="float">
            <text:p>3,78</text:p>
          </table:table-cell>
          <table:table-cell table:formula="of:=([.J100]-[.S100])*([.J100]-[.S100])" office:value-type="float" office:value="14.2557339388146" calcext:value-type="float">
            <text:p>14,256</text:p>
          </table:table-cell>
          <table:table-cell table:number-columns-repeated="5"/>
          <table:table-cell table:formula="of:=[Global.A100]" office:value-type="float" office:value="116" calcext:value-type="float">
            <text:p>116</text:p>
          </table:table-cell>
          <table:table-cell table:formula="of:=[Global.B100]" office:value-type="float" office:value="2" calcext:value-type="float">
            <text:p>2</text:p>
          </table:table-cell>
          <table:table-cell table:formula="of:=[.Z100]+[.AA100]" office:value-type="float" office:value="118" calcext:value-type="float">
            <text:p>118</text:p>
          </table:table-cell>
          <table:table-cell table:formula="of:=[.Z100]*100/[.AB100]" office:value-type="float" office:value="98.3050847457627" calcext:value-type="float">
            <text:p>98,31</text:p>
          </table:table-cell>
          <table:table-cell table:number-columns-repeated="995"/>
        </table:table-row>
        <table:table-row table:style-name="ro1">
          <table:table-cell table:formula="of:=[Global.C101]" office:value-type="string" office:string-value="rand-4-50-50-5-2.dssp" calcext:value-type="string">
            <text:p>rand-4-50-50-5-2.dssp</text:p>
          </table:table-cell>
          <table:table-cell table:formula="of:=[Global.D101]" office:value-type="float" office:value="1845" calcext:value-type="float">
            <text:p>1845</text:p>
          </table:table-cell>
          <table:table-cell table:formula="of:=[Global.E101]" office:value-type="float" office:value="2" calcext:value-type="float">
            <text:p>2</text:p>
          </table:table-cell>
          <table:table-cell table:formula="of:=[Global.F101]" office:value-type="float" office:value="2" calcext:value-type="float">
            <text:p>2</text:p>
          </table:table-cell>
          <table:table-cell table:formula="of:=[Global.G101]" office:value-type="float" office:value="-2" calcext:value-type="float">
            <text:p>-2</text:p>
          </table:table-cell>
          <table:table-cell table:formula="of:=[RA.I101]" office:value-type="float" office:value="3" calcext:value-type="float">
            <text:p>3</text:p>
          </table:table-cell>
          <table:table-cell table:formula="of:=[VNS.H101]" office:value-type="float" office:value="2" calcext:value-type="float">
            <text:p>2</text:p>
          </table:table-cell>
          <table:table-cell table:formula="of:=IF([.C101]&lt;0; IF([.C101]&lt;0; [.F101]-[.C101]; [.F101]+[.C101]); IF([.C101]&lt;0; [.F101]-[.C101]; [.F101]+[.C101]))" office:value-type="float" office:value="5" calcext:value-type="float">
            <text:p>5</text:p>
          </table:table-cell>
          <table:table-cell table:formula="of:=[.F101]-[.C101]" office:value-type="float" office:value="1" calcext:value-type="float">
            <text:p>1</text:p>
          </table:table-cell>
          <table:table-cell table:formula="of:=[.G101]-[.C101]" office:value-type="float" office:value="0" calcext:value-type="float">
            <text:p>0</text:p>
          </table:table-cell>
          <table:table-cell table:formula="of:=IF([.G101]&lt;[.C101];&quot;*&quot;;&quot;&quot;)">
            <text:p/>
          </table:table-cell>
          <table:table-cell table:formula="of:=IF([.I101]=[.J101]; &quot;IGUAL&quot;; IF([.I101]&lt;[.J101]; &quot;RA&quot;; &quot;VNS&quot;))" office:value-type="string" office:string-value="VNS" calcext:value-type="string">
            <text:p>VNS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Q100]" office:value-type="float" office:value="5.03567662" calcext:value-type="float">
            <text:p>5,04</text:p>
          </table:table-cell>
          <table:table-cell table:formula="of:=([.I101]-[.Q101])*([.I101]-[.Q101])" office:value-type="float" office:value="16.2866857812146" calcext:value-type="float">
            <text:p>16,287</text:p>
          </table:table-cell>
          <table:table-cell table:formula="of:=[.S100]" office:value-type="float" office:value="3.77567662" calcext:value-type="float">
            <text:p>3,78</text:p>
          </table:table-cell>
          <table:table-cell table:formula="of:=([.J101]-[.S101])*([.J101]-[.S101])" office:value-type="float" office:value="14.2557339388146" calcext:value-type="float">
            <text:p>14,256</text:p>
          </table:table-cell>
          <table:table-cell table:number-columns-repeated="5"/>
          <table:table-cell table:formula="of:=[Global.A101]" office:value-type="float" office:value="116" calcext:value-type="float">
            <text:p>116</text:p>
          </table:table-cell>
          <table:table-cell table:formula="of:=[Global.B101]" office:value-type="float" office:value="2" calcext:value-type="float">
            <text:p>2</text:p>
          </table:table-cell>
          <table:table-cell table:formula="of:=[.Z101]+[.AA101]" office:value-type="float" office:value="118" calcext:value-type="float">
            <text:p>118</text:p>
          </table:table-cell>
          <table:table-cell table:formula="of:=[.Z101]*100/[.AB101]" office:value-type="float" office:value="98.3050847457627" calcext:value-type="float">
            <text:p>98,31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2:01:16.966431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9M48S</meta:editing-duration>
    <meta:editing-cycles>29</meta:editing-cycles>
    <meta:generator>LibreOffice/5.3.1.2$Linux_X86_64 LibreOffice_project/30m0$Build-2</meta:generator>
    <dc:date>2017-09-27T12:04:19.506740112</dc:date>
    <meta:document-statistic meta:table-count="6" meta:cell-count="6193" meta:object-count="0"/>
    <meta:user-defined meta:name="Info 1"/>
    <meta:user-defined meta:name="Info 2"/>
    <meta:user-defined meta:name="Info 3"/>
    <meta:user-defined meta:name="Info 4"/>
  </office:meta>
</office:document-meta>
</file>